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 UI" svg:font-family="'Meiryo UI'" style:font-adornments="標準" style:font-family-generic="modern" style:font-pitch="variable"/>
    <style:font-face style:name="Noto Sans JP" svg:font-family="'Noto Sans JP'" style:font-family-generic="modern" style:font-pitch="variable"/>
    <style:font-face style:name="Noto Sans JP1" svg:font-family="'Noto Sans JP'" style:font-adornments="太字" style:font-family-generic="modern" style:font-pitch="variable"/>
    <style:font-face style:name="Noto Sans JP2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88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416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0.953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1.688cm"/>
    </style:style>
    <style:style style:name="co20" style:family="table-column">
      <style:table-column-properties fo:break-before="auto" style:column-width="1.088cm"/>
    </style:style>
    <style:style style:name="co21" style:family="table-column">
      <style:table-column-properties fo:break-before="auto" style:column-width="1.607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016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125cm"/>
    </style:style>
    <style:style style:name="co27" style:family="table-column">
      <style:table-column-properties fo:break-before="auto" style:column-width="1.7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0">
      <style:table-cell-properties style:text-align-source="fix" style:repeat-content="false" fo:border="0.74pt solid #e0e0e0"/>
      <style:paragraph-properties fo:text-align="center" fo:margin-left="0cm"/>
      <style:text-properties style:font-name="Noto Sans JP" fo:font-weight="normal" style:font-name-asian="Noto Sans JP" style:font-weight-asian="normal" style:font-weight-complex="normal"/>
    </style:style>
    <style:style style:name="ce132" style:family="table-cell" style:parent-style-name="Default" style:data-style-name="N0">
      <style:text-properties style:font-name="Noto Sans JP" style:font-name-asian="Noto Sans JP"/>
    </style:style>
    <style:style style:name="ce173" style:family="table-cell" style:parent-style-name="Default" style:data-style-name="N0">
      <style:table-cell-properties fo:border="0.74pt solid #e0e0e0"/>
      <style:text-properties style:font-name="Noto Sans JP" style:font-name-asian="Noto Sans JP"/>
    </style:style>
    <style:style style:name="ce4" style:family="table-cell" style:parent-style-name="Default">
      <style:table-cell-properties style:text-align-source="fix" style:repeat-content="false" fo:border="0.74pt solid #e0e0e0"/>
      <style:paragraph-properties fo:text-align="center" fo:margin-left="0cm"/>
      <style:text-properties style:font-name="Noto Sans JP" fo:font-weight="normal" style:font-name-asian="Noto Sans JP" style:font-weight-asian="normal" style:font-weight-complex="normal"/>
    </style:style>
    <style:style style:name="ce7" style:family="table-cell" style:parent-style-name="Default">
      <style:text-properties style:font-name="Noto Sans JP" style:font-name-asian="Noto Sans JP"/>
    </style:style>
    <style:style style:name="ce8" style:family="table-cell" style:parent-style-name="Default">
      <style:table-cell-properties style:text-align-source="fix" style:repeat-content="false" fo:border="0.74pt solid #e0e0e0"/>
      <style:paragraph-properties fo:text-align="center" fo:margin-left="0cm"/>
      <style:text-properties style:font-name="Noto Sans JP" style:font-name-asian="Noto Sans JP"/>
    </style:style>
    <style:style style:name="ce9" style:family="table-cell" style:parent-style-name="Default">
      <style:table-cell-properties fo:border="0.74pt solid #e0e0e0"/>
      <style:text-properties style:font-name="Noto Sans JP" style:font-name-asian="Noto Sans JP"/>
    </style:style>
    <style:style style:name="ce11" style:family="table-cell" style:parent-style-name="Default" style:data-style-name="N3">
      <style:table-cell-properties style:text-align-source="fix" style:repeat-content="false" fo:border="0.74pt solid #e0e0e0"/>
      <style:paragraph-properties fo:text-align="center" fo:margin-left="0cm"/>
      <style:text-properties style:font-name="Noto Sans JP" fo:font-weight="normal" style:font-name-asian="Noto Sans JP" style:font-weight-asian="normal" style:font-weight-complex="normal"/>
    </style:style>
    <style:style style:name="ce12" style:family="table-cell" style:parent-style-name="Default" style:data-style-name="N3">
      <style:table-cell-properties fo:border="0.74pt solid #e0e0e0"/>
      <style:text-properties style:font-name="Noto Sans JP" style:font-name-asian="Noto Sans JP"/>
    </style:style>
    <style:style style:name="ce13" style:family="table-cell" style:parent-style-name="Default" style:data-style-name="N3">
      <style:table-cell-properties style:text-align-source="fix" style:repeat-content="false" fo:border="0.74pt solid #e0e0e0"/>
      <style:paragraph-properties fo:text-align="end" fo:margin-left="0cm"/>
      <style:text-properties style:font-name="Noto Sans JP" style:font-name-asian="Noto Sans JP"/>
    </style:style>
    <style:style style:name="ce19" style:family="table-cell" style:parent-style-name="Default" style:data-style-name="N11">
      <style:table-cell-properties fo:background-color="#fffde7" style:text-align-source="fix" style:repeat-content="false" fo:border="0.74pt solid #e0e0e0"/>
      <style:paragraph-properties fo:text-align="center" fo:margin-left="0cm"/>
      <style:text-properties style:font-name="Noto Sans JP" fo:font-weight="normal" style:font-name-asian="Noto Sans JP" style:font-weight-asian="normal" style:font-weight-complex="normal"/>
    </style:style>
    <style:style style:name="ce15" style:family="table-cell" style:parent-style-name="Default" style:data-style-name="N11">
      <style:table-cell-properties fo:background-color="#fffde7" style:text-align-source="fix" style:repeat-content="false" fo:border="0.74pt solid #e0e0e0"/>
      <style:paragraph-properties fo:text-align="end" fo:margin-left="0cm"/>
      <style:text-properties style:font-name="Noto Sans JP" style:font-name-asian="Noto Sans JP"/>
    </style:style>
    <style:style style:name="ce21" style:family="table-cell" style:parent-style-name="Default" style:data-style-name="N3">
      <style:table-cell-properties fo:background-color="#fffde7" style:text-align-source="fix" style:repeat-content="false" fo:border="0.74pt solid #e0e0e0"/>
      <style:paragraph-properties fo:text-align="center" fo:margin-left="0cm"/>
      <style:text-properties style:font-name="Noto Sans JP" fo:font-weight="normal" style:font-name-asian="Noto Sans JP" style:font-weight-asian="normal" style:font-weight-complex="normal"/>
    </style:style>
    <style:style style:name="ce17" style:family="table-cell" style:parent-style-name="Default" style:data-style-name="N3">
      <style:table-cell-properties fo:background-color="#fffde7" fo:border="0.74pt solid #e0e0e0"/>
      <style:text-properties style:font-name="Noto Sans JP" style:font-name-asian="Noto Sans JP"/>
    </style:style>
    <style:style style:name="ce23" style:family="table-cell" style:parent-style-name="Default">
      <style:table-cell-properties fo:background-color="#fffde7" style:text-align-source="fix" style:repeat-content="false" fo:border="0.74pt solid #e0e0e0"/>
      <style:paragraph-properties fo:text-align="center" fo:margin-left="0cm"/>
      <style:text-properties style:font-name="Noto Sans JP" fo:font-weight="normal" style:font-name-asian="Noto Sans JP" style:font-weight-asian="normal" style:font-weight-complex="normal"/>
    </style:style>
    <style:style style:name="ce18" style:family="table-cell" style:parent-style-name="Default">
      <style:table-cell-properties fo:background-color="#fffde7" style:text-align-source="fix" style:repeat-content="false" fo:border="0.74pt solid #e0e0e0"/>
      <style:paragraph-properties fo:text-align="end" fo:margin-left="0cm"/>
      <style:text-properties style:font-name="Noto Sans JP" style:font-name-asian="Noto Sans JP"/>
    </style:style>
    <style:style style:name="ce42" style:family="table-cell" style:parent-style-name="Default">
      <style:table-cell-properties style:text-align-source="value-type" style:repeat-content="false" fo:wrap-option="no-wrap" fo:border="0.74pt solid #bdbdbd" style:vertical-align="automatic"/>
      <style:paragraph-properties fo:margin-left="0cm"/>
      <style:text-properties style:use-window-font-color="true" style:text-outline="false" style:text-line-through-style="none" style:text-line-through-type="none" style:font-name="Noto Sans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34" style:family="table-cell" style:parent-style-name="Default">
      <style:table-cell-properties style:text-align-source="value-type" style:repeat-content="false" fo:wrap-option="no-wrap" fo:border="0.74pt solid #bdbdbd" style:vertical-align="automatic"/>
      <style:paragraph-properties fo:margin-left="0cm"/>
      <style:text-properties style:font-name="Noto Sans JP" style:font-name-asian="Noto Sans JP"/>
    </style:style>
    <style:style style:name="ce44" style:family="table-cell" style:parent-style-name="Default">
      <style:table-cell-properties style:text-align-source="fix" style:repeat-content="false" fo:wrap-option="no-wrap" fo:border="0.74pt solid #bdbdbd" style:vertical-align="automatic"/>
      <style:paragraph-properties fo:text-align="end" fo:margin-left="0cm"/>
      <style:text-properties fo:color="#bdbdbd" style:font-name="Noto Sans JP" style:font-name-asian="Noto Sans JP"/>
    </style:style>
    <style:style style:name="ce45" style:family="table-cell" style:parent-style-name="Default">
      <style:table-cell-properties style:text-align-source="fix" style:repeat-content="false" fo:wrap-option="no-wrap" fo:border="0.74pt solid #bdbdbd" style:vertical-align="automatic"/>
      <style:paragraph-properties fo:text-align="end" fo:margin-left="0cm"/>
      <style:text-properties style:font-name="Noto Sans JP" style:font-name-asian="Noto Sans JP"/>
    </style:style>
    <style:style style:name="ce36" style:family="table-cell" style:parent-style-name="Default">
      <style:table-cell-properties style:text-align-source="value-type" style:repeat-content="false" fo:border="0.74pt solid #bdbdbd"/>
      <style:paragraph-properties fo:margin-left="0cm"/>
      <style:text-properties style:font-name="Noto Sans JP" style:font-name-asian="Noto Sans JP"/>
    </style:style>
    <style:style style:name="ce56" style:family="table-cell" style:parent-style-name="Default">
      <style:table-cell-properties fo:border="0.74pt solid #bdbdbd"/>
    </style:style>
    <style:style style:name="ce57" style:family="table-cell" style:parent-style-name="Default">
      <style:table-cell-properties fo:border="0.74pt solid #bdbdbd"/>
      <style:text-properties style:font-name="Noto Sans JP" style:font-name-asian="Noto Sans JP"/>
    </style:style>
    <style:style style:name="ce33" style:family="table-cell" style:parent-style-name="Default" style:data-style-name="N124">
      <style:table-cell-properties style:text-align-source="fix" style:repeat-content="false" fo:wrap-option="no-wrap" fo:border="0.74pt solid #bdbdbd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Noto Sans JP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ebee"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120" style:family="table-cell" style:parent-style-name="Default">
      <style:table-cell-properties fo:background-color="#ffebee" fo:border="0.74pt solid #bdbdbd"/>
      <style:text-properties style:font-name="Noto Sans JP" style:font-name-asian="Noto Sans JP"/>
    </style:style>
    <style:style style:name="ce121" style:family="table-cell" style:parent-style-name="Default" style:data-style-name="N121">
      <style:table-cell-properties fo:background-color="#ffebee"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124" style:family="table-cell" style:parent-style-name="Default" style:data-style-name="N121">
      <style:table-cell-properties fo:background-color="#ffebee" fo:border="0.74pt solid #bdbdbd"/>
      <style:text-properties style:font-name="Noto Sans JP" style:font-name-asian="Noto Sans JP"/>
    </style:style>
    <style:style style:name="ce125" style:family="table-cell" style:parent-style-name="Default">
      <style:table-cell-properties fo:background-color="#ffebee" style:text-align-source="value-type" style:repeat-content="false" fo:wrap-option="no-wrap" fo:border="0.74pt solid #bdbdbd" style:vertical-align="automatic"/>
      <style:paragraph-properties fo:margin-left="0cm"/>
      <style:text-properties style:font-name="Noto Sans JP" style:font-name-asian="Noto Sans JP"/>
    </style:style>
    <style:style style:name="ce126" style:family="table-cell" style:parent-style-name="Default">
      <style:table-cell-properties fo:background-color="#e8f5e9" style:text-align-source="value-type" style:repeat-content="false" fo:wrap-option="no-wrap" fo:border="0.74pt solid #bdbdbd" style:vertical-align="automatic"/>
      <style:paragraph-properties fo:margin-left="0cm"/>
      <style:text-properties style:font-name="Noto Sans JP" style:font-name-asian="Noto Sans JP"/>
    </style:style>
    <style:style style:name="ce129" style:family="table-cell" style:parent-style-name="Default">
      <style:table-cell-properties fo:background-color="#e8f5e9" fo:border="0.74pt solid #bdbdbd"/>
      <style:text-properties style:font-name="Noto Sans JP" style:font-name-asian="Noto Sans JP"/>
    </style:style>
    <style:style style:name="ce130" style:family="table-cell" style:parent-style-name="Default" style:data-style-name="N121">
      <style:table-cell-properties fo:background-color="#e8f5e9"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131" style:family="table-cell" style:parent-style-name="Default" style:data-style-name="N121">
      <style:table-cell-properties fo:background-color="#e8f5e9" fo:border="0.74pt solid #bdbdbd"/>
      <style:text-properties style:font-name="Noto Sans JP" style:font-name-asian="Noto Sans JP"/>
    </style:style>
    <style:style style:name="ce146" style:family="table-cell" style:parent-style-name="Default">
      <style:table-cell-properties fo:background-color="#e3f2fd" style:text-align-source="value-type" style:repeat-content="false" fo:wrap-option="no-wrap" fo:border="0.74pt solid #bdbdbd" style:vertical-align="automatic"/>
      <style:paragraph-properties fo:margin-left="0cm"/>
      <style:text-properties style:font-name="Noto Sans JP" style:font-name-asian="Noto Sans JP"/>
    </style:style>
    <style:style style:name="ce151" style:family="table-cell" style:parent-style-name="Default">
      <style:table-cell-properties fo:background-color="#e3f2fd" fo:border="0.74pt solid #bdbdbd"/>
      <style:text-properties style:font-name="Noto Sans JP" style:font-name-asian="Noto Sans JP"/>
    </style:style>
    <style:style style:name="ce153" style:family="table-cell" style:parent-style-name="Default" style:data-style-name="N121">
      <style:table-cell-properties fo:background-color="#e3f2fd"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156" style:family="table-cell" style:parent-style-name="Default" style:data-style-name="N121">
      <style:table-cell-properties fo:background-color="#e3f2fd" fo:border="0.74pt solid #bdbdbd"/>
      <style:text-properties style:font-name="Noto Sans JP" style:font-name-asian="Noto Sans JP"/>
    </style:style>
    <style:style style:name="ce161" style:family="table-cell" style:parent-style-name="Default">
      <style:table-cell-properties fo:background-color="#f3e5f5" style:text-align-source="value-type" style:repeat-content="false" fo:wrap-option="no-wrap" fo:border="0.74pt solid #bdbdbd" style:vertical-align="automatic"/>
      <style:paragraph-properties fo:margin-left="0cm"/>
      <style:text-properties style:use-window-font-color="true" style:text-outline="false" style:text-line-through-style="none" style:text-line-through-type="none" style:font-name="Noto Sans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3e5f5" fo:border="0.74pt solid #bdbdbd"/>
      <style:text-properties style:font-name="Noto Sans JP" style:font-name-asian="Noto Sans JP"/>
    </style:style>
    <style:style style:name="ce176" style:family="table-cell" style:parent-style-name="Default" style:data-style-name="N121">
      <style:table-cell-properties fo:background-color="#f3e5f5"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177" style:family="table-cell" style:parent-style-name="Default" style:data-style-name="N121">
      <style:table-cell-properties fo:background-color="#f3e5f5" fo:border="0.74pt solid #bdbdbd"/>
      <style:text-properties style:font-name="Noto Sans JP" style:font-name-asian="Noto Sans JP"/>
    </style:style>
    <style:style style:name="ce178" style:family="table-cell" style:parent-style-name="Default">
      <style:table-cell-properties fo:background-color="#eceff1" style:text-align-source="value-type" style:repeat-content="false" fo:wrap-option="no-wrap" fo:border="0.74pt solid #bdbdbd" style:vertical-align="automatic"/>
      <style:paragraph-properties fo:margin-left="0cm"/>
      <style:text-properties style:use-window-font-color="true" style:text-outline="false" style:text-line-through-style="none" style:text-line-through-type="none" style:font-name="Noto Sans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eceff1" fo:border="0.74pt solid #bdbdbd"/>
      <style:text-properties style:font-name="Noto Sans JP" style:font-name-asian="Noto Sans JP"/>
    </style:style>
    <style:style style:name="ce181" style:family="table-cell" style:parent-style-name="Default" style:data-style-name="N121">
      <style:table-cell-properties fo:background-color="#eceff1" style:text-align-source="value-type" style:repeat-content="false" fo:wrap-option="no-wrap" fo:border="0.74pt solid #bdbdbd" style:vertical-align="automatic"/>
      <style:paragraph-properties fo:margin-left="0cm"/>
      <style:text-properties fo:color="#bdbdbd" style:font-name="Noto Sans JP" style:font-name-asian="Noto Sans JP"/>
    </style:style>
    <style:style style:name="ce183" style:family="table-cell" style:parent-style-name="Default" style:data-style-name="N121">
      <style:table-cell-properties fo:background-color="#eceff1" fo:border="0.74pt solid #bdbdbd"/>
      <style:text-properties style:font-name="Noto Sans JP" style:font-name-asian="Noto Sans JP"/>
    </style:style>
    <style:style style:name="ce185" style:family="table-cell" style:parent-style-name="Default">
      <style:table-cell-properties fo:border="0.74pt solid #bdbdbd" style:vertical-align="middle"/>
      <style:text-properties style:font-name="Noto Sans JP" style:font-name-asian="Noto Sans JP"/>
    </style:style>
    <style:style style:name="ce187" style:family="table-cell" style:parent-style-name="Default">
      <style:table-cell-properties fo:background-color="#e1f5fe" style:text-align-source="fix" style:repeat-content="false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188" style:family="table-cell" style:parent-style-name="Default">
      <style:table-cell-properties fo:background-color="#e1f5fe" fo:border="0.74pt solid #bdbdbd" style:vertical-align="middle"/>
      <style:text-properties style:font-name="Noto Sans JP" style:font-name-asian="Noto Sans JP"/>
      <style:map style:condition="is-true-formula([.$E2]*0.999&gt;[.F2])" style:apply-style-name="赤字" style:base-cell-address="D.F2"/>
      <style:map style:condition="is-true-formula([.$E2]*0.999=&lt;[.F2])" style:apply-style-name="黒字" style:base-cell-address="D.F2"/>
    </style:style>
    <style:style style:name="ce189" style:family="table-cell" style:parent-style-name="Default">
      <style:table-cell-properties fo:background-color="#e1f5fe" style:text-align-source="fix" style:repeat-content="false" fo:border="0.74pt solid #bdbdbd" style:vertical-align="middle"/>
      <style:paragraph-properties fo:text-align="end" fo:margin-left="0cm"/>
      <style:text-properties style:font-name="Noto Sans JP" style:font-name-asian="Noto Sans JP"/>
      <style:map style:condition="is-true-formula([.$E2]*0.999&gt;[.F2])" style:apply-style-name="赤字" style:base-cell-address="D.F2"/>
      <style:map style:condition="is-true-formula([.$E2]*0.999=&lt;[.F2])" style:apply-style-name="黒字" style:base-cell-address="D.F2"/>
    </style:style>
    <style:style style:name="ce190" style:family="table-cell" style:parent-style-name="Default">
      <style:table-cell-properties fo:background-color="#e1f5fe" fo:border="0.74pt solid #bdbdbd" style:vertical-align="middle"/>
      <style:text-properties style:font-name="Noto Sans JP" style:font-name-asian="Noto Sans JP"/>
    </style:style>
    <style:style style:name="ce191" style:family="table-cell" style:parent-style-name="Default">
      <style:table-cell-properties fo:background-color="#f1f8e9" style:text-align-source="fix" style:repeat-content="false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192" style:family="table-cell" style:parent-style-name="Default">
      <style:table-cell-properties fo:background-color="#f1f8e9" fo:border="0.74pt solid #bdbdbd" style:vertical-align="middle"/>
      <style:text-properties style:font-name="Noto Sans JP" style:font-name-asian="Noto Sans JP"/>
      <style:map style:condition="is-true-formula([.$E2]*0.999&gt;[.F2])" style:apply-style-name="赤字" style:base-cell-address="D.F2"/>
      <style:map style:condition="is-true-formula([.$E2]*0.999=&lt;[.F2])" style:apply-style-name="黒字" style:base-cell-address="D.F2"/>
    </style:style>
    <style:style style:name="ce193" style:family="table-cell" style:parent-style-name="Default">
      <style:table-cell-properties fo:background-color="#f1f8e9" style:text-align-source="fix" style:repeat-content="false" fo:border="0.74pt solid #bdbdbd" style:vertical-align="middle"/>
      <style:paragraph-properties fo:text-align="end" fo:margin-left="0cm"/>
      <style:text-properties style:font-name="Noto Sans JP" style:font-name-asian="Noto Sans JP"/>
      <style:map style:condition="is-true-formula([.$E2]*0.999&gt;[.F2])" style:apply-style-name="赤字" style:base-cell-address="D.F2"/>
      <style:map style:condition="is-true-formula([.$E2]*0.999=&lt;[.F2])" style:apply-style-name="黒字" style:base-cell-address="D.F2"/>
    </style:style>
    <style:style style:name="ce194" style:family="table-cell" style:parent-style-name="Default">
      <style:table-cell-properties fo:background-color="#f1f8e9" fo:border="0.74pt solid #bdbdbd" style:vertical-align="middle"/>
      <style:text-properties style:font-name="Noto Sans JP" style:font-name-asian="Noto Sans JP"/>
    </style:style>
    <style:style style:name="ce195" style:family="table-cell" style:parent-style-name="Default">
      <style:table-cell-properties fo:background-color="#fce4ec" style:text-align-source="fix" style:repeat-content="false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196" style:family="table-cell" style:parent-style-name="Default">
      <style:table-cell-properties fo:background-color="#fce4ec" fo:border="0.74pt solid #bdbdbd" style:vertical-align="middle"/>
      <style:text-properties style:font-name="Noto Sans JP" style:font-name-asian="Noto Sans JP"/>
      <style:map style:condition="is-true-formula([.$E2]*0.999&gt;[.F2])" style:apply-style-name="赤字" style:base-cell-address="D.F2"/>
      <style:map style:condition="is-true-formula([.$E2]*0.999=&lt;[.F2])" style:apply-style-name="黒字" style:base-cell-address="D.F2"/>
    </style:style>
    <style:style style:name="ce197" style:family="table-cell" style:parent-style-name="Default">
      <style:table-cell-properties fo:background-color="#fce4ec" style:text-align-source="fix" style:repeat-content="false" fo:border="0.74pt solid #bdbdbd" style:vertical-align="middle"/>
      <style:paragraph-properties fo:text-align="end" fo:margin-left="0cm"/>
      <style:text-properties style:font-name="Noto Sans JP" style:font-name-asian="Noto Sans JP"/>
      <style:map style:condition="is-true-formula([.$E2]*0.999&gt;[.F2])" style:apply-style-name="赤字" style:base-cell-address="D.F2"/>
      <style:map style:condition="is-true-formula([.$E2]*0.999=&lt;[.F2])" style:apply-style-name="黒字" style:base-cell-address="D.F2"/>
    </style:style>
    <style:style style:name="ce198" style:family="table-cell" style:parent-style-name="Default">
      <style:table-cell-properties fo:background-color="#fce4ec" fo:border="0.74pt solid #bdbdbd" style:vertical-align="middle"/>
      <style:text-properties style:font-name="Noto Sans JP" style:font-name-asian="Noto Sans JP"/>
    </style:style>
    <style:style style:name="ce199" style:family="table-cell" style:parent-style-name="Default">
      <style:table-cell-properties style:text-align-source="fix" style:repeat-content="false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200" style:family="table-cell" style:parent-style-name="Default">
      <style:table-cell-properties style:text-align-source="fix" style:repeat-content="false" fo:border="0.74pt solid #bdbdbd"/>
      <style:paragraph-properties fo:text-align="center" fo:margin-left="0cm"/>
      <style:text-properties style:font-name="Noto Sans JP" fo:font-weight="bold" style:font-name-asian="Noto Sans JP" style:font-weight-asian="bold" style:font-weight-complex="bold"/>
    </style:style>
    <style:style style:name="ce201" style:family="table-cell" style:parent-style-name="Default" style:data-style-name="N117">
      <style:table-cell-properties fo:border="0.74pt solid #bdbdbd"/>
      <style:text-properties style:font-name="Noto Sans JP" style:font-name-asian="Noto Sans JP"/>
    </style:style>
    <style:style style:name="ce202" style:family="table-cell" style:parent-style-name="Default" style:data-style-name="N117">
      <style:table-cell-properties fo:border="0.74pt solid #bdbdbd"/>
      <style:text-properties style:font-name="Noto Sans JP" fo:font-weight="bold" style:font-name-asian="Noto Sans JP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bdbdbd"/>
      <style:paragraph-properties fo:text-align="center" fo:margin-left="0cm"/>
      <style:text-properties style:font-name="Noto Sans JP" style:font-name-asian="Noto Sans JP"/>
    </style:style>
    <style:style style:name="ce204" style:family="table-cell" style:parent-style-name="Default" style:data-style-name="N0">
      <style:table-cell-properties fo:border="0.74pt solid #bdbdbd"/>
      <style:text-properties style:font-name="Noto Sans JP" style:font-name-asian="Noto Sans JP"/>
    </style:style>
    <style:style style:name="ce205" style:family="table-cell" style:parent-style-name="Default" style:data-style-name="N0">
      <style:table-cell-properties style:text-align-source="fix" style:repeat-content="false" fo:border="0.74pt solid #bdbdbd"/>
      <style:paragraph-properties fo:text-align="end" fo:margin-left="0cm"/>
      <style:text-properties style:font-name="Noto Sans JP" style:font-name-asian="Noto Sans JP"/>
    </style:style>
    <style:style style:name="ce206" style:family="table-cell" style:parent-style-name="Default" style:data-style-name="N119">
      <style:table-cell-properties fo:border="0.74pt solid #bdbdbd"/>
      <style:text-properties style:font-name="Noto Sans JP" style:font-name-asian="Noto Sans JP"/>
    </style:style>
    <style:style style:name="ce207" style:family="table-cell" style:parent-style-name="Default" style:data-style-name="N119">
      <style:table-cell-properties style:text-align-source="fix" style:repeat-content="false" fo:border="0.74pt solid #bdbdbd"/>
      <style:paragraph-properties fo:text-align="center" fo:margin-left="0cm"/>
      <style:text-properties style:font-name="Noto Sans JP" fo:font-weight="bold" style:font-name-asian="Noto Sans JP" style:font-weight-asian="bold" style:font-weight-complex="bold"/>
    </style:style>
    <style:style style:name="ce208" style:family="table-cell" style:parent-style-name="Default" style:data-style-name="N119">
      <style:table-cell-properties style:text-align-source="fix" style:repeat-content="false" fo:border="0.74pt solid #bdbdbd" style:vertical-align="automatic"/>
      <style:paragraph-properties fo:text-align="center" fo:margin-left="0cm"/>
      <style:text-properties style:font-name="Noto Sans JP" fo:font-weight="bold" style:font-name-asian="Noto Sans JP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order="0.74pt solid #bdbdbd" style:vertical-align="automatic"/>
      <style:paragraph-properties fo:text-align="center" fo:margin-left="0cm"/>
      <style:text-properties style:font-name="Noto Sans JP" fo:font-weight="bold" style:font-name-asian="Noto Sans JP" style:font-weight-asian="bold" style:font-weight-complex="bold"/>
    </style:style>
    <style:style style:name="ce210" style:family="table-cell" style:parent-style-name="Default">
      <style:table-cell-properties fo:background-color="#e1f5fe" fo:border="0.74pt solid #bdbdbd"/>
      <style:text-properties style:font-name="Noto Sans JP" style:font-name-asian="Noto Sans JP"/>
    </style:style>
    <style:style style:name="ce211" style:family="table-cell" style:parent-style-name="Default">
      <style:table-cell-properties fo:background-color="#f1f8e9" fo:border="0.74pt solid #bdbdbd"/>
      <style:text-properties style:font-name="Noto Sans JP" style:font-name-asian="Noto Sans JP"/>
    </style:style>
    <style:style style:name="ce212" style:family="table-cell" style:parent-style-name="Default">
      <style:table-cell-properties fo:background-color="#f3e5f5" style:text-align-source="fix" style:repeat-content="false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213" style:family="table-cell" style:parent-style-name="Default">
      <style:table-cell-properties fo:background-color="transparent"/>
      <style:text-properties style:font-name="Noto Sans JP" style:font-name-asian="Noto Sans JP"/>
    </style:style>
    <style:style style:name="ce214" style:family="table-cell" style:parent-style-name="Default">
      <style:table-cell-properties fo:background-color="transparent" fo:border="0.74pt solid #bdbdbd"/>
      <style:text-properties style:font-name="Noto Sans JP" style:font-name-asian="Noto Sans JP"/>
    </style:style>
    <style:style style:name="ce215" style:family="table-cell" style:parent-style-name="Default" style:data-style-name="N33">
      <style:table-cell-properties style:text-align-source="fix" style:repeat-content="false" fo:background-color="transparent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216" style:family="table-cell" style:parent-style-name="Default" style:data-style-name="N121">
      <style:table-cell-properties style:text-align-source="value-type" style:repeat-content="false" fo:background-color="transparent" fo:border="0.74pt solid #bdbdbd"/>
      <style:paragraph-properties fo:margin-left="0cm"/>
      <style:text-properties style:use-window-font-color="true" style:font-name="Noto Sans JP" style:font-name-asian="Noto Sans JP"/>
    </style:style>
    <style:style style:name="ce217" style:family="table-cell" style:parent-style-name="Default">
      <style:table-cell-properties style:text-align-source="fix" style:repeat-content="false" fo:background-color="transparent" fo:border="0.74pt solid #bdbdbd" style:vertical-align="middle"/>
      <style:paragraph-properties fo:text-align="center" fo:margin-left="0cm"/>
      <style:text-properties style:font-name="Noto Sans JP" style:font-name-asian="Noto Sans JP"/>
    </style:style>
    <style:style style:name="ce218" style:family="table-cell" style:parent-style-name="Default" style:data-style-name="N121">
      <style:table-cell-properties style:text-align-source="fix" style:repeat-content="false" fo:background-color="transparent" fo:border="0.74pt solid #bdbdbd"/>
      <style:paragraph-properties fo:text-align="center" fo:margin-left="0cm"/>
      <style:text-properties style:font-name="Noto Sans JP" style:font-name-asian="Noto Sans JP"/>
    </style:style>
    <style:style style:name="ce219" style:family="table-cell" style:parent-style-name="Default" style:data-style-name="N11">
      <style:table-cell-properties style:text-align-source="fix" style:repeat-content="false" fo:background-color="transparent" fo:border="0.74pt solid #bdbdbd" style:vertical-align="middle"/>
      <style:paragraph-properties fo:text-align="center" fo:margin-left="0cm"/>
      <style:text-properties fo:color="#2196f3" style:font-name="Noto Sans JP" style:font-name-asian="Noto Sans JP"/>
    </style:style>
    <style:style style:name="ce220" style:family="table-cell" style:parent-style-name="Default" style:data-style-name="N11">
      <style:table-cell-properties fo:background-color="transparent" fo:border="0.74pt solid #bdbdbd"/>
      <style:text-properties fo:color="#2196f3" style:font-name="Noto Sans JP" style:font-name-asian="Noto Sans JP"/>
    </style:style>
    <style:style style:name="ce221" style:family="table-cell" style:parent-style-name="Default" style:data-style-name="N11">
      <style:table-cell-properties fo:background-color="transparent" fo:border="0.74pt solid #bdbdbd"/>
      <style:text-properties fo:color="#2196f3" style:font-name="Noto Sans JP" style:font-name-asian="Noto Sans JP"/>
    </style:style>
    <style:style style:name="ce222" style:family="table-cell" style:parent-style-name="Default" style:data-style-name="N11">
      <style:table-cell-properties style:cell-protect="none" style:print-content="true" fo:background-color="transparent" fo:border="0.74pt solid #bdbdbd"/>
      <style:text-properties fo:color="#2196f3" style:font-name="Noto Sans JP" style:font-name-asian="Noto Sans JP"/>
    </style:style>
    <style:style style:name="ce223" style:family="table-cell" style:parent-style-name="Default" style:data-style-name="N11">
      <style:table-cell-properties style:text-align-source="fix" style:repeat-content="false" fo:background-color="transparent" fo:border="0.74pt solid #bdbdbd" style:vertical-align="middle"/>
      <style:paragraph-properties fo:text-align="center" fo:margin-left="0cm"/>
      <style:text-properties fo:color="#4caf50" style:font-name="Noto Sans JP" style:font-name-asian="Noto Sans JP"/>
    </style:style>
    <style:style style:name="ce224" style:family="table-cell" style:parent-style-name="Default" style:data-style-name="N11">
      <style:table-cell-properties fo:background-color="transparent" fo:border="0.74pt solid #bdbdbd"/>
      <style:text-properties fo:color="#4caf50" style:font-name="Noto Sans JP" style:font-name-asian="Noto Sans JP"/>
    </style:style>
    <style:style style:name="ce225" style:family="table-cell" style:parent-style-name="Default" style:data-style-name="N11">
      <style:table-cell-properties fo:background-color="transparent" fo:border="0.74pt solid #bdbdbd"/>
      <style:text-properties fo:color="#4caf50" style:font-name="Noto Sans JP" style:font-name-asian="Noto Sans JP"/>
    </style:style>
    <style:style style:name="ce226" style:family="table-cell" style:parent-style-name="Default" style:data-style-name="N11">
      <style:table-cell-properties style:text-align-source="fix" style:repeat-content="false" fo:background-color="transparent" fo:border="0.74pt solid #bdbdbd" style:vertical-align="middle"/>
      <style:paragraph-properties fo:text-align="center" fo:margin-left="0cm"/>
      <style:text-properties fo:color="#ce93d8" style:font-name="Noto Sans JP" style:font-name-asian="Noto Sans JP"/>
    </style:style>
    <style:style style:name="ce227" style:family="table-cell" style:parent-style-name="Default" style:data-style-name="N11">
      <style:table-cell-properties fo:background-color="transparent" fo:border="0.74pt solid #bdbdbd"/>
      <style:text-properties fo:color="#ce93d8" style:font-name="Noto Sans JP" style:font-name-asian="Noto Sans JP"/>
    </style:style>
    <style:style style:name="ce228" style:family="table-cell" style:parent-style-name="Default" style:data-style-name="N11">
      <style:table-cell-properties fo:background-color="transparent" fo:border="0.74pt solid #bdbdbd"/>
      <style:text-properties fo:color="#f06292" style:font-name="Noto Sans JP" style:font-name-asian="Noto Sans JP"/>
    </style:style>
    <style:style style:name="ce229" style:family="table-cell" style:parent-style-name="Default" style:data-style-name="N125">
      <style:table-cell-properties style:text-align-source="fix" style:repeat-content="false" fo:border="0.74pt solid #bdbdbd"/>
      <style:paragraph-properties fo:text-align="center" fo:margin-left="0cm"/>
      <style:text-properties style:font-name="Noto Sans JP" fo:font-weight="bold" style:font-name-asian="Noto Sans JP" style:font-weight-asian="bold" style:font-weight-complex="bold"/>
    </style:style>
    <style:style style:name="ce230" style:family="table-cell" style:parent-style-name="Default" style:data-style-name="N125">
      <style:table-cell-properties fo:border="0.74pt solid #bdbdbd"/>
      <style:text-properties style:font-name="Noto Sans JP" style:font-name-asian="Noto Sans JP"/>
    </style:style>
    <style:style style:name="ce231" style:family="table-cell" style:parent-style-name="Default" style:data-style-name="N125">
      <style:text-properties style:font-name="Noto Sans JP" style:font-name-asian="Noto Sans JP"/>
    </style:style>
    <style:style style:name="ce232" style:family="table-cell" style:parent-style-name="Default">
      <style:table-cell-properties fo:background-color="#e1f5fe" fo:border="0.74pt solid #bdbdbd"/>
      <style:text-properties style:font-name="Noto Sans JP" style:font-name-asian="Noto Sans JP"/>
      <style:map style:condition="is-true-formula([.$F2]&gt;[.I2])" style:apply-style-name="赤字" style:base-cell-address="F.I2"/>
      <style:map style:condition="is-true-formula([.$F2]=&lt;[.I2])" style:apply-style-name="黒字" style:base-cell-address="F.I2"/>
    </style:style>
    <style:style style:name="ce233" style:family="table-cell" style:parent-style-name="Default" style:data-style-name="N121">
      <style:text-properties style:font-name="Noto Sans JP" style:font-name-asian="Noto Sans JP"/>
    </style:style>
  </office:automatic-styles>
  <office:body>
    <office:spreadsheet>
      <table:table table:name="A" table:style-name="ta1">
        <office:forms form:automatic-focus="false" form:apply-design-mode="false"/>
        <table:table-column table:style-name="co1" table:number-columns-repeated="2" table:default-cell-style-name="ce173"/>
        <table:table-column table:style-name="co1" table:default-cell-style-name="ce8"/>
        <table:table-column table:style-name="co2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4" table:default-cell-style-name="ce9"/>
        <table:table-column table:style-name="co2" table:default-cell-style-name="ce15"/>
        <table:table-column table:style-name="co5" table:default-cell-style-name="ce17"/>
        <table:table-column table:style-name="co6" table:default-cell-style-name="ce18"/>
        <table:table-column table:style-name="co4" table:default-cell-style-name="ce18"/>
        <table:table-column table:style-name="co7" table:number-columns-repeated="3" table:default-cell-style-name="ce9"/>
        <table:table-column table:style-name="co7" table:number-columns-repeated="2" table:default-cell-style-name="Default"/>
        <table:table-column table:style-name="co7" table:number-columns-repeated="1000" table:default-cell-style-name="ce9"/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21" office:value-type="string" calcext:value-type="string">
            <text:p>L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N</text:p>
          </table:table-cell>
          <table:table-cell table:number-columns-repeated="1005"/>
        </table:table-row>
        <table:table-row table:style-name="ro2">
          <table:table-cell table:style-name="ce132" office:value-type="float" office:value="45912" calcext:value-type="float">
            <text:p>45912</text:p>
          </table:table-cell>
          <table:table-cell table:style-name="ce132" office:value-type="float" office:value="45958" calcext:value-type="float">
            <text:p>45958</text:p>
          </table:table-cell>
          <table:table-cell table:style-name="ce7" office:value-type="float" office:value="2389" calcext:value-type="float">
            <text:p>2389</text:p>
          </table:table-cell>
          <table:table-cell table:style-name="ce7" office:value-type="float" office:value="1970" calcext:value-type="float">
            <text:p>1970</text:p>
          </table:table-cell>
          <table:table-cell table:number-columns-repeated="2"/>
          <table:table-cell office:value-type="float" office:value="17459000" calcext:value-type="float">
            <text:p>17,459,000</text:p>
          </table:table-cell>
          <table:table-cell office:value-type="float" office:value="2008" calcext:value-type="float">
            <text:p>2008</text:p>
          </table:table-cell>
          <table:table-cell table:number-columns-repeated="1009"/>
        </table:table-row>
        <table:table-row table:style-name="ro2">
          <table:table-cell table:style-name="ce132" office:value-type="float" office:value="45912" calcext:value-type="float">
            <text:p>45912</text:p>
          </table:table-cell>
          <table:table-cell table:style-name="ce132" office:value-type="float" office:value="45958" calcext:value-type="float">
            <text:p>45958</text:p>
          </table:table-cell>
          <table:table-cell table:style-name="ce7" office:value-type="float" office:value="5017" calcext:value-type="float">
            <text:p>5017</text:p>
          </table:table-cell>
          <table:table-cell table:style-name="ce7" office:value-type="float" office:value="480" calcext:value-type="float">
            <text:p>480</text:p>
          </table:table-cell>
          <table:table-cell office:value-type="float" office:value="27693547" calcext:value-type="float">
            <text:p>27,693,547</text:p>
          </table:table-cell>
          <table:table-cell office:value-type="string" calcext:value-type="string">
            <text:p>-</text:p>
          </table:table-cell>
          <table:table-cell office:value-type="float" office:value="78183000" calcext:value-type="float">
            <text:p>78,183,000</text:p>
          </table:table-cell>
          <table:table-cell office:value-type="float" office:value="479" calcext:value-type="float">
            <text:p>479</text:p>
          </table:table-cell>
          <table:table-cell table:formula="of:=IFERROR([.E3]/[.G3];&quot;-&quot;)" office:value-type="percentage" office:value="0.354214432805086" calcext:value-type="percentage">
            <text:p>35.42%</text:p>
          </table:table-cell>
          <table:table-cell table:formula="of:=IFERROR([.D3]*[.E3];&quot;ー&quot;)" office:value-type="float" office:value="13292902560" calcext:value-type="float">
            <text:p>13,292,902,560</text:p>
          </table:table-cell>
          <table:table-cell table:formula="of:=IFERROR(ROUND(25850000/[.H3];-2);&quot;-&quot;)" office:value-type="float" office:value="54000" calcext:value-type="float">
            <text:p>54000</text:p>
          </table:table-cell>
          <table:table-cell table:formula="of:=IFERROR([.K3]*([.D3]-[.H3]);&quot;-&quot;)" office:value-type="float" office:value="54000" calcext:value-type="float">
            <text:p>54000</text:p>
          </table:table-cell>
          <table:table-cell table:number-columns-repeated="1005"/>
        </table:table-row>
        <table:table-row table:style-name="ro2">
          <table:table-cell table:style-name="ce132" office:value-type="float" office:value="45926" calcext:value-type="float">
            <text:p>45926</text:p>
          </table:table-cell>
          <table:table-cell table:style-name="ce132" office:value-type="float" office:value="45971" calcext:value-type="float">
            <text:p>45971</text:p>
          </table:table-cell>
          <table:table-cell table:style-name="ce7" office:value-type="float" office:value="4917" calcext:value-type="float">
            <text:p>4917</text:p>
          </table:table-cell>
          <table:table-cell table:style-name="ce7" office:value-type="float" office:value="1960" calcext:value-type="float">
            <text:p>1960</text:p>
          </table:table-cell>
          <table:table-cell table:style-name="ce7" table:number-columns-repeated="2"/>
          <table:table-cell office:value-type="float" office:value="48269000" calcext:value-type="float">
            <text:p>48,269,000</text:p>
          </table:table-cell>
          <table:table-cell office:value-type="float" office:value="2285" calcext:value-type="float">
            <text:p>2285</text:p>
          </table:table-cell>
          <table:table-cell table:number-columns-repeated="1009"/>
        </table:table-row>
        <table:table-row table:style-name="ro2">
          <table:table-cell table:style-name="ce132" office:value-type="float" office:value="45933" calcext:value-type="float">
            <text:p>45933</text:p>
          </table:table-cell>
          <table:table-cell table:style-name="ce132" office:value-type="float" office:value="45978" calcext:value-type="float">
            <text:p>45978</text:p>
          </table:table-cell>
          <table:table-cell table:style-name="ce7" office:value-type="float" office:value="1712" calcext:value-type="float">
            <text:p>1712</text:p>
          </table:table-cell>
          <table:table-cell table:style-name="ce7" office:value-type="float" office:value="1850" calcext:value-type="float">
            <text:p>1850</text:p>
          </table:table-cell>
          <table:table-cell office:value-type="float" office:value="2067500" calcext:value-type="float">
            <text:p>2,067,500</text:p>
          </table:table-cell>
          <table:table-cell office:value-type="string" calcext:value-type="string">
            <text:p>-</text:p>
          </table:table-cell>
          <table:table-cell office:value-type="float" office:value="16827000" calcext:value-type="float">
            <text:p>16,827,000</text:p>
          </table:table-cell>
          <table:table-cell office:value-type="float" office:value="1845" calcext:value-type="float">
            <text:p>1845</text:p>
          </table:table-cell>
          <table:table-cell table:formula="of:=IFERROR([.E5]/[.G5];&quot;-&quot;)" office:value-type="percentage" office:value="0.122868009746241" calcext:value-type="percentage">
            <text:p>12.29%</text:p>
          </table:table-cell>
          <table:table-cell table:formula="of:=IFERROR([.D5]*[.E5];&quot;ー&quot;)" office:value-type="float" office:value="3824875000" calcext:value-type="float">
            <text:p>3,824,875,000</text:p>
          </table:table-cell>
          <table:table-cell table:formula="of:=IFERROR(ROUND(25850000/[.H5];-2);&quot;-&quot;)" office:value-type="float" office:value="14000" calcext:value-type="float">
            <text:p>14000</text:p>
          </table:table-cell>
          <table:table-cell table:formula="of:=IFERROR([.K5]*([.D5]-[.H5]);&quot;-&quot;)" office:value-type="float" office:value="70000" calcext:value-type="float">
            <text:p>70000</text:p>
          </table:table-cell>
          <table:table-cell table:number-columns-repeated="1005"/>
        </table:table-row>
        <table:table-row table:style-name="ro1">
          <table:table-cell table:style-name="ce132" office:value-type="float" office:value="45933" calcext:value-type="float">
            <text:p>45933</text:p>
          </table:table-cell>
          <table:table-cell table:style-name="ce132" office:value-type="float" office:value="45978" calcext:value-type="float">
            <text:p>45978</text:p>
          </table:table-cell>
          <table:table-cell table:style-name="ce7" office:value-type="float" office:value="9600" calcext:value-type="float">
            <text:p>9600</text:p>
          </table:table-cell>
          <table:table-cell table:style-name="ce7" office:value-type="float" office:value="2530" calcext:value-type="float">
            <text:p>2530</text:p>
          </table:table-cell>
          <table:table-cell office:value-type="float" office:value="10171800" calcext:value-type="float">
            <text:p>10,171,800</text:p>
          </table:table-cell>
          <table:table-cell office:value-type="string" calcext:value-type="string">
            <text:p>-</text:p>
          </table:table-cell>
          <table:table-cell office:value-type="float" office:value="15475000" calcext:value-type="float">
            <text:p>15,475,000</text:p>
          </table:table-cell>
          <table:table-cell office:value-type="float" office:value="2524" calcext:value-type="float">
            <text:p>2524</text:p>
          </table:table-cell>
          <table:table-cell table:formula="of:=IFERROR([.E6]/[.G6];&quot;-&quot;)" office:value-type="percentage" office:value="0.657305331179321" calcext:value-type="percentage">
            <text:p>65.73%</text:p>
          </table:table-cell>
          <table:table-cell table:formula="of:=IFERROR([.D6]*[.E6];&quot;ー&quot;)" office:value-type="float" office:value="25734654000" calcext:value-type="float">
            <text:p>25,734,654,000</text:p>
          </table:table-cell>
          <table:table-cell table:formula="of:=IFERROR(ROUND(25850000/[.H6];-2);&quot;-&quot;)" office:value-type="float" office:value="10200" calcext:value-type="float">
            <text:p>10200</text:p>
          </table:table-cell>
          <table:table-cell table:formula="of:=IFERROR([.K6]*([.D6]-[.H6]);&quot;-&quot;)" office:value-type="float" office:value="61200" calcext:value-type="float">
            <text:p>61200</text:p>
          </table:table-cell>
          <table:table-cell table:number-columns-repeated="1005"/>
        </table:table-row>
        <table:table-row table:style-name="ro2">
          <table:table-cell table:style-name="ce132" office:value-type="float" office:value="45925" calcext:value-type="float">
            <text:p>45925</text:p>
          </table:table-cell>
          <table:table-cell table:style-name="ce132" office:value-type="float" office:value="45978" calcext:value-type="float">
            <text:p>45978</text:p>
          </table:table-cell>
          <table:table-cell table:style-name="ce7" office:value-type="float" office:value="7817" calcext:value-type="float">
            <text:p>7817</text:p>
          </table:table-cell>
          <table:table-cell table:style-name="ce7" office:value-type="float" office:value="3530" calcext:value-type="float">
            <text:p>3530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number-columns-repeated="1009"/>
        </table:table-row>
        <table:table-row table:style-name="ro2" table:number-rows-repeated="104856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B" table:style-name="ta1">
        <office:forms form:automatic-focus="false" form:apply-design-mode="false"/>
        <table:table-column table:style-name="co8" table:number-columns-repeated="12" table:default-cell-style-name="ce34"/>
        <table:table-column table:style-name="co7" table:default-cell-style-name="ce36"/>
        <table:table-column table:style-name="co7" table:number-columns-repeated="2" table:default-cell-style-name="ce56"/>
        <table:table-column table:style-name="co7" table:number-columns-repeated="999" table:default-cell-style-name="ce34"/>
        <table:table-row table:style-name="ro2">
          <table:table-cell table:number-columns-repeated="12" table:style-name="ce4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2" table:style-name="ce38" office:value-type="float" office:value="495" calcext:value-type="float">
            <text:p>495</text:p>
          </table:table-cell>
          <table:table-cell table:style-name="ce38" office:value-type="float" office:value="644" calcext:value-type="float">
            <text:p>644</text:p>
          </table:table-cell>
          <table:table-cell table:style-name="ce38" office:value-type="float" office:value="1099" calcext:value-type="float">
            <text:p>1099</text:p>
          </table:table-cell>
          <table:table-cell table:style-name="ce38" office:value-type="float" office:value="1881" calcext:value-type="float">
            <text:p>1881</text:p>
          </table:table-cell>
          <table:table-cell table:style-name="ce38" office:value-type="float" office:value="2663" calcext:value-type="float">
            <text:p>2663</text:p>
          </table:table-cell>
          <table:table-cell table:style-name="ce38" office:value-type="float" office:value="4227" calcext:value-type="float">
            <text:p>4227</text:p>
          </table:table-cell>
          <table:table-cell table:style-name="ce38" office:value-type="float" office:value="7346" calcext:value-type="float">
            <text:p>7346</text:p>
          </table:table-cell>
          <table:table-cell table:style-name="ce38" office:value-type="float" office:value="12494" calcext:value-type="float">
            <text:p>12494</text:p>
          </table:table-cell>
          <table:table-cell table:style-name="ce38" office:value-type="float" office:value="17642" calcext:value-type="float">
            <text:p>17642</text:p>
          </table:table-cell>
          <table:table-cell table:style-name="ce38" office:value-type="float" office:value="21602" calcext:value-type="float">
            <text:p>21602</text:p>
          </table:table-cell>
          <table:table-cell table:style-name="ce44" office:value-type="float" office:value="31402" calcext:value-type="float">
            <text:p>31402</text:p>
          </table:table-cell>
          <table:table-cell table:number-columns-repeated="1002"/>
        </table:table-row>
        <table:table-row table:style-name="ro2"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200" calcext:value-type="float">
            <text:p>2200</text:p>
          </table:table-cell>
          <table:table-cell table:style-name="ce38" office:value-type="float" office:value="3300" calcext:value-type="float">
            <text:p>3300</text:p>
          </table:table-cell>
          <table:table-cell table:style-name="ce38" office:value-type="float" office:value="5500" calcext:value-type="float">
            <text:p>5500</text:p>
          </table:table-cell>
          <table:table-cell table:style-name="ce38" office:value-type="float" office:value="11000" calcext:value-type="float">
            <text:p>11000</text:p>
          </table:table-cell>
          <table:table-cell table:style-name="ce38" office:value-type="float" office:value="22000" calcext:value-type="float">
            <text:p>22000</text:p>
          </table:table-cell>
          <table:table-cell table:style-name="ce38" office:value-type="float" office:value="33000" calcext:value-type="float">
            <text:p>33000</text:p>
          </table:table-cell>
          <table:table-cell table:style-name="ce38" office:value-type="float" office:value="55000" calcext:value-type="float">
            <text:p>55000</text:p>
          </table:table-cell>
          <table:table-cell table:style-name="ce44" office:value-type="float" office:value="88000" calcext:value-type="float">
            <text:p>88000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275" calcext:value-type="float">
            <text:p>275</text:p>
          </table:table-cell>
          <table:table-cell office:value-type="float" office:value="535" calcext:value-type="float">
            <text:p>535</text:p>
          </table:table-cell>
          <table:table-cell office:value-type="float" office:value="2079" calcext:value-type="float">
            <text:p>2079</text:p>
          </table:table-cell>
          <table:table-cell office:value-type="float" office:value="3069" calcext:value-type="float">
            <text:p>3069</text:p>
          </table:table-cell>
          <table:table-cell table:number-columns-repeated="6" office:value-type="float" office:value="4059" calcext:value-type="float">
            <text:p>4059</text:p>
          </table:table-cell>
          <table:table-cell table:number-columns-repeated="100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75" calcext:value-type="float">
            <text:p>275</text:p>
          </table:table-cell>
          <table:table-cell office:value-type="float" office:value="440" calcext:value-type="float">
            <text:p>440</text:p>
          </table:table-cell>
          <table:table-cell office:value-type="float" office:value="880" calcext:value-type="float">
            <text:p>880</text:p>
          </table:table-cell>
          <table:table-cell office:value-type="float" office:value="1650" calcext:value-type="float">
            <text:p>1650</text:p>
          </table:table-cell>
          <table:table-cell office:value-type="float" office:value="2200" calcext:value-type="float">
            <text:p>2200</text:p>
          </table:table-cell>
          <table:table-cell office:value-type="float" office:value="3300" calcext:value-type="float">
            <text:p>3300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 office:value-type="float" office:value="16500" calcext:value-type="float">
            <text:p>16500</text:p>
          </table:table-cell>
          <table:table-cell table:number-columns-repeated="2" office:value-type="float" office:value="27500" calcext:value-type="float">
            <text:p>27500</text:p>
          </table:table-cell>
          <table:table-cell table:number-columns-repeated="1002"/>
        </table:table-row>
        <table:table-row table:style-name="ro2">
          <table:table-cell table:number-columns-repeated="2" office:value-type="float" office:value="1045" calcext:value-type="float">
            <text:p>1045</text:p>
          </table:table-cell>
          <table:table-cell office:value-type="float" office:value="1732" calcext:value-type="float">
            <text:p>1732</text:p>
          </table:table-cell>
          <table:table-cell office:value-type="float" office:value="3465" calcext:value-type="float">
            <text:p>3465</text:p>
          </table:table-cell>
          <table:table-cell office:value-type="float" office:value="6105" calcext:value-type="float">
            <text:p>6105</text:p>
          </table:table-cell>
          <table:table-cell office:value-type="float" office:value="8745" calcext:value-type="float">
            <text:p>8745</text:p>
          </table:table-cell>
          <table:table-cell office:value-type="float" office:value="13695" calcext:value-type="float">
            <text:p>13695</text:p>
          </table:table-cell>
          <table:table-cell office:value-type="float" office:value="24090" calcext:value-type="float">
            <text:p>24090</text:p>
          </table:table-cell>
          <table:table-cell office:value-type="float" office:value="40920" calcext:value-type="float">
            <text:p>40920</text:p>
          </table:table-cell>
          <table:table-cell office:value-type="float" office:value="57750" calcext:value-type="float">
            <text:p>57750</text:p>
          </table:table-cell>
          <table:table-cell office:value-type="float" office:value="72930" calcext:value-type="float">
            <text:p>72930</text:p>
          </table:table-cell>
          <table:table-cell table:style-name="ce45" office:value-type="float" office:value="104500" calcext:value-type="float">
            <text:p>104500</text:p>
          </table:table-cell>
          <table:table-cell table:number-columns-repeated="1002"/>
        </table:table-row>
        <table:table-row table:style-name="ro2"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1048" calcext:value-type="float">
            <text:p>1048</text:p>
          </table:table-cell>
          <table:table-cell table:style-name="ce42" office:value-type="float" office:value="2095" calcext:value-type="float">
            <text:p>2095</text:p>
          </table:table-cell>
          <table:table-cell table:style-name="ce42" office:value-type="float" office:value="3143" calcext:value-type="float">
            <text:p>3143</text:p>
          </table:table-cell>
          <table:table-cell table:style-name="ce42" office:value-type="float" office:value="5238" calcext:value-type="float">
            <text:p>5238</text:p>
          </table:table-cell>
          <table:table-cell table:style-name="ce42" office:value-type="float" office:value="10476" calcext:value-type="float">
            <text:p>10476</text:p>
          </table:table-cell>
          <table:table-cell table:style-name="ce42" office:value-type="float" office:value="20952" calcext:value-type="float">
            <text:p>20952</text:p>
          </table:table-cell>
          <table:table-cell table:style-name="ce42" office:value-type="float" office:value="31429" calcext:value-type="float">
            <text:p>31429</text:p>
          </table:table-cell>
          <table:table-cell table:style-name="ce42" office:value-type="float" office:value="41905" calcext:value-type="float">
            <text:p>41905</text:p>
          </table:table-cell>
          <table:table-cell table:style-name="ce42" office:value-type="float" office:value="78571" calcext:value-type="float">
            <text:p>78571</text:p>
          </table:table-cell>
          <table:table-cell table:number-columns-repeated="1002"/>
        </table:table-row>
        <table:table-row table:style-name="ro2">
          <table:table-cell table:number-columns-repeated="6" table:style-name="ce42" office:value-type="float" office:value="3300" calcext:value-type="float">
            <text:p>3300</text:p>
          </table:table-cell>
          <table:table-cell office:value-type="float" office:value="6600" calcext:value-type="float">
            <text:p>6600</text:p>
          </table:table-cell>
          <table:table-cell table:style-name="ce42" office:value-type="float" office:value="13200" calcext:value-type="float">
            <text:p>13200</text:p>
          </table:table-cell>
          <table:table-cell office:value-type="float" office:value="23100" calcext:value-type="float">
            <text:p>23100</text:p>
          </table:table-cell>
          <table:table-cell table:style-name="ce42" office:value-type="float" office:value="33000" calcext:value-type="float">
            <text:p>33000</text:p>
          </table:table-cell>
          <table:table-cell table:style-name="ce42" office:value-type="float" office:value="56100" calcext:value-type="float">
            <text:p>56100</text:p>
          </table:table-cell>
          <table:table-cell table:style-name="ce45" office:value-type="float" office:value="84100" calcext:value-type="float">
            <text:p>84100</text:p>
          </table:table-cell>
          <table:table-cell table:number-columns-repeated="1002"/>
        </table:table-row>
        <table:table-row table:style-name="ro2" table:number-rows-repeated="104856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C" table:style-name="ta1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6" table:default-cell-style-name="ce57"/>
        <table:table-column table:style-name="co9" table:number-columns-repeated="2" table:default-cell-style-name="ce36"/>
        <table:table-column table:style-name="co11" table:default-cell-style-name="ce57"/>
        <table:table-column table:style-name="co9" table:number-columns-repeated="2" table:default-cell-style-name="ce36"/>
        <table:table-column table:style-name="co6" table:default-cell-style-name="ce57"/>
        <table:table-column table:style-name="co9" table:number-columns-repeated="2" table:default-cell-style-name="ce36"/>
        <table:table-column table:style-name="co6" table:default-cell-style-name="ce57"/>
        <table:table-column table:style-name="co9" table:number-columns-repeated="2" table:default-cell-style-name="ce36"/>
        <table:table-column table:style-name="co6" table:default-cell-style-name="ce57"/>
        <table:table-column table:style-name="co9" table:number-columns-repeated="2" table:default-cell-style-name="ce36"/>
        <table:table-column table:style-name="co6" table:default-cell-style-name="ce57"/>
        <table:table-column table:style-name="co9" table:number-columns-repeated="2" table:default-cell-style-name="ce36"/>
        <table:table-column table:style-name="co7" table:number-columns-repeated="1004" table:default-cell-style-name="ce57"/>
        <table:table-row table:style-name="ro3" table:number-rows-repeated="3">
          <table:table-cell table:number-columns-repeated="1024"/>
        </table:table-row>
        <table:table-row table:style-name="ro2">
          <table:table-cell table:style-name="ce33" office:value-type="float" office:value="10" calcext:value-type="float">
            <text:p>～1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4]/([.$A4]*10000)" office:value-type="percentage" office:value="0" calcext:value-type="percentage">
            <text:p>0.000%</text:p>
          </table:table-cell>
          <table:table-cell table:style-name="ce121"/>
          <table:table-cell table:style-name="ce125" office:value-type="float" office:value="99" calcext:value-type="float">
            <text:p>99</text:p>
          </table:table-cell>
          <table:table-cell table:style-name="ce121" table:formula="of:=[.F4]/([.$A4]*10000)" office:value-type="percentage" office:value="0.00099" calcext:value-type="percentage">
            <text:p>0.099%</text:p>
          </table:table-cell>
          <table:table-cell table:style-name="ce121"/>
          <table:table-cell table:style-name="ce126" office:value-type="float" office:value="137" calcext:value-type="float">
            <text:p>137</text:p>
          </table:table-cell>
          <table:table-cell table:style-name="ce130" table:formula="of:=[.I4]/([.$A4]*10000)" office:value-type="percentage" office:value="0.00137" calcext:value-type="percentage">
            <text:p>0.137%</text:p>
          </table:table-cell>
          <table:table-cell table:style-name="ce130"/>
          <table:table-cell table:style-name="ce146" office:value-type="float" office:value="1045" calcext:value-type="float">
            <text:p>1045</text:p>
          </table:table-cell>
          <table:table-cell table:style-name="ce153" table:formula="of:=[.L4]/([.$A4]*10000)" office:value-type="percentage" office:value="0.01045" calcext:value-type="percentage">
            <text:p>1.045%</text:p>
          </table:table-cell>
          <table:table-cell table:style-name="ce153"/>
          <table:table-cell table:style-name="ce161" office:value-type="float" office:value="152" calcext:value-type="float">
            <text:p>152</text:p>
          </table:table-cell>
          <table:table-cell table:style-name="ce176" table:formula="of:=[.O4]/([.$A4]*10000)" office:value-type="percentage" office:value="0.00152" calcext:value-type="percentage">
            <text:p>0.152%</text:p>
          </table:table-cell>
          <table:table-cell table:style-name="ce176"/>
          <table:table-cell table:style-name="ce178" table:formula="of:=ROUNDUP([.A4]/300;0)*3300" office:value-type="float" office:value="3300" calcext:value-type="float">
            <text:p>3300</text:p>
          </table:table-cell>
          <table:table-cell table:style-name="ce181" table:formula="of:=[.R4]/([.$A4]*10000)" office:value-type="percentage" office:value="0.033" calcext:value-type="percentage">
            <text:p>3.300%</text:p>
          </table:table-cell>
          <table:table-cell table:style-name="ce181"/>
          <table:table-cell table:number-columns-repeated="1004"/>
        </table:table-row>
        <table:table-row table:style-name="ro2">
          <table:table-cell table:style-name="ce33" office:value-type="float" office:value="20" calcext:value-type="float">
            <text:p>～2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5]/([.$A5]*10000)" office:value-type="percentage" office:value="0" calcext:value-type="percentage">
            <text:p>0.000%</text:p>
          </table:table-cell>
          <table:table-cell table:style-name="ce121" table:formula="of:=[.C5]/([.$A4]*10000)" office:value-type="percentage" office:value="0" calcext:value-type="percentage">
            <text:p>0.000%</text:p>
          </table:table-cell>
          <table:table-cell table:style-name="ce125" office:value-type="float" office:value="115" calcext:value-type="float">
            <text:p>115</text:p>
          </table:table-cell>
          <table:table-cell table:style-name="ce121" table:formula="of:=[.F5]/([.$A5]*10000)" office:value-type="percentage" office:value="0.000575" calcext:value-type="percentage">
            <text:p>0.058%</text:p>
          </table:table-cell>
          <table:table-cell table:style-name="ce121" table:formula="of:=[.F5]/([.$A4]*10000)" office:value-type="percentage" office:value="0.00115" calcext:value-type="percentage">
            <text:p>0.115%</text:p>
          </table:table-cell>
          <table:table-cell table:style-name="ce126" office:value-type="float" office:value="198" calcext:value-type="float">
            <text:p>198</text:p>
          </table:table-cell>
          <table:table-cell table:style-name="ce130" table:formula="of:=[.I5]/([.$A5]*10000)" office:value-type="percentage" office:value="0.00099" calcext:value-type="percentage">
            <text:p>0.099%</text:p>
          </table:table-cell>
          <table:table-cell table:style-name="ce130" table:formula="of:=[.I5]/([.$A4]*10000)" office:value-type="percentage" office:value="0.00198" calcext:value-type="percentage">
            <text:p>0.198%</text:p>
          </table:table-cell>
          <table:table-cell table:style-name="ce146" office:value-type="float" office:value="1045" calcext:value-type="float">
            <text:p>1045</text:p>
          </table:table-cell>
          <table:table-cell table:style-name="ce153" table:formula="of:=[.L5]/([.$A5]*10000)" office:value-type="percentage" office:value="0.005225" calcext:value-type="percentage">
            <text:p>0.523%</text:p>
          </table:table-cell>
          <table:table-cell table:style-name="ce153" table:formula="of:=[.L5]/([.$A4]*10000)" office:value-type="percentage" office:value="0.01045" calcext:value-type="percentage">
            <text:p>1.045%</text:p>
          </table:table-cell>
          <table:table-cell table:style-name="ce161" office:value-type="float" office:value="152" calcext:value-type="float">
            <text:p>152</text:p>
          </table:table-cell>
          <table:table-cell table:style-name="ce176" table:formula="of:=[.O5]/([.$A5]*10000)" office:value-type="percentage" office:value="0.00076" calcext:value-type="percentage">
            <text:p>0.076%</text:p>
          </table:table-cell>
          <table:table-cell table:style-name="ce176" table:formula="of:=[.O5]/([.$A4]*10000)" office:value-type="percentage" office:value="0.00152" calcext:value-type="percentage">
            <text:p>0.152%</text:p>
          </table:table-cell>
          <table:table-cell table:style-name="ce178" table:formula="of:=ROUNDUP([.A5]/300;0)*3300" office:value-type="float" office:value="3300" calcext:value-type="float">
            <text:p>3300</text:p>
          </table:table-cell>
          <table:table-cell table:style-name="ce181" table:formula="of:=[.R5]/([.$A5]*10000)" office:value-type="percentage" office:value="0.0165" calcext:value-type="percentage">
            <text:p>1.650%</text:p>
          </table:table-cell>
          <table:table-cell table:style-name="ce181" table:formula="of:=[.R5]/([.$A4]*10000)" office:value-type="percentage" office:value="0.033" calcext:value-type="percentage">
            <text:p>3.300%</text:p>
          </table:table-cell>
          <table:table-cell table:number-columns-repeated="1004"/>
        </table:table-row>
        <table:table-row table:style-name="ro2">
          <table:table-cell table:style-name="ce33" office:value-type="float" office:value="30" calcext:value-type="float">
            <text:p>～3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6]/([.$A6]*10000)" office:value-type="percentage" office:value="0" calcext:value-type="percentage">
            <text:p>0.000%</text:p>
          </table:table-cell>
          <table:table-cell table:style-name="ce121" table:formula="of:=[.C6]/([.$A5]*10000)" office:value-type="percentage" office:value="0" calcext:value-type="percentage">
            <text:p>0.000%</text:p>
          </table:table-cell>
          <table:table-cell table:style-name="ce125" office:value-type="float" office:value="275" calcext:value-type="float">
            <text:p>275</text:p>
          </table:table-cell>
          <table:table-cell table:style-name="ce121" table:formula="of:=[.F6]/([.$A6]*10000)" office:value-type="percentage" office:value="0.000916666666666667" calcext:value-type="percentage">
            <text:p>0.092%</text:p>
          </table:table-cell>
          <table:table-cell table:style-name="ce121" table:formula="of:=[.F6]/([.$A5]*10000)" office:value-type="percentage" office:value="0.001375" calcext:value-type="percentage">
            <text:p>0.138%</text:p>
          </table:table-cell>
          <table:table-cell table:style-name="ce126" office:value-type="float" office:value="275" calcext:value-type="float">
            <text:p>275</text:p>
          </table:table-cell>
          <table:table-cell table:style-name="ce130" table:formula="of:=[.I6]/([.$A6]*10000)" office:value-type="percentage" office:value="0.000916666666666667" calcext:value-type="percentage">
            <text:p>0.092%</text:p>
          </table:table-cell>
          <table:table-cell table:style-name="ce130" table:formula="of:=[.I6]/([.$A5]*10000)" office:value-type="percentage" office:value="0.001375" calcext:value-type="percentage">
            <text:p>0.138%</text:p>
          </table:table-cell>
          <table:table-cell table:style-name="ce146" office:value-type="float" office:value="1045" calcext:value-type="float">
            <text:p>1045</text:p>
          </table:table-cell>
          <table:table-cell table:style-name="ce153" table:formula="of:=[.L6]/([.$A6]*10000)" office:value-type="percentage" office:value="0.00348333333333333" calcext:value-type="percentage">
            <text:p>0.348%</text:p>
          </table:table-cell>
          <table:table-cell table:style-name="ce153" table:formula="of:=[.L6]/([.$A5]*10000)" office:value-type="percentage" office:value="0.005225" calcext:value-type="percentage">
            <text:p>0.523%</text:p>
          </table:table-cell>
          <table:table-cell table:style-name="ce161" office:value-type="float" office:value="330" calcext:value-type="float">
            <text:p>330</text:p>
          </table:table-cell>
          <table:table-cell table:style-name="ce176" table:formula="of:=[.O6]/([.$A6]*10000)" office:value-type="percentage" office:value="0.0011" calcext:value-type="percentage">
            <text:p>0.110%</text:p>
          </table:table-cell>
          <table:table-cell table:style-name="ce176" table:formula="of:=[.O6]/([.$A5]*10000)" office:value-type="percentage" office:value="0.00165" calcext:value-type="percentage">
            <text:p>0.165%</text:p>
          </table:table-cell>
          <table:table-cell table:style-name="ce178" table:formula="of:=ROUNDUP([.A6]/300;0)*3300" office:value-type="float" office:value="3300" calcext:value-type="float">
            <text:p>3300</text:p>
          </table:table-cell>
          <table:table-cell table:style-name="ce181" table:formula="of:=[.R6]/([.$A6]*10000)" office:value-type="percentage" office:value="0.011" calcext:value-type="percentage">
            <text:p>1.100%</text:p>
          </table:table-cell>
          <table:table-cell table:style-name="ce181" table:formula="of:=[.R6]/([.$A5]*10000)" office:value-type="percentage" office:value="0.0165" calcext:value-type="percentage">
            <text:p>1.650%</text:p>
          </table:table-cell>
          <table:table-cell table:number-columns-repeated="1004"/>
        </table:table-row>
        <table:table-row table:style-name="ro2">
          <table:table-cell table:style-name="ce33" office:value-type="float" office:value="40" calcext:value-type="float">
            <text:p>～4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7]/([.$A7]*10000)" office:value-type="percentage" office:value="0" calcext:value-type="percentage">
            <text:p>0.000%</text:p>
          </table:table-cell>
          <table:table-cell table:style-name="ce121" table:formula="of:=[.C7]/([.$A6]*10000)" office:value-type="percentage" office:value="0" calcext:value-type="percentage">
            <text:p>0.000%</text:p>
          </table:table-cell>
          <table:table-cell table:style-name="ce125" office:value-type="float" office:value="275" calcext:value-type="float">
            <text:p>275</text:p>
          </table:table-cell>
          <table:table-cell table:style-name="ce121" table:formula="of:=[.F7]/([.$A7]*10000)" office:value-type="percentage" office:value="0.0006875" calcext:value-type="percentage">
            <text:p>0.069%</text:p>
          </table:table-cell>
          <table:table-cell table:style-name="ce121" table:formula="of:=[.F7]/([.$A6]*10000)" office:value-type="percentage" office:value="0.000916666666666667" calcext:value-type="percentage">
            <text:p>0.092%</text:p>
          </table:table-cell>
          <table:table-cell table:style-name="ce126" office:value-type="float" office:value="275" calcext:value-type="float">
            <text:p>275</text:p>
          </table:table-cell>
          <table:table-cell table:style-name="ce130" table:formula="of:=[.I7]/([.$A7]*10000)" office:value-type="percentage" office:value="0.0006875" calcext:value-type="percentage">
            <text:p>0.069%</text:p>
          </table:table-cell>
          <table:table-cell table:style-name="ce130" table:formula="of:=[.I7]/([.$A6]*10000)" office:value-type="percentage" office:value="0.000916666666666667" calcext:value-type="percentage">
            <text:p>0.092%</text:p>
          </table:table-cell>
          <table:table-cell table:style-name="ce146" table:formula="of:=ROUNDUP([.A7]*100*0.3465;0)" office:value-type="float" office:value="1386" calcext:value-type="float">
            <text:p>1386</text:p>
          </table:table-cell>
          <table:table-cell table:style-name="ce153" table:formula="of:=[.L7]/([.$A7]*10000)" office:value-type="percentage" office:value="0.003465" calcext:value-type="percentage">
            <text:p>0.347%</text:p>
          </table:table-cell>
          <table:table-cell table:style-name="ce153" table:formula="of:=[.L7]/([.$A6]*10000)" office:value-type="percentage" office:value="0.00462" calcext:value-type="percentage">
            <text:p>0.462%</text:p>
          </table:table-cell>
          <table:table-cell table:style-name="ce161" office:value-type="float" office:value="330" calcext:value-type="float">
            <text:p>330</text:p>
          </table:table-cell>
          <table:table-cell table:style-name="ce176" table:formula="of:=[.O7]/([.$A7]*10000)" office:value-type="percentage" office:value="0.000825" calcext:value-type="percentage">
            <text:p>0.083%</text:p>
          </table:table-cell>
          <table:table-cell table:style-name="ce176" table:formula="of:=[.O7]/([.$A6]*10000)" office:value-type="percentage" office:value="0.0011" calcext:value-type="percentage">
            <text:p>0.110%</text:p>
          </table:table-cell>
          <table:table-cell table:style-name="ce178" table:formula="of:=ROUNDUP([.A7]/300;0)*3300" office:value-type="float" office:value="3300" calcext:value-type="float">
            <text:p>3300</text:p>
          </table:table-cell>
          <table:table-cell table:style-name="ce181" table:formula="of:=[.R7]/([.$A7]*10000)" office:value-type="percentage" office:value="0.00825" calcext:value-type="percentage">
            <text:p>0.825%</text:p>
          </table:table-cell>
          <table:table-cell table:style-name="ce181" table:formula="of:=[.R7]/([.$A6]*10000)" office:value-type="percentage" office:value="0.011" calcext:value-type="percentage">
            <text:p>1.100%</text:p>
          </table:table-cell>
          <table:table-cell table:number-columns-repeated="1004"/>
        </table:table-row>
        <table:table-row table:style-name="ro2">
          <table:table-cell table:style-name="ce33" office:value-type="float" office:value="50" calcext:value-type="float">
            <text:p>～5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8]/([.$A8]*10000)" office:value-type="percentage" office:value="0" calcext:value-type="percentage">
            <text:p>0.000%</text:p>
          </table:table-cell>
          <table:table-cell table:style-name="ce121" table:formula="of:=[.C8]/([.$A7]*10000)" office:value-type="percentage" office:value="0" calcext:value-type="percentage">
            <text:p>0.000%</text:p>
          </table:table-cell>
          <table:table-cell table:style-name="ce125" office:value-type="float" office:value="275" calcext:value-type="float">
            <text:p>275</text:p>
          </table:table-cell>
          <table:table-cell table:style-name="ce121" table:formula="of:=[.F8]/([.$A8]*10000)" office:value-type="percentage" office:value="0.00055" calcext:value-type="percentage">
            <text:p>0.055%</text:p>
          </table:table-cell>
          <table:table-cell table:style-name="ce121" table:formula="of:=[.F8]/([.$A7]*10000)" office:value-type="percentage" office:value="0.0006875" calcext:value-type="percentage">
            <text:p>0.069%</text:p>
          </table:table-cell>
          <table:table-cell table:style-name="ce126" office:value-type="float" office:value="440" calcext:value-type="float">
            <text:p>440</text:p>
          </table:table-cell>
          <table:table-cell table:style-name="ce130" table:formula="of:=[.I8]/([.$A8]*10000)" office:value-type="percentage" office:value="0.00088" calcext:value-type="percentage">
            <text:p>0.088%</text:p>
          </table:table-cell>
          <table:table-cell table:style-name="ce130" table:formula="of:=[.I8]/([.$A7]*10000)" office:value-type="percentage" office:value="0.0011" calcext:value-type="percentage">
            <text:p>0.110%</text:p>
          </table:table-cell>
          <table:table-cell table:style-name="ce146" table:formula="of:=ROUNDUP([.A8]*100*0.3465;0)" office:value-type="float" office:value="1733" calcext:value-type="float">
            <text:p>1733</text:p>
          </table:table-cell>
          <table:table-cell table:style-name="ce153" table:formula="of:=[.L8]/([.$A8]*10000)" office:value-type="percentage" office:value="0.003466" calcext:value-type="percentage">
            <text:p>0.347%</text:p>
          </table:table-cell>
          <table:table-cell table:style-name="ce153" table:formula="of:=[.L8]/([.$A7]*10000)" office:value-type="percentage" office:value="0.0043325" calcext:value-type="percentage">
            <text:p>0.433%</text:p>
          </table:table-cell>
          <table:table-cell table:style-name="ce161" office:value-type="float" office:value="524" calcext:value-type="float">
            <text:p>524</text:p>
          </table:table-cell>
          <table:table-cell table:style-name="ce176" table:formula="of:=[.O8]/([.$A8]*10000)" office:value-type="percentage" office:value="0.001048" calcext:value-type="percentage">
            <text:p>0.105%</text:p>
          </table:table-cell>
          <table:table-cell table:style-name="ce176" table:formula="of:=[.O8]/([.$A7]*10000)" office:value-type="percentage" office:value="0.00131" calcext:value-type="percentage">
            <text:p>0.131%</text:p>
          </table:table-cell>
          <table:table-cell table:style-name="ce178" table:formula="of:=ROUNDUP([.A8]/300;0)*3300" office:value-type="float" office:value="3300" calcext:value-type="float">
            <text:p>3300</text:p>
          </table:table-cell>
          <table:table-cell table:style-name="ce181" table:formula="of:=[.R8]/([.$A8]*10000)" office:value-type="percentage" office:value="0.0066" calcext:value-type="percentage">
            <text:p>0.660%</text:p>
          </table:table-cell>
          <table:table-cell table:style-name="ce181" table:formula="of:=[.R8]/([.$A7]*10000)" office:value-type="percentage" office:value="0.00825" calcext:value-type="percentage">
            <text:p>0.825%</text:p>
          </table:table-cell>
          <table:table-cell table:number-columns-repeated="1004"/>
        </table:table-row>
        <table:table-row table:style-name="ro2">
          <table:table-cell table:style-name="ce33" office:value-type="float" office:value="60" calcext:value-type="float">
            <text:p>～6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9]/([.$A9]*10000)" office:value-type="percentage" office:value="0" calcext:value-type="percentage">
            <text:p>0.000%</text:p>
          </table:table-cell>
          <table:table-cell table:style-name="ce121" table:formula="of:=[.C9]/([.$A8]*10000)" office:value-type="percentage" office:value="0" calcext:value-type="percentage">
            <text:p>0.000%</text:p>
          </table:table-cell>
          <table:table-cell table:style-name="ce125" office:value-type="float" office:value="535" calcext:value-type="float">
            <text:p>535</text:p>
          </table:table-cell>
          <table:table-cell table:style-name="ce121" table:formula="of:=[.F9]/([.$A9]*10000)" office:value-type="percentage" office:value="0.000891666666666667" calcext:value-type="percentage">
            <text:p>0.089%</text:p>
          </table:table-cell>
          <table:table-cell table:style-name="ce121" table:formula="of:=[.F9]/([.$A8]*10000)" office:value-type="percentage" office:value="0.00107" calcext:value-type="percentage">
            <text:p>0.107%</text:p>
          </table:table-cell>
          <table:table-cell table:style-name="ce126" office:value-type="float" office:value="440" calcext:value-type="float">
            <text:p>440</text:p>
          </table:table-cell>
          <table:table-cell table:style-name="ce130" table:formula="of:=[.I9]/([.$A9]*10000)" office:value-type="percentage" office:value="0.000733333333333333" calcext:value-type="percentage">
            <text:p>0.073%</text:p>
          </table:table-cell>
          <table:table-cell table:style-name="ce130" table:formula="of:=[.I9]/([.$A8]*10000)" office:value-type="percentage" office:value="0.00088" calcext:value-type="percentage">
            <text:p>0.088%</text:p>
          </table:table-cell>
          <table:table-cell table:style-name="ce146" table:formula="of:=ROUNDUP([.A9]*100*0.3465;0)" office:value-type="float" office:value="2079" calcext:value-type="float">
            <text:p>2079</text:p>
          </table:table-cell>
          <table:table-cell table:style-name="ce153" table:formula="of:=[.L9]/([.$A9]*10000)" office:value-type="percentage" office:value="0.003465" calcext:value-type="percentage">
            <text:p>0.347%</text:p>
          </table:table-cell>
          <table:table-cell table:style-name="ce153" table:formula="of:=[.L9]/([.$A8]*10000)" office:value-type="percentage" office:value="0.004158" calcext:value-type="percentage">
            <text:p>0.416%</text:p>
          </table:table-cell>
          <table:table-cell table:style-name="ce161" office:value-type="float" office:value="524" calcext:value-type="float">
            <text:p>524</text:p>
          </table:table-cell>
          <table:table-cell table:style-name="ce176" table:formula="of:=[.O9]/([.$A9]*10000)" office:value-type="percentage" office:value="0.000873333333333333" calcext:value-type="percentage">
            <text:p>0.087%</text:p>
          </table:table-cell>
          <table:table-cell table:style-name="ce176" table:formula="of:=[.O9]/([.$A8]*10000)" office:value-type="percentage" office:value="0.001048" calcext:value-type="percentage">
            <text:p>0.105%</text:p>
          </table:table-cell>
          <table:table-cell table:style-name="ce178" table:formula="of:=ROUNDUP([.A9]/300;0)*3300" office:value-type="float" office:value="3300" calcext:value-type="float">
            <text:p>3300</text:p>
          </table:table-cell>
          <table:table-cell table:style-name="ce181" table:formula="of:=[.R9]/([.$A9]*10000)" office:value-type="percentage" office:value="0.0055" calcext:value-type="percentage">
            <text:p>0.550%</text:p>
          </table:table-cell>
          <table:table-cell table:style-name="ce181" table:formula="of:=[.R9]/([.$A8]*10000)" office:value-type="percentage" office:value="0.0066" calcext:value-type="percentage">
            <text:p>0.660%</text:p>
          </table:table-cell>
          <table:table-cell table:number-columns-repeated="1004"/>
        </table:table-row>
        <table:table-row table:style-name="ro2">
          <table:table-cell table:style-name="ce33" office:value-type="float" office:value="70" calcext:value-type="float">
            <text:p>～7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10]/([.$A10]*10000)" office:value-type="percentage" office:value="0" calcext:value-type="percentage">
            <text:p>0.000%</text:p>
          </table:table-cell>
          <table:table-cell table:style-name="ce121" table:formula="of:=[.C10]/([.$A9]*10000)" office:value-type="percentage" office:value="0" calcext:value-type="percentage">
            <text:p>0.000%</text:p>
          </table:table-cell>
          <table:table-cell table:style-name="ce125" office:value-type="float" office:value="535" calcext:value-type="float">
            <text:p>535</text:p>
          </table:table-cell>
          <table:table-cell table:style-name="ce121" table:formula="of:=[.F10]/([.$A10]*10000)" office:value-type="percentage" office:value="0.000764285714285714" calcext:value-type="percentage">
            <text:p>0.076%</text:p>
          </table:table-cell>
          <table:table-cell table:style-name="ce121" table:formula="of:=[.F10]/([.$A9]*10000)" office:value-type="percentage" office:value="0.000891666666666667" calcext:value-type="percentage">
            <text:p>0.089%</text:p>
          </table:table-cell>
          <table:table-cell table:style-name="ce126" office:value-type="float" office:value="440" calcext:value-type="float">
            <text:p>440</text:p>
          </table:table-cell>
          <table:table-cell table:style-name="ce130" table:formula="of:=[.I10]/([.$A10]*10000)" office:value-type="percentage" office:value="0.000628571428571429" calcext:value-type="percentage">
            <text:p>0.063%</text:p>
          </table:table-cell>
          <table:table-cell table:style-name="ce130" table:formula="of:=[.I10]/([.$A9]*10000)" office:value-type="percentage" office:value="0.000733333333333333" calcext:value-type="percentage">
            <text:p>0.073%</text:p>
          </table:table-cell>
          <table:table-cell table:style-name="ce146" table:formula="of:=ROUNDUP([.A10]*100*0.3465;0)" office:value-type="float" office:value="2426" calcext:value-type="float">
            <text:p>2426</text:p>
          </table:table-cell>
          <table:table-cell table:style-name="ce153" table:formula="of:=[.L10]/([.$A10]*10000)" office:value-type="percentage" office:value="0.00346571428571429" calcext:value-type="percentage">
            <text:p>0.347%</text:p>
          </table:table-cell>
          <table:table-cell table:style-name="ce153" table:formula="of:=[.L10]/([.$A9]*10000)" office:value-type="percentage" office:value="0.00404333333333333" calcext:value-type="percentage">
            <text:p>0.404%</text:p>
          </table:table-cell>
          <table:table-cell table:style-name="ce161" office:value-type="float" office:value="524" calcext:value-type="float">
            <text:p>524</text:p>
          </table:table-cell>
          <table:table-cell table:style-name="ce176" table:formula="of:=[.O10]/([.$A10]*10000)" office:value-type="percentage" office:value="0.000748571428571429" calcext:value-type="percentage">
            <text:p>0.075%</text:p>
          </table:table-cell>
          <table:table-cell table:style-name="ce176" table:formula="of:=[.O10]/([.$A9]*10000)" office:value-type="percentage" office:value="0.000873333333333333" calcext:value-type="percentage">
            <text:p>0.087%</text:p>
          </table:table-cell>
          <table:table-cell table:style-name="ce178" table:formula="of:=ROUNDUP([.A10]/300;0)*3300" office:value-type="float" office:value="3300" calcext:value-type="float">
            <text:p>3300</text:p>
          </table:table-cell>
          <table:table-cell table:style-name="ce181" table:formula="of:=[.R10]/([.$A10]*10000)" office:value-type="percentage" office:value="0.00471428571428571" calcext:value-type="percentage">
            <text:p>0.471%</text:p>
          </table:table-cell>
          <table:table-cell table:style-name="ce181" table:formula="of:=[.R10]/([.$A9]*10000)" office:value-type="percentage" office:value="0.0055" calcext:value-type="percentage">
            <text:p>0.550%</text:p>
          </table:table-cell>
          <table:table-cell table:number-columns-repeated="1004"/>
        </table:table-row>
        <table:table-row table:style-name="ro2">
          <table:table-cell table:style-name="ce33" office:value-type="float" office:value="80" calcext:value-type="float">
            <text:p>～8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11]/([.$A11]*10000)" office:value-type="percentage" office:value="0" calcext:value-type="percentage">
            <text:p>0.000%</text:p>
          </table:table-cell>
          <table:table-cell table:style-name="ce121" table:formula="of:=[.C11]/([.$A10]*10000)" office:value-type="percentage" office:value="0" calcext:value-type="percentage">
            <text:p>0.000%</text:p>
          </table:table-cell>
          <table:table-cell table:style-name="ce125" office:value-type="float" office:value="535" calcext:value-type="float">
            <text:p>535</text:p>
          </table:table-cell>
          <table:table-cell table:style-name="ce121" table:formula="of:=[.F11]/([.$A11]*10000)" office:value-type="percentage" office:value="0.00066875" calcext:value-type="percentage">
            <text:p>0.067%</text:p>
          </table:table-cell>
          <table:table-cell table:style-name="ce121" table:formula="of:=[.F11]/([.$A10]*10000)" office:value-type="percentage" office:value="0.000764285714285714" calcext:value-type="percentage">
            <text:p>0.076%</text:p>
          </table:table-cell>
          <table:table-cell table:style-name="ce126" office:value-type="float" office:value="440" calcext:value-type="float">
            <text:p>440</text:p>
          </table:table-cell>
          <table:table-cell table:style-name="ce130" table:formula="of:=[.I11]/([.$A11]*10000)" office:value-type="percentage" office:value="0.00055" calcext:value-type="percentage">
            <text:p>0.055%</text:p>
          </table:table-cell>
          <table:table-cell table:style-name="ce130" table:formula="of:=[.I11]/([.$A10]*10000)" office:value-type="percentage" office:value="0.000628571428571429" calcext:value-type="percentage">
            <text:p>0.063%</text:p>
          </table:table-cell>
          <table:table-cell table:style-name="ce146" table:formula="of:=ROUNDUP([.A11]*100*0.3465;0)" office:value-type="float" office:value="2772" calcext:value-type="float">
            <text:p>2772</text:p>
          </table:table-cell>
          <table:table-cell table:style-name="ce153" table:formula="of:=[.L11]/([.$A11]*10000)" office:value-type="percentage" office:value="0.003465" calcext:value-type="percentage">
            <text:p>0.347%</text:p>
          </table:table-cell>
          <table:table-cell table:style-name="ce153" table:formula="of:=[.L11]/([.$A10]*10000)" office:value-type="percentage" office:value="0.00396" calcext:value-type="percentage">
            <text:p>0.396%</text:p>
          </table:table-cell>
          <table:table-cell table:style-name="ce161" office:value-type="float" office:value="524" calcext:value-type="float">
            <text:p>524</text:p>
          </table:table-cell>
          <table:table-cell table:style-name="ce176" table:formula="of:=[.O11]/([.$A11]*10000)" office:value-type="percentage" office:value="0.000655" calcext:value-type="percentage">
            <text:p>0.066%</text:p>
          </table:table-cell>
          <table:table-cell table:style-name="ce176" table:formula="of:=[.O11]/([.$A10]*10000)" office:value-type="percentage" office:value="0.000748571428571429" calcext:value-type="percentage">
            <text:p>0.075%</text:p>
          </table:table-cell>
          <table:table-cell table:style-name="ce178" table:formula="of:=ROUNDUP([.A11]/300;0)*3300" office:value-type="float" office:value="3300" calcext:value-type="float">
            <text:p>3300</text:p>
          </table:table-cell>
          <table:table-cell table:style-name="ce181" table:formula="of:=[.R11]/([.$A11]*10000)" office:value-type="percentage" office:value="0.004125" calcext:value-type="percentage">
            <text:p>0.413%</text:p>
          </table:table-cell>
          <table:table-cell table:style-name="ce181" table:formula="of:=[.R11]/([.$A10]*10000)" office:value-type="percentage" office:value="0.00471428571428571" calcext:value-type="percentage">
            <text:p>0.471%</text:p>
          </table:table-cell>
          <table:table-cell table:number-columns-repeated="1004"/>
        </table:table-row>
        <table:table-row table:style-name="ro2">
          <table:table-cell table:style-name="ce33" office:value-type="float" office:value="90" calcext:value-type="float">
            <text:p>～9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12]/([.$A12]*10000)" office:value-type="percentage" office:value="0" calcext:value-type="percentage">
            <text:p>0.000%</text:p>
          </table:table-cell>
          <table:table-cell table:style-name="ce121" table:formula="of:=[.C12]/([.$A11]*10000)" office:value-type="percentage" office:value="0" calcext:value-type="percentage">
            <text:p>0.000%</text:p>
          </table:table-cell>
          <table:table-cell table:style-name="ce125" office:value-type="float" office:value="535" calcext:value-type="float">
            <text:p>535</text:p>
          </table:table-cell>
          <table:table-cell table:style-name="ce121" table:formula="of:=[.F12]/([.$A12]*10000)" office:value-type="percentage" office:value="0.000594444444444444" calcext:value-type="percentage">
            <text:p>0.059%</text:p>
          </table:table-cell>
          <table:table-cell table:style-name="ce121" table:formula="of:=[.F12]/([.$A11]*10000)" office:value-type="percentage" office:value="0.00066875" calcext:value-type="percentage">
            <text:p>0.067%</text:p>
          </table:table-cell>
          <table:table-cell table:style-name="ce126" office:value-type="float" office:value="440" calcext:value-type="float">
            <text:p>440</text:p>
          </table:table-cell>
          <table:table-cell table:style-name="ce130" table:formula="of:=[.I12]/([.$A12]*10000)" office:value-type="percentage" office:value="0.000488888888888889" calcext:value-type="percentage">
            <text:p>0.049%</text:p>
          </table:table-cell>
          <table:table-cell table:style-name="ce130" table:formula="of:=[.I12]/([.$A11]*10000)" office:value-type="percentage" office:value="0.00055" calcext:value-type="percentage">
            <text:p>0.055%</text:p>
          </table:table-cell>
          <table:table-cell table:style-name="ce146" table:formula="of:=ROUNDUP([.A12]*100*0.3465;0)" office:value-type="float" office:value="3119" calcext:value-type="float">
            <text:p>3119</text:p>
          </table:table-cell>
          <table:table-cell table:style-name="ce153" table:formula="of:=[.L12]/([.$A12]*10000)" office:value-type="percentage" office:value="0.00346555555555556" calcext:value-type="percentage">
            <text:p>0.347%</text:p>
          </table:table-cell>
          <table:table-cell table:style-name="ce153" table:formula="of:=[.L12]/([.$A11]*10000)" office:value-type="percentage" office:value="0.00389875" calcext:value-type="percentage">
            <text:p>0.390%</text:p>
          </table:table-cell>
          <table:table-cell table:style-name="ce161" office:value-type="float" office:value="524" calcext:value-type="float">
            <text:p>524</text:p>
          </table:table-cell>
          <table:table-cell table:style-name="ce176" table:formula="of:=[.O12]/([.$A12]*10000)" office:value-type="percentage" office:value="0.000582222222222222" calcext:value-type="percentage">
            <text:p>0.058%</text:p>
          </table:table-cell>
          <table:table-cell table:style-name="ce176" table:formula="of:=[.O12]/([.$A11]*10000)" office:value-type="percentage" office:value="0.000655" calcext:value-type="percentage">
            <text:p>0.066%</text:p>
          </table:table-cell>
          <table:table-cell table:style-name="ce178" table:formula="of:=ROUNDUP([.A12]/300;0)*3300" office:value-type="float" office:value="3300" calcext:value-type="float">
            <text:p>3300</text:p>
          </table:table-cell>
          <table:table-cell table:style-name="ce181" table:formula="of:=[.R12]/([.$A12]*10000)" office:value-type="percentage" office:value="0.00366666666666667" calcext:value-type="percentage">
            <text:p>0.367%</text:p>
          </table:table-cell>
          <table:table-cell table:style-name="ce181" table:formula="of:=[.R12]/([.$A11]*10000)" office:value-type="percentage" office:value="0.004125" calcext:value-type="percentage">
            <text:p>0.413%</text:p>
          </table:table-cell>
          <table:table-cell table:number-columns-repeated="1004"/>
        </table:table-row>
        <table:table-row table:style-name="ro2">
          <table:table-cell table:style-name="ce33" office:value-type="float" office:value="100" calcext:value-type="float">
            <text:p>～100</text:p>
          </table:table-cell>
          <table:table-cell table:style-name="ce4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1" table:formula="of:=[.C13]/([.$A13]*10000)" office:value-type="percentage" office:value="0" calcext:value-type="percentage">
            <text:p>0.000%</text:p>
          </table:table-cell>
          <table:table-cell table:style-name="ce121" table:formula="of:=[.C13]/([.$A12]*10000)" office:value-type="percentage" office:value="0" calcext:value-type="percentage">
            <text:p>0.000%</text:p>
          </table:table-cell>
          <table:table-cell table:style-name="ce125" office:value-type="float" office:value="535" calcext:value-type="float">
            <text:p>535</text:p>
          </table:table-cell>
          <table:table-cell table:style-name="ce121" table:formula="of:=[.F13]/([.$A13]*10000)" office:value-type="percentage" office:value="0.000535" calcext:value-type="percentage">
            <text:p>0.054%</text:p>
          </table:table-cell>
          <table:table-cell table:style-name="ce121" table:formula="of:=[.F13]/([.$A12]*10000)" office:value-type="percentage" office:value="0.000594444444444444" calcext:value-type="percentage">
            <text:p>0.059%</text:p>
          </table:table-cell>
          <table:table-cell table:style-name="ce126" office:value-type="float" office:value="880" calcext:value-type="float">
            <text:p>880</text:p>
          </table:table-cell>
          <table:table-cell table:style-name="ce130" table:formula="of:=[.I13]/([.$A13]*10000)" office:value-type="percentage" office:value="0.00088" calcext:value-type="percentage">
            <text:p>0.088%</text:p>
          </table:table-cell>
          <table:table-cell table:style-name="ce130" table:formula="of:=[.I13]/([.$A12]*10000)" office:value-type="percentage" office:value="0.000977777777777778" calcext:value-type="percentage">
            <text:p>0.098%</text:p>
          </table:table-cell>
          <table:table-cell table:style-name="ce146" table:formula="of:=ROUNDUP([.A13]*100*0.3465;0)" office:value-type="float" office:value="3465" calcext:value-type="float">
            <text:p>3465</text:p>
          </table:table-cell>
          <table:table-cell table:style-name="ce153" table:formula="of:=[.L13]/([.$A13]*10000)" office:value-type="percentage" office:value="0.003465" calcext:value-type="percentage">
            <text:p>0.347%</text:p>
          </table:table-cell>
          <table:table-cell table:style-name="ce153" table:formula="of:=[.L13]/([.$A12]*10000)" office:value-type="percentage" office:value="0.00385" calcext:value-type="percentage">
            <text:p>0.385%</text:p>
          </table:table-cell>
          <table:table-cell table:style-name="ce161" office:value-type="float" office:value="1048" calcext:value-type="float">
            <text:p>1048</text:p>
          </table:table-cell>
          <table:table-cell table:style-name="ce176" table:formula="of:=[.O13]/([.$A13]*10000)" office:value-type="percentage" office:value="0.001048" calcext:value-type="percentage">
            <text:p>0.105%</text:p>
          </table:table-cell>
          <table:table-cell table:style-name="ce176" table:formula="of:=[.O13]/([.$A12]*10000)" office:value-type="percentage" office:value="0.00116444444444444" calcext:value-type="percentage">
            <text:p>0.116%</text:p>
          </table:table-cell>
          <table:table-cell table:style-name="ce178" table:formula="of:=ROUNDUP([.A13]/300;0)*3300" office:value-type="float" office:value="3300" calcext:value-type="float">
            <text:p>3300</text:p>
          </table:table-cell>
          <table:table-cell table:style-name="ce181" table:formula="of:=[.R13]/([.$A13]*10000)" office:value-type="percentage" office:value="0.0033" calcext:value-type="percentage">
            <text:p>0.330%</text:p>
          </table:table-cell>
          <table:table-cell table:style-name="ce181" table:formula="of:=[.R13]/([.$A12]*10000)" office:value-type="percentage" office:value="0.00366666666666667" calcext:value-type="percentage">
            <text:p>0.367%</text:p>
          </table:table-cell>
          <table:table-cell table:number-columns-repeated="1004"/>
        </table:table-row>
        <table:table-row table:style-name="ro2">
          <table:table-cell table:style-name="ce33" office:value-type="float" office:value="200" calcext:value-type="float">
            <text:p>～2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14]*11" office:value-type="float" office:value="2200" calcext:value-type="float">
            <text:p>2200</text:p>
          </table:table-cell>
          <table:table-cell table:style-name="ce121" table:formula="of:=[.C14]/([.$A14]*10000)" office:value-type="percentage" office:value="0.0011" calcext:value-type="percentage">
            <text:p>0.110%</text:p>
          </table:table-cell>
          <table:table-cell table:style-name="ce121" table:formula="of:=[.C14]/([.$A13]*10000)" office:value-type="percentage" office:value="0.0022" calcext:value-type="percentage">
            <text:p>0.220%</text:p>
          </table:table-cell>
          <table:table-cell table:style-name="ce120" office:value-type="float" office:value="2079" calcext:value-type="float">
            <text:p>2079</text:p>
          </table:table-cell>
          <table:table-cell table:style-name="ce121" table:formula="of:=[.F14]/([.$A14]*10000)" office:value-type="percentage" office:value="0.0010395" calcext:value-type="percentage">
            <text:p>0.104%</text:p>
          </table:table-cell>
          <table:table-cell table:style-name="ce121" table:formula="of:=[.F14]/([.$A13]*10000)" office:value-type="percentage" office:value="0.002079" calcext:value-type="percentage">
            <text:p>0.208%</text:p>
          </table:table-cell>
          <table:table-cell table:style-name="ce126" office:value-type="float" office:value="1650" calcext:value-type="float">
            <text:p>1650</text:p>
          </table:table-cell>
          <table:table-cell table:style-name="ce130" table:formula="of:=[.I14]/([.$A14]*10000)" office:value-type="percentage" office:value="0.000825" calcext:value-type="percentage">
            <text:p>0.083%</text:p>
          </table:table-cell>
          <table:table-cell table:style-name="ce130" table:formula="of:=[.I14]/([.$A13]*10000)" office:value-type="percentage" office:value="0.00165" calcext:value-type="percentage">
            <text:p>0.165%</text:p>
          </table:table-cell>
          <table:table-cell table:style-name="ce146" table:formula="of:=[.A14]*100*0.264+825" office:value-type="float" office:value="6105" calcext:value-type="float">
            <text:p>6105</text:p>
          </table:table-cell>
          <table:table-cell table:style-name="ce153" table:formula="of:=[.L14]/([.$A14]*10000)" office:value-type="percentage" office:value="0.0030525" calcext:value-type="percentage">
            <text:p>0.305%</text:p>
          </table:table-cell>
          <table:table-cell table:style-name="ce153" table:formula="of:=[.L14]/([.$A13]*10000)" office:value-type="percentage" office:value="0.006105" calcext:value-type="percentage">
            <text:p>0.611%</text:p>
          </table:table-cell>
          <table:table-cell table:style-name="ce161" office:value-type="float" office:value="2095" calcext:value-type="float">
            <text:p>2095</text:p>
          </table:table-cell>
          <table:table-cell table:style-name="ce176" table:formula="of:=[.O14]/([.$A14]*10000)" office:value-type="percentage" office:value="0.0010475" calcext:value-type="percentage">
            <text:p>0.105%</text:p>
          </table:table-cell>
          <table:table-cell table:style-name="ce176" table:formula="of:=[.O14]/([.$A13]*10000)" office:value-type="percentage" office:value="0.002095" calcext:value-type="percentage">
            <text:p>0.210%</text:p>
          </table:table-cell>
          <table:table-cell table:style-name="ce178" table:formula="of:=ROUNDUP([.A14]/300;0)*3300" office:value-type="float" office:value="3300" calcext:value-type="float">
            <text:p>3300</text:p>
          </table:table-cell>
          <table:table-cell table:style-name="ce181" table:formula="of:=[.R14]/([.$A14]*10000)" office:value-type="percentage" office:value="0.00165" calcext:value-type="percentage">
            <text:p>0.165%</text:p>
          </table:table-cell>
          <table:table-cell table:style-name="ce181" table:formula="of:=[.R14]/([.$A13]*10000)" office:value-type="percentage" office:value="0.0033" calcext:value-type="percentage">
            <text:p>0.330%</text:p>
          </table:table-cell>
          <table:table-cell table:number-columns-repeated="1004"/>
        </table:table-row>
        <table:table-row table:style-name="ro2">
          <table:table-cell table:style-name="ce33" office:value-type="float" office:value="300" calcext:value-type="float">
            <text:p>～3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15]*11" office:value-type="float" office:value="3300" calcext:value-type="float">
            <text:p>3300</text:p>
          </table:table-cell>
          <table:table-cell table:style-name="ce121" table:formula="of:=[.C15]/([.$A15]*10000)" office:value-type="percentage" office:value="0.0011" calcext:value-type="percentage">
            <text:p>0.110%</text:p>
          </table:table-cell>
          <table:table-cell table:style-name="ce121" table:formula="of:=[.C15]/([.$A14]*10000)" office:value-type="percentage" office:value="0.00165" calcext:value-type="percentage">
            <text:p>0.165%</text:p>
          </table:table-cell>
          <table:table-cell table:style-name="ce120" office:value-type="float" office:value="3069" calcext:value-type="float">
            <text:p>3069</text:p>
          </table:table-cell>
          <table:table-cell table:style-name="ce121" table:formula="of:=[.F15]/([.$A15]*10000)" office:value-type="percentage" office:value="0.001023" calcext:value-type="percentage">
            <text:p>0.102%</text:p>
          </table:table-cell>
          <table:table-cell table:style-name="ce121" table:formula="of:=[.F15]/([.$A14]*10000)" office:value-type="percentage" office:value="0.0015345" calcext:value-type="percentage">
            <text:p>0.153%</text:p>
          </table:table-cell>
          <table:table-cell table:style-name="ce126" office:value-type="float" office:value="2200" calcext:value-type="float">
            <text:p>2200</text:p>
          </table:table-cell>
          <table:table-cell table:style-name="ce130" table:formula="of:=[.I15]/([.$A15]*10000)" office:value-type="percentage" office:value="0.000733333333333333" calcext:value-type="percentage">
            <text:p>0.073%</text:p>
          </table:table-cell>
          <table:table-cell table:style-name="ce130" table:formula="of:=[.I15]/([.$A14]*10000)" office:value-type="percentage" office:value="0.0011" calcext:value-type="percentage">
            <text:p>0.110%</text:p>
          </table:table-cell>
          <table:table-cell table:style-name="ce146" table:formula="of:=[.A15]*100*0.264+825" office:value-type="float" office:value="8745" calcext:value-type="float">
            <text:p>8745</text:p>
          </table:table-cell>
          <table:table-cell table:style-name="ce153" table:formula="of:=[.L15]/([.$A15]*10000)" office:value-type="percentage" office:value="0.002915" calcext:value-type="percentage">
            <text:p>0.292%</text:p>
          </table:table-cell>
          <table:table-cell table:style-name="ce153" table:formula="of:=[.L15]/([.$A14]*10000)" office:value-type="percentage" office:value="0.0043725" calcext:value-type="percentage">
            <text:p>0.437%</text:p>
          </table:table-cell>
          <table:table-cell table:style-name="ce161" office:value-type="float" office:value="3143" calcext:value-type="float">
            <text:p>3143</text:p>
          </table:table-cell>
          <table:table-cell table:style-name="ce176" table:formula="of:=[.O15]/([.$A15]*10000)" office:value-type="percentage" office:value="0.00104766666666667" calcext:value-type="percentage">
            <text:p>0.105%</text:p>
          </table:table-cell>
          <table:table-cell table:style-name="ce176" table:formula="of:=[.O15]/([.$A14]*10000)" office:value-type="percentage" office:value="0.0015715" calcext:value-type="percentage">
            <text:p>0.157%</text:p>
          </table:table-cell>
          <table:table-cell table:style-name="ce178" table:formula="of:=ROUNDUP([.A15]/300;0)*3300" office:value-type="float" office:value="3300" calcext:value-type="float">
            <text:p>3300</text:p>
          </table:table-cell>
          <table:table-cell table:style-name="ce181" table:formula="of:=[.R15]/([.$A15]*10000)" office:value-type="percentage" office:value="0.0011" calcext:value-type="percentage">
            <text:p>0.110%</text:p>
          </table:table-cell>
          <table:table-cell table:style-name="ce181" table:formula="of:=[.R15]/([.$A14]*10000)" office:value-type="percentage" office:value="0.00165" calcext:value-type="percentage">
            <text:p>0.165%</text:p>
          </table:table-cell>
          <table:table-cell table:number-columns-repeated="1004"/>
        </table:table-row>
        <table:table-row table:style-name="ro2">
          <table:table-cell table:style-name="ce33" office:value-type="float" office:value="400" calcext:value-type="float">
            <text:p>～4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16]*11" office:value-type="float" office:value="4400" calcext:value-type="float">
            <text:p>4400</text:p>
          </table:table-cell>
          <table:table-cell table:style-name="ce121" table:formula="of:=[.C16]/([.$A16]*10000)" office:value-type="percentage" office:value="0.0011" calcext:value-type="percentage">
            <text:p>0.110%</text:p>
          </table:table-cell>
          <table:table-cell table:style-name="ce121" table:formula="of:=[.C16]/([.$A15]*10000)" office:value-type="percentage" office:value="0.00146666666666667" calcext:value-type="percentage">
            <text:p>0.147%</text:p>
          </table:table-cell>
          <table:table-cell table:style-name="ce120" office:value-type="float" office:value="4059" calcext:value-type="float">
            <text:p>4059</text:p>
          </table:table-cell>
          <table:table-cell table:style-name="ce121" table:formula="of:=[.F16]/([.$A16]*10000)" office:value-type="percentage" office:value="0.00101475" calcext:value-type="percentage">
            <text:p>0.101%</text:p>
          </table:table-cell>
          <table:table-cell table:style-name="ce121" table:formula="of:=[.F16]/([.$A15]*10000)" office:value-type="percentage" office:value="0.001353" calcext:value-type="percentage">
            <text:p>0.135%</text:p>
          </table:table-cell>
          <table:table-cell table:style-name="ce129" office:value-type="float" office:value="3300" calcext:value-type="float">
            <text:p>3300</text:p>
          </table:table-cell>
          <table:table-cell table:style-name="ce130" table:formula="of:=[.I16]/([.$A16]*10000)" office:value-type="percentage" office:value="0.000825" calcext:value-type="percentage">
            <text:p>0.083%</text:p>
          </table:table-cell>
          <table:table-cell table:style-name="ce130" table:formula="of:=[.I16]/([.$A15]*10000)" office:value-type="percentage" office:value="0.0011" calcext:value-type="percentage">
            <text:p>0.110%</text:p>
          </table:table-cell>
          <table:table-cell table:style-name="ce151" table:formula="of:=[.A16]*100*0.2475+1320" office:value-type="float" office:value="11220" calcext:value-type="float">
            <text:p>11220</text:p>
          </table:table-cell>
          <table:table-cell table:style-name="ce153" table:formula="of:=[.L16]/([.$A16]*10000)" office:value-type="percentage" office:value="0.002805" calcext:value-type="percentage">
            <text:p>0.281%</text:p>
          </table:table-cell>
          <table:table-cell table:style-name="ce153" table:formula="of:=[.L16]/([.$A15]*10000)" office:value-type="percentage" office:value="0.00374" calcext:value-type="percentage">
            <text:p>0.374%</text:p>
          </table:table-cell>
          <table:table-cell table:style-name="ce165" office:value-type="float" office:value="3143" calcext:value-type="float">
            <text:p>3143</text:p>
          </table:table-cell>
          <table:table-cell table:style-name="ce176" table:formula="of:=[.O16]/([.$A16]*10000)" office:value-type="percentage" office:value="0.00078575" calcext:value-type="percentage">
            <text:p>0.079%</text:p>
          </table:table-cell>
          <table:table-cell table:style-name="ce176" table:formula="of:=[.O16]/([.$A15]*10000)" office:value-type="percentage" office:value="0.00104766666666667" calcext:value-type="percentage">
            <text:p>0.105%</text:p>
          </table:table-cell>
          <table:table-cell table:style-name="ce178" table:formula="of:=ROUNDUP([.A16]/300;0)*3300" office:value-type="float" office:value="6600" calcext:value-type="float">
            <text:p>6600</text:p>
          </table:table-cell>
          <table:table-cell table:style-name="ce181" table:formula="of:=[.R16]/([.$A16]*10000)" office:value-type="percentage" office:value="0.00165" calcext:value-type="percentage">
            <text:p>0.165%</text:p>
          </table:table-cell>
          <table:table-cell table:style-name="ce181" table:formula="of:=[.R16]/([.$A15]*10000)" office:value-type="percentage" office:value="0.0022" calcext:value-type="percentage">
            <text:p>0.220%</text:p>
          </table:table-cell>
          <table:table-cell table:number-columns-repeated="1004"/>
        </table:table-row>
        <table:table-row table:style-name="ro2">
          <table:table-cell table:style-name="ce33" office:value-type="float" office:value="500" calcext:value-type="float">
            <text:p>～5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17]*11" office:value-type="float" office:value="5500" calcext:value-type="float">
            <text:p>5500</text:p>
          </table:table-cell>
          <table:table-cell table:style-name="ce121" table:formula="of:=[.C17]/([.$A17]*10000)" office:value-type="percentage" office:value="0.0011" calcext:value-type="percentage">
            <text:p>0.110%</text:p>
          </table:table-cell>
          <table:table-cell table:style-name="ce121" table:formula="of:=[.C17]/([.$A16]*10000)" office:value-type="percentage" office:value="0.001375" calcext:value-type="percentage">
            <text:p>0.138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17]/([.$A17]*10000)" office:value-type="percentage" office:value="0.0008118" calcext:value-type="percentage">
            <text:p>0.081%</text:p>
          </table:table-cell>
          <table:table-cell table:style-name="ce121" table:formula="of:=[.F17]/([.$A16]*10000)" office:value-type="percentage" office:value="0.00101475" calcext:value-type="percentage">
            <text:p>0.101%</text:p>
          </table:table-cell>
          <table:table-cell table:style-name="ce129" office:value-type="float" office:value="3300" calcext:value-type="float">
            <text:p>3300</text:p>
          </table:table-cell>
          <table:table-cell table:style-name="ce130" table:formula="of:=[.I17]/([.$A17]*10000)" office:value-type="percentage" office:value="0.00066" calcext:value-type="percentage">
            <text:p>0.066%</text:p>
          </table:table-cell>
          <table:table-cell table:style-name="ce130" table:formula="of:=[.I17]/([.$A16]*10000)" office:value-type="percentage" office:value="0.000825" calcext:value-type="percentage">
            <text:p>0.083%</text:p>
          </table:table-cell>
          <table:table-cell table:style-name="ce151" table:formula="of:=[.A17]*100*0.2475+1320" office:value-type="float" office:value="13695" calcext:value-type="float">
            <text:p>13695</text:p>
          </table:table-cell>
          <table:table-cell table:style-name="ce153" table:formula="of:=[.L17]/([.$A17]*10000)" office:value-type="percentage" office:value="0.002739" calcext:value-type="percentage">
            <text:p>0.274%</text:p>
          </table:table-cell>
          <table:table-cell table:style-name="ce153" table:formula="of:=[.L17]/([.$A16]*10000)" office:value-type="percentage" office:value="0.00342375" calcext:value-type="percentage">
            <text:p>0.342%</text:p>
          </table:table-cell>
          <table:table-cell table:style-name="ce165" office:value-type="float" office:value="5238" calcext:value-type="float">
            <text:p>5238</text:p>
          </table:table-cell>
          <table:table-cell table:style-name="ce176" table:formula="of:=[.O17]/([.$A17]*10000)" office:value-type="percentage" office:value="0.0010476" calcext:value-type="percentage">
            <text:p>0.105%</text:p>
          </table:table-cell>
          <table:table-cell table:style-name="ce176" table:formula="of:=[.O17]/([.$A16]*10000)" office:value-type="percentage" office:value="0.0013095" calcext:value-type="percentage">
            <text:p>0.131%</text:p>
          </table:table-cell>
          <table:table-cell table:style-name="ce178" table:formula="of:=ROUNDUP([.A17]/300;0)*3300" office:value-type="float" office:value="6600" calcext:value-type="float">
            <text:p>6600</text:p>
          </table:table-cell>
          <table:table-cell table:style-name="ce181" table:formula="of:=[.R17]/([.$A17]*10000)" office:value-type="percentage" office:value="0.00132" calcext:value-type="percentage">
            <text:p>0.132%</text:p>
          </table:table-cell>
          <table:table-cell table:style-name="ce181" table:formula="of:=[.R17]/([.$A16]*10000)" office:value-type="percentage" office:value="0.00165" calcext:value-type="percentage">
            <text:p>0.165%</text:p>
          </table:table-cell>
          <table:table-cell table:number-columns-repeated="1004"/>
        </table:table-row>
        <table:table-row table:style-name="ro2">
          <table:table-cell table:style-name="ce33" office:value-type="float" office:value="600" calcext:value-type="float">
            <text:p>～6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18]*11" office:value-type="float" office:value="6600" calcext:value-type="float">
            <text:p>6600</text:p>
          </table:table-cell>
          <table:table-cell table:style-name="ce121" table:formula="of:=[.C18]/([.$A18]*10000)" office:value-type="percentage" office:value="0.0011" calcext:value-type="percentage">
            <text:p>0.110%</text:p>
          </table:table-cell>
          <table:table-cell table:style-name="ce121" table:formula="of:=[.C18]/([.$A17]*10000)" office:value-type="percentage" office:value="0.00132" calcext:value-type="percentage">
            <text:p>0.132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18]/([.$A18]*10000)" office:value-type="percentage" office:value="0.0006765" calcext:value-type="percentage">
            <text:p>0.068%</text:p>
          </table:table-cell>
          <table:table-cell table:style-name="ce121" table:formula="of:=[.F18]/([.$A17]*10000)" office:value-type="percentage" office:value="0.0008118" calcext:value-type="percentage">
            <text:p>0.081%</text:p>
          </table:table-cell>
          <table:table-cell table:style-name="ce129" office:value-type="float" office:value="3300" calcext:value-type="float">
            <text:p>3300</text:p>
          </table:table-cell>
          <table:table-cell table:style-name="ce130" table:formula="of:=[.I18]/([.$A18]*10000)" office:value-type="percentage" office:value="0.00055" calcext:value-type="percentage">
            <text:p>0.055%</text:p>
          </table:table-cell>
          <table:table-cell table:style-name="ce130" table:formula="of:=[.I18]/([.$A17]*10000)" office:value-type="percentage" office:value="0.00066" calcext:value-type="percentage">
            <text:p>0.066%</text:p>
          </table:table-cell>
          <table:table-cell table:style-name="ce151" table:formula="of:=[.A18]*100*0.2079+3300" office:value-type="float" office:value="15774" calcext:value-type="float">
            <text:p>15774</text:p>
          </table:table-cell>
          <table:table-cell table:style-name="ce153" table:formula="of:=[.L18]/([.$A18]*10000)" office:value-type="percentage" office:value="0.002629" calcext:value-type="percentage">
            <text:p>0.263%</text:p>
          </table:table-cell>
          <table:table-cell table:style-name="ce153" table:formula="of:=[.L18]/([.$A17]*10000)" office:value-type="percentage" office:value="0.0031548" calcext:value-type="percentage">
            <text:p>0.315%</text:p>
          </table:table-cell>
          <table:table-cell table:style-name="ce165" office:value-type="float" office:value="5238" calcext:value-type="float">
            <text:p>5238</text:p>
          </table:table-cell>
          <table:table-cell table:style-name="ce176" table:formula="of:=[.O18]/([.$A18]*10000)" office:value-type="percentage" office:value="0.000873" calcext:value-type="percentage">
            <text:p>0.087%</text:p>
          </table:table-cell>
          <table:table-cell table:style-name="ce176" table:formula="of:=[.O18]/([.$A17]*10000)" office:value-type="percentage" office:value="0.0010476" calcext:value-type="percentage">
            <text:p>0.105%</text:p>
          </table:table-cell>
          <table:table-cell table:style-name="ce178" table:formula="of:=ROUNDUP([.A18]/300;0)*3300" office:value-type="float" office:value="6600" calcext:value-type="float">
            <text:p>6600</text:p>
          </table:table-cell>
          <table:table-cell table:style-name="ce181" table:formula="of:=[.R18]/([.$A18]*10000)" office:value-type="percentage" office:value="0.0011" calcext:value-type="percentage">
            <text:p>0.110%</text:p>
          </table:table-cell>
          <table:table-cell table:style-name="ce181" table:formula="of:=[.R18]/([.$A17]*10000)" office:value-type="percentage" office:value="0.00132" calcext:value-type="percentage">
            <text:p>0.132%</text:p>
          </table:table-cell>
          <table:table-cell table:number-columns-repeated="1004"/>
        </table:table-row>
        <table:table-row table:style-name="ro2">
          <table:table-cell table:style-name="ce33" office:value-type="float" office:value="700" calcext:value-type="float">
            <text:p>～7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19]*11" office:value-type="float" office:value="7700" calcext:value-type="float">
            <text:p>7700</text:p>
          </table:table-cell>
          <table:table-cell table:style-name="ce121" table:formula="of:=[.C19]/([.$A19]*10000)" office:value-type="percentage" office:value="0.0011" calcext:value-type="percentage">
            <text:p>0.110%</text:p>
          </table:table-cell>
          <table:table-cell table:style-name="ce121" table:formula="of:=[.C19]/([.$A18]*10000)" office:value-type="percentage" office:value="0.00128333333333333" calcext:value-type="percentage">
            <text:p>0.128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19]/([.$A19]*10000)" office:value-type="percentage" office:value="0.000579857142857143" calcext:value-type="percentage">
            <text:p>0.058%</text:p>
          </table:table-cell>
          <table:table-cell table:style-name="ce121" table:formula="of:=[.F19]/([.$A18]*10000)" office:value-type="percentage" office:value="0.0006765" calcext:value-type="percentage">
            <text:p>0.068%</text:p>
          </table:table-cell>
          <table:table-cell table:style-name="ce129" office:value-type="float" office:value="3300" calcext:value-type="float">
            <text:p>3300</text:p>
          </table:table-cell>
          <table:table-cell table:style-name="ce130" table:formula="of:=[.I19]/([.$A19]*10000)" office:value-type="percentage" office:value="0.000471428571428571" calcext:value-type="percentage">
            <text:p>0.047%</text:p>
          </table:table-cell>
          <table:table-cell table:style-name="ce130" table:formula="of:=[.I19]/([.$A18]*10000)" office:value-type="percentage" office:value="0.00055" calcext:value-type="percentage">
            <text:p>0.055%</text:p>
          </table:table-cell>
          <table:table-cell table:style-name="ce151" table:formula="of:=[.A19]*100*0.2079+3300" office:value-type="float" office:value="17853" calcext:value-type="float">
            <text:p>17853</text:p>
          </table:table-cell>
          <table:table-cell table:style-name="ce153" table:formula="of:=[.L19]/([.$A19]*10000)" office:value-type="percentage" office:value="0.00255042857142857" calcext:value-type="percentage">
            <text:p>0.255%</text:p>
          </table:table-cell>
          <table:table-cell table:style-name="ce153" table:formula="of:=[.L19]/([.$A18]*10000)" office:value-type="percentage" office:value="0.0029755" calcext:value-type="percentage">
            <text:p>0.298%</text:p>
          </table:table-cell>
          <table:table-cell table:style-name="ce165" office:value-type="float" office:value="5238" calcext:value-type="float">
            <text:p>5238</text:p>
          </table:table-cell>
          <table:table-cell table:style-name="ce176" table:formula="of:=[.O19]/([.$A19]*10000)" office:value-type="percentage" office:value="0.000748285714285714" calcext:value-type="percentage">
            <text:p>0.075%</text:p>
          </table:table-cell>
          <table:table-cell table:style-name="ce176" table:formula="of:=[.O19]/([.$A18]*10000)" office:value-type="percentage" office:value="0.000873" calcext:value-type="percentage">
            <text:p>0.087%</text:p>
          </table:table-cell>
          <table:table-cell table:style-name="ce178" table:formula="of:=ROUNDUP([.A19]/300;0)*3300" office:value-type="float" office:value="9900" calcext:value-type="float">
            <text:p>9900</text:p>
          </table:table-cell>
          <table:table-cell table:style-name="ce181" table:formula="of:=[.R19]/([.$A19]*10000)" office:value-type="percentage" office:value="0.00141428571428571" calcext:value-type="percentage">
            <text:p>0.141%</text:p>
          </table:table-cell>
          <table:table-cell table:style-name="ce181" table:formula="of:=[.R19]/([.$A18]*10000)" office:value-type="percentage" office:value="0.00165" calcext:value-type="percentage">
            <text:p>0.165%</text:p>
          </table:table-cell>
          <table:table-cell table:number-columns-repeated="1004"/>
        </table:table-row>
        <table:table-row table:style-name="ro2">
          <table:table-cell table:style-name="ce33" office:value-type="float" office:value="800" calcext:value-type="float">
            <text:p>～8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0]*11" office:value-type="float" office:value="8800" calcext:value-type="float">
            <text:p>8800</text:p>
          </table:table-cell>
          <table:table-cell table:style-name="ce121" table:formula="of:=[.C20]/([.$A20]*10000)" office:value-type="percentage" office:value="0.0011" calcext:value-type="percentage">
            <text:p>0.110%</text:p>
          </table:table-cell>
          <table:table-cell table:style-name="ce121" table:formula="of:=[.C20]/([.$A19]*10000)" office:value-type="percentage" office:value="0.00125714285714286" calcext:value-type="percentage">
            <text:p>0.126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0]/([.$A20]*10000)" office:value-type="percentage" office:value="0.000507375" calcext:value-type="percentage">
            <text:p>0.051%</text:p>
          </table:table-cell>
          <table:table-cell table:style-name="ce121" table:formula="of:=[.F20]/([.$A19]*10000)" office:value-type="percentage" office:value="0.000579857142857143" calcext:value-type="percentage">
            <text:p>0.058%</text:p>
          </table:table-cell>
          <table:table-cell table:style-name="ce129" office:value-type="float" office:value="3300" calcext:value-type="float">
            <text:p>3300</text:p>
          </table:table-cell>
          <table:table-cell table:style-name="ce130" table:formula="of:=[.I20]/([.$A20]*10000)" office:value-type="percentage" office:value="0.0004125" calcext:value-type="percentage">
            <text:p>0.041%</text:p>
          </table:table-cell>
          <table:table-cell table:style-name="ce130" table:formula="of:=[.I20]/([.$A19]*10000)" office:value-type="percentage" office:value="0.000471428571428571" calcext:value-type="percentage">
            <text:p>0.047%</text:p>
          </table:table-cell>
          <table:table-cell table:style-name="ce151" table:formula="of:=[.A20]*100*0.2079+3300" office:value-type="float" office:value="19932" calcext:value-type="float">
            <text:p>19932</text:p>
          </table:table-cell>
          <table:table-cell table:style-name="ce153" table:formula="of:=[.L20]/([.$A20]*10000)" office:value-type="percentage" office:value="0.0024915" calcext:value-type="percentage">
            <text:p>0.249%</text:p>
          </table:table-cell>
          <table:table-cell table:style-name="ce153" table:formula="of:=[.L20]/([.$A19]*10000)" office:value-type="percentage" office:value="0.00284742857142857" calcext:value-type="percentage">
            <text:p>0.285%</text:p>
          </table:table-cell>
          <table:table-cell table:style-name="ce165" office:value-type="float" office:value="5238" calcext:value-type="float">
            <text:p>5238</text:p>
          </table:table-cell>
          <table:table-cell table:style-name="ce176" table:formula="of:=[.O20]/([.$A20]*10000)" office:value-type="percentage" office:value="0.00065475" calcext:value-type="percentage">
            <text:p>0.065%</text:p>
          </table:table-cell>
          <table:table-cell table:style-name="ce176" table:formula="of:=[.O20]/([.$A19]*10000)" office:value-type="percentage" office:value="0.000748285714285714" calcext:value-type="percentage">
            <text:p>0.075%</text:p>
          </table:table-cell>
          <table:table-cell table:style-name="ce178" table:formula="of:=ROUNDUP([.A20]/300;0)*3300" office:value-type="float" office:value="9900" calcext:value-type="float">
            <text:p>9900</text:p>
          </table:table-cell>
          <table:table-cell table:style-name="ce181" table:formula="of:=[.R20]/([.$A20]*10000)" office:value-type="percentage" office:value="0.0012375" calcext:value-type="percentage">
            <text:p>0.124%</text:p>
          </table:table-cell>
          <table:table-cell table:style-name="ce181" table:formula="of:=[.R20]/([.$A19]*10000)" office:value-type="percentage" office:value="0.00141428571428571" calcext:value-type="percentage">
            <text:p>0.141%</text:p>
          </table:table-cell>
          <table:table-cell table:number-columns-repeated="1004"/>
        </table:table-row>
        <table:table-row table:style-name="ro2">
          <table:table-cell table:style-name="ce33" office:value-type="float" office:value="900" calcext:value-type="float">
            <text:p>～9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1]*11" office:value-type="float" office:value="9900" calcext:value-type="float">
            <text:p>9900</text:p>
          </table:table-cell>
          <table:table-cell table:style-name="ce121" table:formula="of:=[.C21]/([.$A21]*10000)" office:value-type="percentage" office:value="0.0011" calcext:value-type="percentage">
            <text:p>0.110%</text:p>
          </table:table-cell>
          <table:table-cell table:style-name="ce121" table:formula="of:=[.C21]/([.$A20]*10000)" office:value-type="percentage" office:value="0.0012375" calcext:value-type="percentage">
            <text:p>0.124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1]/([.$A21]*10000)" office:value-type="percentage" office:value="0.000451" calcext:value-type="percentage">
            <text:p>0.045%</text:p>
          </table:table-cell>
          <table:table-cell table:style-name="ce121" table:formula="of:=[.F21]/([.$A20]*10000)" office:value-type="percentage" office:value="0.000507375" calcext:value-type="percentage">
            <text:p>0.051%</text:p>
          </table:table-cell>
          <table:table-cell table:style-name="ce129" office:value-type="float" office:value="3300" calcext:value-type="float">
            <text:p>3300</text:p>
          </table:table-cell>
          <table:table-cell table:style-name="ce130" table:formula="of:=[.I21]/([.$A21]*10000)" office:value-type="percentage" office:value="0.000366666666666667" calcext:value-type="percentage">
            <text:p>0.037%</text:p>
          </table:table-cell>
          <table:table-cell table:style-name="ce130" table:formula="of:=[.I21]/([.$A20]*10000)" office:value-type="percentage" office:value="0.0004125" calcext:value-type="percentage">
            <text:p>0.041%</text:p>
          </table:table-cell>
          <table:table-cell table:style-name="ce151" table:formula="of:=[.A21]*100*0.2079+3300" office:value-type="float" office:value="22011" calcext:value-type="float">
            <text:p>22011</text:p>
          </table:table-cell>
          <table:table-cell table:style-name="ce153" table:formula="of:=[.L21]/([.$A21]*10000)" office:value-type="percentage" office:value="0.00244566666666667" calcext:value-type="percentage">
            <text:p>0.245%</text:p>
          </table:table-cell>
          <table:table-cell table:style-name="ce153" table:formula="of:=[.L21]/([.$A20]*10000)" office:value-type="percentage" office:value="0.002751375" calcext:value-type="percentage">
            <text:p>0.275%</text:p>
          </table:table-cell>
          <table:table-cell table:style-name="ce165" office:value-type="float" office:value="5238" calcext:value-type="float">
            <text:p>5238</text:p>
          </table:table-cell>
          <table:table-cell table:style-name="ce176" table:formula="of:=[.O21]/([.$A21]*10000)" office:value-type="percentage" office:value="0.000582" calcext:value-type="percentage">
            <text:p>0.058%</text:p>
          </table:table-cell>
          <table:table-cell table:style-name="ce176" table:formula="of:=[.O21]/([.$A20]*10000)" office:value-type="percentage" office:value="0.00065475" calcext:value-type="percentage">
            <text:p>0.065%</text:p>
          </table:table-cell>
          <table:table-cell table:style-name="ce178" table:formula="of:=ROUNDUP([.A21]/300;0)*3300" office:value-type="float" office:value="9900" calcext:value-type="float">
            <text:p>9900</text:p>
          </table:table-cell>
          <table:table-cell table:style-name="ce181" table:formula="of:=[.R21]/([.$A21]*10000)" office:value-type="percentage" office:value="0.0011" calcext:value-type="percentage">
            <text:p>0.110%</text:p>
          </table:table-cell>
          <table:table-cell table:style-name="ce181" table:formula="of:=[.R21]/([.$A20]*10000)" office:value-type="percentage" office:value="0.0012375" calcext:value-type="percentage">
            <text:p>0.124%</text:p>
          </table:table-cell>
          <table:table-cell table:number-columns-repeated="1004"/>
        </table:table-row>
        <table:table-row table:style-name="ro2">
          <table:table-cell table:style-name="ce33" office:value-type="float" office:value="1000" calcext:value-type="float">
            <text:p>～10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2]*11" office:value-type="float" office:value="11000" calcext:value-type="float">
            <text:p>11000</text:p>
          </table:table-cell>
          <table:table-cell table:style-name="ce121" table:formula="of:=[.C22]/([.$A22]*10000)" office:value-type="percentage" office:value="0.0011" calcext:value-type="percentage">
            <text:p>0.110%</text:p>
          </table:table-cell>
          <table:table-cell table:style-name="ce121" table:formula="of:=[.C22]/([.$A21]*10000)" office:value-type="percentage" office:value="0.00122222222222222" calcext:value-type="percentage">
            <text:p>0.122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2]/([.$A22]*10000)" office:value-type="percentage" office:value="0.0004059" calcext:value-type="percentage">
            <text:p>0.041%</text:p>
          </table:table-cell>
          <table:table-cell table:style-name="ce121" table:formula="of:=[.F22]/([.$A21]*10000)" office:value-type="percentage" office:value="0.000451" calcext:value-type="percentage">
            <text:p>0.045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2]/([.$A22]*10000)" office:value-type="percentage" office:value="0.000495" calcext:value-type="percentage">
            <text:p>0.050%</text:p>
          </table:table-cell>
          <table:table-cell table:style-name="ce130" table:formula="of:=[.I22]/([.$A21]*10000)" office:value-type="percentage" office:value="0.00055" calcext:value-type="percentage">
            <text:p>0.055%</text:p>
          </table:table-cell>
          <table:table-cell table:style-name="ce151" table:formula="of:=[.A22]*100*0.2079+3300" office:value-type="float" office:value="24090" calcext:value-type="float">
            <text:p>24090</text:p>
          </table:table-cell>
          <table:table-cell table:style-name="ce153" table:formula="of:=[.L22]/([.$A22]*10000)" office:value-type="percentage" office:value="0.002409" calcext:value-type="percentage">
            <text:p>0.241%</text:p>
          </table:table-cell>
          <table:table-cell table:style-name="ce153" table:formula="of:=[.L22]/([.$A21]*10000)" office:value-type="percentage" office:value="0.00267666666666667" calcext:value-type="percentage">
            <text:p>0.268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2]/([.$A22]*10000)" office:value-type="percentage" office:value="0.0010476" calcext:value-type="percentage">
            <text:p>0.105%</text:p>
          </table:table-cell>
          <table:table-cell table:style-name="ce176" table:formula="of:=[.O22]/([.$A21]*10000)" office:value-type="percentage" office:value="0.001164" calcext:value-type="percentage">
            <text:p>0.116%</text:p>
          </table:table-cell>
          <table:table-cell table:style-name="ce178" table:formula="of:=ROUNDUP([.A22]/300;0)*3300" office:value-type="float" office:value="13200" calcext:value-type="float">
            <text:p>13200</text:p>
          </table:table-cell>
          <table:table-cell table:style-name="ce181" table:formula="of:=[.R22]/([.$A22]*10000)" office:value-type="percentage" office:value="0.00132" calcext:value-type="percentage">
            <text:p>0.132%</text:p>
          </table:table-cell>
          <table:table-cell table:style-name="ce181" table:formula="of:=[.R22]/([.$A21]*10000)" office:value-type="percentage" office:value="0.00146666666666667" calcext:value-type="percentage">
            <text:p>0.147%</text:p>
          </table:table-cell>
          <table:table-cell table:number-columns-repeated="1004"/>
        </table:table-row>
        <table:table-row table:style-name="ro2">
          <table:table-cell table:style-name="ce33" office:value-type="float" office:value="1100" calcext:value-type="float">
            <text:p>～11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3]*11" office:value-type="float" office:value="12100" calcext:value-type="float">
            <text:p>12100</text:p>
          </table:table-cell>
          <table:table-cell table:style-name="ce121" table:formula="of:=[.C23]/([.$A23]*10000)" office:value-type="percentage" office:value="0.0011" calcext:value-type="percentage">
            <text:p>0.110%</text:p>
          </table:table-cell>
          <table:table-cell table:style-name="ce121" table:formula="of:=[.C23]/([.$A22]*10000)" office:value-type="percentage" office:value="0.00121" calcext:value-type="percentage">
            <text:p>0.121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3]/([.$A23]*10000)" office:value-type="percentage" office:value="0.000369" calcext:value-type="percentage">
            <text:p>0.037%</text:p>
          </table:table-cell>
          <table:table-cell table:style-name="ce121" table:formula="of:=[.F23]/([.$A22]*10000)" office:value-type="percentage" office:value="0.0004059" calcext:value-type="percentage">
            <text:p>0.041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3]/([.$A23]*10000)" office:value-type="percentage" office:value="0.00045" calcext:value-type="percentage">
            <text:p>0.045%</text:p>
          </table:table-cell>
          <table:table-cell table:style-name="ce130" table:formula="of:=[.I23]/([.$A22]*10000)" office:value-type="percentage" office:value="0.000495" calcext:value-type="percentage">
            <text:p>0.050%</text:p>
          </table:table-cell>
          <table:table-cell table:style-name="ce151" table:formula="of:=[.A23]*100*0.1683+7260" office:value-type="float" office:value="25773" calcext:value-type="float">
            <text:p>25773</text:p>
          </table:table-cell>
          <table:table-cell table:style-name="ce153" table:formula="of:=[.L23]/([.$A23]*10000)" office:value-type="percentage" office:value="0.002343" calcext:value-type="percentage">
            <text:p>0.234%</text:p>
          </table:table-cell>
          <table:table-cell table:style-name="ce153" table:formula="of:=[.L23]/([.$A22]*10000)" office:value-type="percentage" office:value="0.0025773" calcext:value-type="percentage">
            <text:p>0.258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3]/([.$A23]*10000)" office:value-type="percentage" office:value="0.000952363636363636" calcext:value-type="percentage">
            <text:p>0.095%</text:p>
          </table:table-cell>
          <table:table-cell table:style-name="ce176" table:formula="of:=[.O23]/([.$A22]*10000)" office:value-type="percentage" office:value="0.0010476" calcext:value-type="percentage">
            <text:p>0.105%</text:p>
          </table:table-cell>
          <table:table-cell table:style-name="ce178" table:formula="of:=ROUNDUP([.A23]/300;0)*3300" office:value-type="float" office:value="13200" calcext:value-type="float">
            <text:p>13200</text:p>
          </table:table-cell>
          <table:table-cell table:style-name="ce181" table:formula="of:=[.R23]/([.$A23]*10000)" office:value-type="percentage" office:value="0.0012" calcext:value-type="percentage">
            <text:p>0.120%</text:p>
          </table:table-cell>
          <table:table-cell table:style-name="ce181" table:formula="of:=[.R23]/([.$A22]*10000)" office:value-type="percentage" office:value="0.00132" calcext:value-type="percentage">
            <text:p>0.132%</text:p>
          </table:table-cell>
          <table:table-cell table:number-columns-repeated="1004"/>
        </table:table-row>
        <table:table-row table:style-name="ro2">
          <table:table-cell table:style-name="ce33" office:value-type="float" office:value="1200" calcext:value-type="float">
            <text:p>～12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4]*11" office:value-type="float" office:value="13200" calcext:value-type="float">
            <text:p>13200</text:p>
          </table:table-cell>
          <table:table-cell table:style-name="ce121" table:formula="of:=[.C24]/([.$A24]*10000)" office:value-type="percentage" office:value="0.0011" calcext:value-type="percentage">
            <text:p>0.110%</text:p>
          </table:table-cell>
          <table:table-cell table:style-name="ce121" table:formula="of:=[.C24]/([.$A23]*10000)" office:value-type="percentage" office:value="0.0012" calcext:value-type="percentage">
            <text:p>0.120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4]/([.$A24]*10000)" office:value-type="percentage" office:value="0.00033825" calcext:value-type="percentage">
            <text:p>0.034%</text:p>
          </table:table-cell>
          <table:table-cell table:style-name="ce121" table:formula="of:=[.F24]/([.$A23]*10000)" office:value-type="percentage" office:value="0.000369" calcext:value-type="percentage">
            <text:p>0.037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4]/([.$A24]*10000)" office:value-type="percentage" office:value="0.0004125" calcext:value-type="percentage">
            <text:p>0.041%</text:p>
          </table:table-cell>
          <table:table-cell table:style-name="ce130" table:formula="of:=[.I24]/([.$A23]*10000)" office:value-type="percentage" office:value="0.00045" calcext:value-type="percentage">
            <text:p>0.045%</text:p>
          </table:table-cell>
          <table:table-cell table:style-name="ce151" table:formula="of:=[.A24]*100*0.1683+7260" office:value-type="float" office:value="27456" calcext:value-type="float">
            <text:p>27456</text:p>
          </table:table-cell>
          <table:table-cell table:style-name="ce153" table:formula="of:=[.L24]/([.$A24]*10000)" office:value-type="percentage" office:value="0.002288" calcext:value-type="percentage">
            <text:p>0.229%</text:p>
          </table:table-cell>
          <table:table-cell table:style-name="ce153" table:formula="of:=[.L24]/([.$A23]*10000)" office:value-type="percentage" office:value="0.002496" calcext:value-type="percentage">
            <text:p>0.250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4]/([.$A24]*10000)" office:value-type="percentage" office:value="0.000873" calcext:value-type="percentage">
            <text:p>0.087%</text:p>
          </table:table-cell>
          <table:table-cell table:style-name="ce176" table:formula="of:=[.O24]/([.$A23]*10000)" office:value-type="percentage" office:value="0.000952363636363636" calcext:value-type="percentage">
            <text:p>0.095%</text:p>
          </table:table-cell>
          <table:table-cell table:style-name="ce178" table:formula="of:=ROUNDUP([.A24]/300;0)*3300" office:value-type="float" office:value="13200" calcext:value-type="float">
            <text:p>13200</text:p>
          </table:table-cell>
          <table:table-cell table:style-name="ce181" table:formula="of:=[.R24]/([.$A24]*10000)" office:value-type="percentage" office:value="0.0011" calcext:value-type="percentage">
            <text:p>0.110%</text:p>
          </table:table-cell>
          <table:table-cell table:style-name="ce181" table:formula="of:=[.R24]/([.$A23]*10000)" office:value-type="percentage" office:value="0.0012" calcext:value-type="percentage">
            <text:p>0.120%</text:p>
          </table:table-cell>
          <table:table-cell table:number-columns-repeated="1004"/>
        </table:table-row>
        <table:table-row table:style-name="ro2">
          <table:table-cell table:style-name="ce33" office:value-type="float" office:value="1300" calcext:value-type="float">
            <text:p>～13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5]*11" office:value-type="float" office:value="14300" calcext:value-type="float">
            <text:p>14300</text:p>
          </table:table-cell>
          <table:table-cell table:style-name="ce121" table:formula="of:=[.C25]/([.$A25]*10000)" office:value-type="percentage" office:value="0.0011" calcext:value-type="percentage">
            <text:p>0.110%</text:p>
          </table:table-cell>
          <table:table-cell table:style-name="ce121" table:formula="of:=[.C25]/([.$A24]*10000)" office:value-type="percentage" office:value="0.00119166666666667" calcext:value-type="percentage">
            <text:p>0.119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5]/([.$A25]*10000)" office:value-type="percentage" office:value="0.000312230769230769" calcext:value-type="percentage">
            <text:p>0.031%</text:p>
          </table:table-cell>
          <table:table-cell table:style-name="ce121" table:formula="of:=[.F25]/([.$A24]*10000)" office:value-type="percentage" office:value="0.00033825" calcext:value-type="percentage">
            <text:p>0.034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5]/([.$A25]*10000)" office:value-type="percentage" office:value="0.000380769230769231" calcext:value-type="percentage">
            <text:p>0.038%</text:p>
          </table:table-cell>
          <table:table-cell table:style-name="ce130" table:formula="of:=[.I25]/([.$A24]*10000)" office:value-type="percentage" office:value="0.0004125" calcext:value-type="percentage">
            <text:p>0.041%</text:p>
          </table:table-cell>
          <table:table-cell table:style-name="ce151" table:formula="of:=[.A25]*100*0.1683+7260" office:value-type="float" office:value="29139" calcext:value-type="float">
            <text:p>29139</text:p>
          </table:table-cell>
          <table:table-cell table:style-name="ce153" table:formula="of:=[.L25]/([.$A25]*10000)" office:value-type="percentage" office:value="0.00224146153846154" calcext:value-type="percentage">
            <text:p>0.224%</text:p>
          </table:table-cell>
          <table:table-cell table:style-name="ce153" table:formula="of:=[.L25]/([.$A24]*10000)" office:value-type="percentage" office:value="0.00242825" calcext:value-type="percentage">
            <text:p>0.243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5]/([.$A25]*10000)" office:value-type="percentage" office:value="0.000805846153846154" calcext:value-type="percentage">
            <text:p>0.081%</text:p>
          </table:table-cell>
          <table:table-cell table:style-name="ce176" table:formula="of:=[.O25]/([.$A24]*10000)" office:value-type="percentage" office:value="0.000873" calcext:value-type="percentage">
            <text:p>0.087%</text:p>
          </table:table-cell>
          <table:table-cell table:style-name="ce178" table:formula="of:=ROUNDUP([.A25]/300;0)*3300" office:value-type="float" office:value="16500" calcext:value-type="float">
            <text:p>16500</text:p>
          </table:table-cell>
          <table:table-cell table:style-name="ce181" table:formula="of:=[.R25]/([.$A25]*10000)" office:value-type="percentage" office:value="0.00126923076923077" calcext:value-type="percentage">
            <text:p>0.127%</text:p>
          </table:table-cell>
          <table:table-cell table:style-name="ce181" table:formula="of:=[.R25]/([.$A24]*10000)" office:value-type="percentage" office:value="0.001375" calcext:value-type="percentage">
            <text:p>0.138%</text:p>
          </table:table-cell>
          <table:table-cell table:number-columns-repeated="1004"/>
        </table:table-row>
        <table:table-row table:style-name="ro2">
          <table:table-cell table:style-name="ce33" office:value-type="float" office:value="1400" calcext:value-type="float">
            <text:p>～14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6]*11" office:value-type="float" office:value="15400" calcext:value-type="float">
            <text:p>15400</text:p>
          </table:table-cell>
          <table:table-cell table:style-name="ce121" table:formula="of:=[.C26]/([.$A26]*10000)" office:value-type="percentage" office:value="0.0011" calcext:value-type="percentage">
            <text:p>0.110%</text:p>
          </table:table-cell>
          <table:table-cell table:style-name="ce121" table:formula="of:=[.C26]/([.$A25]*10000)" office:value-type="percentage" office:value="0.00118461538461538" calcext:value-type="percentage">
            <text:p>0.118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6]/([.$A26]*10000)" office:value-type="percentage" office:value="0.000289928571428571" calcext:value-type="percentage">
            <text:p>0.029%</text:p>
          </table:table-cell>
          <table:table-cell table:style-name="ce121" table:formula="of:=[.F26]/([.$A25]*10000)" office:value-type="percentage" office:value="0.000312230769230769" calcext:value-type="percentage">
            <text:p>0.031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6]/([.$A26]*10000)" office:value-type="percentage" office:value="0.000353571428571429" calcext:value-type="percentage">
            <text:p>0.035%</text:p>
          </table:table-cell>
          <table:table-cell table:style-name="ce130" table:formula="of:=[.I26]/([.$A25]*10000)" office:value-type="percentage" office:value="0.000380769230769231" calcext:value-type="percentage">
            <text:p>0.038%</text:p>
          </table:table-cell>
          <table:table-cell table:style-name="ce151" table:formula="of:=[.A26]*100*0.1683+7260" office:value-type="float" office:value="30822" calcext:value-type="float">
            <text:p>30822</text:p>
          </table:table-cell>
          <table:table-cell table:style-name="ce153" table:formula="of:=[.L26]/([.$A26]*10000)" office:value-type="percentage" office:value="0.00220157142857143" calcext:value-type="percentage">
            <text:p>0.220%</text:p>
          </table:table-cell>
          <table:table-cell table:style-name="ce153" table:formula="of:=[.L26]/([.$A25]*10000)" office:value-type="percentage" office:value="0.00237092307692308" calcext:value-type="percentage">
            <text:p>0.237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6]/([.$A26]*10000)" office:value-type="percentage" office:value="0.000748285714285714" calcext:value-type="percentage">
            <text:p>0.075%</text:p>
          </table:table-cell>
          <table:table-cell table:style-name="ce176" table:formula="of:=[.O26]/([.$A25]*10000)" office:value-type="percentage" office:value="0.000805846153846154" calcext:value-type="percentage">
            <text:p>0.081%</text:p>
          </table:table-cell>
          <table:table-cell table:style-name="ce178" table:formula="of:=ROUNDUP([.A26]/300;0)*3300" office:value-type="float" office:value="16500" calcext:value-type="float">
            <text:p>16500</text:p>
          </table:table-cell>
          <table:table-cell table:style-name="ce181" table:formula="of:=[.R26]/([.$A26]*10000)" office:value-type="percentage" office:value="0.00117857142857143" calcext:value-type="percentage">
            <text:p>0.118%</text:p>
          </table:table-cell>
          <table:table-cell table:style-name="ce181" table:formula="of:=[.R26]/([.$A25]*10000)" office:value-type="percentage" office:value="0.00126923076923077" calcext:value-type="percentage">
            <text:p>0.127%</text:p>
          </table:table-cell>
          <table:table-cell table:number-columns-repeated="1004"/>
        </table:table-row>
        <table:table-row table:style-name="ro2">
          <table:table-cell table:style-name="ce33" office:value-type="float" office:value="1500" calcext:value-type="float">
            <text:p>～15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7]*11" office:value-type="float" office:value="16500" calcext:value-type="float">
            <text:p>16500</text:p>
          </table:table-cell>
          <table:table-cell table:style-name="ce121" table:formula="of:=[.C27]/([.$A27]*10000)" office:value-type="percentage" office:value="0.0011" calcext:value-type="percentage">
            <text:p>0.110%</text:p>
          </table:table-cell>
          <table:table-cell table:style-name="ce121" table:formula="of:=[.C27]/([.$A26]*10000)" office:value-type="percentage" office:value="0.00117857142857143" calcext:value-type="percentage">
            <text:p>0.118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7]/([.$A27]*10000)" office:value-type="percentage" office:value="0.0002706" calcext:value-type="percentage">
            <text:p>0.027%</text:p>
          </table:table-cell>
          <table:table-cell table:style-name="ce121" table:formula="of:=[.F27]/([.$A26]*10000)" office:value-type="percentage" office:value="0.000289928571428571" calcext:value-type="percentage">
            <text:p>0.029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7]/([.$A27]*10000)" office:value-type="percentage" office:value="0.00033" calcext:value-type="percentage">
            <text:p>0.033%</text:p>
          </table:table-cell>
          <table:table-cell table:style-name="ce130" table:formula="of:=[.I27]/([.$A26]*10000)" office:value-type="percentage" office:value="0.000353571428571429" calcext:value-type="percentage">
            <text:p>0.035%</text:p>
          </table:table-cell>
          <table:table-cell table:style-name="ce151" table:formula="of:=[.A27]*100*0.1683+7260" office:value-type="float" office:value="32505" calcext:value-type="float">
            <text:p>32505</text:p>
          </table:table-cell>
          <table:table-cell table:style-name="ce153" table:formula="of:=[.L27]/([.$A27]*10000)" office:value-type="percentage" office:value="0.002167" calcext:value-type="percentage">
            <text:p>0.217%</text:p>
          </table:table-cell>
          <table:table-cell table:style-name="ce153" table:formula="of:=[.L27]/([.$A26]*10000)" office:value-type="percentage" office:value="0.00232178571428571" calcext:value-type="percentage">
            <text:p>0.232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7]/([.$A27]*10000)" office:value-type="percentage" office:value="0.0006984" calcext:value-type="percentage">
            <text:p>0.070%</text:p>
          </table:table-cell>
          <table:table-cell table:style-name="ce176" table:formula="of:=[.O27]/([.$A26]*10000)" office:value-type="percentage" office:value="0.000748285714285714" calcext:value-type="percentage">
            <text:p>0.075%</text:p>
          </table:table-cell>
          <table:table-cell table:style-name="ce178" table:formula="of:=ROUNDUP([.A27]/300;0)*3300" office:value-type="float" office:value="16500" calcext:value-type="float">
            <text:p>16500</text:p>
          </table:table-cell>
          <table:table-cell table:style-name="ce181" table:formula="of:=[.R27]/([.$A27]*10000)" office:value-type="percentage" office:value="0.0011" calcext:value-type="percentage">
            <text:p>0.110%</text:p>
          </table:table-cell>
          <table:table-cell table:style-name="ce181" table:formula="of:=[.R27]/([.$A26]*10000)" office:value-type="percentage" office:value="0.00117857142857143" calcext:value-type="percentage">
            <text:p>0.118%</text:p>
          </table:table-cell>
          <table:table-cell table:number-columns-repeated="1004"/>
        </table:table-row>
        <table:table-row table:style-name="ro2">
          <table:table-cell table:style-name="ce33" office:value-type="float" office:value="1600" calcext:value-type="float">
            <text:p>～16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8]*11" office:value-type="float" office:value="17600" calcext:value-type="float">
            <text:p>17600</text:p>
          </table:table-cell>
          <table:table-cell table:style-name="ce121" table:formula="of:=[.C28]/([.$A28]*10000)" office:value-type="percentage" office:value="0.0011" calcext:value-type="percentage">
            <text:p>0.110%</text:p>
          </table:table-cell>
          <table:table-cell table:style-name="ce121" table:formula="of:=[.C28]/([.$A27]*10000)" office:value-type="percentage" office:value="0.00117333333333333" calcext:value-type="percentage">
            <text:p>0.117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8]/([.$A28]*10000)" office:value-type="percentage" office:value="0.0002536875" calcext:value-type="percentage">
            <text:p>0.025%</text:p>
          </table:table-cell>
          <table:table-cell table:style-name="ce121" table:formula="of:=[.F28]/([.$A27]*10000)" office:value-type="percentage" office:value="0.0002706" calcext:value-type="percentage">
            <text:p>0.027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8]/([.$A28]*10000)" office:value-type="percentage" office:value="0.000309375" calcext:value-type="percentage">
            <text:p>0.031%</text:p>
          </table:table-cell>
          <table:table-cell table:style-name="ce130" table:formula="of:=[.I28]/([.$A27]*10000)" office:value-type="percentage" office:value="0.00033" calcext:value-type="percentage">
            <text:p>0.033%</text:p>
          </table:table-cell>
          <table:table-cell table:style-name="ce151" table:formula="of:=[.A28]*100*0.1683+7260" office:value-type="float" office:value="34188" calcext:value-type="float">
            <text:p>34188</text:p>
          </table:table-cell>
          <table:table-cell table:style-name="ce153" table:formula="of:=[.L28]/([.$A28]*10000)" office:value-type="percentage" office:value="0.00213675" calcext:value-type="percentage">
            <text:p>0.214%</text:p>
          </table:table-cell>
          <table:table-cell table:style-name="ce153" table:formula="of:=[.L28]/([.$A27]*10000)" office:value-type="percentage" office:value="0.0022792" calcext:value-type="percentage">
            <text:p>0.228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8]/([.$A28]*10000)" office:value-type="percentage" office:value="0.00065475" calcext:value-type="percentage">
            <text:p>0.065%</text:p>
          </table:table-cell>
          <table:table-cell table:style-name="ce176" table:formula="of:=[.O28]/([.$A27]*10000)" office:value-type="percentage" office:value="0.0006984" calcext:value-type="percentage">
            <text:p>0.070%</text:p>
          </table:table-cell>
          <table:table-cell table:style-name="ce178" table:formula="of:=ROUNDUP([.A28]/300;0)*3300" office:value-type="float" office:value="19800" calcext:value-type="float">
            <text:p>19800</text:p>
          </table:table-cell>
          <table:table-cell table:style-name="ce181" table:formula="of:=[.R28]/([.$A28]*10000)" office:value-type="percentage" office:value="0.0012375" calcext:value-type="percentage">
            <text:p>0.124%</text:p>
          </table:table-cell>
          <table:table-cell table:style-name="ce181" table:formula="of:=[.R28]/([.$A27]*10000)" office:value-type="percentage" office:value="0.00132" calcext:value-type="percentage">
            <text:p>0.132%</text:p>
          </table:table-cell>
          <table:table-cell table:number-columns-repeated="1004"/>
        </table:table-row>
        <table:table-row table:style-name="ro2">
          <table:table-cell table:style-name="ce33" office:value-type="float" office:value="1700" calcext:value-type="float">
            <text:p>～17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29]*11" office:value-type="float" office:value="18700" calcext:value-type="float">
            <text:p>18700</text:p>
          </table:table-cell>
          <table:table-cell table:style-name="ce121" table:formula="of:=[.C29]/([.$A29]*10000)" office:value-type="percentage" office:value="0.0011" calcext:value-type="percentage">
            <text:p>0.110%</text:p>
          </table:table-cell>
          <table:table-cell table:style-name="ce121" table:formula="of:=[.C29]/([.$A28]*10000)" office:value-type="percentage" office:value="0.00116875" calcext:value-type="percentage">
            <text:p>0.117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29]/([.$A29]*10000)" office:value-type="percentage" office:value="0.000238764705882353" calcext:value-type="percentage">
            <text:p>0.024%</text:p>
          </table:table-cell>
          <table:table-cell table:style-name="ce121" table:formula="of:=[.F29]/([.$A28]*10000)" office:value-type="percentage" office:value="0.0002536875" calcext:value-type="percentage">
            <text:p>0.025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29]/([.$A29]*10000)" office:value-type="percentage" office:value="0.000291176470588235" calcext:value-type="percentage">
            <text:p>0.029%</text:p>
          </table:table-cell>
          <table:table-cell table:style-name="ce130" table:formula="of:=[.I29]/([.$A28]*10000)" office:value-type="percentage" office:value="0.000309375" calcext:value-type="percentage">
            <text:p>0.031%</text:p>
          </table:table-cell>
          <table:table-cell table:style-name="ce151" table:formula="of:=[.A29]*100*0.1683+7260" office:value-type="float" office:value="35871" calcext:value-type="float">
            <text:p>35871</text:p>
          </table:table-cell>
          <table:table-cell table:style-name="ce153" table:formula="of:=[.L29]/([.$A29]*10000)" office:value-type="percentage" office:value="0.00211005882352941" calcext:value-type="percentage">
            <text:p>0.211%</text:p>
          </table:table-cell>
          <table:table-cell table:style-name="ce153" table:formula="of:=[.L29]/([.$A28]*10000)" office:value-type="percentage" office:value="0.0022419375" calcext:value-type="percentage">
            <text:p>0.224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29]/([.$A29]*10000)" office:value-type="percentage" office:value="0.000616235294117647" calcext:value-type="percentage">
            <text:p>0.062%</text:p>
          </table:table-cell>
          <table:table-cell table:style-name="ce176" table:formula="of:=[.O29]/([.$A28]*10000)" office:value-type="percentage" office:value="0.00065475" calcext:value-type="percentage">
            <text:p>0.065%</text:p>
          </table:table-cell>
          <table:table-cell table:style-name="ce178" table:formula="of:=ROUNDUP([.A29]/300;0)*3300" office:value-type="float" office:value="19800" calcext:value-type="float">
            <text:p>19800</text:p>
          </table:table-cell>
          <table:table-cell table:style-name="ce181" table:formula="of:=[.R29]/([.$A29]*10000)" office:value-type="percentage" office:value="0.00116470588235294" calcext:value-type="percentage">
            <text:p>0.116%</text:p>
          </table:table-cell>
          <table:table-cell table:style-name="ce181" table:formula="of:=[.R29]/([.$A28]*10000)" office:value-type="percentage" office:value="0.0012375" calcext:value-type="percentage">
            <text:p>0.124%</text:p>
          </table:table-cell>
          <table:table-cell table:number-columns-repeated="1004"/>
        </table:table-row>
        <table:table-row table:style-name="ro2">
          <table:table-cell table:style-name="ce33" office:value-type="float" office:value="1800" calcext:value-type="float">
            <text:p>～18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0]*11" office:value-type="float" office:value="19800" calcext:value-type="float">
            <text:p>19800</text:p>
          </table:table-cell>
          <table:table-cell table:style-name="ce121" table:formula="of:=[.C30]/([.$A30]*10000)" office:value-type="percentage" office:value="0.0011" calcext:value-type="percentage">
            <text:p>0.110%</text:p>
          </table:table-cell>
          <table:table-cell table:style-name="ce121" table:formula="of:=[.C30]/([.$A29]*10000)" office:value-type="percentage" office:value="0.00116470588235294" calcext:value-type="percentage">
            <text:p>0.116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0]/([.$A30]*10000)" office:value-type="percentage" office:value="0.0002255" calcext:value-type="percentage">
            <text:p>0.023%</text:p>
          </table:table-cell>
          <table:table-cell table:style-name="ce121" table:formula="of:=[.F30]/([.$A29]*10000)" office:value-type="percentage" office:value="0.000238764705882353" calcext:value-type="percentage">
            <text:p>0.024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30]/([.$A30]*10000)" office:value-type="percentage" office:value="0.000275" calcext:value-type="percentage">
            <text:p>0.028%</text:p>
          </table:table-cell>
          <table:table-cell table:style-name="ce130" table:formula="of:=[.I30]/([.$A29]*10000)" office:value-type="percentage" office:value="0.000291176470588235" calcext:value-type="percentage">
            <text:p>0.029%</text:p>
          </table:table-cell>
          <table:table-cell table:style-name="ce151" table:formula="of:=[.A30]*100*0.1683+7260" office:value-type="float" office:value="37554" calcext:value-type="float">
            <text:p>37554</text:p>
          </table:table-cell>
          <table:table-cell table:style-name="ce153" table:formula="of:=[.L30]/([.$A30]*10000)" office:value-type="percentage" office:value="0.00208633333333333" calcext:value-type="percentage">
            <text:p>0.209%</text:p>
          </table:table-cell>
          <table:table-cell table:style-name="ce153" table:formula="of:=[.L30]/([.$A29]*10000)" office:value-type="percentage" office:value="0.00220905882352941" calcext:value-type="percentage">
            <text:p>0.221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30]/([.$A30]*10000)" office:value-type="percentage" office:value="0.000582" calcext:value-type="percentage">
            <text:p>0.058%</text:p>
          </table:table-cell>
          <table:table-cell table:style-name="ce176" table:formula="of:=[.O30]/([.$A29]*10000)" office:value-type="percentage" office:value="0.000616235294117647" calcext:value-type="percentage">
            <text:p>0.062%</text:p>
          </table:table-cell>
          <table:table-cell table:style-name="ce178" table:formula="of:=ROUNDUP([.A30]/300;0)*3300" office:value-type="float" office:value="19800" calcext:value-type="float">
            <text:p>19800</text:p>
          </table:table-cell>
          <table:table-cell table:style-name="ce181" table:formula="of:=[.R30]/([.$A30]*10000)" office:value-type="percentage" office:value="0.0011" calcext:value-type="percentage">
            <text:p>0.110%</text:p>
          </table:table-cell>
          <table:table-cell table:style-name="ce181" table:formula="of:=[.R30]/([.$A29]*10000)" office:value-type="percentage" office:value="0.00116470588235294" calcext:value-type="percentage">
            <text:p>0.116%</text:p>
          </table:table-cell>
          <table:table-cell table:number-columns-repeated="1004"/>
        </table:table-row>
        <table:table-row table:style-name="ro2">
          <table:table-cell table:style-name="ce33" office:value-type="float" office:value="1900" calcext:value-type="float">
            <text:p>～19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1]*11" office:value-type="float" office:value="20900" calcext:value-type="float">
            <text:p>20900</text:p>
          </table:table-cell>
          <table:table-cell table:style-name="ce121" table:formula="of:=[.C31]/([.$A31]*10000)" office:value-type="percentage" office:value="0.0011" calcext:value-type="percentage">
            <text:p>0.110%</text:p>
          </table:table-cell>
          <table:table-cell table:style-name="ce121" table:formula="of:=[.C31]/([.$A30]*10000)" office:value-type="percentage" office:value="0.00116111111111111" calcext:value-type="percentage">
            <text:p>0.116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1]/([.$A31]*10000)" office:value-type="percentage" office:value="0.000213631578947368" calcext:value-type="percentage">
            <text:p>0.021%</text:p>
          </table:table-cell>
          <table:table-cell table:style-name="ce121" table:formula="of:=[.F31]/([.$A30]*10000)" office:value-type="percentage" office:value="0.0002255" calcext:value-type="percentage">
            <text:p>0.023%</text:p>
          </table:table-cell>
          <table:table-cell table:style-name="ce129" office:value-type="float" office:value="4950" calcext:value-type="float">
            <text:p>4950</text:p>
          </table:table-cell>
          <table:table-cell table:style-name="ce130" table:formula="of:=[.I31]/([.$A31]*10000)" office:value-type="percentage" office:value="0.000260526315789474" calcext:value-type="percentage">
            <text:p>0.026%</text:p>
          </table:table-cell>
          <table:table-cell table:style-name="ce130" table:formula="of:=[.I31]/([.$A30]*10000)" office:value-type="percentage" office:value="0.000275" calcext:value-type="percentage">
            <text:p>0.028%</text:p>
          </table:table-cell>
          <table:table-cell table:style-name="ce151" table:formula="of:=[.A31]*100*0.1683+7260" office:value-type="float" office:value="39237" calcext:value-type="float">
            <text:p>39237</text:p>
          </table:table-cell>
          <table:table-cell table:style-name="ce153" table:formula="of:=[.L31]/([.$A31]*10000)" office:value-type="percentage" office:value="0.00206510526315789" calcext:value-type="percentage">
            <text:p>0.207%</text:p>
          </table:table-cell>
          <table:table-cell table:style-name="ce153" table:formula="of:=[.L31]/([.$A30]*10000)" office:value-type="percentage" office:value="0.00217983333333333" calcext:value-type="percentage">
            <text:p>0.218%</text:p>
          </table:table-cell>
          <table:table-cell table:style-name="ce165" office:value-type="float" office:value="10476" calcext:value-type="float">
            <text:p>10476</text:p>
          </table:table-cell>
          <table:table-cell table:style-name="ce176" table:formula="of:=[.O31]/([.$A31]*10000)" office:value-type="percentage" office:value="0.000551368421052632" calcext:value-type="percentage">
            <text:p>0.055%</text:p>
          </table:table-cell>
          <table:table-cell table:style-name="ce176" table:formula="of:=[.O31]/([.$A30]*10000)" office:value-type="percentage" office:value="0.000582" calcext:value-type="percentage">
            <text:p>0.058%</text:p>
          </table:table-cell>
          <table:table-cell table:style-name="ce178" table:formula="of:=ROUNDUP([.A31]/300;0)*3300" office:value-type="float" office:value="23100" calcext:value-type="float">
            <text:p>23100</text:p>
          </table:table-cell>
          <table:table-cell table:style-name="ce181" table:formula="of:=[.R31]/([.$A31]*10000)" office:value-type="percentage" office:value="0.00121578947368421" calcext:value-type="percentage">
            <text:p>0.122%</text:p>
          </table:table-cell>
          <table:table-cell table:style-name="ce181" table:formula="of:=[.R31]/([.$A30]*10000)" office:value-type="percentage" office:value="0.00128333333333333" calcext:value-type="percentage">
            <text:p>0.128%</text:p>
          </table:table-cell>
          <table:table-cell table:number-columns-repeated="1004"/>
        </table:table-row>
        <table:table-row table:style-name="ro2">
          <table:table-cell table:style-name="ce33" office:value-type="float" office:value="2000" calcext:value-type="float">
            <text:p>～20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2]*11" office:value-type="float" office:value="22000" calcext:value-type="float">
            <text:p>22000</text:p>
          </table:table-cell>
          <table:table-cell table:style-name="ce121" table:formula="of:=[.C32]/([.$A32]*10000)" office:value-type="percentage" office:value="0.0011" calcext:value-type="percentage">
            <text:p>0.110%</text:p>
          </table:table-cell>
          <table:table-cell table:style-name="ce121" table:formula="of:=[.C32]/([.$A31]*10000)" office:value-type="percentage" office:value="0.00115789473684211" calcext:value-type="percentage">
            <text:p>0.116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2]/([.$A32]*10000)" office:value-type="percentage" office:value="0.00020295" calcext:value-type="percentage">
            <text:p>0.020%</text:p>
          </table:table-cell>
          <table:table-cell table:style-name="ce121" table:formula="of:=[.F32]/([.$A31]*10000)" office:value-type="percentage" office:value="0.000213631578947368" calcext:value-type="percentage">
            <text:p>0.021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2]/([.$A32]*10000)" office:value-type="percentage" office:value="0.000495" calcext:value-type="percentage">
            <text:p>0.050%</text:p>
          </table:table-cell>
          <table:table-cell table:style-name="ce130" table:formula="of:=[.I32]/([.$A31]*10000)" office:value-type="percentage" office:value="0.000521052631578947" calcext:value-type="percentage">
            <text:p>0.052%</text:p>
          </table:table-cell>
          <table:table-cell table:style-name="ce151" table:formula="of:=[.A32]*100*0.1683+7260" office:value-type="float" office:value="40920" calcext:value-type="float">
            <text:p>40920</text:p>
          </table:table-cell>
          <table:table-cell table:style-name="ce153" table:formula="of:=[.L32]/([.$A32]*10000)" office:value-type="percentage" office:value="0.002046" calcext:value-type="percentage">
            <text:p>0.205%</text:p>
          </table:table-cell>
          <table:table-cell table:style-name="ce153" table:formula="of:=[.L32]/([.$A31]*10000)" office:value-type="percentage" office:value="0.00215368421052632" calcext:value-type="percentage">
            <text:p>0.215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2]/([.$A32]*10000)" office:value-type="percentage" office:value="0.0010476" calcext:value-type="percentage">
            <text:p>0.105%</text:p>
          </table:table-cell>
          <table:table-cell table:style-name="ce176" table:formula="of:=[.O32]/([.$A31]*10000)" office:value-type="percentage" office:value="0.00110273684210526" calcext:value-type="percentage">
            <text:p>0.110%</text:p>
          </table:table-cell>
          <table:table-cell table:style-name="ce178" table:formula="of:=ROUNDUP([.A32]/300;0)*3300" office:value-type="float" office:value="23100" calcext:value-type="float">
            <text:p>23100</text:p>
          </table:table-cell>
          <table:table-cell table:style-name="ce181" table:formula="of:=[.R32]/([.$A32]*10000)" office:value-type="percentage" office:value="0.001155" calcext:value-type="percentage">
            <text:p>0.116%</text:p>
          </table:table-cell>
          <table:table-cell table:style-name="ce181" table:formula="of:=[.R32]/([.$A31]*10000)" office:value-type="percentage" office:value="0.00121578947368421" calcext:value-type="percentage">
            <text:p>0.122%</text:p>
          </table:table-cell>
          <table:table-cell table:number-columns-repeated="1004"/>
        </table:table-row>
        <table:table-row table:style-name="ro2">
          <table:table-cell table:style-name="ce33" office:value-type="float" office:value="2100" calcext:value-type="float">
            <text:p>～21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3]*11" office:value-type="float" office:value="23100" calcext:value-type="float">
            <text:p>23100</text:p>
          </table:table-cell>
          <table:table-cell table:style-name="ce121" table:formula="of:=[.C33]/([.$A33]*10000)" office:value-type="percentage" office:value="0.0011" calcext:value-type="percentage">
            <text:p>0.110%</text:p>
          </table:table-cell>
          <table:table-cell table:style-name="ce121" table:formula="of:=[.C33]/([.$A32]*10000)" office:value-type="percentage" office:value="0.001155" calcext:value-type="percentage">
            <text:p>0.116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3]/([.$A33]*10000)" office:value-type="percentage" office:value="0.000193285714285714" calcext:value-type="percentage">
            <text:p>0.019%</text:p>
          </table:table-cell>
          <table:table-cell table:style-name="ce121" table:formula="of:=[.F33]/([.$A32]*10000)" office:value-type="percentage" office:value="0.00020295" calcext:value-type="percentage">
            <text:p>0.020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3]/([.$A33]*10000)" office:value-type="percentage" office:value="0.000471428571428571" calcext:value-type="percentage">
            <text:p>0.047%</text:p>
          </table:table-cell>
          <table:table-cell table:style-name="ce130" table:formula="of:=[.I33]/([.$A32]*10000)" office:value-type="percentage" office:value="0.000495" calcext:value-type="percentage">
            <text:p>0.050%</text:p>
          </table:table-cell>
          <table:table-cell table:style-name="ce151" table:formula="of:=[.A33]*100*0.1683+7260" office:value-type="float" office:value="42603" calcext:value-type="float">
            <text:p>42603</text:p>
          </table:table-cell>
          <table:table-cell table:style-name="ce153" table:formula="of:=[.L33]/([.$A33]*10000)" office:value-type="percentage" office:value="0.00202871428571429" calcext:value-type="percentage">
            <text:p>0.203%</text:p>
          </table:table-cell>
          <table:table-cell table:style-name="ce153" table:formula="of:=[.L33]/([.$A32]*10000)" office:value-type="percentage" office:value="0.00213015" calcext:value-type="percentage">
            <text:p>0.213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3]/([.$A33]*10000)" office:value-type="percentage" office:value="0.000997714285714286" calcext:value-type="percentage">
            <text:p>0.100%</text:p>
          </table:table-cell>
          <table:table-cell table:style-name="ce176" table:formula="of:=[.O33]/([.$A32]*10000)" office:value-type="percentage" office:value="0.0010476" calcext:value-type="percentage">
            <text:p>0.105%</text:p>
          </table:table-cell>
          <table:table-cell table:style-name="ce178" table:formula="of:=ROUNDUP([.A33]/300;0)*3300" office:value-type="float" office:value="23100" calcext:value-type="float">
            <text:p>23100</text:p>
          </table:table-cell>
          <table:table-cell table:style-name="ce181" table:formula="of:=[.R33]/([.$A33]*10000)" office:value-type="percentage" office:value="0.0011" calcext:value-type="percentage">
            <text:p>0.110%</text:p>
          </table:table-cell>
          <table:table-cell table:style-name="ce181" table:formula="of:=[.R33]/([.$A32]*10000)" office:value-type="percentage" office:value="0.001155" calcext:value-type="percentage">
            <text:p>0.116%</text:p>
          </table:table-cell>
          <table:table-cell table:number-columns-repeated="1004"/>
        </table:table-row>
        <table:table-row table:style-name="ro2">
          <table:table-cell table:style-name="ce33" office:value-type="float" office:value="2200" calcext:value-type="float">
            <text:p>～22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4]*11" office:value-type="float" office:value="24200" calcext:value-type="float">
            <text:p>24200</text:p>
          </table:table-cell>
          <table:table-cell table:style-name="ce121" table:formula="of:=[.C34]/([.$A34]*10000)" office:value-type="percentage" office:value="0.0011" calcext:value-type="percentage">
            <text:p>0.110%</text:p>
          </table:table-cell>
          <table:table-cell table:style-name="ce121" table:formula="of:=[.C34]/([.$A33]*10000)" office:value-type="percentage" office:value="0.00115238095238095" calcext:value-type="percentage">
            <text:p>0.115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4]/([.$A34]*10000)" office:value-type="percentage" office:value="0.0001845" calcext:value-type="percentage">
            <text:p>0.018%</text:p>
          </table:table-cell>
          <table:table-cell table:style-name="ce121" table:formula="of:=[.F34]/([.$A33]*10000)" office:value-type="percentage" office:value="0.000193285714285714" calcext:value-type="percentage">
            <text:p>0.019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4]/([.$A34]*10000)" office:value-type="percentage" office:value="0.00045" calcext:value-type="percentage">
            <text:p>0.045%</text:p>
          </table:table-cell>
          <table:table-cell table:style-name="ce130" table:formula="of:=[.I34]/([.$A33]*10000)" office:value-type="percentage" office:value="0.000471428571428571" calcext:value-type="percentage">
            <text:p>0.047%</text:p>
          </table:table-cell>
          <table:table-cell table:style-name="ce151" table:formula="of:=[.A34]*100*0.1683+7260" office:value-type="float" office:value="44286" calcext:value-type="float">
            <text:p>44286</text:p>
          </table:table-cell>
          <table:table-cell table:style-name="ce153" table:formula="of:=[.L34]/([.$A34]*10000)" office:value-type="percentage" office:value="0.002013" calcext:value-type="percentage">
            <text:p>0.201%</text:p>
          </table:table-cell>
          <table:table-cell table:style-name="ce153" table:formula="of:=[.L34]/([.$A33]*10000)" office:value-type="percentage" office:value="0.00210885714285714" calcext:value-type="percentage">
            <text:p>0.211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4]/([.$A34]*10000)" office:value-type="percentage" office:value="0.000952363636363636" calcext:value-type="percentage">
            <text:p>0.095%</text:p>
          </table:table-cell>
          <table:table-cell table:style-name="ce176" table:formula="of:=[.O34]/([.$A33]*10000)" office:value-type="percentage" office:value="0.000997714285714286" calcext:value-type="percentage">
            <text:p>0.100%</text:p>
          </table:table-cell>
          <table:table-cell table:style-name="ce178" table:formula="of:=ROUNDUP([.A34]/300;0)*3300" office:value-type="float" office:value="26400" calcext:value-type="float">
            <text:p>26400</text:p>
          </table:table-cell>
          <table:table-cell table:style-name="ce181" table:formula="of:=[.R34]/([.$A34]*10000)" office:value-type="percentage" office:value="0.0012" calcext:value-type="percentage">
            <text:p>0.120%</text:p>
          </table:table-cell>
          <table:table-cell table:style-name="ce181" table:formula="of:=[.R34]/([.$A33]*10000)" office:value-type="percentage" office:value="0.00125714285714286" calcext:value-type="percentage">
            <text:p>0.126%</text:p>
          </table:table-cell>
          <table:table-cell table:number-columns-repeated="1004"/>
        </table:table-row>
        <table:table-row table:style-name="ro2">
          <table:table-cell table:style-name="ce33" office:value-type="float" office:value="2300" calcext:value-type="float">
            <text:p>～23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5]*11" office:value-type="float" office:value="25300" calcext:value-type="float">
            <text:p>25300</text:p>
          </table:table-cell>
          <table:table-cell table:style-name="ce121" table:formula="of:=[.C35]/([.$A35]*10000)" office:value-type="percentage" office:value="0.0011" calcext:value-type="percentage">
            <text:p>0.110%</text:p>
          </table:table-cell>
          <table:table-cell table:style-name="ce121" table:formula="of:=[.C35]/([.$A34]*10000)" office:value-type="percentage" office:value="0.00115" calcext:value-type="percentage">
            <text:p>0.115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5]/([.$A35]*10000)" office:value-type="percentage" office:value="0.000176478260869565" calcext:value-type="percentage">
            <text:p>0.018%</text:p>
          </table:table-cell>
          <table:table-cell table:style-name="ce121" table:formula="of:=[.F35]/([.$A34]*10000)" office:value-type="percentage" office:value="0.0001845" calcext:value-type="percentage">
            <text:p>0.018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5]/([.$A35]*10000)" office:value-type="percentage" office:value="0.000430434782608696" calcext:value-type="percentage">
            <text:p>0.043%</text:p>
          </table:table-cell>
          <table:table-cell table:style-name="ce130" table:formula="of:=[.I35]/([.$A34]*10000)" office:value-type="percentage" office:value="0.00045" calcext:value-type="percentage">
            <text:p>0.045%</text:p>
          </table:table-cell>
          <table:table-cell table:style-name="ce151" table:formula="of:=[.A35]*100*0.1683+7260" office:value-type="float" office:value="45969" calcext:value-type="float">
            <text:p>45969</text:p>
          </table:table-cell>
          <table:table-cell table:style-name="ce153" table:formula="of:=[.L35]/([.$A35]*10000)" office:value-type="percentage" office:value="0.00199865217391304" calcext:value-type="percentage">
            <text:p>0.200%</text:p>
          </table:table-cell>
          <table:table-cell table:style-name="ce153" table:formula="of:=[.L35]/([.$A34]*10000)" office:value-type="percentage" office:value="0.0020895" calcext:value-type="percentage">
            <text:p>0.209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5]/([.$A35]*10000)" office:value-type="percentage" office:value="0.00091095652173913" calcext:value-type="percentage">
            <text:p>0.091%</text:p>
          </table:table-cell>
          <table:table-cell table:style-name="ce176" table:formula="of:=[.O35]/([.$A34]*10000)" office:value-type="percentage" office:value="0.000952363636363636" calcext:value-type="percentage">
            <text:p>0.095%</text:p>
          </table:table-cell>
          <table:table-cell table:style-name="ce178" table:formula="of:=ROUNDUP([.A35]/300;0)*3300" office:value-type="float" office:value="26400" calcext:value-type="float">
            <text:p>26400</text:p>
          </table:table-cell>
          <table:table-cell table:style-name="ce181" table:formula="of:=[.R35]/([.$A35]*10000)" office:value-type="percentage" office:value="0.00114782608695652" calcext:value-type="percentage">
            <text:p>0.115%</text:p>
          </table:table-cell>
          <table:table-cell table:style-name="ce181" table:formula="of:=[.R35]/([.$A34]*10000)" office:value-type="percentage" office:value="0.0012" calcext:value-type="percentage">
            <text:p>0.120%</text:p>
          </table:table-cell>
          <table:table-cell table:number-columns-repeated="1004"/>
        </table:table-row>
        <table:table-row table:style-name="ro2">
          <table:table-cell table:style-name="ce33" office:value-type="float" office:value="2400" calcext:value-type="float">
            <text:p>～24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6]*11" office:value-type="float" office:value="26400" calcext:value-type="float">
            <text:p>26400</text:p>
          </table:table-cell>
          <table:table-cell table:style-name="ce121" table:formula="of:=[.C36]/([.$A36]*10000)" office:value-type="percentage" office:value="0.0011" calcext:value-type="percentage">
            <text:p>0.110%</text:p>
          </table:table-cell>
          <table:table-cell table:style-name="ce121" table:formula="of:=[.C36]/([.$A35]*10000)" office:value-type="percentage" office:value="0.00114782608695652" calcext:value-type="percentage">
            <text:p>0.115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6]/([.$A36]*10000)" office:value-type="percentage" office:value="0.000169125" calcext:value-type="percentage">
            <text:p>0.017%</text:p>
          </table:table-cell>
          <table:table-cell table:style-name="ce121" table:formula="of:=[.F36]/([.$A35]*10000)" office:value-type="percentage" office:value="0.000176478260869565" calcext:value-type="percentage">
            <text:p>0.018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6]/([.$A36]*10000)" office:value-type="percentage" office:value="0.0004125" calcext:value-type="percentage">
            <text:p>0.041%</text:p>
          </table:table-cell>
          <table:table-cell table:style-name="ce130" table:formula="of:=[.I36]/([.$A35]*10000)" office:value-type="percentage" office:value="0.000430434782608696" calcext:value-type="percentage">
            <text:p>0.043%</text:p>
          </table:table-cell>
          <table:table-cell table:style-name="ce151" table:formula="of:=[.A36]*100*0.1683+7260" office:value-type="float" office:value="47652" calcext:value-type="float">
            <text:p>47652</text:p>
          </table:table-cell>
          <table:table-cell table:style-name="ce153" table:formula="of:=[.L36]/([.$A36]*10000)" office:value-type="percentage" office:value="0.0019855" calcext:value-type="percentage">
            <text:p>0.199%</text:p>
          </table:table-cell>
          <table:table-cell table:style-name="ce153" table:formula="of:=[.L36]/([.$A35]*10000)" office:value-type="percentage" office:value="0.00207182608695652" calcext:value-type="percentage">
            <text:p>0.207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6]/([.$A36]*10000)" office:value-type="percentage" office:value="0.000873" calcext:value-type="percentage">
            <text:p>0.087%</text:p>
          </table:table-cell>
          <table:table-cell table:style-name="ce176" table:formula="of:=[.O36]/([.$A35]*10000)" office:value-type="percentage" office:value="0.00091095652173913" calcext:value-type="percentage">
            <text:p>0.091%</text:p>
          </table:table-cell>
          <table:table-cell table:style-name="ce178" table:formula="of:=ROUNDUP([.A36]/300;0)*3300" office:value-type="float" office:value="26400" calcext:value-type="float">
            <text:p>26400</text:p>
          </table:table-cell>
          <table:table-cell table:style-name="ce181" table:formula="of:=[.R36]/([.$A36]*10000)" office:value-type="percentage" office:value="0.0011" calcext:value-type="percentage">
            <text:p>0.110%</text:p>
          </table:table-cell>
          <table:table-cell table:style-name="ce181" table:formula="of:=[.R36]/([.$A35]*10000)" office:value-type="percentage" office:value="0.00114782608695652" calcext:value-type="percentage">
            <text:p>0.115%</text:p>
          </table:table-cell>
          <table:table-cell table:number-columns-repeated="1004"/>
        </table:table-row>
        <table:table-row table:style-name="ro2">
          <table:table-cell table:style-name="ce33" office:value-type="float" office:value="2500" calcext:value-type="float">
            <text:p>～25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7]*11" office:value-type="float" office:value="27500" calcext:value-type="float">
            <text:p>27500</text:p>
          </table:table-cell>
          <table:table-cell table:style-name="ce121" table:formula="of:=[.C37]/([.$A37]*10000)" office:value-type="percentage" office:value="0.0011" calcext:value-type="percentage">
            <text:p>0.110%</text:p>
          </table:table-cell>
          <table:table-cell table:style-name="ce121" table:formula="of:=[.C37]/([.$A36]*10000)" office:value-type="percentage" office:value="0.00114583333333333" calcext:value-type="percentage">
            <text:p>0.115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7]/([.$A37]*10000)" office:value-type="percentage" office:value="0.00016236" calcext:value-type="percentage">
            <text:p>0.016%</text:p>
          </table:table-cell>
          <table:table-cell table:style-name="ce121" table:formula="of:=[.F37]/([.$A36]*10000)" office:value-type="percentage" office:value="0.000169125" calcext:value-type="percentage">
            <text:p>0.017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7]/([.$A37]*10000)" office:value-type="percentage" office:value="0.000396" calcext:value-type="percentage">
            <text:p>0.040%</text:p>
          </table:table-cell>
          <table:table-cell table:style-name="ce130" table:formula="of:=[.I37]/([.$A36]*10000)" office:value-type="percentage" office:value="0.0004125" calcext:value-type="percentage">
            <text:p>0.041%</text:p>
          </table:table-cell>
          <table:table-cell table:style-name="ce151" table:formula="of:=[.A37]*100*0.1683+7260" office:value-type="float" office:value="49335" calcext:value-type="float">
            <text:p>49335</text:p>
          </table:table-cell>
          <table:table-cell table:style-name="ce153" table:formula="of:=[.L37]/([.$A37]*10000)" office:value-type="percentage" office:value="0.0019734" calcext:value-type="percentage">
            <text:p>0.197%</text:p>
          </table:table-cell>
          <table:table-cell table:style-name="ce153" table:formula="of:=[.L37]/([.$A36]*10000)" office:value-type="percentage" office:value="0.002055625" calcext:value-type="percentage">
            <text:p>0.206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7]/([.$A37]*10000)" office:value-type="percentage" office:value="0.00083808" calcext:value-type="percentage">
            <text:p>0.084%</text:p>
          </table:table-cell>
          <table:table-cell table:style-name="ce176" table:formula="of:=[.O37]/([.$A36]*10000)" office:value-type="percentage" office:value="0.000873" calcext:value-type="percentage">
            <text:p>0.087%</text:p>
          </table:table-cell>
          <table:table-cell table:style-name="ce178" table:formula="of:=ROUNDUP([.A37]/300;0)*3300" office:value-type="float" office:value="29700" calcext:value-type="float">
            <text:p>29700</text:p>
          </table:table-cell>
          <table:table-cell table:style-name="ce181" table:formula="of:=[.R37]/([.$A37]*10000)" office:value-type="percentage" office:value="0.001188" calcext:value-type="percentage">
            <text:p>0.119%</text:p>
          </table:table-cell>
          <table:table-cell table:style-name="ce181" table:formula="of:=[.R37]/([.$A36]*10000)" office:value-type="percentage" office:value="0.0012375" calcext:value-type="percentage">
            <text:p>0.124%</text:p>
          </table:table-cell>
          <table:table-cell table:number-columns-repeated="1004"/>
        </table:table-row>
        <table:table-row table:style-name="ro2">
          <table:table-cell table:style-name="ce33" office:value-type="float" office:value="2600" calcext:value-type="float">
            <text:p>～26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8]*11" office:value-type="float" office:value="28600" calcext:value-type="float">
            <text:p>28600</text:p>
          </table:table-cell>
          <table:table-cell table:style-name="ce121" table:formula="of:=[.C38]/([.$A38]*10000)" office:value-type="percentage" office:value="0.0011" calcext:value-type="percentage">
            <text:p>0.110%</text:p>
          </table:table-cell>
          <table:table-cell table:style-name="ce121" table:formula="of:=[.C38]/([.$A37]*10000)" office:value-type="percentage" office:value="0.001144" calcext:value-type="percentage">
            <text:p>0.114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8]/([.$A38]*10000)" office:value-type="percentage" office:value="0.000156115384615385" calcext:value-type="percentage">
            <text:p>0.016%</text:p>
          </table:table-cell>
          <table:table-cell table:style-name="ce121" table:formula="of:=[.F38]/([.$A37]*10000)" office:value-type="percentage" office:value="0.00016236" calcext:value-type="percentage">
            <text:p>0.016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8]/([.$A38]*10000)" office:value-type="percentage" office:value="0.000380769230769231" calcext:value-type="percentage">
            <text:p>0.038%</text:p>
          </table:table-cell>
          <table:table-cell table:style-name="ce130" table:formula="of:=[.I38]/([.$A37]*10000)" office:value-type="percentage" office:value="0.000396" calcext:value-type="percentage">
            <text:p>0.040%</text:p>
          </table:table-cell>
          <table:table-cell table:style-name="ce151" table:formula="of:=[.A38]*100*0.1683+7260" office:value-type="float" office:value="51018" calcext:value-type="float">
            <text:p>51018</text:p>
          </table:table-cell>
          <table:table-cell table:style-name="ce153" table:formula="of:=[.L38]/([.$A38]*10000)" office:value-type="percentage" office:value="0.00196223076923077" calcext:value-type="percentage">
            <text:p>0.196%</text:p>
          </table:table-cell>
          <table:table-cell table:style-name="ce153" table:formula="of:=[.L38]/([.$A37]*10000)" office:value-type="percentage" office:value="0.00204072" calcext:value-type="percentage">
            <text:p>0.204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8]/([.$A38]*10000)" office:value-type="percentage" office:value="0.000805846153846154" calcext:value-type="percentage">
            <text:p>0.081%</text:p>
          </table:table-cell>
          <table:table-cell table:style-name="ce176" table:formula="of:=[.O38]/([.$A37]*10000)" office:value-type="percentage" office:value="0.00083808" calcext:value-type="percentage">
            <text:p>0.084%</text:p>
          </table:table-cell>
          <table:table-cell table:style-name="ce178" table:formula="of:=ROUNDUP([.A38]/300;0)*3300" office:value-type="float" office:value="29700" calcext:value-type="float">
            <text:p>29700</text:p>
          </table:table-cell>
          <table:table-cell table:style-name="ce181" table:formula="of:=[.R38]/([.$A38]*10000)" office:value-type="percentage" office:value="0.00114230769230769" calcext:value-type="percentage">
            <text:p>0.114%</text:p>
          </table:table-cell>
          <table:table-cell table:style-name="ce181" table:formula="of:=[.R38]/([.$A37]*10000)" office:value-type="percentage" office:value="0.001188" calcext:value-type="percentage">
            <text:p>0.119%</text:p>
          </table:table-cell>
          <table:table-cell table:number-columns-repeated="1004"/>
        </table:table-row>
        <table:table-row table:style-name="ro2">
          <table:table-cell table:style-name="ce33" office:value-type="float" office:value="2700" calcext:value-type="float">
            <text:p>～27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39]*11" office:value-type="float" office:value="29700" calcext:value-type="float">
            <text:p>29700</text:p>
          </table:table-cell>
          <table:table-cell table:style-name="ce121" table:formula="of:=[.C39]/([.$A39]*10000)" office:value-type="percentage" office:value="0.0011" calcext:value-type="percentage">
            <text:p>0.110%</text:p>
          </table:table-cell>
          <table:table-cell table:style-name="ce121" table:formula="of:=[.C39]/([.$A38]*10000)" office:value-type="percentage" office:value="0.00114230769230769" calcext:value-type="percentage">
            <text:p>0.114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39]/([.$A39]*10000)" office:value-type="percentage" office:value="0.000150333333333333" calcext:value-type="percentage">
            <text:p>0.015%</text:p>
          </table:table-cell>
          <table:table-cell table:style-name="ce121" table:formula="of:=[.F39]/([.$A38]*10000)" office:value-type="percentage" office:value="0.000156115384615385" calcext:value-type="percentage">
            <text:p>0.016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39]/([.$A39]*10000)" office:value-type="percentage" office:value="0.000366666666666667" calcext:value-type="percentage">
            <text:p>0.037%</text:p>
          </table:table-cell>
          <table:table-cell table:style-name="ce130" table:formula="of:=[.I39]/([.$A38]*10000)" office:value-type="percentage" office:value="0.000380769230769231" calcext:value-type="percentage">
            <text:p>0.038%</text:p>
          </table:table-cell>
          <table:table-cell table:style-name="ce151" table:formula="of:=[.A39]*100*0.1683+7260" office:value-type="float" office:value="52701" calcext:value-type="float">
            <text:p>52701</text:p>
          </table:table-cell>
          <table:table-cell table:style-name="ce153" table:formula="of:=[.L39]/([.$A39]*10000)" office:value-type="percentage" office:value="0.00195188888888889" calcext:value-type="percentage">
            <text:p>0.195%</text:p>
          </table:table-cell>
          <table:table-cell table:style-name="ce153" table:formula="of:=[.L39]/([.$A38]*10000)" office:value-type="percentage" office:value="0.00202696153846154" calcext:value-type="percentage">
            <text:p>0.203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39]/([.$A39]*10000)" office:value-type="percentage" office:value="0.000776" calcext:value-type="percentage">
            <text:p>0.078%</text:p>
          </table:table-cell>
          <table:table-cell table:style-name="ce176" table:formula="of:=[.O39]/([.$A38]*10000)" office:value-type="percentage" office:value="0.000805846153846154" calcext:value-type="percentage">
            <text:p>0.081%</text:p>
          </table:table-cell>
          <table:table-cell table:style-name="ce178" table:formula="of:=ROUNDUP([.A39]/300;0)*3300" office:value-type="float" office:value="29700" calcext:value-type="float">
            <text:p>29700</text:p>
          </table:table-cell>
          <table:table-cell table:style-name="ce181" table:formula="of:=[.R39]/([.$A39]*10000)" office:value-type="percentage" office:value="0.0011" calcext:value-type="percentage">
            <text:p>0.110%</text:p>
          </table:table-cell>
          <table:table-cell table:style-name="ce181" table:formula="of:=[.R39]/([.$A38]*10000)" office:value-type="percentage" office:value="0.00114230769230769" calcext:value-type="percentage">
            <text:p>0.114%</text:p>
          </table:table-cell>
          <table:table-cell table:number-columns-repeated="1004"/>
        </table:table-row>
        <table:table-row table:style-name="ro2">
          <table:table-cell table:style-name="ce33" office:value-type="float" office:value="2800" calcext:value-type="float">
            <text:p>～28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40]*11" office:value-type="float" office:value="30800" calcext:value-type="float">
            <text:p>30800</text:p>
          </table:table-cell>
          <table:table-cell table:style-name="ce121" table:formula="of:=[.C40]/([.$A40]*10000)" office:value-type="percentage" office:value="0.0011" calcext:value-type="percentage">
            <text:p>0.110%</text:p>
          </table:table-cell>
          <table:table-cell table:style-name="ce121" table:formula="of:=[.C40]/([.$A39]*10000)" office:value-type="percentage" office:value="0.00114074074074074" calcext:value-type="percentage">
            <text:p>0.114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40]/([.$A40]*10000)" office:value-type="percentage" office:value="0.000144964285714286" calcext:value-type="percentage">
            <text:p>0.014%</text:p>
          </table:table-cell>
          <table:table-cell table:style-name="ce121" table:formula="of:=[.F40]/([.$A39]*10000)" office:value-type="percentage" office:value="0.000150333333333333" calcext:value-type="percentage">
            <text:p>0.015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40]/([.$A40]*10000)" office:value-type="percentage" office:value="0.000353571428571429" calcext:value-type="percentage">
            <text:p>0.035%</text:p>
          </table:table-cell>
          <table:table-cell table:style-name="ce130" table:formula="of:=[.I40]/([.$A39]*10000)" office:value-type="percentage" office:value="0.000366666666666667" calcext:value-type="percentage">
            <text:p>0.037%</text:p>
          </table:table-cell>
          <table:table-cell table:style-name="ce151" table:formula="of:=[.A40]*100*0.1683+7260" office:value-type="float" office:value="54384" calcext:value-type="float">
            <text:p>54384</text:p>
          </table:table-cell>
          <table:table-cell table:style-name="ce153" table:formula="of:=[.L40]/([.$A40]*10000)" office:value-type="percentage" office:value="0.00194228571428571" calcext:value-type="percentage">
            <text:p>0.194%</text:p>
          </table:table-cell>
          <table:table-cell table:style-name="ce153" table:formula="of:=[.L40]/([.$A39]*10000)" office:value-type="percentage" office:value="0.00201422222222222" calcext:value-type="percentage">
            <text:p>0.201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40]/([.$A40]*10000)" office:value-type="percentage" office:value="0.000748285714285714" calcext:value-type="percentage">
            <text:p>0.075%</text:p>
          </table:table-cell>
          <table:table-cell table:style-name="ce176" table:formula="of:=[.O40]/([.$A39]*10000)" office:value-type="percentage" office:value="0.000776" calcext:value-type="percentage">
            <text:p>0.078%</text:p>
          </table:table-cell>
          <table:table-cell table:style-name="ce178" table:formula="of:=ROUNDUP([.A40]/300;0)*3300" office:value-type="float" office:value="33000" calcext:value-type="float">
            <text:p>33000</text:p>
          </table:table-cell>
          <table:table-cell table:style-name="ce181" table:formula="of:=[.R40]/([.$A40]*10000)" office:value-type="percentage" office:value="0.00117857142857143" calcext:value-type="percentage">
            <text:p>0.118%</text:p>
          </table:table-cell>
          <table:table-cell table:style-name="ce181" table:formula="of:=[.R40]/([.$A39]*10000)" office:value-type="percentage" office:value="0.00122222222222222" calcext:value-type="percentage">
            <text:p>0.122%</text:p>
          </table:table-cell>
          <table:table-cell table:number-columns-repeated="1004"/>
        </table:table-row>
        <table:table-row table:style-name="ro2">
          <table:table-cell table:style-name="ce33" office:value-type="float" office:value="2900" calcext:value-type="float">
            <text:p>～29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41]*11" office:value-type="float" office:value="31900" calcext:value-type="float">
            <text:p>31900</text:p>
          </table:table-cell>
          <table:table-cell table:style-name="ce121" table:formula="of:=[.C41]/([.$A41]*10000)" office:value-type="percentage" office:value="0.0011" calcext:value-type="percentage">
            <text:p>0.110%</text:p>
          </table:table-cell>
          <table:table-cell table:style-name="ce121" table:formula="of:=[.C41]/([.$A40]*10000)" office:value-type="percentage" office:value="0.00113928571428571" calcext:value-type="percentage">
            <text:p>0.114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41]/([.$A41]*10000)" office:value-type="percentage" office:value="0.000139965517241379" calcext:value-type="percentage">
            <text:p>0.014%</text:p>
          </table:table-cell>
          <table:table-cell table:style-name="ce121" table:formula="of:=[.F41]/([.$A40]*10000)" office:value-type="percentage" office:value="0.000144964285714286" calcext:value-type="percentage">
            <text:p>0.014%</text:p>
          </table:table-cell>
          <table:table-cell table:style-name="ce129" office:value-type="float" office:value="9900" calcext:value-type="float">
            <text:p>9900</text:p>
          </table:table-cell>
          <table:table-cell table:style-name="ce130" table:formula="of:=[.I41]/([.$A41]*10000)" office:value-type="percentage" office:value="0.000341379310344828" calcext:value-type="percentage">
            <text:p>0.034%</text:p>
          </table:table-cell>
          <table:table-cell table:style-name="ce130" table:formula="of:=[.I41]/([.$A40]*10000)" office:value-type="percentage" office:value="0.000353571428571429" calcext:value-type="percentage">
            <text:p>0.035%</text:p>
          </table:table-cell>
          <table:table-cell table:style-name="ce151" table:formula="of:=[.A41]*100*0.1683+7260" office:value-type="float" office:value="56067" calcext:value-type="float">
            <text:p>56067</text:p>
          </table:table-cell>
          <table:table-cell table:style-name="ce153" table:formula="of:=[.L41]/([.$A41]*10000)" office:value-type="percentage" office:value="0.00193334482758621" calcext:value-type="percentage">
            <text:p>0.193%</text:p>
          </table:table-cell>
          <table:table-cell table:style-name="ce153" table:formula="of:=[.L41]/([.$A40]*10000)" office:value-type="percentage" office:value="0.00200239285714286" calcext:value-type="percentage">
            <text:p>0.200%</text:p>
          </table:table-cell>
          <table:table-cell table:style-name="ce165" office:value-type="float" office:value="20952" calcext:value-type="float">
            <text:p>20952</text:p>
          </table:table-cell>
          <table:table-cell table:style-name="ce176" table:formula="of:=[.O41]/([.$A41]*10000)" office:value-type="percentage" office:value="0.00072248275862069" calcext:value-type="percentage">
            <text:p>0.072%</text:p>
          </table:table-cell>
          <table:table-cell table:style-name="ce176" table:formula="of:=[.O41]/([.$A40]*10000)" office:value-type="percentage" office:value="0.000748285714285714" calcext:value-type="percentage">
            <text:p>0.075%</text:p>
          </table:table-cell>
          <table:table-cell table:style-name="ce178" table:formula="of:=ROUNDUP([.A41]/300;0)*3300" office:value-type="float" office:value="33000" calcext:value-type="float">
            <text:p>33000</text:p>
          </table:table-cell>
          <table:table-cell table:style-name="ce181" table:formula="of:=[.R41]/([.$A41]*10000)" office:value-type="percentage" office:value="0.00113793103448276" calcext:value-type="percentage">
            <text:p>0.114%</text:p>
          </table:table-cell>
          <table:table-cell table:style-name="ce181" table:formula="of:=[.R41]/([.$A40]*10000)" office:value-type="percentage" office:value="0.00117857142857143" calcext:value-type="percentage">
            <text:p>0.118%</text:p>
          </table:table-cell>
          <table:table-cell table:number-columns-repeated="1004"/>
        </table:table-row>
        <table:table-row table:style-name="ro2">
          <table:table-cell table:style-name="ce33" office:value-type="float" office:value="3000" calcext:value-type="float">
            <text:p>～3000</text:p>
          </table:table-cell>
          <table:table-cell table:style-name="ce42" office:value-type="float" office:value="0" calcext:value-type="float">
            <text:p>0</text:p>
          </table:table-cell>
          <table:table-cell table:style-name="ce119" table:formula="of:=[.A42]*11" office:value-type="float" office:value="33000" calcext:value-type="float">
            <text:p>33000</text:p>
          </table:table-cell>
          <table:table-cell table:style-name="ce121" table:formula="of:=[.C42]/([.$A42]*10000)" office:value-type="percentage" office:value="0.0011" calcext:value-type="percentage">
            <text:p>0.110%</text:p>
          </table:table-cell>
          <table:table-cell table:style-name="ce121" table:formula="of:=[.C42]/([.$A41]*10000)" office:value-type="percentage" office:value="0.00113793103448276" calcext:value-type="percentage">
            <text:p>0.114%</text:p>
          </table:table-cell>
          <table:table-cell table:style-name="ce125" office:value-type="float" office:value="4059" calcext:value-type="float">
            <text:p>4059</text:p>
          </table:table-cell>
          <table:table-cell table:style-name="ce121" table:formula="of:=[.F42]/([.$A42]*10000)" office:value-type="percentage" office:value="0.0001353" calcext:value-type="percentage">
            <text:p>0.014%</text:p>
          </table:table-cell>
          <table:table-cell table:style-name="ce121" table:formula="of:=[.F42]/([.$A41]*10000)" office:value-type="percentage" office:value="0.000139965517241379" calcext:value-type="percentage">
            <text:p>0.014%</text:p>
          </table:table-cell>
          <table:table-cell table:style-name="ce129" office:value-type="float" office:value="16500" calcext:value-type="float">
            <text:p>16500</text:p>
          </table:table-cell>
          <table:table-cell table:style-name="ce130" table:formula="of:=[.I42]/([.$A42]*10000)" office:value-type="percentage" office:value="0.00055" calcext:value-type="percentage">
            <text:p>0.055%</text:p>
          </table:table-cell>
          <table:table-cell table:style-name="ce130" table:formula="of:=[.I42]/([.$A41]*10000)" office:value-type="percentage" office:value="0.000568965517241379" calcext:value-type="percentage">
            <text:p>0.057%</text:p>
          </table:table-cell>
          <table:table-cell table:style-name="ce151" table:formula="of:=[.A42]*100*0.1683+7260" office:value-type="float" office:value="57750" calcext:value-type="float">
            <text:p>57750</text:p>
          </table:table-cell>
          <table:table-cell table:style-name="ce153" table:formula="of:=[.L42]/([.$A42]*10000)" office:value-type="percentage" office:value="0.001925" calcext:value-type="percentage">
            <text:p>0.193%</text:p>
          </table:table-cell>
          <table:table-cell table:style-name="ce153" table:formula="of:=[.L42]/([.$A41]*10000)" office:value-type="percentage" office:value="0.00199137931034483" calcext:value-type="percentage">
            <text:p>0.199%</text:p>
          </table:table-cell>
          <table:table-cell table:style-name="ce165" office:value-type="float" office:value="31429" calcext:value-type="float">
            <text:p>31429</text:p>
          </table:table-cell>
          <table:table-cell table:style-name="ce176" table:formula="of:=[.O42]/([.$A42]*10000)" office:value-type="percentage" office:value="0.00104763333333333" calcext:value-type="percentage">
            <text:p>0.105%</text:p>
          </table:table-cell>
          <table:table-cell table:style-name="ce176" table:formula="of:=[.O42]/([.$A41]*10000)" office:value-type="percentage" office:value="0.00108375862068966" calcext:value-type="percentage">
            <text:p>0.108%</text:p>
          </table:table-cell>
          <table:table-cell table:style-name="ce178" table:formula="of:=ROUNDUP([.A42]/300;0)*3300" office:value-type="float" office:value="33000" calcext:value-type="float">
            <text:p>33000</text:p>
          </table:table-cell>
          <table:table-cell table:style-name="ce181" table:formula="of:=[.R42]/([.$A42]*10000)" office:value-type="percentage" office:value="0.0011" calcext:value-type="percentage">
            <text:p>0.110%</text:p>
          </table:table-cell>
          <table:table-cell table:style-name="ce181" table:formula="of:=[.R42]/([.$A41]*10000)" office:value-type="percentage" office:value="0.00113793103448276" calcext:value-type="percentage">
            <text:p>0.114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0"/>
          <table:table-cell table:style-name="ce124" table:formula="of:=AVERAGE([.D4:.D42])" office:value-type="percentage" office:value="0.000817948717948718" calcext:value-type="percentage">
            <text:p>0.082%</text:p>
          </table:table-cell>
          <table:table-cell table:style-name="ce124" table:formula="of:=AVERAGE([.E4:.E42])" office:value-type="percentage" office:value="0.000954153136245941" calcext:value-type="percentage">
            <text:p>0.095%</text:p>
          </table:table-cell>
          <table:table-cell table:style-name="ce120"/>
          <table:table-cell table:style-name="ce124" table:formula="of:=AVERAGE([.G4:.G42])" office:value-type="percentage" office:value="0.000461794006576137" calcext:value-type="percentage">
            <text:p>0.046%</text:p>
          </table:table-cell>
          <table:table-cell table:style-name="ce124" table:formula="of:=AVERAGE([.H4:.H42])" office:value-type="percentage" office:value="0.000571675427801825" calcext:value-type="percentage">
            <text:p>0.057%</text:p>
          </table:table-cell>
          <table:table-cell table:style-name="ce129"/>
          <table:table-cell table:style-name="ce131" table:formula="of:=AVERAGE([.J4:.J42])" office:value-type="percentage" office:value="0.000542937367307607" calcext:value-type="percentage">
            <text:p>0.054%</text:p>
          </table:table-cell>
          <table:table-cell table:style-name="ce131" table:formula="of:=AVERAGE([.K4:.K42])" office:value-type="percentage" office:value="0.000647475229909779" calcext:value-type="percentage">
            <text:p>0.065%</text:p>
          </table:table-cell>
          <table:table-cell table:style-name="ce151"/>
          <table:table-cell table:style-name="ce156" table:formula="of:=AVERAGE([.M4:.M42])" office:value-type="percentage" office:value="0.00279107680665054" calcext:value-type="percentage">
            <text:p>0.279%</text:p>
          </table:table-cell>
          <table:table-cell table:style-name="ce156" table:formula="of:=AVERAGE([.N4:.N42])" office:value-type="percentage" office:value="0.00316774237863188" calcext:value-type="percentage">
            <text:p>0.317%</text:p>
          </table:table-cell>
          <table:table-cell table:style-name="ce165"/>
          <table:table-cell table:style-name="ce177" table:formula="of:=AVERAGE([.P4:.P42])" office:value-type="percentage" office:value="0.000851192076632002" calcext:value-type="percentage">
            <text:p>0.085%</text:p>
          </table:table-cell>
          <table:table-cell table:style-name="ce177" table:formula="of:=AVERAGE([.Q4:.Q42])" office:value-type="percentage" office:value="0.000991986162122594" calcext:value-type="percentage">
            <text:p>0.099%</text:p>
          </table:table-cell>
          <table:table-cell table:style-name="ce180"/>
          <table:table-cell table:style-name="ce183" table:formula="of:=AVERAGE([.S4:.S42])" office:value-type="percentage" office:value="0.00337597876644605" calcext:value-type="percentage">
            <text:p>0.338%</text:p>
          </table:table-cell>
          <table:table-cell table:style-name="ce183" table:formula="of:=AVERAGE([.T4:.T42])" office:value-type="percentage" office:value="0.0035177641308095" calcext:value-type="percentage">
            <text:p>0.352%</text:p>
          </table:table-cell>
          <table:table-cell table:number-columns-repeated="1004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" table:style-name="ta1">
        <office:forms form:automatic-focus="false" form:apply-design-mode="false"/>
        <table:table-column table:style-name="co4" table:default-cell-style-name="ce185"/>
        <table:table-column table:style-name="co2" table:default-cell-style-name="ce185"/>
        <table:table-column table:style-name="co12" table:default-cell-style-name="ce185"/>
        <table:table-column table:style-name="co13" table:default-cell-style-name="ce185"/>
        <table:table-column table:style-name="co2" table:default-cell-style-name="ce185"/>
        <table:table-column table:style-name="co14" table:number-columns-repeated="4" table:default-cell-style-name="ce190"/>
        <table:table-column table:style-name="co14" table:number-columns-repeated="4" table:default-cell-style-name="ce194"/>
        <table:table-column table:style-name="co14" table:number-columns-repeated="4" table:default-cell-style-name="ce198"/>
        <table:table-column table:style-name="co7" table:default-cell-style-name="ce185"/>
        <table:table-column table:style-name="co15" table:number-columns-repeated="5" table:default-cell-style-name="ce185"/>
        <table:table-column table:style-name="co7" table:number-columns-repeated="997" table:default-cell-style-name="ce185"/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G</text:p>
          </table:table-cell>
          <table:table-cell table:style-name="ce187" office:value-type="string" calcext:value-type="string">
            <text:p>H</text:p>
          </table:table-cell>
          <table:table-cell table:style-name="ce187" office:value-type="string" calcext:value-type="string">
            <text:p>I</text:p>
          </table:table-cell>
          <table:table-cell table:style-name="ce191" office:value-type="string" calcext:value-type="string">
            <text:p>J</text:p>
          </table:table-cell>
          <table:table-cell table:style-name="ce191" office:value-type="string" calcext:value-type="string">
            <text:p>K</text:p>
          </table:table-cell>
          <table:table-cell table:style-name="ce191" office:value-type="string" calcext:value-type="string">
            <text:p>L</text:p>
          </table:table-cell>
          <table:table-cell table:style-name="ce191" office:value-type="string" calcext:value-type="string">
            <text:p>M</text:p>
          </table:table-cell>
          <table:table-cell table:style-name="ce195" office:value-type="string" calcext:value-type="string">
            <text:p>N</text:p>
          </table:table-cell>
          <table:table-cell table:style-name="ce195" office:value-type="string" calcext:value-type="string">
            <text:p>O</text:p>
          </table:table-cell>
          <table:table-cell table:style-name="ce195" office:value-type="string" calcext:value-type="string">
            <text:p>P</text:p>
          </table:table-cell>
          <table:table-cell table:style-name="ce195" office:value-type="string" calcext:value-type="string">
            <text:p>Q</text:p>
          </table:table-cell>
          <table:table-cell table:style-name="ce199" office:value-type="string" calcext:value-type="string">
            <text:p>R</text:p>
          </table:table-cell>
          <table:table-cell table:style-name="ce199" office:value-type="string" calcext:value-type="string">
            <text:p>S</text:p>
          </table:table-cell>
          <table:table-cell table:style-name="ce199" office:value-type="string" calcext:value-type="string">
            <text:p>T</text:p>
          </table:table-cell>
          <table:table-cell table:style-name="ce199" office:value-type="string" calcext:value-type="string">
            <text:p>U</text:p>
          </table:table-cell>
          <table:table-cell table:style-name="ce199" office:value-type="string" calcext:value-type="string">
            <text:p>V</text:p>
          </table:table-cell>
          <table:table-cell table:style-name="ce199" office:value-type="string" calcext:value-type="string">
            <text:p>W</text:p>
          </table:table-cell>
          <table:table-cell table:number-columns-repeated="997"/>
        </table:table-row>
        <table:table-row table:style-name="ro5">
          <table:table-cell office:value-type="float" office:value="5610" calcext:value-type="float">
            <text:p>5610</text:p>
          </table:table-cell>
          <table:table-cell office:value-type="float" office:value="3000" calcext:value-type="float">
            <text:p>3000</text:p>
          </table:table-cell>
          <table:table-cell office:value-type="float" office:value="4848000" calcext:value-type="float">
            <text:p>4848000</text:p>
          </table:table-cell>
          <table:table-cell table:formula="of:=ROUNDUP([.C2]/[.B2];0)" office:value-type="float" office:value="1616" calcext:value-type="float">
            <text:p>1616</text:p>
          </table:table-cell>
          <table:table-cell office:value-type="float" office:value="1620" calcext:value-type="float">
            <text:p>1620</text:p>
          </table:table-cell>
          <table:table-cell table:style-name="ce188" office:value-type="float" office:value="1617" calcext:value-type="float">
            <text:p>1617</text:p>
          </table:table-cell>
          <table:table-cell table:style-name="ce188" office:value-type="float" office:value="1620" calcext:value-type="float">
            <text:p>1620</text:p>
          </table:table-cell>
          <table:table-cell table:style-name="ce188" office:value-type="float" office:value="1617" calcext:value-type="float">
            <text:p>1617</text:p>
          </table:table-cell>
          <table:table-cell table:style-name="ce188" office:value-type="float" office:value="1618" calcext:value-type="float">
            <text:p>1618</text:p>
          </table:table-cell>
          <table:table-cell table:number-columns-repeated="2" table:style-name="ce192" office:value-type="float" office:value="1617" calcext:value-type="float">
            <text:p>1617</text:p>
          </table:table-cell>
          <table:table-cell table:number-columns-repeated="2" table:style-name="ce192" office:value-type="float" office:value="1614" calcext:value-type="float">
            <text:p>1614</text:p>
          </table:table-cell>
          <table:table-cell table:style-name="ce196" office:value-type="float" office:value="1614" calcext:value-type="float">
            <text:p>1614</text:p>
          </table:table-cell>
          <table:table-cell table:style-name="ce196" office:value-type="float" office:value="1617" calcext:value-type="float">
            <text:p>1617</text:p>
          </table:table-cell>
          <table:table-cell table:style-name="ce196" office:value-type="float" office:value="1604" calcext:value-type="float">
            <text:p>1604</text:p>
          </table:table-cell>
          <table:table-cell table:style-name="ce196" office:value-type="float" office:value="1610" calcext:value-type="float">
            <text:p>1610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2]-[.D2])*[.B2]" office:value-type="float" office:value="12000" calcext:value-type="float">
            <text:p>12000</text:p>
          </table:table-cell>
          <table:table-cell table:formula="of:=([.E2]-[.N2])*[.B2]" office:value-type="float" office:value="18000" calcext:value-type="float">
            <text:p>18000</text:p>
          </table:table-cell>
          <table:table-cell office:value-type="float" office:value="3300" calcext:value-type="float">
            <text:p>3300</text:p>
          </table:table-cell>
          <table:table-cell table:formula="of:=[.U2]-[.V2]" office:value-type="float" office:value="14700" calcext:value-type="float">
            <text:p>14700</text:p>
          </table:table-cell>
          <table:table-cell table:number-columns-repeated="997"/>
        </table:table-row>
        <table:table-row table:style-name="ro5">
          <table:table-cell office:value-type="float" office:value="3990" calcext:value-type="float">
            <text:p>3990</text:p>
          </table:table-cell>
          <table:table-cell office:value-type="float" office:value="45900" calcext:value-type="float">
            <text:p>45900</text:p>
          </table:table-cell>
          <table:table-cell office:value-type="float" office:value="24322600" calcext:value-type="float">
            <text:p>24322600</text:p>
          </table:table-cell>
          <table:table-cell table:formula="of:=ROUNDUP([.C3]/[.B3];0)"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table:number-columns-repeated="2" table:style-name="ce188" office:value-type="float" office:value="532" calcext:value-type="float">
            <text:p>532</text:p>
          </table:table-cell>
          <table:table-cell table:number-columns-repeated="2" table:style-name="ce188" office:value-type="float" office:value="531" calcext:value-type="float">
            <text:p>531</text:p>
          </table:table-cell>
          <table:table-cell table:number-columns-repeated="2" table:style-name="ce192" office:value-type="float" office:value="530" calcext:value-type="float">
            <text:p>530</text:p>
          </table:table-cell>
          <table:table-cell table:number-columns-repeated="2" table:style-name="ce192" office:value-type="float" office:value="528" calcext:value-type="float">
            <text:p>528</text:p>
          </table:table-cell>
          <table:table-cell table:style-name="ce196" office:value-type="float" office:value="528" calcext:value-type="float">
            <text:p>528</text:p>
          </table:table-cell>
          <table:table-cell table:style-name="ce196" office:value-type="float" office:value="529" calcext:value-type="float">
            <text:p>529</text:p>
          </table:table-cell>
          <table:table-cell table:number-columns-repeated="2" table:style-name="ce196" office:value-type="float" office:value="527" calcext:value-type="float">
            <text:p>52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3]-[.D3])*[.B3]" office:value-type="float" office:value="91800" calcext:value-type="float">
            <text:p>91800</text:p>
          </table:table-cell>
          <table:table-cell table:formula="of:=([.E3]-[.N3])*[.B3]" office:value-type="float" office:value="183600" calcext:value-type="float">
            <text:p>183600</text:p>
          </table:table-cell>
          <table:table-cell table:number-columns-repeated="999"/>
        </table:table-row>
        <table:table-row table:style-name="ro5">
          <table:table-cell office:value-type="float" office:value="3254" calcext:value-type="float">
            <text:p>3254</text:p>
          </table:table-cell>
          <table:table-cell office:value-type="float" office:value="500" calcext:value-type="float">
            <text:p>500</text:p>
          </table:table-cell>
          <table:table-cell office:value-type="float" office:value="1192390" calcext:value-type="float">
            <text:p>1192390</text:p>
          </table:table-cell>
          <table:table-cell table:formula="of:=ROUNDUP([.C4]/[.B4];0)" office:value-type="float" office:value="2385" calcext:value-type="float">
            <text:p>2385</text:p>
          </table:table-cell>
          <table:table-cell office:value-type="float" office:value="2390" calcext:value-type="float">
            <text:p>2390</text:p>
          </table:table-cell>
          <table:table-cell table:style-name="ce188" office:value-type="float" office:value="2388" calcext:value-type="float">
            <text:p>2388</text:p>
          </table:table-cell>
          <table:table-cell table:style-name="ce188" office:value-type="float" office:value="2391" calcext:value-type="float">
            <text:p>2391</text:p>
          </table:table-cell>
          <table:table-cell table:style-name="ce188" office:value-type="float" office:value="2387" calcext:value-type="float">
            <text:p>2387</text:p>
          </table:table-cell>
          <table:table-cell table:style-name="ce188" office:value-type="float" office:value="2388" calcext:value-type="float">
            <text:p>2388</text:p>
          </table:table-cell>
          <table:table-cell table:number-columns-repeated="2" table:style-name="ce192" office:value-type="float" office:value="2386" calcext:value-type="float">
            <text:p>2386</text:p>
          </table:table-cell>
          <table:table-cell table:style-name="ce192" office:value-type="float" office:value="2373" calcext:value-type="float">
            <text:p>2373</text:p>
          </table:table-cell>
          <table:table-cell table:style-name="ce192" office:value-type="float" office:value="2378" calcext:value-type="float">
            <text:p>2378</text:p>
          </table:table-cell>
          <table:table-cell table:style-name="ce196" office:value-type="float" office:value="2378" calcext:value-type="float">
            <text:p>2378</text:p>
          </table:table-cell>
          <table:table-cell table:style-name="ce196" office:value-type="float" office:value="2382" calcext:value-type="float">
            <text:p>2382</text:p>
          </table:table-cell>
          <table:table-cell table:number-columns-repeated="2" table:style-name="ce196" office:value-type="float" office:value="2376" calcext:value-type="float">
            <text:p>2376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4]-[.D4])*[.B4]" office:value-type="float" office:value="2500" calcext:value-type="float">
            <text:p>2500</text:p>
          </table:table-cell>
          <table:table-cell table:formula="of:=([.E4]-[.N4])*[.B4]" office:value-type="float" office:value="6000" calcext:value-type="float">
            <text:p>6000</text:p>
          </table:table-cell>
          <table:table-cell office:value-type="float" office:value="1650" calcext:value-type="float">
            <text:p>1650</text:p>
          </table:table-cell>
          <table:table-cell table:formula="of:=[.U4]-[.V4]" office:value-type="float" office:value="4350" calcext:value-type="float">
            <text:p>4350</text:p>
          </table:table-cell>
          <table:table-cell table:number-columns-repeated="997"/>
        </table:table-row>
        <table:table-row table:style-name="ro5">
          <table:table-cell office:value-type="float" office:value="3264" calcext:value-type="float">
            <text:p>3264</text:p>
          </table:table-cell>
          <table:table-cell office:value-type="float" office:value="81000" calcext:value-type="float">
            <text:p>81000</text:p>
          </table:table-cell>
          <table:table-cell office:value-type="float" office:value="20992780" calcext:value-type="float">
            <text:p>20992780</text:p>
          </table:table-cell>
          <table:table-cell table:formula="of:=ROUNDUP([.C5]/[.B5];0)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style-name="ce188" office:value-type="float" office:value="259" calcext:value-type="float">
            <text:p>259</text:p>
          </table:table-cell>
          <table:table-cell table:style-name="ce188" office:value-type="float" office:value="260" calcext:value-type="float">
            <text:p>260</text:p>
          </table:table-cell>
          <table:table-cell table:number-columns-repeated="2" table:style-name="ce188" office:value-type="float" office:value="259" calcext:value-type="float">
            <text:p>259</text:p>
          </table:table-cell>
          <table:table-cell table:number-columns-repeated="4" table:style-name="ce192" office:value-type="float" office:value="258" calcext:value-type="float">
            <text:p>258</text:p>
          </table:table-cell>
          <table:table-cell table:number-columns-repeated="4" table:style-name="ce196" office:value-type="float" office:value="258" calcext:value-type="float">
            <text:p>25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5]-[.D5])*[.B5]" office:value-type="float" office:value="0" calcext:value-type="float">
            <text:p>0</text:p>
          </table:table-cell>
          <table:table-cell table:formula="of:=([.E5]-[.N5])*[.B5]" office:value-type="float" office:value="162000" calcext:value-type="float">
            <text:p>162000</text:p>
          </table:table-cell>
          <table:table-cell table:number-columns-repeated="999"/>
        </table:table-row>
        <table:table-row table:style-name="ro5">
          <table:table-cell office:value-type="float" office:value="3666" calcext:value-type="float">
            <text:p>3666</text:p>
          </table:table-cell>
          <table:table-cell office:value-type="float" office:value="1500" calcext:value-type="float">
            <text:p>1500</text:p>
          </table:table-cell>
          <table:table-cell office:value-type="float" office:value="1726480" calcext:value-type="float">
            <text:p>1726480</text:p>
          </table:table-cell>
          <table:table-cell table:formula="of:=ROUNDUP([.C6]/[.B6];0)" office:value-type="float" office:value="1151" calcext:value-type="float">
            <text:p>1151</text:p>
          </table:table-cell>
          <table:table-cell office:value-type="float" office:value="1155" calcext:value-type="float">
            <text:p>1155</text:p>
          </table:table-cell>
          <table:table-cell table:style-name="ce188" office:value-type="float" office:value="1148" calcext:value-type="float">
            <text:p>1148</text:p>
          </table:table-cell>
          <table:table-cell table:style-name="ce188" office:value-type="float" office:value="1150" calcext:value-type="float">
            <text:p>1150</text:p>
          </table:table-cell>
          <table:table-cell table:style-name="ce188" office:value-type="float" office:value="1146" calcext:value-type="float">
            <text:p>1146</text:p>
          </table:table-cell>
          <table:table-cell table:style-name="ce188" office:value-type="float" office:value="1147" calcext:value-type="float">
            <text:p>1147</text:p>
          </table:table-cell>
          <table:table-cell table:style-name="ce192" office:value-type="float" office:value="1148" calcext:value-type="float">
            <text:p>1148</text:p>
          </table:table-cell>
          <table:table-cell table:style-name="ce192" office:value-type="float" office:value="1150" calcext:value-type="float">
            <text:p>1150</text:p>
          </table:table-cell>
          <table:table-cell table:style-name="ce192" office:value-type="float" office:value="1146" calcext:value-type="float">
            <text:p>1146</text:p>
          </table:table-cell>
          <table:table-cell table:style-name="ce192" office:value-type="float" office:value="1147" calcext:value-type="float">
            <text:p>1147</text:p>
          </table:table-cell>
          <table:table-cell table:style-name="ce196" office:value-type="float" office:value="1146" calcext:value-type="float">
            <text:p>1146</text:p>
          </table:table-cell>
          <table:table-cell table:style-name="ce196" office:value-type="float" office:value="1148" calcext:value-type="float">
            <text:p>1148</text:p>
          </table:table-cell>
          <table:table-cell table:style-name="ce196" office:value-type="float" office:value="1145" calcext:value-type="float">
            <text:p>1145</text:p>
          </table:table-cell>
          <table:table-cell table:style-name="ce196" office:value-type="float" office:value="1146" calcext:value-type="float">
            <text:p>1146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6]-[.D6])*[.B6]" office:value-type="float" office:value="6000" calcext:value-type="float">
            <text:p>6000</text:p>
          </table:table-cell>
          <table:table-cell table:formula="of:=([.E6]-[.N6])*[.B6]" office:value-type="float" office:value="13500" calcext:value-type="float">
            <text:p>13500</text:p>
          </table:table-cell>
          <table:table-cell table:formula="of:=3300*6" office:value-type="float" office:value="19800" calcext:value-type="float">
            <text:p>19800</text:p>
          </table:table-cell>
          <table:table-cell table:formula="of:=[.U6]-[.V6]" office:value-type="float" office:value="-6300" calcext:value-type="float">
            <text:p>-6300</text:p>
          </table:table-cell>
          <table:table-cell table:number-columns-repeated="997"/>
        </table:table-row>
        <table:table-row table:style-name="ro5">
          <table:table-cell office:value-type="float" office:value="6131" calcext:value-type="float">
            <text:p>6131</text:p>
          </table:table-cell>
          <table:table-cell office:value-type="float" office:value="1300" calcext:value-type="float">
            <text:p>1300</text:p>
          </table:table-cell>
          <table:table-cell office:value-type="float" office:value="1714700" calcext:value-type="float">
            <text:p>1714700</text:p>
          </table:table-cell>
          <table:table-cell table:formula="of:=ROUNDUP([.C7]/[.B7];0)"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table:style-name="ce188" office:value-type="float" office:value="1308" calcext:value-type="float">
            <text:p>1308</text:p>
          </table:table-cell>
          <table:table-cell table:style-name="ce188" office:value-type="float" office:value="1309" calcext:value-type="float">
            <text:p>1309</text:p>
          </table:table-cell>
          <table:table-cell table:style-name="ce188" office:value-type="float" office:value="1305" calcext:value-type="float">
            <text:p>1305</text:p>
          </table:table-cell>
          <table:table-cell table:style-name="ce188" office:value-type="float" office:value="1306" calcext:value-type="float">
            <text:p>1306</text:p>
          </table:table-cell>
          <table:table-cell table:style-name="ce192" office:value-type="float" office:value="1306" calcext:value-type="float">
            <text:p>1306</text:p>
          </table:table-cell>
          <table:table-cell table:style-name="ce192" office:value-type="float" office:value="1307" calcext:value-type="float">
            <text:p>1307</text:p>
          </table:table-cell>
          <table:table-cell table:number-columns-repeated="2" table:style-name="ce192" office:value-type="float" office:value="1303" calcext:value-type="float">
            <text:p>1303</text:p>
          </table:table-cell>
          <table:table-cell table:style-name="ce196" office:value-type="float" office:value="1305" calcext:value-type="float">
            <text:p>1305</text:p>
          </table:table-cell>
          <table:table-cell table:style-name="ce196" office:value-type="float" office:value="1306" calcext:value-type="float">
            <text:p>1306</text:p>
          </table:table-cell>
          <table:table-cell table:style-name="ce196" office:value-type="float" office:value="1303" calcext:value-type="float">
            <text:p>1303</text:p>
          </table:table-cell>
          <table:table-cell table:style-name="ce196" office:value-type="float" office:value="1305" calcext:value-type="float">
            <text:p>1305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E7]-[.D7])*[.B7]" office:value-type="float" office:value="1300" calcext:value-type="float">
            <text:p>1300</text:p>
          </table:table-cell>
          <table:table-cell table:formula="of:=([.E7]-[.N7])*[.B7]" office:value-type="float" office:value="19500" calcext:value-type="float">
            <text:p>19500</text:p>
          </table:table-cell>
          <table:table-cell table:number-columns-repeated="999"/>
        </table:table-row>
        <table:table-row table:style-name="ro5">
          <table:table-cell office:value-type="float" office:value="2397" calcext:value-type="float">
            <text:p>2397</text:p>
          </table:table-cell>
          <table:table-cell office:value-type="float" office:value="2200" calcext:value-type="float">
            <text:p>2200</text:p>
          </table:table-cell>
          <table:table-cell office:value-type="float" office:value="2416300" calcext:value-type="float">
            <text:p>2416300</text:p>
          </table:table-cell>
          <table:table-cell table:formula="of:=ROUNDUP([.C8]/[.B8];0)"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table:number-columns-repeated="4" table:style-name="ce188" office:value-type="float" office:value="1099" calcext:value-type="float">
            <text:p>1099</text:p>
          </table:table-cell>
          <table:table-cell table:style-name="ce192" office:value-type="float" office:value="1092" calcext:value-type="float">
            <text:p>1092</text:p>
          </table:table-cell>
          <table:table-cell table:style-name="ce192" office:value-type="float" office:value="1093" calcext:value-type="float">
            <text:p>1093</text:p>
          </table:table-cell>
          <table:table-cell table:style-name="ce192" office:value-type="float" office:value="1089" calcext:value-type="float">
            <text:p>1089</text:p>
          </table:table-cell>
          <table:table-cell table:style-name="ce192" office:value-type="float" office:value="1090" calcext:value-type="float">
            <text:p>1090</text:p>
          </table:table-cell>
          <table:table-cell table:number-columns-repeated="2" table:style-name="ce196" office:value-type="float" office:value="1090" calcext:value-type="float">
            <text:p>1090</text:p>
          </table:table-cell>
          <table:table-cell table:number-columns-repeated="2" table:style-name="ce196" office:value-type="float" office:value="1077" calcext:value-type="float">
            <text:p>107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8]-[.D8])*[.B8]" office:value-type="float" office:value="2200" calcext:value-type="float">
            <text:p>2200</text:p>
          </table:table-cell>
          <table:table-cell table:formula="of:=([.E8]-[.N8])*[.B8]" office:value-type="float" office:value="22000" calcext:value-type="float">
            <text:p>22000</text:p>
          </table:table-cell>
          <table:table-cell table:number-columns-repeated="999"/>
        </table:table-row>
        <table:table-row table:style-name="ro5">
          <table:table-cell office:value-type="float" office:value="7623" calcext:value-type="float">
            <text:p>7623</text:p>
          </table:table-cell>
          <table:table-cell office:value-type="float" office:value="31900" calcext:value-type="float">
            <text:p>31900</text:p>
          </table:table-cell>
          <table:table-cell office:value-type="float" office:value="26572700" calcext:value-type="float">
            <text:p>26572700</text:p>
          </table:table-cell>
          <table:table-cell table:formula="of:=ROUNDUP([.C9]/[.B9];0)"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table:style-name="ce188" office:value-type="float" office:value="833" calcext:value-type="float">
            <text:p>833</text:p>
          </table:table-cell>
          <table:table-cell table:style-name="ce188" office:value-type="float" office:value="834" calcext:value-type="float">
            <text:p>834</text:p>
          </table:table-cell>
          <table:table-cell table:number-columns-repeated="2" table:style-name="ce188" office:value-type="float" office:value="833" calcext:value-type="float">
            <text:p>833</text:p>
          </table:table-cell>
          <table:table-cell table:style-name="ce192" office:value-type="float" office:value="831" calcext:value-type="float">
            <text:p>831</text:p>
          </table:table-cell>
          <table:table-cell table:style-name="ce192" office:value-type="float" office:value="870" calcext:value-type="float">
            <text:p>870</text:p>
          </table:table-cell>
          <table:table-cell table:style-name="ce192" office:value-type="float" office:value="830" calcext:value-type="float">
            <text:p>830</text:p>
          </table:table-cell>
          <table:table-cell table:style-name="ce192" office:value-type="float" office:value="831" calcext:value-type="float">
            <text:p>831</text:p>
          </table:table-cell>
          <table:table-cell table:style-name="ce196" office:value-type="float" office:value="832" calcext:value-type="float">
            <text:p>832</text:p>
          </table:table-cell>
          <table:table-cell table:style-name="ce196" office:value-type="float" office:value="900" calcext:value-type="float">
            <text:p>900</text:p>
          </table:table-cell>
          <table:table-cell table:style-name="ce196" office:value-type="float" office:value="832" calcext:value-type="float">
            <text:p>832</text:p>
          </table:table-cell>
          <table:table-cell table:style-name="ce196" office:value-type="float" office:value="833" calcext:value-type="float">
            <text:p>83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E9]-[.D9])*[.B9]" office:value-type="float" office:value="63800" calcext:value-type="float">
            <text:p>63800</text:p>
          </table:table-cell>
          <table:table-cell table:formula="of:=([.E9]-[.N9])*[.B9]" office:value-type="float" office:value="95700" calcext:value-type="float">
            <text:p>95700</text:p>
          </table:table-cell>
          <table:table-cell office:value-type="float" office:value="16500" calcext:value-type="float">
            <text:p>16500</text:p>
          </table:table-cell>
          <table:table-cell table:formula="of:=[.U9]-[.V9]" office:value-type="float" office:value="79200" calcext:value-type="float">
            <text:p>79200</text:p>
          </table:table-cell>
          <table:table-cell table:number-columns-repeated="997"/>
        </table:table-row>
        <table:table-row table:style-name="ro5">
          <table:table-cell office:value-type="float" office:value="5357" calcext:value-type="float">
            <text:p>5357</text:p>
          </table:table-cell>
          <table:table-cell office:value-type="float" office:value="49700" calcext:value-type="float">
            <text:p>49700</text:p>
          </table:table-cell>
          <table:table-cell office:value-type="float" office:value="88061890" calcext:value-type="float">
            <text:p>88061890</text:p>
          </table:table-cell>
          <table:table-cell table:formula="of:=ROUNDUP([.C10]/[.B10];0)" office:value-type="float" office:value="1772" calcext:value-type="float">
            <text:p>1772</text:p>
          </table:table-cell>
          <table:table-cell office:value-type="float" office:value="1810" calcext:value-type="float">
            <text:p>1810</text:p>
          </table:table-cell>
          <table:table-cell table:number-columns-repeated="4" table:style-name="ce189" office:value-type="string" calcext:value-type="string">
            <text:p>-</text:p>
          </table:table-cell>
          <table:table-cell table:number-columns-repeated="4" table:style-name="ce193" office:value-type="string" calcext:value-type="string">
            <text:p>-</text:p>
          </table:table-cell>
          <table:table-cell table:number-columns-repeated="4" table:style-name="ce197" office:value-type="string" calcext:value-type="string">
            <text:p>-</text:p>
          </table:table-cell>
          <table:table-cell table:number-columns-repeated="1003"/>
        </table:table-row>
        <table:table-row table:style-name="ro5">
          <table:table-cell office:value-type="float" office:value="4551" calcext:value-type="float">
            <text:p>4551</text:p>
          </table:table-cell>
          <table:table-cell office:value-type="float" office:value="4000" calcext:value-type="float">
            <text:p>4000</text:p>
          </table:table-cell>
          <table:table-cell office:value-type="float" office:value="25339900" calcext:value-type="float">
            <text:p>25339900</text:p>
          </table:table-cell>
          <table:table-cell table:formula="of:=ROUNDUP([.C11]/[.B11];0)" office:value-type="float" office:value="6335" calcext:value-type="float">
            <text:p>6335</text:p>
          </table:table-cell>
          <table:table-cell office:value-type="float" office:value="6350" calcext:value-type="float">
            <text:p>6350</text:p>
          </table:table-cell>
          <table:table-cell table:style-name="ce188" office:value-type="float" office:value="6340" calcext:value-type="float">
            <text:p>6340</text:p>
          </table:table-cell>
          <table:table-cell table:style-name="ce188" office:value-type="float" office:value="6350" calcext:value-type="float">
            <text:p>6350</text:p>
          </table:table-cell>
          <table:table-cell table:number-columns-repeated="2" table:style-name="ce188" office:value-type="float" office:value="6340" calcext:value-type="float">
            <text:p>6340</text:p>
          </table:table-cell>
          <table:table-cell table:style-name="ce192" office:value-type="float" office:value="6330" calcext:value-type="float">
            <text:p>6330</text:p>
          </table:table-cell>
          <table:table-cell table:style-name="ce192" office:value-type="float" office:value="6340" calcext:value-type="float">
            <text:p>6340</text:p>
          </table:table-cell>
          <table:table-cell table:number-columns-repeated="2" table:style-name="ce192" office:value-type="float" office:value="6330" calcext:value-type="float">
            <text:p>6330</text:p>
          </table:table-cell>
          <table:table-cell table:style-name="ce196" office:value-type="float" office:value="6330" calcext:value-type="float">
            <text:p>6330</text:p>
          </table:table-cell>
          <table:table-cell table:style-name="ce196" office:value-type="float" office:value="6420" calcext:value-type="float">
            <text:p>6420</text:p>
          </table:table-cell>
          <table:table-cell table:style-name="ce196" office:value-type="float" office:value="6330" calcext:value-type="float">
            <text:p>6330</text:p>
          </table:table-cell>
          <table:table-cell table:style-name="ce196" office:value-type="float" office:value="6340" calcext:value-type="float">
            <text:p>6340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11]-[.D11])*[.B11]" office:value-type="float" office:value="60000" calcext:value-type="float">
            <text:p>60000</text:p>
          </table:table-cell>
          <table:table-cell table:formula="of:=([.E11]-[.N11])*[.B11]" office:value-type="float" office:value="80000" calcext:value-type="float">
            <text:p>80000</text:p>
          </table:table-cell>
          <table:table-cell office:value-type="float" office:value="16500" calcext:value-type="float">
            <text:p>16500</text:p>
          </table:table-cell>
          <table:table-cell table:formula="of:=[.U11]-[.V11]" office:value-type="float" office:value="63500" calcext:value-type="float">
            <text:p>63500</text:p>
          </table:table-cell>
          <table:table-cell table:number-columns-repeated="997"/>
        </table:table-row>
        <table:table-row table:style-name="ro5">
          <table:table-cell office:value-type="float" office:value="9613" calcext:value-type="float">
            <text:p>9613</text:p>
          </table:table-cell>
          <table:table-cell office:value-type="float" office:value="6300" calcext:value-type="float">
            <text:p>6300</text:p>
          </table:table-cell>
          <table:table-cell office:value-type="float" office:value="25107300" calcext:value-type="float">
            <text:p>25107300</text:p>
          </table:table-cell>
          <table:table-cell table:formula="of:=ROUNDUP([.C12]/[.B12];0)" office:value-type="float" office:value="3986" calcext:value-type="float">
            <text:p>3986</text:p>
          </table:table-cell>
          <table:table-cell office:value-type="float" office:value="4000" calcext:value-type="float">
            <text:p>4000</text:p>
          </table:table-cell>
          <table:table-cell table:style-name="ce188" office:value-type="float" office:value="3993" calcext:value-type="float">
            <text:p>3993</text:p>
          </table:table-cell>
          <table:table-cell table:style-name="ce188" office:value-type="float" office:value="3994" calcext:value-type="float">
            <text:p>3994</text:p>
          </table:table-cell>
          <table:table-cell table:style-name="ce188" office:value-type="float" office:value="3991" calcext:value-type="float">
            <text:p>3991</text:p>
          </table:table-cell>
          <table:table-cell table:style-name="ce188" office:value-type="float" office:value="3994" calcext:value-type="float">
            <text:p>3994</text:p>
          </table:table-cell>
          <table:table-cell table:style-name="ce192" office:value-type="float" office:value="3991" calcext:value-type="float">
            <text:p>3991</text:p>
          </table:table-cell>
          <table:table-cell table:style-name="ce192" office:value-type="float" office:value="3999" calcext:value-type="float">
            <text:p>3999</text:p>
          </table:table-cell>
          <table:table-cell table:style-name="ce192" office:value-type="float" office:value="3988" calcext:value-type="float">
            <text:p>3988</text:p>
          </table:table-cell>
          <table:table-cell table:style-name="ce192" office:value-type="float" office:value="3999" calcext:value-type="float">
            <text:p>3999</text:p>
          </table:table-cell>
          <table:table-cell table:style-name="ce196" office:value-type="float" office:value="3990" calcext:value-type="float">
            <text:p>3990</text:p>
          </table:table-cell>
          <table:table-cell table:style-name="ce196" office:value-type="float" office:value="3998" calcext:value-type="float">
            <text:p>3998</text:p>
          </table:table-cell>
          <table:table-cell table:number-columns-repeated="2" table:style-name="ce196" office:value-type="float" office:value="3985" calcext:value-type="float">
            <text:p>398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E12]-[.D12])*[.B12]" office:value-type="float" office:value="88200" calcext:value-type="float">
            <text:p>88200</text:p>
          </table:table-cell>
          <table:table-cell table:formula="of:=([.E12]-[.N12])*[.B12]" office:value-type="float" office:value="63000" calcext:value-type="float">
            <text:p>63000</text:p>
          </table:table-cell>
          <table:table-cell office:value-type="float" office:value="20952" calcext:value-type="float">
            <text:p>20952</text:p>
          </table:table-cell>
          <table:table-cell table:formula="of:=[.U12]-[.V12]" office:value-type="float" office:value="42048" calcext:value-type="float">
            <text:p>42048</text:p>
          </table:table-cell>
          <table:table-cell table:number-columns-repeated="997"/>
        </table:table-row>
        <table:table-row table:style-name="ro5">
          <table:table-cell office:value-type="float" office:value="6973" calcext:value-type="float">
            <text:p>6973</text:p>
          </table:table-cell>
          <table:table-cell office:value-type="float" office:value="1900" calcext:value-type="float">
            <text:p>1900</text:p>
          </table:table-cell>
          <table:table-cell office:value-type="float" office:value="7486000" calcext:value-type="float">
            <text:p>7486000</text:p>
          </table:table-cell>
          <table:table-cell table:formula="of:=ROUNDUP([.C13]/[.B13];0)" office:value-type="float" office:value="3940" calcext:value-type="float">
            <text:p>3940</text:p>
          </table:table-cell>
          <table:table-cell office:value-type="float" office:value="3950" calcext:value-type="float">
            <text:p>3950</text:p>
          </table:table-cell>
          <table:table-cell table:style-name="ce188" office:value-type="float" office:value="3945" calcext:value-type="float">
            <text:p>3945</text:p>
          </table:table-cell>
          <table:table-cell table:style-name="ce188" office:value-type="float" office:value="3950" calcext:value-type="float">
            <text:p>3950</text:p>
          </table:table-cell>
          <table:table-cell table:number-columns-repeated="2" table:style-name="ce188" office:value-type="float" office:value="3945" calcext:value-type="float">
            <text:p>3945</text:p>
          </table:table-cell>
          <table:table-cell table:number-columns-repeated="2" table:style-name="ce192" office:value-type="float" office:value="3945" calcext:value-type="float">
            <text:p>3945</text:p>
          </table:table-cell>
          <table:table-cell table:number-columns-repeated="2" table:style-name="ce192" office:value-type="float" office:value="3935" calcext:value-type="float">
            <text:p>3935</text:p>
          </table:table-cell>
          <table:table-cell table:style-name="ce196" office:value-type="float" office:value="3935" calcext:value-type="float">
            <text:p>3935</text:p>
          </table:table-cell>
          <table:table-cell table:style-name="ce196" office:value-type="float" office:value="3940" calcext:value-type="float">
            <text:p>3940</text:p>
          </table:table-cell>
          <table:table-cell table:style-name="ce196" office:value-type="float" office:value="3915" calcext:value-type="float">
            <text:p>3915</text:p>
          </table:table-cell>
          <table:table-cell table:style-name="ce196" office:value-type="float" office:value="3935" calcext:value-type="float">
            <text:p>3935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13]-[.D13])*[.B13]" office:value-type="float" office:value="19000" calcext:value-type="float">
            <text:p>19000</text:p>
          </table:table-cell>
          <table:table-cell table:formula="of:=([.E13]-[.N13])*[.B13]" office:value-type="float" office:value="28500" calcext:value-type="float">
            <text:p>28500</text:p>
          </table:table-cell>
          <table:table-cell table:number-columns-repeated="999"/>
        </table:table-row>
        <table:table-row table:style-name="ro5">
          <table:table-cell office:value-type="float" office:value="7379" calcext:value-type="float">
            <text:p>7379</text:p>
          </table:table-cell>
          <table:table-cell office:value-type="float" office:value="4700" calcext:value-type="float">
            <text:p>4700</text:p>
          </table:table-cell>
          <table:table-cell office:value-type="float" office:value="4223000" calcext:value-type="float">
            <text:p>4223000</text:p>
          </table:table-cell>
          <table:table-cell table:formula="of:=ROUNDUP([.C14]/[.B14];0)"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table:style-name="ce188" office:value-type="float" office:value="899" calcext:value-type="float">
            <text:p>899</text:p>
          </table:table-cell>
          <table:table-cell table:style-name="ce188" office:value-type="float" office:value="894" calcext:value-type="float">
            <text:p>894</text:p>
          </table:table-cell>
          <table:table-cell table:style-name="ce188" office:value-type="float" office:value="897" calcext:value-type="float">
            <text:p>897</text:p>
          </table:table-cell>
          <table:table-cell table:style-name="ce192" office:value-type="float" office:value="897" calcext:value-type="float">
            <text:p>897</text:p>
          </table:table-cell>
          <table:table-cell table:style-name="ce192" office:value-type="float" office:value="898" calcext:value-type="float">
            <text:p>898</text:p>
          </table:table-cell>
          <table:table-cell table:style-name="ce192" office:value-type="float" office:value="895" calcext:value-type="float">
            <text:p>895</text:p>
          </table:table-cell>
          <table:table-cell table:style-name="ce192" office:value-type="float" office:value="896" calcext:value-type="float">
            <text:p>896</text:p>
          </table:table-cell>
          <table:table-cell table:style-name="ce196" office:value-type="float" office:value="896" calcext:value-type="float">
            <text:p>896</text:p>
          </table:table-cell>
          <table:table-cell table:style-name="ce196" office:value-type="float" office:value="897" calcext:value-type="float">
            <text:p>897</text:p>
          </table:table-cell>
          <table:table-cell table:number-columns-repeated="2" table:style-name="ce196" office:value-type="float" office:value="895" calcext:value-type="float">
            <text:p>895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E14]-[.D14])*[.B14]" office:value-type="float" office:value="9400" calcext:value-type="float">
            <text:p>9400</text:p>
          </table:table-cell>
          <table:table-cell table:formula="of:=([.E14]-[.N14])*[.B14]" office:value-type="float" office:value="23500" calcext:value-type="float">
            <text:p>23500</text:p>
          </table:table-cell>
          <table:table-cell office:value-type="float" office:value="3300" calcext:value-type="float">
            <text:p>3300</text:p>
          </table:table-cell>
          <table:table-cell table:formula="of:=[.U14]-[.V14]" office:value-type="float" office:value="20200" calcext:value-type="float">
            <text:p>20200</text:p>
          </table:table-cell>
          <table:table-cell table:number-columns-repeated="997"/>
        </table:table-row>
        <table:table-row table:style-name="ro5">
          <table:table-cell office:value-type="float" office:value="3341" calcext:value-type="float">
            <text:p>3341</text:p>
          </table:table-cell>
          <table:table-cell office:value-type="float" office:value="4900" calcext:value-type="float">
            <text:p>4900</text:p>
          </table:table-cell>
          <table:table-cell office:value-type="float" office:value="19183500" calcext:value-type="float">
            <text:p>19183500</text:p>
          </table:table-cell>
          <table:table-cell table:formula="of:=ROUNDUP([.C15]/[.B15];0)" office:value-type="float" office:value="3915" calcext:value-type="float">
            <text:p>3915</text:p>
          </table:table-cell>
          <table:table-cell office:value-type="float" office:value="3927" calcext:value-type="float">
            <text:p>3927</text:p>
          </table:table-cell>
          <table:table-cell table:style-name="ce188" office:value-type="float" office:value="3920" calcext:value-type="float">
            <text:p>3920</text:p>
          </table:table-cell>
          <table:table-cell table:style-name="ce188" office:value-type="float" office:value="3925" calcext:value-type="float">
            <text:p>3925</text:p>
          </table:table-cell>
          <table:table-cell table:number-columns-repeated="2" table:style-name="ce188" office:value-type="float" office:value="3920" calcext:value-type="float">
            <text:p>3920</text:p>
          </table:table-cell>
          <table:table-cell table:number-columns-repeated="2" table:style-name="ce192" office:value-type="float" office:value="3920" calcext:value-type="float">
            <text:p>3920</text:p>
          </table:table-cell>
          <table:table-cell table:style-name="ce192" office:value-type="float" office:value="3885" calcext:value-type="float">
            <text:p>3885</text:p>
          </table:table-cell>
          <table:table-cell table:style-name="ce192" office:value-type="float" office:value="3910" calcext:value-type="float">
            <text:p>3910</text:p>
          </table:table-cell>
          <table:table-cell table:style-name="ce196" office:value-type="float" office:value="3905" calcext:value-type="float">
            <text:p>3905</text:p>
          </table:table-cell>
          <table:table-cell table:style-name="ce196" office:value-type="float" office:value="3960" calcext:value-type="float">
            <text:p>3960</text:p>
          </table:table-cell>
          <table:table-cell table:style-name="ce196" office:value-type="float" office:value="3905" calcext:value-type="float">
            <text:p>3905</text:p>
          </table:table-cell>
          <table:table-cell table:style-name="ce196" office:value-type="float" office:value="3950" calcext:value-type="float">
            <text:p>395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E15]-[.D15])*[.B15]" office:value-type="float" office:value="58800" calcext:value-type="float">
            <text:p>58800</text:p>
          </table:table-cell>
          <table:table-cell table:formula="of:=([.E15]-[.N15])*[.B15]" office:value-type="float" office:value="107800" calcext:value-type="float">
            <text:p>107800</text:p>
          </table:table-cell>
          <table:table-cell table:formula="of:=3300*7" office:value-type="float" office:value="23100" calcext:value-type="float">
            <text:p>23100</text:p>
          </table:table-cell>
          <table:table-cell table:formula="of:=[.U15]-[.V15]" office:value-type="float" office:value="84700" calcext:value-type="float">
            <text:p>84700</text:p>
          </table:table-cell>
          <table:table-cell table:number-columns-repeated="997"/>
        </table:table-row>
        <table:table-row table:style-name="ro5">
          <table:table-cell office:value-type="float" office:value="6542" calcext:value-type="float">
            <text:p>6542</text:p>
          </table:table-cell>
          <table:table-cell office:value-type="float" office:value="17800" calcext:value-type="float">
            <text:p>17800</text:p>
          </table:table-cell>
          <table:table-cell office:value-type="float" office:value="25169200" calcext:value-type="float">
            <text:p>25169200</text:p>
          </table:table-cell>
          <table:table-cell table:formula="of:=ROUNDUP([.C16]/[.B16];0)" office:value-type="float" office:value="1414" calcext:value-type="float">
            <text:p>1414</text:p>
          </table:table-cell>
          <table:table-cell office:value-type="float" office:value="1420" calcext:value-type="float">
            <text:p>1420</text:p>
          </table:table-cell>
          <table:table-cell table:style-name="ce188" office:value-type="float" office:value="1417" calcext:value-type="float">
            <text:p>1417</text:p>
          </table:table-cell>
          <table:table-cell table:style-name="ce188" office:value-type="float" office:value="1419" calcext:value-type="float">
            <text:p>1419</text:p>
          </table:table-cell>
          <table:table-cell table:style-name="ce188" office:value-type="float" office:value="1417" calcext:value-type="float">
            <text:p>1417</text:p>
          </table:table-cell>
          <table:table-cell table:style-name="ce188" office:value-type="float" office:value="1419" calcext:value-type="float">
            <text:p>1419</text:p>
          </table:table-cell>
          <table:table-cell table:number-columns-repeated="2" table:style-name="ce192" office:value-type="float" office:value="1416" calcext:value-type="float">
            <text:p>1416</text:p>
          </table:table-cell>
          <table:table-cell table:style-name="ce192" office:value-type="float" office:value="1407" calcext:value-type="float">
            <text:p>1407</text:p>
          </table:table-cell>
          <table:table-cell table:style-name="ce192" office:value-type="float" office:value="1408" calcext:value-type="float">
            <text:p>1408</text:p>
          </table:table-cell>
          <table:table-cell table:number-columns-repeated="2" table:style-name="ce196" office:value-type="float" office:value="1408" calcext:value-type="float">
            <text:p>1408</text:p>
          </table:table-cell>
          <table:table-cell table:style-name="ce196" office:value-type="float" office:value="1406" calcext:value-type="float">
            <text:p>1406</text:p>
          </table:table-cell>
          <table:table-cell table:style-name="ce196" office:value-type="float" office:value="1408" calcext:value-type="float">
            <text:p>140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E16]-[.D16])*[.B16]" office:value-type="float" office:value="106800" calcext:value-type="float">
            <text:p>106800</text:p>
          </table:table-cell>
          <table:table-cell table:formula="of:=([.E16]-[.N16])*[.B16]" office:value-type="float" office:value="213600" calcext:value-type="float">
            <text:p>213600</text:p>
          </table:table-cell>
          <table:table-cell office:value-type="float" office:value="31429" calcext:value-type="float">
            <text:p>31429</text:p>
          </table:table-cell>
          <table:table-cell table:formula="of:=[.U16]-[.V16]" office:value-type="float" office:value="182171" calcext:value-type="float">
            <text:p>182171</text:p>
          </table:table-cell>
          <table:table-cell table:number-columns-repeated="997"/>
        </table:table-row>
        <table:table-row table:style-name="ro5" table:number-rows-repeated="1048559">
          <table:table-cell table:number-columns-repeated="1020"/>
        </table:table-row>
        <table:table-row table:style-name="ro6">
          <table:table-cell table:number-columns-repeated="1020"/>
        </table:table-row>
        <calcext:conditional-formats>
          <calcext:conditional-format calcext:target-range-address="D.F2:D.Q16">
            <calcext:condition calcext:apply-style-name="赤字" calcext:value="formula-is([.$E2]*0.999&gt;[.F2])" calcext:base-cell-address="D.F2"/>
            <calcext:condition calcext:apply-style-name="黒字" calcext:value="formula-is([.$E2]*0.999=&lt;[.F2])" calcext:base-cell-address="D.F2"/>
          </calcext:conditional-format>
        </calcext:conditional-formats>
      </table:table>
      <table:table table:name="E" table:style-name="ta1">
        <office:forms form:automatic-focus="false" form:apply-design-mode="false"/>
        <table:table-column table:style-name="co16" table:default-cell-style-name="ce57"/>
        <table:table-column table:style-name="co4" table:default-cell-style-name="ce201"/>
        <table:table-column table:style-name="co4" table:default-cell-style-name="ce202"/>
        <table:table-column table:style-name="co4" table:default-cell-style-name="ce57"/>
        <table:table-column table:style-name="co17" table:default-cell-style-name="ce57"/>
        <table:table-column table:style-name="co18" table:default-cell-style-name="ce57"/>
        <table:table-column table:style-name="co4" table:number-columns-repeated="2" table:default-cell-style-name="ce206"/>
        <table:table-column table:style-name="co19" table:default-cell-style-name="ce57"/>
        <table:table-column table:style-name="co4" table:number-columns-repeated="3" table:default-cell-style-name="ce57"/>
        <table:table-column table:style-name="co20" table:number-columns-repeated="4" table:default-cell-style-name="ce210"/>
        <table:table-column table:style-name="co20" table:number-columns-repeated="4" table:default-cell-style-name="ce211"/>
        <table:table-column table:style-name="co20" table:number-columns-repeated="4" table:default-cell-style-name="ce214"/>
        <table:table-column table:style-name="co21" table:number-columns-repeated="4" table:default-cell-style-name="ce214"/>
        <table:table-column table:style-name="co13" table:default-cell-style-name="ce214"/>
        <table:table-column table:style-name="co1" table:number-columns-repeated="4" table:default-cell-style-name="ce221"/>
        <table:table-column table:style-name="co22" table:default-cell-style-name="ce225"/>
        <table:table-column table:style-name="co1" table:default-cell-style-name="ce225"/>
        <table:table-column table:style-name="co22" table:default-cell-style-name="ce225"/>
        <table:table-column table:style-name="co1" table:default-cell-style-name="ce225"/>
        <table:table-column table:style-name="co1" table:number-columns-repeated="2" table:default-cell-style-name="ce228"/>
        <table:table-column table:style-name="co22" table:default-cell-style-name="ce228"/>
        <table:table-column table:style-name="co1" table:default-cell-style-name="ce228"/>
        <table:table-column table:style-name="co7" table:number-columns-repeated="6" table:default-cell-style-name="ce7"/>
        <table:table-column table:style-name="co7" table:number-columns-repeated="7" table:default-cell-style-name="Default"/>
        <table:table-column table:style-name="co7" table:number-columns-repeated="969" table:default-cell-style-name="ce57"/>
        <table:table-row table:style-name="ro1">
          <table:table-cell table:style-name="ce200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0" office:value-type="string" calcext:value-type="string">
            <text:p>C</text:p>
          </table:table-cell>
          <table:table-cell table:style-name="ce200" office:value-type="string" calcext:value-type="string">
            <text:p>D</text:p>
          </table:table-cell>
          <table:table-cell table:style-name="ce200" office:value-type="string" calcext:value-type="string">
            <text:p>E</text:p>
          </table:table-cell>
          <table:table-cell table:style-name="ce200" office:value-type="string" calcext:value-type="string">
            <text:p>F</text:p>
          </table:table-cell>
          <table:table-cell table:style-name="ce200" office:value-type="string" calcext:value-type="string">
            <text:p>G</text:p>
          </table:table-cell>
          <table:table-cell table:style-name="ce207" office:value-type="string" calcext:value-type="string">
            <text:p>H</text:p>
          </table:table-cell>
          <table:table-cell table:style-name="ce208" office:value-type="string" calcext:value-type="string">
            <text:p>I</text:p>
          </table:table-cell>
          <table:table-cell table:style-name="ce209" office:value-type="string" calcext:value-type="string">
            <text:p>J</text:p>
          </table:table-cell>
          <table:table-cell table:style-name="ce209" office:value-type="string" calcext:value-type="string">
            <text:p>K</text:p>
          </table:table-cell>
          <table:table-cell table:style-name="ce209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O</text:p>
          </table:table-cell>
          <table:table-cell table:style-name="ce187" office:value-type="string" calcext:value-type="string">
            <text:p>P</text:p>
          </table:table-cell>
          <table:table-cell table:style-name="ce191" office:value-type="string" calcext:value-type="string">
            <text:p>Q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string" calcext:value-type="string">
            <text:p>S</text:p>
          </table:table-cell>
          <table:table-cell table:style-name="ce191" office:value-type="string" calcext:value-type="string">
            <text:p>T</text:p>
          </table:table-cell>
          <table:table-cell table:style-name="ce212" office:value-type="string" calcext:value-type="string">
            <text:p>U</text:p>
          </table:table-cell>
          <table:table-cell table:style-name="ce212" office:value-type="string" calcext:value-type="string">
            <text:p>V</text:p>
          </table:table-cell>
          <table:table-cell table:style-name="ce212" office:value-type="string" calcext:value-type="string">
            <text:p>W</text:p>
          </table:table-cell>
          <table:table-cell table:style-name="ce212" office:value-type="string" calcext:value-type="string">
            <text:p>X</text:p>
          </table:table-cell>
          <table:table-cell table:style-name="ce215" office:value-type="string" calcext:value-type="string">
            <text:p>Y</text:p>
          </table:table-cell>
          <table:table-cell table:style-name="ce215" office:value-type="string" calcext:value-type="string">
            <text:p>Z</text:p>
          </table:table-cell>
          <table:table-cell table:style-name="ce217" office:value-type="string" calcext:value-type="string">
            <text:p>AA</text:p>
          </table:table-cell>
          <table:table-cell table:style-name="ce217" office:value-type="string" calcext:value-type="string">
            <text:p>AB</text:p>
          </table:table-cell>
          <table:table-cell table:style-name="ce217" office:value-type="string" calcext:value-type="string">
            <text:p>AC</text:p>
          </table:table-cell>
          <table:table-cell table:style-name="ce219" office:value-type="string" calcext:value-type="string">
            <text:p>AD</text:p>
          </table:table-cell>
          <table:table-cell table:style-name="ce219" office:value-type="string" calcext:value-type="string">
            <text:p>AE</text:p>
          </table:table-cell>
          <table:table-cell table:style-name="ce219" office:value-type="string" calcext:value-type="string">
            <text:p>AF</text:p>
          </table:table-cell>
          <table:table-cell table:style-name="ce219" office:value-type="string" calcext:value-type="string">
            <text:p>AG</text:p>
          </table:table-cell>
          <table:table-cell table:style-name="ce223" office:value-type="string" calcext:value-type="string">
            <text:p>AH</text:p>
          </table:table-cell>
          <table:table-cell table:style-name="ce223" office:value-type="string" calcext:value-type="string">
            <text:p>AI</text:p>
          </table:table-cell>
          <table:table-cell table:style-name="ce223" office:value-type="string" calcext:value-type="string">
            <text:p>AJ</text:p>
          </table:table-cell>
          <table:table-cell table:style-name="ce223" office:value-type="string" calcext:value-type="string">
            <text:p>AK</text:p>
          </table:table-cell>
          <table:table-cell table:style-name="ce226" office:value-type="string" calcext:value-type="string">
            <text:p>AL</text:p>
          </table:table-cell>
          <table:table-cell table:style-name="ce226" office:value-type="string" calcext:value-type="string">
            <text:p>AM</text:p>
          </table:table-cell>
          <table:table-cell table:style-name="ce226" office:value-type="string" calcext:value-type="string">
            <text:p>AN</text:p>
          </table:table-cell>
          <table:table-cell table:style-name="ce226" office:value-type="string" calcext:value-type="string">
            <text:p>AO</text:p>
          </table:table-cell>
          <table:table-cell table:number-columns-repeated="9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5-02-03" calcext:value-type="date">
            <text:p>02/03</text:p>
          </table:table-cell>
          <table:table-cell office:value-type="date" office:date-value="2025-03-04" calcext:value-type="date">
            <text:p>03/04</text:p>
          </table:table-cell>
          <table:table-cell office:value-type="float" office:value="2372" calcext:value-type="float">
            <text:p>2372</text:p>
          </table:table-cell>
          <table:table-cell table:style-name="ce203" table:formula="of:=IF(TODAY()-[.C2]&gt;0;&quot;■&quot;;&quot;&quot;)" office:value-type="string" office:string-value="■" calcext:value-type="string">
            <text:p>■</text:p>
          </table:table-cell>
          <table:table-cell office:value-type="float" office:value="2800" calcext:value-type="float">
            <text:p>2800</text:p>
          </table:table-cell>
          <table:table-cell table:style-name="ce20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formula="of:=([.F2]-[.U2])*ROUNDDOWN((25000000/[.F2]);-2)" office:value-type="float" office:value="160200" calcext:value-type="float">
            <text:p>160200</text:p>
          </table:table-cell>
          <table:table-cell table:formula="of:=ROUNDDOWN(26000000/[.U2];-2)" office:value-type="float" office:value="9300" calcext:value-type="float">
            <text:p>9300</text:p>
          </table:table-cell>
          <table:table-cell office:value-type="float" office:value="29700" calcext:value-type="float">
            <text:p>29700</text:p>
          </table:table-cell>
          <table:table-cell table:formula="of:=[.I2]-[.K2]" office:value-type="float" office:value="130500" calcext:value-type="float">
            <text:p>130500</text:p>
          </table:table-cell>
          <table:table-cell office:value-type="float" office:value="2795" calcext:value-type="float">
            <text:p>2795</text:p>
          </table:table-cell>
          <table:table-cell office:value-type="float" office:value="2796" calcext:value-type="float">
            <text:p>2796</text:p>
          </table:table-cell>
          <table:table-cell table:number-columns-repeated="2" office:value-type="float" office:value="2795" calcext:value-type="float">
            <text:p>2795</text:p>
          </table:table-cell>
          <table:table-cell office:value-type="float" office:value="2782" calcext:value-type="float">
            <text:p>2782</text:p>
          </table:table-cell>
          <table:table-cell office:value-type="float" office:value="2791" calcext:value-type="float">
            <text:p>2791</text:p>
          </table:table-cell>
          <table:table-cell office:value-type="float" office:value="2780" calcext:value-type="float">
            <text:p>2780</text:p>
          </table:table-cell>
          <table:table-cell office:value-type="float" office:value="2782" calcext:value-type="float">
            <text:p>2782</text:p>
          </table:table-cell>
          <table:table-cell table:style-name="ce165" office:value-type="float" office:value="2782" calcext:value-type="float">
            <text:p>2782</text:p>
          </table:table-cell>
          <table:table-cell table:style-name="ce165" office:value-type="float" office:value="2785" calcext:value-type="float">
            <text:p>2785</text:p>
          </table:table-cell>
          <table:table-cell table:style-name="ce165" office:value-type="float" office:value="2781" calcext:value-type="float">
            <text:p>2781</text:p>
          </table:table-cell>
          <table:table-cell table:style-name="ce165" office:value-type="float" office:value="2782" calcext:value-type="float">
            <text:p>2782</text:p>
          </table:table-cell>
          <table:table-cell table:style-name="ce216" table:formula="of:=([.U2]/[.Q2])-1" office:value-type="percentage" office:value="0" calcext:value-type="percentage">
            <text:p>0.000%</text:p>
          </table:table-cell>
          <table:table-cell table:style-name="ce216" table:formula="of:=([.U2]/[.T2])-1" office:value-type="percentage" office:value="0" calcext:value-type="percentage">
            <text:p>0.000%</text:p>
          </table:table-cell>
          <table:table-cell table:style-name="ce216" table:formula="of:=([.W2]/[.Q2])-1" office:value-type="percentage" office:value="-0.000359453630481621" calcext:value-type="percentage">
            <text:p>-0.036%</text:p>
          </table:table-cell>
          <table:table-cell table:style-name="ce216" table:formula="of:=([.W2]/[.S2])-1" office:value-type="percentage" office:value="0.000359712230215914" calcext:value-type="percentage">
            <text:p>0.036%</text:p>
          </table:table-cell>
          <table:table-cell table:style-name="ce218"/>
          <table:table-cell table:style-name="ce220" table:formula="of:=1-([.M2]/[.$F2])" office:value-type="percentage" office:value="0.00178571428571428" calcext:value-type="percentage">
            <text:p>0.18%</text:p>
          </table:table-cell>
          <table:table-cell table:style-name="ce220" table:formula="of:=1-([.N2]/[.$F2])" office:value-type="percentage" office:value="0.00142857142857145" calcext:value-type="percentage">
            <text:p>0.14%</text:p>
          </table:table-cell>
          <table:table-cell table:style-name="ce220" table:formula="of:=1-([.O2]/[.$F2])" office:value-type="percentage" office:value="0.00178571428571428" calcext:value-type="percentage">
            <text:p>0.18%</text:p>
          </table:table-cell>
          <table:table-cell table:style-name="ce220" table:formula="of:=1-([.P2]/[.$F2])" office:value-type="percentage" office:value="0.00178571428571428" calcext:value-type="percentage">
            <text:p>0.18%</text:p>
          </table:table-cell>
          <table:table-cell table:style-name="ce224" table:formula="of:=1-([.Q2]/[.$F2])" office:value-type="percentage" office:value="0.00642857142857145" calcext:value-type="percentage">
            <text:p>0.64%</text:p>
          </table:table-cell>
          <table:table-cell table:style-name="ce224" table:formula="of:=1-([.R2]/[.$F2])" office:value-type="percentage" office:value="0.00321428571428573" calcext:value-type="percentage">
            <text:p>0.32%</text:p>
          </table:table-cell>
          <table:table-cell table:style-name="ce224" table:formula="of:=1-([.S2]/[.$F2])" office:value-type="percentage" office:value="0.00714285714285712" calcext:value-type="percentage">
            <text:p>0.71%</text:p>
          </table:table-cell>
          <table:table-cell table:style-name="ce224" table:formula="of:=1-([.T2]/[.$F2])" office:value-type="percentage" office:value="0.00642857142857145" calcext:value-type="percentage">
            <text:p>0.64%</text:p>
          </table:table-cell>
          <table:table-cell table:style-name="ce227" table:formula="of:=1-([.U2]/[.$F2])" office:value-type="percentage" office:value="0.00642857142857145" calcext:value-type="percentage">
            <text:p>0.64%</text:p>
          </table:table-cell>
          <table:table-cell table:style-name="ce227" table:formula="of:=1-([.V2]/[.$F2])" office:value-type="percentage" office:value="0.00535714285714284" calcext:value-type="percentage">
            <text:p>0.54%</text:p>
          </table:table-cell>
          <table:table-cell table:style-name="ce227" table:formula="of:=1-([.W2]/[.$F2])" office:value-type="percentage" office:value="0.00678571428571428" calcext:value-type="percentage">
            <text:p>0.68%</text:p>
          </table:table-cell>
          <table:table-cell table:style-name="ce227" table:formula="of:=1-([.X2]/[.$F2])" office:value-type="percentage" office:value="0.00642857142857145" calcext:value-type="percentage">
            <text:p>0.64%</text:p>
          </table:table-cell>
          <table:table-cell table:number-columns-repeated="9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5-01-29" calcext:value-type="date">
            <text:p>01/29</text:p>
          </table:table-cell>
          <table:table-cell office:value-type="date" office:date-value="2025-03-13" calcext:value-type="date">
            <text:p>03/13</text:p>
          </table:table-cell>
          <table:table-cell office:value-type="float" office:value="3458" calcext:value-type="float">
            <text:p>3458</text:p>
          </table:table-cell>
          <table:table-cell table:style-name="ce203" table:formula="of:=IF(TODAY()-[.C3]&gt;0;&quot;■&quot;;&quot;&quot;)" office:value-type="string" office:string-value="■" calcext:value-type="string">
            <text:p>■</text:p>
          </table:table-cell>
          <table:table-cell office:value-type="float" office:value="1700" calcext:value-type="float">
            <text:p>1700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formula="of:=([.F3]-[.U3])*ROUNDDOWN((25000000/[.F3]);-2)" office:value-type="float" office:value="147000" calcext:value-type="float">
            <text:p>147000</text:p>
          </table:table-cell>
          <table:table-cell table:formula="of:=ROUNDDOWN(26000000/[.U3];-2)" office:value-type="float" office:value="15300" calcext:value-type="float">
            <text:p>1530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table:number-columns-repeated="2" office:value-type="float" office:value="1698" calcext:value-type="float">
            <text:p>1698</text:p>
          </table:table-cell>
          <table:table-cell office:value-type="float" office:value="1694" calcext:value-type="float">
            <text:p>1694</text:p>
          </table:table-cell>
          <table:table-cell office:value-type="float" office:value="1696" calcext:value-type="float">
            <text:p>1696</text:p>
          </table:table-cell>
          <table:table-cell office:value-type="float" office:value="1687" calcext:value-type="float">
            <text:p>1687</text:p>
          </table:table-cell>
          <table:table-cell office:value-type="float" office:value="1690" calcext:value-type="float">
            <text:p>1690</text:p>
          </table:table-cell>
          <table:table-cell table:style-name="ce165" office:value-type="float" office:value="1690" calcext:value-type="float">
            <text:p>1690</text:p>
          </table:table-cell>
          <table:table-cell table:style-name="ce165" office:value-type="float" office:value="1692" calcext:value-type="float">
            <text:p>1692</text:p>
          </table:table-cell>
          <table:table-cell table:style-name="ce165" office:value-type="float" office:value="1688" calcext:value-type="float">
            <text:p>1688</text:p>
          </table:table-cell>
          <table:table-cell table:style-name="ce165" office:value-type="float" office:value="1690" calcext:value-type="float">
            <text:p>1690</text:p>
          </table:table-cell>
          <table:table-cell table:style-name="ce216" table:formula="of:=([.U3]/[.Q3])-1" office:value-type="percentage" office:value="-0.00236127508854778" calcext:value-type="percentage">
            <text:p>-0.236%</text:p>
          </table:table-cell>
          <table:table-cell table:style-name="ce216" table:formula="of:=([.U3]/[.T3])-1" office:value-type="percentage" office:value="0" calcext:value-type="percentage">
            <text:p>0.000%</text:p>
          </table:table-cell>
          <table:table-cell table:style-name="ce216" table:formula="of:=([.W3]/[.Q3])-1" office:value-type="percentage" office:value="-0.00354191263282178" calcext:value-type="percentage">
            <text:p>-0.354%</text:p>
          </table:table-cell>
          <table:table-cell table:style-name="ce216" table:formula="of:=([.W3]/[.S3])-1" office:value-type="percentage" office:value="0.000592768227622997" calcext:value-type="percentage">
            <text:p>0.059%</text:p>
          </table:table-cell>
          <table:table-cell table:style-name="ce218"/>
          <table:table-cell table:style-name="ce220" table:formula="of:=1-([.M3]/[.$F3])" office:value-type="percentage" office:value="0.00117647058823533" calcext:value-type="percentage">
            <text:p>0.12%</text:p>
          </table:table-cell>
          <table:table-cell table:style-name="ce220" table:formula="of:=1-([.N3]/[.$F3])" office:value-type="percentage" office:value="0.000588235294117667" calcext:value-type="percentage">
            <text:p>0.06%</text:p>
          </table:table-cell>
          <table:table-cell table:style-name="ce220" table:formula="of:=1-([.O3]/[.$F3])" office:value-type="percentage" office:value="0.00117647058823533" calcext:value-type="percentage">
            <text:p>0.12%</text:p>
          </table:table-cell>
          <table:table-cell table:style-name="ce220" table:formula="of:=1-([.P3]/[.$F3])" office:value-type="percentage" office:value="0.00117647058823533" calcext:value-type="percentage">
            <text:p>0.12%</text:p>
          </table:table-cell>
          <table:table-cell table:style-name="ce224" table:formula="of:=1-([.Q3]/[.$F3])" office:value-type="percentage" office:value="0.00352941176470589" calcext:value-type="percentage">
            <text:p>0.35%</text:p>
          </table:table-cell>
          <table:table-cell table:style-name="ce224" table:formula="of:=1-([.R3]/[.$F3])" office:value-type="percentage" office:value="0.00235294117647056" calcext:value-type="percentage">
            <text:p>0.24%</text:p>
          </table:table-cell>
          <table:table-cell table:style-name="ce224" table:formula="of:=1-([.S3]/[.$F3])" office:value-type="percentage" office:value="0.00764705882352945" calcext:value-type="percentage">
            <text:p>0.76%</text:p>
          </table:table-cell>
          <table:table-cell table:style-name="ce224" table:formula="of:=1-([.T3]/[.$F3])" office:value-type="percentage" office:value="0.00588235294117645" calcext:value-type="percentage">
            <text:p>0.59%</text:p>
          </table:table-cell>
          <table:table-cell table:style-name="ce227" table:formula="of:=1-([.U3]/[.$F3])" office:value-type="percentage" office:value="0.00588235294117645" calcext:value-type="percentage">
            <text:p>0.59%</text:p>
          </table:table-cell>
          <table:table-cell table:style-name="ce227" table:formula="of:=1-([.V3]/[.$F3])" office:value-type="percentage" office:value="0.00470588235294123" calcext:value-type="percentage">
            <text:p>0.47%</text:p>
          </table:table-cell>
          <table:table-cell table:style-name="ce227" table:formula="of:=1-([.W3]/[.$F3])" office:value-type="percentage" office:value="0.00705882352941178" calcext:value-type="percentage">
            <text:p>0.71%</text:p>
          </table:table-cell>
          <table:table-cell table:style-name="ce227" table:formula="of:=1-([.X3]/[.$F3])" office:value-type="percentage" office:value="0.00588235294117645" calcext:value-type="percentage">
            <text:p>0.59%</text:p>
          </table:table-cell>
          <table:table-cell table:number-columns-repeated="9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5-02-18" calcext:value-type="date">
            <text:p>02/18</text:p>
          </table:table-cell>
          <table:table-cell office:value-type="date" office:date-value="2025-03-18" calcext:value-type="date">
            <text:p>03/18</text:p>
          </table:table-cell>
          <table:table-cell office:value-type="float" office:value="6967" calcext:value-type="float">
            <text:p>6967</text:p>
          </table:table-cell>
          <table:table-cell table:style-name="ce203" table:formula="of:=IF(TODAY()-[.C4]&gt;0;&quot;■&quot;;&quot;&quot;)" office:value-type="string" office:string-value="■" calcext:value-type="string">
            <text:p>■</text:p>
          </table:table-cell>
          <table:table-cell office:value-type="float" office:value="5920" calcext:value-type="float">
            <text:p>5920</text:p>
          </table:table-cell>
          <table:table-cell table:style-name="ce204" office:value-type="float" office:value="4" calcext:value-type="float">
            <text:p>4</text:p>
          </table:table-cell>
          <table:table-cell table:style-name="ce205" office:value-type="float" office:value="0" calcext:value-type="float">
            <text:p>0</text:p>
          </table:table-cell>
          <table:table-cell table:formula="of:=([.F4]-[.U4])*ROUNDDOWN((25000000/[.F4]);-2)" office:value-type="float" office:value="21000" calcext:value-type="float">
            <text:p>21000</text:p>
          </table:table-cell>
          <table:table-cell table:formula="of:=ROUNDDOWN(26000000/[.U4];-2)" office:value-type="float" office:value="4300" calcext:value-type="float">
            <text:p>4300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5917" calcext:value-type="float">
            <text:p>5917</text:p>
          </table:table-cell>
          <table:table-cell office:value-type="float" office:value="5913" calcext:value-type="float">
            <text:p>5913</text:p>
          </table:table-cell>
          <table:table-cell office:value-type="float" office:value="5914" calcext:value-type="float">
            <text:p>5914</text:p>
          </table:table-cell>
          <table:table-cell office:value-type="float" office:value="5912" calcext:value-type="float">
            <text:p>5912</text:p>
          </table:table-cell>
          <table:table-cell office:value-type="float" office:value="5916" calcext:value-type="float">
            <text:p>5916</text:p>
          </table:table-cell>
          <table:table-cell table:number-columns-repeated="2" office:value-type="float" office:value="5910" calcext:value-type="float">
            <text:p>5910</text:p>
          </table:table-cell>
          <table:table-cell table:style-name="ce165" office:value-type="float" office:value="5915" calcext:value-type="float">
            <text:p>5915</text:p>
          </table:table-cell>
          <table:table-cell table:style-name="ce165" office:value-type="float" office:value="5918" calcext:value-type="float">
            <text:p>5918</text:p>
          </table:table-cell>
          <table:table-cell table:style-name="ce165" office:value-type="float" office:value="5911" calcext:value-type="float">
            <text:p>5911</text:p>
          </table:table-cell>
          <table:table-cell table:style-name="ce165" office:value-type="float" office:value="5918" calcext:value-type="float">
            <text:p>5918</text:p>
          </table:table-cell>
          <table:table-cell table:style-name="ce216" table:formula="of:=([.U4]/[.Q4])-1" office:value-type="percentage" office:value="0.00050744248985124" calcext:value-type="percentage">
            <text:p>0.051%</text:p>
          </table:table-cell>
          <table:table-cell table:style-name="ce216" table:formula="of:=([.U4]/[.T4])-1" office:value-type="percentage" office:value="0.000846023688663378" calcext:value-type="percentage">
            <text:p>0.085%</text:p>
          </table:table-cell>
          <table:table-cell table:style-name="ce216" table:formula="of:=([.W4]/[.Q4])-1" office:value-type="percentage" office:value="-0.000169147496617006" calcext:value-type="percentage">
            <text:p>-0.017%</text:p>
          </table:table-cell>
          <table:table-cell table:style-name="ce216" table:formula="of:=([.W4]/[.S4])-1" office:value-type="percentage" office:value="0.000169204737732631" calcext:value-type="percentage">
            <text:p>0.017%</text:p>
          </table:table-cell>
          <table:table-cell table:style-name="ce218"/>
          <table:table-cell table:style-name="ce220" table:formula="of:=1-([.M4]/[.$F4])" office:value-type="percentage" office:value="0.000844594594594628" calcext:value-type="percentage">
            <text:p>0.08%</text:p>
          </table:table-cell>
          <table:table-cell table:style-name="ce220" table:formula="of:=1-([.N4]/[.$F4])" office:value-type="percentage" office:value="0.00050675675675671" calcext:value-type="percentage">
            <text:p>0.05%</text:p>
          </table:table-cell>
          <table:table-cell table:style-name="ce220" table:formula="of:=1-([.O4]/[.$F4])" office:value-type="percentage" office:value="0.00118243243243243" calcext:value-type="percentage">
            <text:p>0.12%</text:p>
          </table:table-cell>
          <table:table-cell table:style-name="ce220" table:formula="of:=1-([.P4]/[.$F4])" office:value-type="percentage" office:value="0.00101351351351353" calcext:value-type="percentage">
            <text:p>0.10%</text:p>
          </table:table-cell>
          <table:table-cell table:style-name="ce224" table:formula="of:=1-([.Q4]/[.$F4])" office:value-type="percentage" office:value="0.00135135135135134" calcext:value-type="percentage">
            <text:p>0.14%</text:p>
          </table:table-cell>
          <table:table-cell table:style-name="ce224" table:formula="of:=1-([.R4]/[.$F4])" office:value-type="percentage" office:value="0.000675675675675724" calcext:value-type="percentage">
            <text:p>0.07%</text:p>
          </table:table-cell>
          <table:table-cell table:style-name="ce224" table:formula="of:=1-([.S4]/[.$F4])" office:value-type="percentage" office:value="0.00168918918918914" calcext:value-type="percentage">
            <text:p>0.17%</text:p>
          </table:table-cell>
          <table:table-cell table:style-name="ce224" table:formula="of:=1-([.T4]/[.$F4])" office:value-type="percentage" office:value="0.00168918918918914" calcext:value-type="percentage">
            <text:p>0.17%</text:p>
          </table:table-cell>
          <table:table-cell table:style-name="ce227" table:formula="of:=1-([.U4]/[.$F4])" office:value-type="percentage" office:value="0.000844594594594628" calcext:value-type="percentage">
            <text:p>0.08%</text:p>
          </table:table-cell>
          <table:table-cell table:style-name="ce227" table:formula="of:=1-([.V4]/[.$F4])" office:value-type="percentage" office:value="0.000337837837837807" calcext:value-type="percentage">
            <text:p>0.03%</text:p>
          </table:table-cell>
          <table:table-cell table:style-name="ce227" table:formula="of:=1-([.W4]/[.$F4])" office:value-type="percentage" office:value="0.00152027027027024" calcext:value-type="percentage">
            <text:p>0.15%</text:p>
          </table:table-cell>
          <table:table-cell table:style-name="ce227" table:formula="of:=1-([.X4]/[.$F4])" office:value-type="percentage" office:value="0.000337837837837807" calcext:value-type="percentage">
            <text:p>0.03%</text:p>
          </table:table-cell>
          <table:table-cell table:number-columns-repeated="9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5-02-03" calcext:value-type="date">
            <text:p>02/03</text:p>
          </table:table-cell>
          <table:table-cell office:value-type="date" office:date-value="2025-03-18" calcext:value-type="date">
            <text:p>03/18</text:p>
          </table:table-cell>
          <table:table-cell office:value-type="float" office:value="5481" calcext:value-type="float">
            <text:p>5481</text:p>
          </table:table-cell>
          <table:table-cell table:style-name="ce203" table:formula="of:=IF(TODAY()-[.C5]&gt;0;&quot;■&quot;;&quot;&quot;)" office:value-type="string" office:string-value="■" calcext:value-type="string">
            <text:p>■</text:p>
          </table:table-cell>
          <table:table-cell office:value-type="float" office:value="2750" calcext:value-type="float">
            <text:p>2750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" calcext:value-type="float">
            <text:p>1</text:p>
          </table:table-cell>
          <table:table-cell table:formula="of:=([.F5]-[.U5])*ROUNDDOWN((25000000/[.F5]);-2)" office:value-type="float" office:value="99000" calcext:value-type="float">
            <text:p>99000</text:p>
          </table:table-cell>
          <table:table-cell table:formula="of:=ROUNDDOWN(26000000/[.U5];-2)" office:value-type="float" office:value="9400" calcext:value-type="float">
            <text:p>9400</text:p>
          </table:table-cell>
          <table:table-cell office:value-type="float" office:value="29700" calcext:value-type="float">
            <text:p>29700</text:p>
          </table:table-cell>
          <table:table-cell table:formula="of:=[.I5]-[.K5]" office:value-type="float" office:value="69300" calcext:value-type="float">
            <text:p>69300</text:p>
          </table:table-cell>
          <table:table-cell office:value-type="float" office:value="2745" calcext:value-type="float">
            <text:p>2745</text:p>
          </table:table-cell>
          <table:table-cell office:value-type="float" office:value="2748" calcext:value-type="float">
            <text:p>2748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table:style-name="ce165" office:value-type="float" office:value="2739" calcext:value-type="float">
            <text:p>2739</text:p>
          </table:table-cell>
          <table:table-cell table:style-name="ce165" office:value-type="float" office:value="2742" calcext:value-type="float">
            <text:p>2742</text:p>
          </table:table-cell>
          <table:table-cell table:number-columns-repeated="2" table:style-name="ce165" office:value-type="float" office:value="2735" calcext:value-type="float">
            <text:p>2735</text:p>
          </table:table-cell>
          <table:table-cell table:style-name="ce216" table:formula="of:=([.U5]/[.Q5])-1" office:value-type="percentage" office:value="-0.00218579234972682" calcext:value-type="percentage">
            <text:p>-0.219%</text:p>
          </table:table-cell>
          <table:table-cell table:style-name="ce216" table:formula="of:=([.U5]/[.T5])-1" office:value-type="percentage" office:value="0" calcext:value-type="percentage">
            <text:p>0.000%</text:p>
          </table:table-cell>
          <table:table-cell table:style-name="ce216" table:formula="of:=([.W5]/[.Q5])-1" office:value-type="percentage" office:value="-0.00364298724954459" calcext:value-type="percentage">
            <text:p>-0.364%</text:p>
          </table:table-cell>
          <table:table-cell table:style-name="ce216" table:formula="of:=([.W5]/[.S5])-1" office:value-type="percentage" office:value="-0.00109569028487944" calcext:value-type="percentage">
            <text:p>-0.110%</text:p>
          </table:table-cell>
          <table:table-cell table:style-name="ce218"/>
          <table:table-cell table:style-name="ce220" table:formula="of:=1-([.M5]/[.$F5])" office:value-type="percentage" office:value="0.00181818181818183" calcext:value-type="percentage">
            <text:p>0.18%</text:p>
          </table:table-cell>
          <table:table-cell table:style-name="ce220" table:formula="of:=1-([.N5]/[.$F5])" office:value-type="percentage" office:value="0.000727272727272688" calcext:value-type="percentage">
            <text:p>0.07%</text:p>
          </table:table-cell>
          <table:table-cell table:style-name="ce220" table:formula="of:=1-([.O5]/[.$F5])" office:value-type="percentage" office:value="0.00181818181818183" calcext:value-type="percentage">
            <text:p>0.18%</text:p>
          </table:table-cell>
          <table:table-cell table:style-name="ce220" table:formula="of:=1-([.P5]/[.$F5])" office:value-type="percentage" office:value="0.00145454545454549" calcext:value-type="percentage">
            <text:p>0.15%</text:p>
          </table:table-cell>
          <table:table-cell table:style-name="ce224" table:formula="of:=1-([.Q5]/[.$F5])" office:value-type="percentage" office:value="0.00181818181818183" calcext:value-type="percentage">
            <text:p>0.18%</text:p>
          </table:table-cell>
          <table:table-cell table:style-name="ce224" table:formula="of:=1-([.R5]/[.$F5])" office:value-type="percentage" office:value="0.00145454545454549" calcext:value-type="percentage">
            <text:p>0.15%</text:p>
          </table:table-cell>
          <table:table-cell table:style-name="ce224" table:formula="of:=1-([.S5]/[.$F5])" office:value-type="percentage" office:value="0.00436363636363635" calcext:value-type="percentage">
            <text:p>0.44%</text:p>
          </table:table-cell>
          <table:table-cell table:style-name="ce224" table:formula="of:=1-([.T5]/[.$F5])" office:value-type="percentage" office:value="0.004" calcext:value-type="percentage">
            <text:p>0.40%</text:p>
          </table:table-cell>
          <table:table-cell table:style-name="ce227" table:formula="of:=1-([.U5]/[.$F5])" office:value-type="percentage" office:value="0.004" calcext:value-type="percentage">
            <text:p>0.40%</text:p>
          </table:table-cell>
          <table:table-cell table:style-name="ce227" table:formula="of:=1-([.V5]/[.$F5])" office:value-type="percentage" office:value="0.00290909090909086" calcext:value-type="percentage">
            <text:p>0.29%</text:p>
          </table:table-cell>
          <table:table-cell table:style-name="ce227" table:formula="of:=1-([.W5]/[.$F5])" office:value-type="percentage" office:value="0.00545454545454549" calcext:value-type="percentage">
            <text:p>0.55%</text:p>
          </table:table-cell>
          <table:table-cell table:style-name="ce227" table:formula="of:=1-([.X5]/[.$F5])" office:value-type="percentage" office:value="0.00545454545454549" calcext:value-type="percentage">
            <text:p>0.55%</text:p>
          </table:table-cell>
          <table:table-cell table:number-columns-repeated="9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5-02-05" calcext:value-type="date">
            <text:p>02/05</text:p>
          </table:table-cell>
          <table:table-cell office:value-type="date" office:date-value="2025-03-21" calcext:value-type="date">
            <text:p>03/21</text:p>
          </table:table-cell>
          <table:table-cell office:value-type="float" office:value="8038" calcext:value-type="float">
            <text:p>8038</text:p>
          </table:table-cell>
          <table:table-cell table:style-name="ce203" table:formula="of:=IF(TODAY()-[.C6]&gt;0;&quot;■&quot;;&quot;&quot;)" office:value-type="string" office:string-value="■" calcext:value-type="string">
            <text:p>■</text:p>
          </table:table-cell>
          <table:table-cell office:value-type="float" office:value="7500" calcext:value-type="float">
            <text:p>7500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formula="of:=([.F6]-[.U6])*ROUNDDOWN((25000000/[.F6]);-2)" office:value-type="float" office:value="165000" calcext:value-type="float">
            <text:p>165000</text:p>
          </table:table-cell>
          <table:table-cell table:formula="of:=ROUNDDOWN(26000000/[.U6];-2)" office:value-type="float" office:value="3400" calcext:value-type="float">
            <text:p>3400</text:p>
          </table:table-cell>
          <table:table-cell office:value-type="float" office:value="33000" calcext:value-type="float">
            <text:p>33000</text:p>
          </table:table-cell>
          <table:table-cell table:formula="of:=[.I6]-[.K6]" office:value-type="float" office:value="132000" calcext:value-type="float">
            <text:p>132000</text:p>
          </table:table-cell>
          <table:table-cell office:value-type="float" office:value="7480" calcext:value-type="float">
            <text:p>7480</text:p>
          </table:table-cell>
          <table:table-cell office:value-type="float" office:value="7500" calcext:value-type="float">
            <text:p>7500</text:p>
          </table:table-cell>
          <table:table-cell office:value-type="float" office:value="7480" calcext:value-type="float">
            <text:p>748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7480" calcext:value-type="float">
            <text:p>7480</text:p>
          </table:table-cell>
          <table:table-cell table:number-columns-repeated="2" office:value-type="float" office:value="7440" calcext:value-type="float">
            <text:p>7440</text:p>
          </table:table-cell>
          <table:table-cell table:number-columns-repeated="2" table:style-name="ce165" office:value-type="float" office:value="7450" calcext:value-type="float">
            <text:p>7450</text:p>
          </table:table-cell>
          <table:table-cell table:number-columns-repeated="2" table:style-name="ce165" office:value-type="float" office:value="7440" calcext:value-type="float">
            <text:p>7440</text:p>
          </table:table-cell>
          <table:table-cell table:style-name="ce216" table:formula="of:=([.U6]/[.Q6])-1" office:value-type="percentage" office:value="-0.00401069518716579" calcext:value-type="percentage">
            <text:p>-0.401%</text:p>
          </table:table-cell>
          <table:table-cell table:style-name="ce216" table:formula="of:=([.U6]/[.T6])-1" office:value-type="percentage" office:value="0.00134408602150549" calcext:value-type="percentage">
            <text:p>0.134%</text:p>
          </table:table-cell>
          <table:table-cell table:style-name="ce216" table:formula="of:=([.W6]/[.Q6])-1" office:value-type="percentage" office:value="-0.00534759358288772" calcext:value-type="percentage">
            <text:p>-0.535%</text:p>
          </table:table-cell>
          <table:table-cell table:style-name="ce216" table:formula="of:=([.W6]/[.S6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6]/[.$F6])" office:value-type="percentage" office:value="0.00266666666666671" calcext:value-type="percentage">
            <text:p>0.27%</text:p>
          </table:table-cell>
          <table:table-cell table:style-name="ce220" table:formula="of:=1-([.N6]/[.$F6])" office:value-type="percentage" office:value="0" calcext:value-type="percentage">
            <text:p>0.00%</text:p>
          </table:table-cell>
          <table:table-cell table:style-name="ce220" table:formula="of:=1-([.O6]/[.$F6])" office:value-type="percentage" office:value="0.00266666666666671" calcext:value-type="percentage">
            <text:p>0.27%</text:p>
          </table:table-cell>
          <table:table-cell table:style-name="ce220" table:formula="of:=1-([.P6]/[.$F6])" office:value-type="percentage" office:value="0" calcext:value-type="percentage">
            <text:p>0.00%</text:p>
          </table:table-cell>
          <table:table-cell table:style-name="ce224" table:formula="of:=1-([.Q6]/[.$F6])" office:value-type="percentage" office:value="0.00266666666666671" calcext:value-type="percentage">
            <text:p>0.27%</text:p>
          </table:table-cell>
          <table:table-cell table:style-name="ce224" table:formula="of:=1-([.R6]/[.$F6])" office:value-type="percentage" office:value="0.00266666666666671" calcext:value-type="percentage">
            <text:p>0.27%</text:p>
          </table:table-cell>
          <table:table-cell table:style-name="ce224" table:formula="of:=1-([.S6]/[.$F6])" office:value-type="percentage" office:value="0.00800000000000001" calcext:value-type="percentage">
            <text:p>0.80%</text:p>
          </table:table-cell>
          <table:table-cell table:style-name="ce224" table:formula="of:=1-([.T6]/[.$F6])" office:value-type="percentage" office:value="0.00800000000000001" calcext:value-type="percentage">
            <text:p>0.80%</text:p>
          </table:table-cell>
          <table:table-cell table:style-name="ce227" table:formula="of:=1-([.U6]/[.$F6])" office:value-type="percentage" office:value="0.00666666666666671" calcext:value-type="percentage">
            <text:p>0.67%</text:p>
          </table:table-cell>
          <table:table-cell table:style-name="ce227" table:formula="of:=1-([.V6]/[.$F6])" office:value-type="percentage" office:value="0.00666666666666671" calcext:value-type="percentage">
            <text:p>0.67%</text:p>
          </table:table-cell>
          <table:table-cell table:style-name="ce227" table:formula="of:=1-([.W6]/[.$F6])" office:value-type="percentage" office:value="0.00800000000000001" calcext:value-type="percentage">
            <text:p>0.80%</text:p>
          </table:table-cell>
          <table:table-cell table:style-name="ce227" table:formula="of:=1-([.X6]/[.$F6])" office:value-type="percentage" office:value="0.00800000000000001" calcext:value-type="percentage">
            <text:p>0.80%</text:p>
          </table:table-cell>
          <table:table-cell table:number-columns-repeated="9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02-06" calcext:value-type="date">
            <text:p>02/06</text:p>
          </table:table-cell>
          <table:table-cell office:value-type="date" office:date-value="2025-03-24" calcext:value-type="date">
            <text:p>03/24</text:p>
          </table:table-cell>
          <table:table-cell office:value-type="float" office:value="9852" calcext:value-type="float">
            <text:p>9852</text:p>
          </table:table-cell>
          <table:table-cell table:style-name="ce203" table:formula="of:=IF(TODAY()-[.C7]&gt;0;&quot;■&quot;;&quot;&quot;)" office:value-type="string" office:string-value="■" calcext:value-type="string">
            <text:p>■</text:p>
          </table:table-cell>
          <table:table-cell office:value-type="float" office:value="8058" calcext:value-type="float">
            <text:p>8058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1" calcext:value-type="float">
            <text:p>1</text:p>
          </table:table-cell>
          <table:table-cell table:formula="of:=([.F7]-[.U7])*ROUNDDOWN((25000000/[.F7]);-2)" office:value-type="float" office:value="148800" calcext:value-type="float">
            <text:p>148800</text:p>
          </table:table-cell>
          <table:table-cell table:formula="of:=ROUNDDOWN(26000000/[.U7];-2)" office:value-type="float" office:value="3200" calcext:value-type="float">
            <text:p>3200</text:p>
          </table:table-cell>
          <table:table-cell office:value-type="float" office:value="29700" calcext:value-type="float">
            <text:p>29700</text:p>
          </table:table-cell>
          <table:table-cell table:formula="of:=[.I7]-[.K7]" office:value-type="float" office:value="119100" calcext:value-type="float">
            <text:p>119100</text:p>
          </table:table-cell>
          <table:table-cell table:number-columns-repeated="4" office:value-type="float" office:value="8040" calcext:value-type="float">
            <text:p>8040</text:p>
          </table:table-cell>
          <table:table-cell table:number-columns-repeated="2" office:value-type="float" office:value="8030" calcext:value-type="float">
            <text:p>803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2" table:style-name="ce165" office:value-type="float" office:value="8010" calcext:value-type="float">
            <text:p>8010</text:p>
          </table:table-cell>
          <table:table-cell table:number-columns-repeated="2" table:style-name="ce165" office:value-type="float" office:value="8000" calcext:value-type="float">
            <text:p>8000</text:p>
          </table:table-cell>
          <table:table-cell table:style-name="ce216" table:formula="of:=([.U7]/[.Q7])-1" office:value-type="percentage" office:value="-0.00249066002490661" calcext:value-type="percentage">
            <text:p>-0.249%</text:p>
          </table:table-cell>
          <table:table-cell table:style-name="ce216" table:formula="of:=([.U7]/[.T7])-1" office:value-type="percentage" office:value="0.00124999999999997" calcext:value-type="percentage">
            <text:p>0.125%</text:p>
          </table:table-cell>
          <table:table-cell table:style-name="ce216" table:formula="of:=([.W7]/[.Q7])-1" office:value-type="percentage" office:value="-0.00373599003735992" calcext:value-type="percentage">
            <text:p>-0.374%</text:p>
          </table:table-cell>
          <table:table-cell table:style-name="ce216" table:formula="of:=([.W7]/[.S7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7]/[.$F7])" office:value-type="percentage" office:value="0.00223380491437086" calcext:value-type="percentage">
            <text:p>0.22%</text:p>
          </table:table-cell>
          <table:table-cell table:style-name="ce220" table:formula="of:=1-([.N7]/[.$F7])" office:value-type="percentage" office:value="0.00223380491437086" calcext:value-type="percentage">
            <text:p>0.22%</text:p>
          </table:table-cell>
          <table:table-cell table:style-name="ce220" table:formula="of:=1-([.O7]/[.$F7])" office:value-type="percentage" office:value="0.00223380491437086" calcext:value-type="percentage">
            <text:p>0.22%</text:p>
          </table:table-cell>
          <table:table-cell table:style-name="ce220" table:formula="of:=1-([.P7]/[.$F7])" office:value-type="percentage" office:value="0.00223380491437086" calcext:value-type="percentage">
            <text:p>0.22%</text:p>
          </table:table-cell>
          <table:table-cell table:style-name="ce224" table:formula="of:=1-([.Q7]/[.$F7])" office:value-type="percentage" office:value="0.00347480764457686" calcext:value-type="percentage">
            <text:p>0.35%</text:p>
          </table:table-cell>
          <table:table-cell table:style-name="ce224" table:formula="of:=1-([.R7]/[.$F7])" office:value-type="percentage" office:value="0.00347480764457686" calcext:value-type="percentage">
            <text:p>0.35%</text:p>
          </table:table-cell>
          <table:table-cell table:style-name="ce224" table:formula="of:=1-([.S7]/[.$F7])" office:value-type="percentage" office:value="0.00719781583519485" calcext:value-type="percentage">
            <text:p>0.72%</text:p>
          </table:table-cell>
          <table:table-cell table:style-name="ce224" table:formula="of:=1-([.T7]/[.$F7])" office:value-type="percentage" office:value="0.00719781583519485" calcext:value-type="percentage">
            <text:p>0.72%</text:p>
          </table:table-cell>
          <table:table-cell table:style-name="ce227" table:formula="of:=1-([.U7]/[.$F7])" office:value-type="percentage" office:value="0.00595681310498886" calcext:value-type="percentage">
            <text:p>0.60%</text:p>
          </table:table-cell>
          <table:table-cell table:style-name="ce227" table:formula="of:=1-([.V7]/[.$F7])" office:value-type="percentage" office:value="0.00595681310498886" calcext:value-type="percentage">
            <text:p>0.60%</text:p>
          </table:table-cell>
          <table:table-cell table:style-name="ce227" table:formula="of:=1-([.W7]/[.$F7])" office:value-type="percentage" office:value="0.00719781583519485" calcext:value-type="percentage">
            <text:p>0.72%</text:p>
          </table:table-cell>
          <table:table-cell table:style-name="ce227" table:formula="of:=1-([.X7]/[.$F7])" office:value-type="percentage" office:value="0.00719781583519485" calcext:value-type="percentage">
            <text:p>0.72%</text:p>
          </table:table-cell>
          <table:table-cell table:number-columns-repeated="9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02-14" calcext:value-type="date">
            <text:p>02/14</text:p>
          </table:table-cell>
          <table:table-cell office:value-type="date" office:date-value="2025-03-31" calcext:value-type="date">
            <text:p>03/31</text:p>
          </table:table-cell>
          <table:table-cell office:value-type="float" office:value="4435" calcext:value-type="float">
            <text:p>4435</text:p>
          </table:table-cell>
          <table:table-cell table:style-name="ce203" table:formula="of:=IF(TODAY()-[.C8]&gt;0;&quot;■&quot;;&quot;&quot;)" office:value-type="string" office:string-value="■" calcext:value-type="string">
            <text:p>■</text:p>
          </table:table-cell>
          <table:table-cell office:value-type="float" office:value="4380" calcext:value-type="float">
            <text:p>4380</text:p>
          </table:table-cell>
          <table:table-cell table:style-name="ce204" office:value-type="float" office:value="8" calcext:value-type="float">
            <text:p>8</text:p>
          </table:table-cell>
          <table:table-cell table:style-name="ce205" office:value-type="float" office:value="0" calcext:value-type="float">
            <text:p>0</text:p>
          </table:table-cell>
          <table:table-cell table:formula="of:=([.F8]-[.U8])*ROUNDDOWN((25000000/[.F8]);-2)" office:value-type="float" office:value="114000" calcext:value-type="float">
            <text:p>114000</text:p>
          </table:table-cell>
          <table:table-cell table:formula="of:=ROUNDDOWN(26000000/[.U8];-2)" office:value-type="float" office:value="5900" calcext:value-type="float">
            <text:p>5900</text:p>
          </table:table-cell>
          <table:table-cell office:value-type="float" office:value="29700" calcext:value-type="float">
            <text:p>29700</text:p>
          </table:table-cell>
          <table:table-cell table:formula="of:=[.I8]-[.K8]" office:value-type="float" office:value="84300" calcext:value-type="float">
            <text:p>84300</text:p>
          </table:table-cell>
          <table:table-cell office:value-type="float" office:value="4370" calcext:value-type="float">
            <text:p>4370</text:p>
          </table:table-cell>
          <table:table-cell office:value-type="float" office:value="4375" calcext:value-type="float">
            <text:p>4375</text:p>
          </table:table-cell>
          <table:table-cell table:number-columns-repeated="3" office:value-type="float" office:value="4370" calcext:value-type="float">
            <text:p>4370</text:p>
          </table:table-cell>
          <table:table-cell office:value-type="float" office:value="4375" calcext:value-type="float">
            <text:p>4375</text:p>
          </table:table-cell>
          <table:table-cell office:value-type="float" office:value="4360" calcext:value-type="float">
            <text:p>4360</text:p>
          </table:table-cell>
          <table:table-cell office:value-type="float" office:value="4370" calcext:value-type="float">
            <text:p>4370</text:p>
          </table:table-cell>
          <table:table-cell table:style-name="ce165" office:value-type="float" office:value="4360" calcext:value-type="float">
            <text:p>4360</text:p>
          </table:table-cell>
          <table:table-cell table:style-name="ce165" office:value-type="float" office:value="4365" calcext:value-type="float">
            <text:p>4365</text:p>
          </table:table-cell>
          <table:table-cell table:number-columns-repeated="2" table:style-name="ce165" office:value-type="float" office:value="4355" calcext:value-type="float">
            <text:p>4355</text:p>
          </table:table-cell>
          <table:table-cell table:style-name="ce216" table:formula="of:=([.U8]/[.Q8])-1" office:value-type="percentage" office:value="-0.00228832951945079" calcext:value-type="percentage">
            <text:p>-0.229%</text:p>
          </table:table-cell>
          <table:table-cell table:style-name="ce216" table:formula="of:=([.U8]/[.T8])-1" office:value-type="percentage" office:value="-0.00228832951945079" calcext:value-type="percentage">
            <text:p>-0.229%</text:p>
          </table:table-cell>
          <table:table-cell table:style-name="ce216" table:formula="of:=([.W8]/[.Q8])-1" office:value-type="percentage" office:value="-0.00343249427917625" calcext:value-type="percentage">
            <text:p>-0.343%</text:p>
          </table:table-cell>
          <table:table-cell table:style-name="ce216" table:formula="of:=([.W8]/[.S8])-1" office:value-type="percentage" office:value="-0.00114678899082565" calcext:value-type="percentage">
            <text:p>-0.115%</text:p>
          </table:table-cell>
          <table:table-cell table:style-name="ce218"/>
          <table:table-cell table:style-name="ce220" table:formula="of:=1-([.M8]/[.$F8])" office:value-type="percentage" office:value="0.00228310502283102" calcext:value-type="percentage">
            <text:p>0.23%</text:p>
          </table:table-cell>
          <table:table-cell table:style-name="ce220" table:formula="of:=1-([.N8]/[.$F8])" office:value-type="percentage" office:value="0.00114155251141557" calcext:value-type="percentage">
            <text:p>0.11%</text:p>
          </table:table-cell>
          <table:table-cell table:style-name="ce220" table:formula="of:=1-([.O8]/[.$F8])" office:value-type="percentage" office:value="0.00228310502283102" calcext:value-type="percentage">
            <text:p>0.23%</text:p>
          </table:table-cell>
          <table:table-cell table:style-name="ce220" table:formula="of:=1-([.P8]/[.$F8])" office:value-type="percentage" office:value="0.00228310502283102" calcext:value-type="percentage">
            <text:p>0.23%</text:p>
          </table:table-cell>
          <table:table-cell table:style-name="ce224" table:formula="of:=1-([.Q8]/[.$F8])" office:value-type="percentage" office:value="0.00228310502283102" calcext:value-type="percentage">
            <text:p>0.23%</text:p>
          </table:table-cell>
          <table:table-cell table:style-name="ce224" table:formula="of:=1-([.R8]/[.$F8])" office:value-type="percentage" office:value="0.00114155251141557" calcext:value-type="percentage">
            <text:p>0.11%</text:p>
          </table:table-cell>
          <table:table-cell table:style-name="ce224" table:formula="of:=1-([.S8]/[.$F8])" office:value-type="percentage" office:value="0.00456621004566216" calcext:value-type="percentage">
            <text:p>0.46%</text:p>
          </table:table-cell>
          <table:table-cell table:style-name="ce224" table:formula="of:=1-([.T8]/[.$F8])" office:value-type="percentage" office:value="0.00228310502283102" calcext:value-type="percentage">
            <text:p>0.23%</text:p>
          </table:table-cell>
          <table:table-cell table:style-name="ce227" table:formula="of:=1-([.U8]/[.$F8])" office:value-type="percentage" office:value="0.00456621004566216" calcext:value-type="percentage">
            <text:p>0.46%</text:p>
          </table:table-cell>
          <table:table-cell table:style-name="ce227" table:formula="of:=1-([.V8]/[.$F8])" office:value-type="percentage" office:value="0.00342465753424659" calcext:value-type="percentage">
            <text:p>0.34%</text:p>
          </table:table-cell>
          <table:table-cell table:style-name="ce227" table:formula="of:=1-([.W8]/[.$F8])" office:value-type="percentage" office:value="0.00570776255707761" calcext:value-type="percentage">
            <text:p>0.57%</text:p>
          </table:table-cell>
          <table:table-cell table:style-name="ce227" table:formula="of:=1-([.X8]/[.$F8])" office:value-type="percentage" office:value="0.00570776255707761" calcext:value-type="percentage">
            <text:p>0.57%</text:p>
          </table:table-cell>
          <table:table-cell table:number-columns-repeated="9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03-04" calcext:value-type="date">
            <text:p>03/04</text:p>
          </table:table-cell>
          <table:table-cell office:value-type="date" office:date-value="2025-04-01" calcext:value-type="date">
            <text:p>04/01</text:p>
          </table:table-cell>
          <table:table-cell office:value-type="float" office:value="4304" calcext:value-type="float">
            <text:p>4304</text:p>
          </table:table-cell>
          <table:table-cell table:style-name="ce203" table:formula="of:=IF(TODAY()-[.C9]&gt;0;&quot;■&quot;;&quot;&quot;)" office:value-type="string" office:string-value="■" calcext:value-type="string">
            <text:p>■</text:p>
          </table:table-cell>
          <table:table-cell office:value-type="float" office:value="1953" calcext:value-type="float">
            <text:p>1953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9]-[.U9])*ROUNDDOWN((25000000/[.F9]);-2)" office:value-type="float" office:value="243200" calcext:value-type="float">
            <text:p>243200</text:p>
          </table:table-cell>
          <table:table-cell table:formula="of:=ROUNDDOWN(26000000/[.U9];-2)" office:value-type="float" office:value="13400" calcext:value-type="float">
            <text:p>13400</text:p>
          </table:table-cell>
          <table:table-cell office:value-type="float" office:value="29700" calcext:value-type="float">
            <text:p>29700</text:p>
          </table:table-cell>
          <table:table-cell table:formula="of:=[.I9]-[.K9]" office:value-type="float" office:value="213500" calcext:value-type="float">
            <text:p>213500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text:p>1947</text:p>
          </table:table-cell>
          <table:table-cell table:number-columns-repeated="2" office:value-type="float" office:value="1944" calcext:value-type="float">
            <text:p>1944</text:p>
          </table:table-cell>
          <table:table-cell table:number-columns-repeated="2" office:value-type="float" office:value="1943" calcext:value-type="float">
            <text:p>1943</text:p>
          </table:table-cell>
          <table:table-cell office:value-type="float" office:value="1930" calcext:value-type="float">
            <text:p>1930</text:p>
          </table:table-cell>
          <table:table-cell office:value-type="float" office:value="1933" calcext:value-type="float">
            <text:p>1933</text:p>
          </table:table-cell>
          <table:table-cell table:style-name="ce165" office:value-type="float" office:value="1934" calcext:value-type="float">
            <text:p>1934</text:p>
          </table:table-cell>
          <table:table-cell table:style-name="ce165" office:value-type="float" office:value="1936" calcext:value-type="float">
            <text:p>1936</text:p>
          </table:table-cell>
          <table:table-cell table:number-columns-repeated="2" table:style-name="ce165" office:value-type="float" office:value="1934" calcext:value-type="float">
            <text:p>1934</text:p>
          </table:table-cell>
          <table:table-cell table:style-name="ce216" table:formula="of:=([.U9]/[.Q9])-1" office:value-type="percentage" office:value="-0.00463201235203292" calcext:value-type="percentage">
            <text:p>-0.463%</text:p>
          </table:table-cell>
          <table:table-cell table:style-name="ce216" table:formula="of:=([.U9]/[.T9])-1" office:value-type="percentage" office:value="0.000517330574236974" calcext:value-type="percentage">
            <text:p>0.052%</text:p>
          </table:table-cell>
          <table:table-cell table:style-name="ce216" table:formula="of:=([.W9]/[.Q9])-1" office:value-type="percentage" office:value="-0.00463201235203292" calcext:value-type="percentage">
            <text:p>-0.463%</text:p>
          </table:table-cell>
          <table:table-cell table:style-name="ce216" table:formula="of:=([.W9]/[.S9])-1" office:value-type="percentage" office:value="0.00207253886010372" calcext:value-type="percentage">
            <text:p>0.207%</text:p>
          </table:table-cell>
          <table:table-cell table:style-name="ce218"/>
          <table:table-cell table:style-name="ce220" table:formula="of:=1-([.M9]/[.$F9])" office:value-type="percentage" office:value="0.0040962621607783" calcext:value-type="percentage">
            <text:p>0.41%</text:p>
          </table:table-cell>
          <table:table-cell table:style-name="ce220" table:formula="of:=1-([.N9]/[.$F9])" office:value-type="percentage" office:value="0.00307219662058367" calcext:value-type="percentage">
            <text:p>0.31%</text:p>
          </table:table-cell>
          <table:table-cell table:style-name="ce220" table:formula="of:=1-([.O9]/[.$F9])" office:value-type="percentage" office:value="0.00460829493087556" calcext:value-type="percentage">
            <text:p>0.46%</text:p>
          </table:table-cell>
          <table:table-cell table:style-name="ce220" table:formula="of:=1-([.P9]/[.$F9])" office:value-type="percentage" office:value="0.00460829493087556" calcext:value-type="percentage">
            <text:p>0.46%</text:p>
          </table:table-cell>
          <table:table-cell table:style-name="ce224" table:formula="of:=1-([.Q9]/[.$F9])" office:value-type="percentage" office:value="0.00512032770097282" calcext:value-type="percentage">
            <text:p>0.51%</text:p>
          </table:table-cell>
          <table:table-cell table:style-name="ce224" table:formula="of:=1-([.R9]/[.$F9])" office:value-type="percentage" office:value="0.00512032770097282" calcext:value-type="percentage">
            <text:p>0.51%</text:p>
          </table:table-cell>
          <table:table-cell table:style-name="ce224" table:formula="of:=1-([.S9]/[.$F9])" office:value-type="percentage" office:value="0.0117767537122376" calcext:value-type="percentage">
            <text:p>1.18%</text:p>
          </table:table-cell>
          <table:table-cell table:style-name="ce224" table:formula="of:=1-([.T9]/[.$F9])" office:value-type="percentage" office:value="0.0102406554019457" calcext:value-type="percentage">
            <text:p>1.02%</text:p>
          </table:table-cell>
          <table:table-cell table:style-name="ce227" table:formula="of:=1-([.U9]/[.$F9])" office:value-type="percentage" office:value="0.00972862263184848" calcext:value-type="percentage">
            <text:p>0.97%</text:p>
          </table:table-cell>
          <table:table-cell table:style-name="ce227" table:formula="of:=1-([.V9]/[.$F9])" office:value-type="percentage" office:value="0.00870455709165385" calcext:value-type="percentage">
            <text:p>0.87%</text:p>
          </table:table-cell>
          <table:table-cell table:style-name="ce227" table:formula="of:=1-([.W9]/[.$F9])" office:value-type="percentage" office:value="0.00972862263184848" calcext:value-type="percentage">
            <text:p>0.97%</text:p>
          </table:table-cell>
          <table:table-cell table:style-name="ce227" table:formula="of:=1-([.X9]/[.$F9])" office:value-type="percentage" office:value="0.00972862263184848" calcext:value-type="percentage">
            <text:p>0.97%</text:p>
          </table:table-cell>
          <table:table-cell table:number-columns-repeated="9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02-17" calcext:value-type="date">
            <text:p>02/17</text:p>
          </table:table-cell>
          <table:table-cell office:value-type="date" office:date-value="2025-04-02" calcext:value-type="date">
            <text:p>04/02</text:p>
          </table:table-cell>
          <table:table-cell office:value-type="float" office:value="6715" calcext:value-type="float">
            <text:p>6715</text:p>
          </table:table-cell>
          <table:table-cell table:style-name="ce203" table:formula="of:=IF(TODAY()-[.C10]&gt;0;&quot;■&quot;;&quot;&quot;)" office:value-type="string" office:string-value="■" calcext:value-type="string">
            <text:p>■</text:p>
          </table:table-cell>
          <table:table-cell office:value-type="float" office:value="2550" calcext:value-type="float">
            <text:p>2550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1" calcext:value-type="float">
            <text:p>1</text:p>
          </table:table-cell>
          <table:table-cell table:formula="of:=([.F10]-[.U10])*ROUNDDOWN((25000000/[.F10]);-2)" office:value-type="float" office:value="107800" calcext:value-type="float">
            <text:p>107800</text:p>
          </table:table-cell>
          <table:table-cell table:formula="of:=ROUNDDOWN(26000000/[.U10];-2)" office:value-type="float" office:value="10200" calcext:value-type="float">
            <text:p>10200</text:p>
          </table:table-cell>
          <table:table-cell office:value-type="float" office:value="29700" calcext:value-type="float">
            <text:p>29700</text:p>
          </table:table-cell>
          <table:table-cell table:formula="of:=[.I10]-[.K10]" office:value-type="float" office:value="78100" calcext:value-type="float">
            <text:p>78100</text:p>
          </table:table-cell>
          <table:table-cell office:value-type="float" office:value="2541" calcext:value-type="float">
            <text:p>2541</text:p>
          </table:table-cell>
          <table:table-cell office:value-type="float" office:value="2553" calcext:value-type="float">
            <text:p>2553</text:p>
          </table:table-cell>
          <table:table-cell office:value-type="float" office:value="2541" calcext:value-type="float">
            <text:p>2541</text:p>
          </table:table-cell>
          <table:table-cell office:value-type="float" office:value="2544" calcext:value-type="float">
            <text:p>2544</text:p>
          </table:table-cell>
          <table:table-cell office:value-type="float" office:value="2539" calcext:value-type="float">
            <text:p>2539</text:p>
          </table:table-cell>
          <table:table-cell office:value-type="float" office:value="2542" calcext:value-type="float">
            <text:p>2542</text:p>
          </table:table-cell>
          <table:table-cell table:number-columns-repeated="2" office:value-type="float" office:value="2538" calcext:value-type="float">
            <text:p>2538</text:p>
          </table:table-cell>
          <table:table-cell table:style-name="ce165" office:value-type="float" office:value="2539" calcext:value-type="float">
            <text:p>2539</text:p>
          </table:table-cell>
          <table:table-cell table:style-name="ce165" office:value-type="float" office:value="2540" calcext:value-type="float">
            <text:p>2540</text:p>
          </table:table-cell>
          <table:table-cell table:number-columns-repeated="2" table:style-name="ce165" office:value-type="float" office:value="2535" calcext:value-type="float">
            <text:p>2535</text:p>
          </table:table-cell>
          <table:table-cell table:style-name="ce216" table:formula="of:=([.U10]/[.Q10])-1" office:value-type="percentage" office:value="0" calcext:value-type="percentage">
            <text:p>0.000%</text:p>
          </table:table-cell>
          <table:table-cell table:style-name="ce216" table:formula="of:=([.U10]/[.T10])-1" office:value-type="percentage" office:value="0.00039401103230885" calcext:value-type="percentage">
            <text:p>0.039%</text:p>
          </table:table-cell>
          <table:table-cell table:style-name="ce216" table:formula="of:=([.W10]/[.Q10])-1" office:value-type="percentage" office:value="-0.00157542339503747" calcext:value-type="percentage">
            <text:p>-0.158%</text:p>
          </table:table-cell>
          <table:table-cell table:style-name="ce216" table:formula="of:=([.W10]/[.S10])-1" office:value-type="percentage" office:value="-0.00118203309692666" calcext:value-type="percentage">
            <text:p>-0.118%</text:p>
          </table:table-cell>
          <table:table-cell table:style-name="ce218"/>
          <table:table-cell table:style-name="ce220" table:formula="of:=1-([.M10]/[.$F10])" office:value-type="percentage" office:value="0.00352941176470589" calcext:value-type="percentage">
            <text:p>0.35%</text:p>
          </table:table-cell>
          <table:table-cell table:style-name="ce220" table:formula="of:=1-([.N10]/[.$F10])" office:value-type="percentage" office:value="-0.00117647058823533" calcext:value-type="percentage">
            <text:p>-0.12%</text:p>
          </table:table-cell>
          <table:table-cell table:style-name="ce220" table:formula="of:=1-([.O10]/[.$F10])" office:value-type="percentage" office:value="0.00352941176470589" calcext:value-type="percentage">
            <text:p>0.35%</text:p>
          </table:table-cell>
          <table:table-cell table:style-name="ce220" table:formula="of:=1-([.P10]/[.$F10])" office:value-type="percentage" office:value="0.00235294117647056" calcext:value-type="percentage">
            <text:p>0.24%</text:p>
          </table:table-cell>
          <table:table-cell table:style-name="ce224" table:formula="of:=1-([.Q10]/[.$F10])" office:value-type="percentage" office:value="0.00431372549019604" calcext:value-type="percentage">
            <text:p>0.43%</text:p>
          </table:table-cell>
          <table:table-cell table:style-name="ce224" table:formula="of:=1-([.R10]/[.$F10])" office:value-type="percentage" office:value="0.00313725490196082" calcext:value-type="percentage">
            <text:p>0.31%</text:p>
          </table:table-cell>
          <table:table-cell table:style-name="ce224" table:formula="of:=1-([.S10]/[.$F10])" office:value-type="percentage" office:value="0.00470588235294123" calcext:value-type="percentage">
            <text:p>0.47%</text:p>
          </table:table-cell>
          <table:table-cell table:style-name="ce224" table:formula="of:=1-([.T10]/[.$F10])" office:value-type="percentage" office:value="0.00470588235294123" calcext:value-type="percentage">
            <text:p>0.47%</text:p>
          </table:table-cell>
          <table:table-cell table:style-name="ce227" table:formula="of:=1-([.U10]/[.$F10])" office:value-type="percentage" office:value="0.00431372549019604" calcext:value-type="percentage">
            <text:p>0.43%</text:p>
          </table:table-cell>
          <table:table-cell table:style-name="ce227" table:formula="of:=1-([.V10]/[.$F10])" office:value-type="percentage" office:value="0.00392156862745097" calcext:value-type="percentage">
            <text:p>0.39%</text:p>
          </table:table-cell>
          <table:table-cell table:style-name="ce227" table:formula="of:=1-([.W10]/[.$F10])" office:value-type="percentage" office:value="0.00588235294117645" calcext:value-type="percentage">
            <text:p>0.59%</text:p>
          </table:table-cell>
          <table:table-cell table:style-name="ce227" table:formula="of:=1-([.X10]/[.$F10])" office:value-type="percentage" office:value="0.00588235294117645" calcext:value-type="percentage">
            <text:p>0.59%</text:p>
          </table:table-cell>
          <table:table-cell table:number-columns-repeated="9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02-10" calcext:value-type="date">
            <text:p>02/10</text:p>
          </table:table-cell>
          <table:table-cell office:value-type="date" office:date-value="2025-04-03" calcext:value-type="date">
            <text:p>04/03</text:p>
          </table:table-cell>
          <table:table-cell office:value-type="float" office:value="3604" calcext:value-type="float">
            <text:p>3604</text:p>
          </table:table-cell>
          <table:table-cell table:style-name="ce203" table:formula="of:=IF(TODAY()-[.C11]&gt;0;&quot;■&quot;;&quot;&quot;)" office:value-type="string" office:string-value="■" calcext:value-type="string">
            <text:p>■</text:p>
          </table:table-cell>
          <table:table-cell office:value-type="float" office:value="1200" calcext:value-type="float">
            <text:p>120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2" calcext:value-type="float">
            <text:p>2</text:p>
          </table:table-cell>
          <table:table-cell table:formula="of:=([.F11]-[.U11])*ROUNDDOWN((25000000/[.F11]);-2)" office:value-type="float" office:value="166400" calcext:value-type="float">
            <text:p>166400</text:p>
          </table:table-cell>
          <table:table-cell table:formula="of:=ROUNDDOWN(26000000/[.U11];-2)" office:value-type="float" office:value="21800" calcext:value-type="float">
            <text:p>21800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1198" calcext:value-type="float">
            <text:p>1198</text:p>
          </table:table-cell>
          <table:table-cell table:number-columns-repeated="2" office:value-type="float" office:value="1194" calcext:value-type="float">
            <text:p>1194</text:p>
          </table:table-cell>
          <table:table-cell table:number-columns-repeated="2" office:value-type="float" office:value="1192" calcext:value-type="float">
            <text:p>1192</text:p>
          </table:table-cell>
          <table:table-cell table:number-columns-repeated="2" table:style-name="ce165" office:value-type="float" office:value="1192" calcext:value-type="float">
            <text:p>1192</text:p>
          </table:table-cell>
          <table:table-cell table:number-columns-repeated="2" table:style-name="ce165" office:value-type="float" office:value="1191" calcext:value-type="float">
            <text:p>1191</text:p>
          </table:table-cell>
          <table:table-cell table:style-name="ce216" table:formula="of:=([.U11]/[.Q11])-1" office:value-type="percentage" office:value="-0.00167504187604695" calcext:value-type="percentage">
            <text:p>-0.168%</text:p>
          </table:table-cell>
          <table:table-cell table:style-name="ce216" table:formula="of:=([.U11]/[.T11])-1" office:value-type="percentage" office:value="0" calcext:value-type="percentage">
            <text:p>0.000%</text:p>
          </table:table-cell>
          <table:table-cell table:style-name="ce216" table:formula="of:=([.W11]/[.Q11])-1" office:value-type="percentage" office:value="-0.00251256281407031" calcext:value-type="percentage">
            <text:p>-0.251%</text:p>
          </table:table-cell>
          <table:table-cell table:style-name="ce216" table:formula="of:=([.W11]/[.S11])-1" office:value-type="percentage" office:value="-0.000838926174496657" calcext:value-type="percentage">
            <text:p>-0.084%</text:p>
          </table:table-cell>
          <table:table-cell table:style-name="ce218"/>
          <table:table-cell table:style-name="ce220" table:formula="of:=1-([.M11]/[.$F11])" office:value-type="percentage" office:value="0.00166666666666671" calcext:value-type="percentage">
            <text:p>0.17%</text:p>
          </table:table-cell>
          <table:table-cell table:style-name="ce220" table:formula="of:=1-([.N11]/[.$F11])" office:value-type="percentage" office:value="0.000833333333333353" calcext:value-type="percentage">
            <text:p>0.08%</text:p>
          </table:table-cell>
          <table:table-cell table:style-name="ce220" table:formula="of:=1-([.O11]/[.$F11])" office:value-type="percentage" office:value="0.00166666666666671" calcext:value-type="percentage">
            <text:p>0.17%</text:p>
          </table:table-cell>
          <table:table-cell table:style-name="ce220" table:formula="of:=1-([.P11]/[.$F11])" office:value-type="percentage" office:value="0.00166666666666671" calcext:value-type="percentage">
            <text:p>0.17%</text:p>
          </table:table-cell>
          <table:table-cell table:style-name="ce224" table:formula="of:=1-([.Q11]/[.$F11])" office:value-type="percentage" office:value="0.005" calcext:value-type="percentage">
            <text:p>0.50%</text:p>
          </table:table-cell>
          <table:table-cell table:style-name="ce224" table:formula="of:=1-([.R11]/[.$F11])" office:value-type="percentage" office:value="0.005" calcext:value-type="percentage">
            <text:p>0.50%</text:p>
          </table:table-cell>
          <table:table-cell table:style-name="ce224" table:formula="of:=1-([.S11]/[.$F11])" office:value-type="percentage" office:value="0.00666666666666671" calcext:value-type="percentage">
            <text:p>0.67%</text:p>
          </table:table-cell>
          <table:table-cell table:style-name="ce224" table:formula="of:=1-([.T11]/[.$F11])" office:value-type="percentage" office:value="0.00666666666666671" calcext:value-type="percentage">
            <text:p>0.67%</text:p>
          </table:table-cell>
          <table:table-cell table:style-name="ce227" table:formula="of:=1-([.U11]/[.$F11])" office:value-type="percentage" office:value="0.00666666666666671" calcext:value-type="percentage">
            <text:p>0.67%</text:p>
          </table:table-cell>
          <table:table-cell table:style-name="ce227" table:formula="of:=1-([.V11]/[.$F11])" office:value-type="percentage" office:value="0.00666666666666671" calcext:value-type="percentage">
            <text:p>0.67%</text:p>
          </table:table-cell>
          <table:table-cell table:style-name="ce227" table:formula="of:=1-([.W11]/[.$F11])" office:value-type="percentage" office:value="0.00749999999999995" calcext:value-type="percentage">
            <text:p>0.75%</text:p>
          </table:table-cell>
          <table:table-cell table:style-name="ce227" table:formula="of:=1-([.X11]/[.$F11])" office:value-type="percentage" office:value="0.00749999999999995" calcext:value-type="percentage">
            <text:p>0.75%</text:p>
          </table:table-cell>
          <table:table-cell table:number-columns-repeated="98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02-05" calcext:value-type="date">
            <text:p>02/05</text:p>
          </table:table-cell>
          <table:table-cell office:value-type="date" office:date-value="2025-04-04" calcext:value-type="date">
            <text:p>04/04</text:p>
          </table:table-cell>
          <table:table-cell office:value-type="float" office:value="4298" calcext:value-type="float">
            <text:p>4298</text:p>
          </table:table-cell>
          <table:table-cell table:style-name="ce203" table:formula="of:=IF(TODAY()-[.C12]&gt;0;&quot;■&quot;;&quot;&quot;)" office:value-type="string" office:string-value="■" calcext:value-type="string">
            <text:p>■</text:p>
          </table:table-cell>
          <table:table-cell office:value-type="float" office:value="2100" calcext:value-type="float">
            <text:p>2100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" calcext:value-type="float">
            <text:p>1</text:p>
          </table:table-cell>
          <table:table-cell table:formula="of:=([.F12]-[.U12])*ROUNDDOWN((25000000/[.F12]);-2)" office:value-type="float" office:value="226100" calcext:value-type="float">
            <text:p>226100</text:p>
          </table:table-cell>
          <table:table-cell table:formula="of:=ROUNDDOWN(26000000/[.U12];-2)" office:value-type="float" office:value="12400" calcext:value-type="float">
            <text:p>12400</text:p>
          </table:table-cell>
          <table:table-cell office:value-type="float" office:value="33000" calcext:value-type="float">
            <text:p>33000</text:p>
          </table:table-cell>
          <table:table-cell table:formula="of:=[.I12]-[.K12]" office:value-type="float" office:value="193100" calcext:value-type="float">
            <text:p>193100</text:p>
          </table:table-cell>
          <table:table-cell table:number-columns-repeated="2" office:value-type="float" office:value="2098" calcext:value-type="float">
            <text:p>2098</text:p>
          </table:table-cell>
          <table:table-cell office:value-type="float" office:value="2090" calcext:value-type="float">
            <text:p>2090</text:p>
          </table:table-cell>
          <table:table-cell office:value-type="float" office:value="2091" calcext:value-type="float">
            <text:p>2091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  <table:table-cell table:style-name="ce165" office:value-type="float" office:value="2081" calcext:value-type="float">
            <text:p>2081</text:p>
          </table:table-cell>
          <table:table-cell table:style-name="ce165" office:value-type="float" office:value="2087" calcext:value-type="float">
            <text:p>2087</text:p>
          </table:table-cell>
          <table:table-cell table:style-name="ce165" office:value-type="float" office:value="2070" calcext:value-type="float">
            <text:p>2070</text:p>
          </table:table-cell>
          <table:table-cell table:style-name="ce165" office:value-type="float" office:value="2071" calcext:value-type="float">
            <text:p>2071</text:p>
          </table:table-cell>
          <table:table-cell table:style-name="ce216" table:formula="of:=([.U12]/[.Q12])-1" office:value-type="percentage" office:value="-0.00430622009569381" calcext:value-type="percentage">
            <text:p>-0.431%</text:p>
          </table:table-cell>
          <table:table-cell table:style-name="ce216" table:formula="of:=([.U12]/[.T12])-1" office:value-type="percentage" office:value="-0.00143953934740881" calcext:value-type="percentage">
            <text:p>-0.144%</text:p>
          </table:table-cell>
          <table:table-cell table:style-name="ce216" table:formula="of:=([.W12]/[.Q12])-1" office:value-type="percentage" office:value="-0.00956937799043067" calcext:value-type="percentage">
            <text:p>-0.957%</text:p>
          </table:table-cell>
          <table:table-cell table:style-name="ce216" table:formula="of:=([.W12]/[.S12])-1" office:value-type="percentage" office:value="-0.00480769230769229" calcext:value-type="percentage">
            <text:p>-0.481%</text:p>
          </table:table-cell>
          <table:table-cell table:style-name="ce218"/>
          <table:table-cell table:style-name="ce220" table:formula="of:=1-([.M12]/[.$F12])" office:value-type="percentage" office:value="0.000952380952380927" calcext:value-type="percentage">
            <text:p>0.10%</text:p>
          </table:table-cell>
          <table:table-cell table:style-name="ce220" table:formula="of:=1-([.N12]/[.$F12])" office:value-type="percentage" office:value="0.000952380952380927" calcext:value-type="percentage">
            <text:p>0.10%</text:p>
          </table:table-cell>
          <table:table-cell table:style-name="ce220" table:formula="of:=1-([.O12]/[.$F12])" office:value-type="percentage" office:value="0.00476190476190475" calcext:value-type="percentage">
            <text:p>0.48%</text:p>
          </table:table-cell>
          <table:table-cell table:style-name="ce220" table:formula="of:=1-([.P12]/[.$F12])" office:value-type="percentage" office:value="0.00428571428571434" calcext:value-type="percentage">
            <text:p>0.43%</text:p>
          </table:table-cell>
          <table:table-cell table:style-name="ce224" table:formula="of:=1-([.Q12]/[.$F12])" office:value-type="percentage" office:value="0.00476190476190475" calcext:value-type="percentage">
            <text:p>0.48%</text:p>
          </table:table-cell>
          <table:table-cell table:style-name="ce224" table:formula="of:=1-([.R12]/[.$F12])" office:value-type="percentage" office:value="0.00238095238095237" calcext:value-type="percentage">
            <text:p>0.24%</text:p>
          </table:table-cell>
          <table:table-cell table:style-name="ce224" table:formula="of:=1-([.S12]/[.$F12])" office:value-type="percentage" office:value="0.00952380952380949" calcext:value-type="percentage">
            <text:p>0.95%</text:p>
          </table:table-cell>
          <table:table-cell table:style-name="ce224" table:formula="of:=1-([.T12]/[.$F12])" office:value-type="percentage" office:value="0.00761904761904764" calcext:value-type="percentage">
            <text:p>0.76%</text:p>
          </table:table-cell>
          <table:table-cell table:style-name="ce227" table:formula="of:=1-([.U12]/[.$F12])" office:value-type="percentage" office:value="0.00904761904761908" calcext:value-type="percentage">
            <text:p>0.90%</text:p>
          </table:table-cell>
          <table:table-cell table:style-name="ce227" table:formula="of:=1-([.V12]/[.$F12])" office:value-type="percentage" office:value="0.00619047619047619" calcext:value-type="percentage">
            <text:p>0.62%</text:p>
          </table:table-cell>
          <table:table-cell table:style-name="ce227" table:formula="of:=1-([.W12]/[.$F12])" office:value-type="percentage" office:value="0.0142857142857142" calcext:value-type="percentage">
            <text:p>1.43%</text:p>
          </table:table-cell>
          <table:table-cell table:style-name="ce227" table:formula="of:=1-([.X12]/[.$F12])" office:value-type="percentage" office:value="0.0138095238095238" calcext:value-type="percentage">
            <text:p>1.38%</text:p>
          </table:table-cell>
          <table:table-cell table:number-columns-repeated="98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02-27" calcext:value-type="date">
            <text:p>02/27</text:p>
          </table:table-cell>
          <table:table-cell office:value-type="date" office:date-value="2025-04-10" calcext:value-type="date">
            <text:p>04/10</text:p>
          </table:table-cell>
          <table:table-cell office:value-type="float" office:value="9070" calcext:value-type="float">
            <text:p>9070</text:p>
          </table:table-cell>
          <table:table-cell table:style-name="ce203" table:formula="of:=IF(TODAY()-[.C13]&gt;0;&quot;■&quot;;&quot;&quot;)" office:value-type="string" office:string-value="■" calcext:value-type="string">
            <text:p>■</text:p>
          </table:table-cell>
          <table:table-cell office:value-type="float" office:value="10200" calcext:value-type="float">
            <text:p>10200</text:p>
          </table:table-cell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" calcext:value-type="float">
            <text:p>1</text:p>
          </table:table-cell>
          <table:table-cell table:formula="of:=([.F13]-[.U13])*ROUNDDOWN((25000000/[.F13]);-2)" office:value-type="float" office:value="240000" calcext:value-type="float">
            <text:p>240000</text:p>
          </table:table-cell>
          <table:table-cell table:formula="of:=ROUNDDOWN(26000000/[.U13];-2)" office:value-type="float" office:value="2500" calcext:value-type="float">
            <text:p>2500</text:p>
          </table:table-cell>
          <table:table-cell table:number-columns-repeated="2"/>
          <table:table-cell office:value-type="float" office:value="10200" calcext:value-type="float">
            <text:p>10200</text:p>
          </table:table-cell>
          <table:table-cell office:value-type="float" office:value="10260" calcext:value-type="float">
            <text:p>10260</text:p>
          </table:table-cell>
          <table:table-cell table:number-columns-repeated="2" office:value-type="float" office:value="10190" calcext:value-type="float">
            <text:p>10190</text:p>
          </table:table-cell>
          <table:table-cell table:number-columns-repeated="2" office:value-type="float" office:value="10180" calcext:value-type="float">
            <text:p>10180</text:p>
          </table:table-cell>
          <table:table-cell office:value-type="float" office:value="10040" calcext:value-type="float">
            <text:p>10040</text:p>
          </table:table-cell>
          <table:table-cell office:value-type="float" office:value="10050" calcext:value-type="float">
            <text:p>10050</text:p>
          </table:table-cell>
          <table:table-cell table:style-name="ce165" office:value-type="float" office:value="10100" calcext:value-type="float">
            <text:p>10100</text:p>
          </table:table-cell>
          <table:table-cell table:style-name="ce165" office:value-type="float" office:value="10200" calcext:value-type="float">
            <text:p>10200</text:p>
          </table:table-cell>
          <table:table-cell table:style-name="ce165" office:value-type="float" office:value="10100" calcext:value-type="float">
            <text:p>10100</text:p>
          </table:table-cell>
          <table:table-cell table:style-name="ce165" office:value-type="float" office:value="10140" calcext:value-type="float">
            <text:p>10140</text:p>
          </table:table-cell>
          <table:table-cell table:style-name="ce216" table:formula="of:=([.U13]/[.Q13])-1" office:value-type="percentage" office:value="-0.00785854616895876" calcext:value-type="percentage">
            <text:p>-0.786%</text:p>
          </table:table-cell>
          <table:table-cell table:style-name="ce216" table:formula="of:=([.U13]/[.T13])-1" office:value-type="percentage" office:value="0.00497512437810954" calcext:value-type="percentage">
            <text:p>0.498%</text:p>
          </table:table-cell>
          <table:table-cell table:style-name="ce216" table:formula="of:=([.W13]/[.Q13])-1" office:value-type="percentage" office:value="-0.00785854616895876" calcext:value-type="percentage">
            <text:p>-0.786%</text:p>
          </table:table-cell>
          <table:table-cell table:style-name="ce216" table:formula="of:=([.W13]/[.S13])-1" office:value-type="percentage" office:value="0.00597609561752988" calcext:value-type="percentage">
            <text:p>0.598%</text:p>
          </table:table-cell>
          <table:table-cell table:style-name="ce218"/>
          <table:table-cell table:style-name="ce220" table:formula="of:=1-([.M13]/[.$F13])" office:value-type="percentage" office:value="0" calcext:value-type="percentage">
            <text:p>0.00%</text:p>
          </table:table-cell>
          <table:table-cell table:style-name="ce220" table:formula="of:=1-([.N13]/[.$F13])" office:value-type="percentage" office:value="-0.00588235294117645" calcext:value-type="percentage">
            <text:p>-0.59%</text:p>
          </table:table-cell>
          <table:table-cell table:style-name="ce220" table:formula="of:=1-([.O13]/[.$F13])" office:value-type="percentage" office:value="0.000980392156862742" calcext:value-type="percentage">
            <text:p>0.10%</text:p>
          </table:table-cell>
          <table:table-cell table:style-name="ce220" table:formula="of:=1-([.P13]/[.$F13])" office:value-type="percentage" office:value="0.000980392156862742" calcext:value-type="percentage">
            <text:p>0.10%</text:p>
          </table:table-cell>
          <table:table-cell table:style-name="ce224" table:formula="of:=1-([.Q13]/[.$F13])" office:value-type="percentage" office:value="0.00196078431372548" calcext:value-type="percentage">
            <text:p>0.20%</text:p>
          </table:table-cell>
          <table:table-cell table:style-name="ce224" table:formula="of:=1-([.R13]/[.$F13])" office:value-type="percentage" office:value="0.00196078431372548" calcext:value-type="percentage">
            <text:p>0.20%</text:p>
          </table:table-cell>
          <table:table-cell table:style-name="ce224" table:formula="of:=1-([.S13]/[.$F13])" office:value-type="percentage" office:value="0.015686274509804" calcext:value-type="percentage">
            <text:p>1.57%</text:p>
          </table:table-cell>
          <table:table-cell table:style-name="ce224" table:formula="of:=1-([.T13]/[.$F13])" office:value-type="percentage" office:value="0.0147058823529411" calcext:value-type="percentage">
            <text:p>1.47%</text:p>
          </table:table-cell>
          <table:table-cell table:style-name="ce227" table:formula="of:=1-([.U13]/[.$F13])" office:value-type="percentage" office:value="0.00980392156862742" calcext:value-type="percentage">
            <text:p>0.98%</text:p>
          </table:table-cell>
          <table:table-cell table:style-name="ce227" table:formula="of:=1-([.V13]/[.$F13])" office:value-type="percentage" office:value="0" calcext:value-type="percentage">
            <text:p>0.00%</text:p>
          </table:table-cell>
          <table:table-cell table:style-name="ce227" table:formula="of:=1-([.W13]/[.$F13])" office:value-type="percentage" office:value="0.00980392156862742" calcext:value-type="percentage">
            <text:p>0.98%</text:p>
          </table:table-cell>
          <table:table-cell table:style-name="ce227" table:formula="of:=1-([.X13]/[.$F13])" office:value-type="percentage" office:value="0.00588235294117645" calcext:value-type="percentage">
            <text:p>0.59%</text:p>
          </table:table-cell>
          <table:table-cell table:number-columns-repeated="98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25-03-03" calcext:value-type="date">
            <text:p>03/03</text:p>
          </table:table-cell>
          <table:table-cell office:value-type="date" office:date-value="2025-04-14" calcext:value-type="date">
            <text:p>04/14</text:p>
          </table:table-cell>
          <table:table-cell office:value-type="float" office:value="6319" calcext:value-type="float">
            <text:p>6319</text:p>
          </table:table-cell>
          <table:table-cell table:style-name="ce203" table:formula="of:=IF(TODAY()-[.C14]&gt;0;&quot;■&quot;;&quot;&quot;)" office:value-type="string" office:string-value="■" calcext:value-type="string">
            <text:p>■</text:p>
          </table:table-cell>
          <table:table-cell office:value-type="float" office:value="403" calcext:value-type="float">
            <text:p>403</text:p>
          </table:table-cell>
          <table:table-cell table:style-name="ce204" office:value-type="float" office:value="22" calcext:value-type="float">
            <text:p>22</text:p>
          </table:table-cell>
          <table:table-cell table:style-name="ce205" office:value-type="float" office:value="0" calcext:value-type="float">
            <text:p>0</text:p>
          </table:table-cell>
          <table:table-cell table:formula="of:=([.F14]-[.U14])*ROUNDDOWN((25000000/[.F14]);-2)" office:value-type="float" office:value="124000" calcext:value-type="float">
            <text:p>124000</text:p>
          </table:table-cell>
          <table:table-cell table:formula="of:=ROUNDDOWN(26000000/[.U14];-2)" office:value-type="float" office:value="64800" calcext:value-type="float">
            <text:p>64800</text:p>
          </table:table-cell>
          <table:table-cell office:value-type="float" office:value="31429" calcext:value-type="float">
            <text:p>31429</text:p>
          </table:table-cell>
          <table:table-cell table:formula="of:=[.I14]-[.K14]" office:value-type="float" office:value="92571" calcext:value-type="float">
            <text:p>9257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165" office:value-type="float" office:value="401" calcext:value-type="float">
            <text:p>401</text:p>
          </table:table-cell>
          <table:table-cell table:style-name="ce165" office:value-type="float" office:value="402" calcext:value-type="float">
            <text:p>402</text:p>
          </table:table-cell>
          <table:table-cell table:number-columns-repeated="2" table:style-name="ce165" office:value-type="float" office:value="400" calcext:value-type="float">
            <text:p>400</text:p>
          </table:table-cell>
          <table:table-cell table:style-name="ce216" table:formula="of:=([.U14]/[.Q14])-1" office:value-type="percentage" office:value="0" calcext:value-type="percentage">
            <text:p>0.000%</text:p>
          </table:table-cell>
          <table:table-cell table:style-name="ce216" table:formula="of:=([.U14]/[.T14])-1" office:value-type="percentage" office:value="0.00249999999999995" calcext:value-type="percentage">
            <text:p>0.250%</text:p>
          </table:table-cell>
          <table:table-cell table:style-name="ce216" table:formula="of:=([.W14]/[.Q14])-1" office:value-type="percentage" office:value="-0.00249376558603487" calcext:value-type="percentage">
            <text:p>-0.249%</text:p>
          </table:table-cell>
          <table:table-cell table:style-name="ce216" table:formula="of:=([.W14]/[.S14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14]/[.$F14])" office:value-type="percentage" office:value="0.0024813895781638" calcext:value-type="percentage">
            <text:p>0.25%</text:p>
          </table:table-cell>
          <table:table-cell table:style-name="ce220" table:formula="of:=1-([.N14]/[.$F14])" office:value-type="percentage" office:value="0" calcext:value-type="percentage">
            <text:p>0.00%</text:p>
          </table:table-cell>
          <table:table-cell table:style-name="ce220" table:formula="of:=1-([.O14]/[.$F14])" office:value-type="percentage" office:value="0.00496277915632759" calcext:value-type="percentage">
            <text:p>0.50%</text:p>
          </table:table-cell>
          <table:table-cell table:style-name="ce220" table:formula="of:=1-([.P14]/[.$F14])" office:value-type="percentage" office:value="0.0024813895781638" calcext:value-type="percentage">
            <text:p>0.25%</text:p>
          </table:table-cell>
          <table:table-cell table:style-name="ce224" table:formula="of:=1-([.Q14]/[.$F14])" office:value-type="percentage" office:value="0.00496277915632759" calcext:value-type="percentage">
            <text:p>0.50%</text:p>
          </table:table-cell>
          <table:table-cell table:style-name="ce224" table:formula="of:=1-([.R14]/[.$F14])" office:value-type="percentage" office:value="0.0024813895781638" calcext:value-type="percentage">
            <text:p>0.25%</text:p>
          </table:table-cell>
          <table:table-cell table:style-name="ce224" table:formula="of:=1-([.S14]/[.$F14])" office:value-type="percentage" office:value="0.00744416873449127" calcext:value-type="percentage">
            <text:p>0.74%</text:p>
          </table:table-cell>
          <table:table-cell table:style-name="ce224" table:formula="of:=1-([.T14]/[.$F14])" office:value-type="percentage" office:value="0.00744416873449127" calcext:value-type="percentage">
            <text:p>0.74%</text:p>
          </table:table-cell>
          <table:table-cell table:style-name="ce227" table:formula="of:=1-([.U14]/[.$F14])" office:value-type="percentage" office:value="0.00496277915632759" calcext:value-type="percentage">
            <text:p>0.50%</text:p>
          </table:table-cell>
          <table:table-cell table:style-name="ce227" table:formula="of:=1-([.V14]/[.$F14])" office:value-type="percentage" office:value="0.0024813895781638" calcext:value-type="percentage">
            <text:p>0.25%</text:p>
          </table:table-cell>
          <table:table-cell table:style-name="ce227" table:formula="of:=1-([.W14]/[.$F14])" office:value-type="percentage" office:value="0.00744416873449127" calcext:value-type="percentage">
            <text:p>0.74%</text:p>
          </table:table-cell>
          <table:table-cell table:style-name="ce227" table:formula="of:=1-([.X14]/[.$F14])" office:value-type="percentage" office:value="0.00744416873449127" calcext:value-type="percentage">
            <text:p>0.74%</text:p>
          </table:table-cell>
          <table:table-cell table:number-columns-repeated="98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25-03-10" calcext:value-type="date">
            <text:p>03/10</text:p>
          </table:table-cell>
          <table:table-cell office:value-type="date" office:date-value="2025-04-21" calcext:value-type="date">
            <text:p>04/21</text:p>
          </table:table-cell>
          <table:table-cell office:value-type="float" office:value="9384" calcext:value-type="float">
            <text:p>9384</text:p>
          </table:table-cell>
          <table:table-cell table:style-name="ce203" table:formula="of:=IF(TODAY()-[.C15]&gt;0;&quot;■&quot;;&quot;&quot;)" office:value-type="string" office:string-value="■" calcext:value-type="string">
            <text:p>■</text:p>
          </table:table-cell>
          <table:table-cell office:value-type="float" office:value="4065" calcext:value-type="float">
            <text:p>4065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" calcext:value-type="float">
            <text:p>1</text:p>
          </table:table-cell>
          <table:table-cell table:formula="of:=([.F15]-[.U15])*ROUNDDOWN((25000000/[.F15]);-2)" office:value-type="float" office:value="122000" calcext:value-type="float">
            <text:p>122000</text:p>
          </table:table-cell>
          <table:table-cell table:formula="of:=ROUNDDOWN(26000000/[.U15];-2)" office:value-type="float" office:value="6400" calcext:value-type="float">
            <text:p>6400</text:p>
          </table:table-cell>
          <table:table-cell office:value-type="float" office:value="31429" calcext:value-type="float">
            <text:p>31429</text:p>
          </table:table-cell>
          <table:table-cell table:formula="of:=[.I15]-[.K15]" office:value-type="float" office:value="90571" calcext:value-type="float">
            <text:p>90571</text:p>
          </table:table-cell>
          <table:table-cell office:value-type="float" office:value="4055" calcext:value-type="float">
            <text:p>4055</text:p>
          </table:table-cell>
          <table:table-cell office:value-type="float" office:value="4060" calcext:value-type="float">
            <text:p>4060</text:p>
          </table:table-cell>
          <table:table-cell table:number-columns-repeated="4" office:value-type="float" office:value="4055" calcext:value-type="float">
            <text:p>4055</text:p>
          </table:table-cell>
          <table:table-cell office:value-type="float" office:value="4045" calcext:value-type="float">
            <text:p>4045</text:p>
          </table:table-cell>
          <table:table-cell office:value-type="float" office:value="4055" calcext:value-type="float">
            <text:p>4055</text:p>
          </table:table-cell>
          <table:table-cell table:style-name="ce165" office:value-type="float" office:value="4045" calcext:value-type="float">
            <text:p>4045</text:p>
          </table:table-cell>
          <table:table-cell table:style-name="ce165" office:value-type="float" office:value="4050" calcext:value-type="float">
            <text:p>4050</text:p>
          </table:table-cell>
          <table:table-cell table:number-columns-repeated="2" table:style-name="ce165" office:value-type="float" office:value="4045" calcext:value-type="float">
            <text:p>4045</text:p>
          </table:table-cell>
          <table:table-cell table:style-name="ce216" table:formula="of:=([.U15]/[.Q15])-1" office:value-type="percentage" office:value="-0.00246609124537611" calcext:value-type="percentage">
            <text:p>-0.247%</text:p>
          </table:table-cell>
          <table:table-cell table:style-name="ce216" table:formula="of:=([.U15]/[.T15])-1" office:value-type="percentage" office:value="-0.00246609124537611" calcext:value-type="percentage">
            <text:p>-0.247%</text:p>
          </table:table-cell>
          <table:table-cell table:style-name="ce216" table:formula="of:=([.W15]/[.Q15])-1" office:value-type="percentage" office:value="-0.00246609124537611" calcext:value-type="percentage">
            <text:p>-0.247%</text:p>
          </table:table-cell>
          <table:table-cell table:style-name="ce216" table:formula="of:=([.W15]/[.S15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15]/[.$F15])" office:value-type="percentage" office:value="0.00246002460024597" calcext:value-type="percentage">
            <text:p>0.25%</text:p>
          </table:table-cell>
          <table:table-cell table:style-name="ce220" table:formula="of:=1-([.N15]/[.$F15])" office:value-type="percentage" office:value="0.00123001230012298" calcext:value-type="percentage">
            <text:p>0.12%</text:p>
          </table:table-cell>
          <table:table-cell table:style-name="ce220" table:formula="of:=1-([.O15]/[.$F15])" office:value-type="percentage" office:value="0.00246002460024597" calcext:value-type="percentage">
            <text:p>0.25%</text:p>
          </table:table-cell>
          <table:table-cell table:style-name="ce220" table:formula="of:=1-([.P15]/[.$F15])" office:value-type="percentage" office:value="0.00246002460024597" calcext:value-type="percentage">
            <text:p>0.25%</text:p>
          </table:table-cell>
          <table:table-cell table:style-name="ce224" table:formula="of:=1-([.Q15]/[.$F15])" office:value-type="percentage" office:value="0.00246002460024597" calcext:value-type="percentage">
            <text:p>0.25%</text:p>
          </table:table-cell>
          <table:table-cell table:style-name="ce224" table:formula="of:=1-([.R15]/[.$F15])" office:value-type="percentage" office:value="0.00246002460024597" calcext:value-type="percentage">
            <text:p>0.25%</text:p>
          </table:table-cell>
          <table:table-cell table:style-name="ce224" table:formula="of:=1-([.S15]/[.$F15])" office:value-type="percentage" office:value="0.00492004920049205" calcext:value-type="percentage">
            <text:p>0.49%</text:p>
          </table:table-cell>
          <table:table-cell table:style-name="ce224" table:formula="of:=1-([.T15]/[.$F15])" office:value-type="percentage" office:value="0.00246002460024597" calcext:value-type="percentage">
            <text:p>0.25%</text:p>
          </table:table-cell>
          <table:table-cell table:style-name="ce227" table:formula="of:=1-([.U15]/[.$F15])" office:value-type="percentage" office:value="0.00492004920049205" calcext:value-type="percentage">
            <text:p>0.49%</text:p>
          </table:table-cell>
          <table:table-cell table:style-name="ce227" table:formula="of:=1-([.V15]/[.$F15])" office:value-type="percentage" office:value="0.00369003690036895" calcext:value-type="percentage">
            <text:p>0.37%</text:p>
          </table:table-cell>
          <table:table-cell table:style-name="ce227" table:formula="of:=1-([.W15]/[.$F15])" office:value-type="percentage" office:value="0.00492004920049205" calcext:value-type="percentage">
            <text:p>0.49%</text:p>
          </table:table-cell>
          <table:table-cell table:style-name="ce227" table:formula="of:=1-([.X15]/[.$F15])" office:value-type="percentage" office:value="0.00492004920049205" calcext:value-type="percentage">
            <text:p>0.49%</text:p>
          </table:table-cell>
          <table:table-cell table:number-columns-repeated="98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25-03-03" calcext:value-type="date">
            <text:p>03/03</text:p>
          </table:table-cell>
          <table:table-cell office:value-type="date" office:date-value="2025-04-24" calcext:value-type="date">
            <text:p>04/24</text:p>
          </table:table-cell>
          <table:table-cell office:value-type="float" office:value="9787" calcext:value-type="float">
            <text:p>9787</text:p>
          </table:table-cell>
          <table:table-cell table:style-name="ce203" table:formula="of:=IF(TODAY()-[.C16]&gt;0;&quot;■&quot;;&quot;&quot;)" office:value-type="string" office:string-value="■" calcext:value-type="string">
            <text:p>■</text:p>
          </table:table-cell>
          <table:table-cell office:value-type="float" office:value="5400" calcext:value-type="float">
            <text:p>5400</text:p>
          </table:table-cell>
          <table:table-cell table:style-name="ce204" office:value-type="float" office:value="12" calcext:value-type="float">
            <text:p>12</text:p>
          </table:table-cell>
          <table:table-cell table:style-name="ce205" office:value-type="float" office:value="0" calcext:value-type="float">
            <text:p>0</text:p>
          </table:table-cell>
          <table:table-cell table:formula="of:=([.F16]-[.U16])*ROUNDDOWN((25000000/[.F16]);-2)" office:value-type="float" office:value="92000" calcext:value-type="float">
            <text:p>92000</text:p>
          </table:table-cell>
          <table:table-cell table:formula="of:=ROUNDDOWN(26000000/[.U16];-2)" office:value-type="float" office:value="4800" calcext:value-type="float">
            <text:p>4800</text:p>
          </table:table-cell>
          <table:table-cell office:value-type="float" office:value="31429" calcext:value-type="float">
            <text:p>31429</text:p>
          </table:table-cell>
          <table:table-cell table:formula="of:=[.I16]-[.K16]" office:value-type="float" office:value="60571" calcext:value-type="float">
            <text:p>60571</text:p>
          </table:table-cell>
          <table:table-cell office:value-type="float" office:value="5390" calcext:value-type="float">
            <text:p>5390</text:p>
          </table:table-cell>
          <table:table-cell office:value-type="float" office:value="5400" calcext:value-type="float">
            <text:p>5400</text:p>
          </table:table-cell>
          <table:table-cell office:value-type="float" office:value="5390" calcext:value-type="float">
            <text:p>5390</text:p>
          </table:table-cell>
          <table:table-cell office:value-type="float" office:value="5400" calcext:value-type="float">
            <text:p>5400</text:p>
          </table:table-cell>
          <table:table-cell office:value-type="float" office:value="5390" calcext:value-type="float">
            <text:p>5390</text:p>
          </table:table-cell>
          <table:table-cell office:value-type="float" office:value="5400" calcext:value-type="float">
            <text:p>5400</text:p>
          </table:table-cell>
          <table:table-cell office:value-type="float" office:value="5380" calcext:value-type="float">
            <text:p>5380</text:p>
          </table:table-cell>
          <table:table-cell office:value-type="float" office:value="5390" calcext:value-type="float">
            <text:p>5390</text:p>
          </table:table-cell>
          <table:table-cell table:style-name="ce165" office:value-type="float" office:value="5380" calcext:value-type="float">
            <text:p>5380</text:p>
          </table:table-cell>
          <table:table-cell table:style-name="ce165" office:value-type="float" office:value="5390" calcext:value-type="float">
            <text:p>5390</text:p>
          </table:table-cell>
          <table:table-cell table:number-columns-repeated="2" table:style-name="ce165" office:value-type="float" office:value="5380" calcext:value-type="float">
            <text:p>5380</text:p>
          </table:table-cell>
          <table:table-cell table:style-name="ce216" table:formula="of:=([.U16]/[.Q16])-1" office:value-type="percentage" office:value="-0.00185528756957332" calcext:value-type="percentage">
            <text:p>-0.186%</text:p>
          </table:table-cell>
          <table:table-cell table:style-name="ce216" table:formula="of:=([.U16]/[.T16])-1" office:value-type="percentage" office:value="-0.00185528756957332" calcext:value-type="percentage">
            <text:p>-0.186%</text:p>
          </table:table-cell>
          <table:table-cell table:style-name="ce216" table:formula="of:=([.W16]/[.Q16])-1" office:value-type="percentage" office:value="-0.00185528756957332" calcext:value-type="percentage">
            <text:p>-0.186%</text:p>
          </table:table-cell>
          <table:table-cell table:style-name="ce216" table:formula="of:=([.W16]/[.S16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16]/[.$F16])" office:value-type="percentage" office:value="0.00185185185185188" calcext:value-type="percentage">
            <text:p>0.19%</text:p>
          </table:table-cell>
          <table:table-cell table:style-name="ce220" table:formula="of:=1-([.N16]/[.$F16])" office:value-type="percentage" office:value="0" calcext:value-type="percentage">
            <text:p>0.00%</text:p>
          </table:table-cell>
          <table:table-cell table:style-name="ce220" table:formula="of:=1-([.O16]/[.$F16])" office:value-type="percentage" office:value="0.00185185185185188" calcext:value-type="percentage">
            <text:p>0.19%</text:p>
          </table:table-cell>
          <table:table-cell table:style-name="ce220" table:formula="of:=1-([.P16]/[.$F16])" office:value-type="percentage" office:value="0" calcext:value-type="percentage">
            <text:p>0.00%</text:p>
          </table:table-cell>
          <table:table-cell table:style-name="ce224" table:formula="of:=1-([.Q16]/[.$F16])" office:value-type="percentage" office:value="0.00185185185185188" calcext:value-type="percentage">
            <text:p>0.19%</text:p>
          </table:table-cell>
          <table:table-cell table:style-name="ce224" table:formula="of:=1-([.R16]/[.$F16])" office:value-type="percentage" office:value="0" calcext:value-type="percentage">
            <text:p>0.00%</text:p>
          </table:table-cell>
          <table:table-cell table:style-name="ce224" table:formula="of:=1-([.S16]/[.$F16])" office:value-type="percentage" office:value="0.00370370370370365" calcext:value-type="percentage">
            <text:p>0.37%</text:p>
          </table:table-cell>
          <table:table-cell table:style-name="ce224" table:formula="of:=1-([.T16]/[.$F16])" office:value-type="percentage" office:value="0.00185185185185188" calcext:value-type="percentage">
            <text:p>0.19%</text:p>
          </table:table-cell>
          <table:table-cell table:style-name="ce227" table:formula="of:=1-([.U16]/[.$F16])" office:value-type="percentage" office:value="0.00370370370370365" calcext:value-type="percentage">
            <text:p>0.37%</text:p>
          </table:table-cell>
          <table:table-cell table:style-name="ce227" table:formula="of:=1-([.V16]/[.$F16])" office:value-type="percentage" office:value="0.00185185185185188" calcext:value-type="percentage">
            <text:p>0.19%</text:p>
          </table:table-cell>
          <table:table-cell table:style-name="ce227" table:formula="of:=1-([.W16]/[.$F16])" office:value-type="percentage" office:value="0.00370370370370365" calcext:value-type="percentage">
            <text:p>0.37%</text:p>
          </table:table-cell>
          <table:table-cell table:style-name="ce227" table:formula="of:=1-([.X16]/[.$F16])" office:value-type="percentage" office:value="0.00370370370370365" calcext:value-type="percentage">
            <text:p>0.37%</text:p>
          </table:table-cell>
          <table:table-cell table:number-columns-repeated="98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25-03-17" calcext:value-type="date">
            <text:p>03/17</text:p>
          </table:table-cell>
          <table:table-cell office:value-type="date" office:date-value="2025-04-28" calcext:value-type="date">
            <text:p>04/28</text:p>
          </table:table-cell>
          <table:table-cell office:value-type="float" office:value="7958" calcext:value-type="float">
            <text:p>7958</text:p>
          </table:table-cell>
          <table:table-cell table:style-name="ce203" table:formula="of:=IF(TODAY()-[.C17]&gt;0;&quot;■&quot;;&quot;&quot;)" office:value-type="string" office:string-value="■" calcext:value-type="string">
            <text:p>■</text:p>
          </table:table-cell>
          <table:table-cell office:value-type="float" office:value="3580" calcext:value-type="float">
            <text:p>3580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formula="of:=([.F17]-[.U17])*ROUNDDOWN((25000000/[.F17]);-2)" office:value-type="float" office:value="103500" calcext:value-type="float">
            <text:p>103500</text:p>
          </table:table-cell>
          <table:table-cell table:formula="of:=ROUNDDOWN(26000000/[.U17];-2)" office:value-type="float" office:value="7200" calcext:value-type="float">
            <text:p>7200</text:p>
          </table:table-cell>
          <table:table-cell table:number-columns-repeated="2"/>
          <table:table-cell office:value-type="float" office:value="3575" calcext:value-type="float">
            <text:p>3575</text:p>
          </table:table-cell>
          <table:table-cell office:value-type="float" office:value="3580" calcext:value-type="float">
            <text:p>3580</text:p>
          </table:table-cell>
          <table:table-cell table:number-columns-repeated="4" office:value-type="float" office:value="3575" calcext:value-type="float">
            <text:p>3575</text:p>
          </table:table-cell>
          <table:table-cell office:value-type="float" office:value="3560" calcext:value-type="float">
            <text:p>3560</text:p>
          </table:table-cell>
          <table:table-cell office:value-type="float" office:value="3565" calcext:value-type="float">
            <text:p>3565</text:p>
          </table:table-cell>
          <table:table-cell table:style-name="ce165" office:value-type="float" office:value="3565" calcext:value-type="float">
            <text:p>3565</text:p>
          </table:table-cell>
          <table:table-cell table:style-name="ce165" office:value-type="float" office:value="3570" calcext:value-type="float">
            <text:p>3570</text:p>
          </table:table-cell>
          <table:table-cell table:number-columns-repeated="2" table:style-name="ce165" office:value-type="float" office:value="3565" calcext:value-type="float">
            <text:p>3565</text:p>
          </table:table-cell>
          <table:table-cell table:style-name="ce216" table:formula="of:=([.U17]/[.Q17])-1" office:value-type="percentage" office:value="-0.00279720279720275" calcext:value-type="percentage">
            <text:p>-0.280%</text:p>
          </table:table-cell>
          <table:table-cell table:style-name="ce216" table:formula="of:=([.U17]/[.T17])-1" office:value-type="percentage" office:value="0" calcext:value-type="percentage">
            <text:p>0.000%</text:p>
          </table:table-cell>
          <table:table-cell table:style-name="ce216" table:formula="of:=([.W17]/[.Q17])-1" office:value-type="percentage" office:value="-0.00279720279720275" calcext:value-type="percentage">
            <text:p>-0.280%</text:p>
          </table:table-cell>
          <table:table-cell table:style-name="ce216" table:formula="of:=([.W17]/[.S17])-1" office:value-type="percentage" office:value="0.00140449438202239" calcext:value-type="percentage">
            <text:p>0.140%</text:p>
          </table:table-cell>
          <table:table-cell table:style-name="ce218"/>
          <table:table-cell table:style-name="ce220" table:formula="of:=1-([.M17]/[.$F17])" office:value-type="percentage" office:value="0.00139664804469275" calcext:value-type="percentage">
            <text:p>0.14%</text:p>
          </table:table-cell>
          <table:table-cell table:style-name="ce220" table:formula="of:=1-([.N17]/[.$F17])" office:value-type="percentage" office:value="0" calcext:value-type="percentage">
            <text:p>0.00%</text:p>
          </table:table-cell>
          <table:table-cell table:style-name="ce220" table:formula="of:=1-([.O17]/[.$F17])" office:value-type="percentage" office:value="0.00139664804469275" calcext:value-type="percentage">
            <text:p>0.14%</text:p>
          </table:table-cell>
          <table:table-cell table:style-name="ce220" table:formula="of:=1-([.P17]/[.$F17])" office:value-type="percentage" office:value="0.00139664804469275" calcext:value-type="percentage">
            <text:p>0.14%</text:p>
          </table:table-cell>
          <table:table-cell table:style-name="ce224" table:formula="of:=1-([.Q17]/[.$F17])" office:value-type="percentage" office:value="0.00139664804469275" calcext:value-type="percentage">
            <text:p>0.14%</text:p>
          </table:table-cell>
          <table:table-cell table:style-name="ce224" table:formula="of:=1-([.R17]/[.$F17])" office:value-type="percentage" office:value="0.00139664804469275" calcext:value-type="percentage">
            <text:p>0.14%</text:p>
          </table:table-cell>
          <table:table-cell table:style-name="ce224" table:formula="of:=1-([.S17]/[.$F17])" office:value-type="percentage" office:value="0.005586592178771" calcext:value-type="percentage">
            <text:p>0.56%</text:p>
          </table:table-cell>
          <table:table-cell table:style-name="ce224" table:formula="of:=1-([.T17]/[.$F17])" office:value-type="percentage" office:value="0.00418994413407825" calcext:value-type="percentage">
            <text:p>0.42%</text:p>
          </table:table-cell>
          <table:table-cell table:style-name="ce227" table:formula="of:=1-([.U17]/[.$F17])" office:value-type="percentage" office:value="0.00418994413407825" calcext:value-type="percentage">
            <text:p>0.42%</text:p>
          </table:table-cell>
          <table:table-cell table:style-name="ce227" table:formula="of:=1-([.V17]/[.$F17])" office:value-type="percentage" office:value="0.0027932960893855" calcext:value-type="percentage">
            <text:p>0.28%</text:p>
          </table:table-cell>
          <table:table-cell table:style-name="ce227" table:formula="of:=1-([.W17]/[.$F17])" office:value-type="percentage" office:value="0.00418994413407825" calcext:value-type="percentage">
            <text:p>0.42%</text:p>
          </table:table-cell>
          <table:table-cell table:style-name="ce227" table:formula="of:=1-([.X17]/[.$F17])" office:value-type="percentage" office:value="0.00418994413407825" calcext:value-type="percentage">
            <text:p>0.42%</text:p>
          </table:table-cell>
          <table:table-cell table:number-columns-repeated="98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25-03-17" calcext:value-type="date">
            <text:p>03/17</text:p>
          </table:table-cell>
          <table:table-cell office:value-type="date" office:date-value="2025-05-07" calcext:value-type="date">
            <text:p>05/07</text:p>
          </table:table-cell>
          <table:table-cell office:value-type="float" office:value="5585" calcext:value-type="float">
            <text:p>5585</text:p>
          </table:table-cell>
          <table:table-cell table:style-name="ce203" table:formula="of:=IF(TODAY()-[.C18]&gt;0;&quot;■&quot;;&quot;&quot;)" office:value-type="string" office:string-value="■" calcext:value-type="string">
            <text:p>■</text:p>
          </table:table-cell>
          <table:table-cell office:value-type="float" office:value="2190" calcext:value-type="float">
            <text:p>219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" calcext:value-type="float">
            <text:p>1</text:p>
          </table:table-cell>
          <table:table-cell table:formula="of:=([.F18]-[.U18])*ROUNDDOWN((25000000/[.F18]);-2)" office:value-type="float" office:value="114000" calcext:value-type="float">
            <text:p>114000</text:p>
          </table:table-cell>
          <table:table-cell table:formula="of:=ROUNDDOWN(26000000/[.U18];-2)" office:value-type="float" office:value="11900" calcext:value-type="float">
            <text:p>11900</text:p>
          </table:table-cell>
          <table:table-cell office:value-type="float" office:value="31429" calcext:value-type="float">
            <text:p>31429</text:p>
          </table:table-cell>
          <table:table-cell table:formula="of:=[.I18]-[.K18]" office:value-type="float" office:value="82571" calcext:value-type="float">
            <text:p>82571</text:p>
          </table:table-cell>
          <table:table-cell office:value-type="float" office:value="2187" calcext:value-type="float">
            <text:p>2187</text:p>
          </table:table-cell>
          <table:table-cell office:value-type="float" office:value="2188" calcext:value-type="float">
            <text:p>2188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float" office:value="2178" calcext:value-type="float">
            <text:p>2178</text:p>
          </table:table-cell>
          <table:table-cell office:value-type="float" office:value="2184" calcext:value-type="float">
            <text:p>2184</text:p>
          </table:table-cell>
          <table:table-cell table:number-columns-repeated="2" office:value-type="float" office:value="2178" calcext:value-type="float">
            <text:p>2178</text:p>
          </table:table-cell>
          <table:table-cell table:style-name="ce165" office:value-type="float" office:value="2180" calcext:value-type="float">
            <text:p>2180</text:p>
          </table:table-cell>
          <table:table-cell table:style-name="ce165" office:value-type="float" office:value="2185" calcext:value-type="float">
            <text:p>2185</text:p>
          </table:table-cell>
          <table:table-cell table:style-name="ce165" office:value-type="float" office:value="2180" calcext:value-type="float">
            <text:p>2180</text:p>
          </table:table-cell>
          <table:table-cell table:style-name="ce165" office:value-type="float" office:value="2182" calcext:value-type="float">
            <text:p>2182</text:p>
          </table:table-cell>
          <table:table-cell table:style-name="ce216" table:formula="of:=([.U18]/[.Q18])-1" office:value-type="percentage" office:value="0.000918273645546419" calcext:value-type="percentage">
            <text:p>0.092%</text:p>
          </table:table-cell>
          <table:table-cell table:style-name="ce216" table:formula="of:=([.U18]/[.T18])-1" office:value-type="percentage" office:value="0.000918273645546419" calcext:value-type="percentage">
            <text:p>0.092%</text:p>
          </table:table-cell>
          <table:table-cell table:style-name="ce216" table:formula="of:=([.W18]/[.Q18])-1" office:value-type="percentage" office:value="0.000918273645546419" calcext:value-type="percentage">
            <text:p>0.092%</text:p>
          </table:table-cell>
          <table:table-cell table:style-name="ce216" table:formula="of:=([.W18]/[.S18])-1" office:value-type="percentage" office:value="0.000918273645546419" calcext:value-type="percentage">
            <text:p>0.092%</text:p>
          </table:table-cell>
          <table:table-cell table:style-name="ce218"/>
          <table:table-cell table:style-name="ce220" table:formula="of:=1-([.M18]/[.$F18])" office:value-type="percentage" office:value="0.00136986301369868" calcext:value-type="percentage">
            <text:p>0.14%</text:p>
          </table:table-cell>
          <table:table-cell table:style-name="ce220" table:formula="of:=1-([.N18]/[.$F18])" office:value-type="percentage" office:value="0.000913242009132453" calcext:value-type="percentage">
            <text:p>0.09%</text:p>
          </table:table-cell>
          <table:table-cell table:style-name="ce220" table:formula="of:=1-([.O18]/[.$F18])" office:value-type="percentage" office:value="0.00136986301369868" calcext:value-type="percentage">
            <text:p>0.14%</text:p>
          </table:table-cell>
          <table:table-cell table:style-name="ce220" table:formula="of:=1-([.P18]/[.$F18])" office:value-type="percentage" office:value="0.00136986301369868" calcext:value-type="percentage">
            <text:p>0.14%</text:p>
          </table:table-cell>
          <table:table-cell table:style-name="ce224" table:formula="of:=1-([.Q18]/[.$F18])" office:value-type="percentage" office:value="0.0054794520547945" calcext:value-type="percentage">
            <text:p>0.55%</text:p>
          </table:table-cell>
          <table:table-cell table:style-name="ce224" table:formula="of:=1-([.R18]/[.$F18])" office:value-type="percentage" office:value="0.00273972602739725" calcext:value-type="percentage">
            <text:p>0.27%</text:p>
          </table:table-cell>
          <table:table-cell table:style-name="ce224" table:formula="of:=1-([.S18]/[.$F18])" office:value-type="percentage" office:value="0.0054794520547945" calcext:value-type="percentage">
            <text:p>0.55%</text:p>
          </table:table-cell>
          <table:table-cell table:style-name="ce224" table:formula="of:=1-([.T18]/[.$F18])" office:value-type="percentage" office:value="0.0054794520547945" calcext:value-type="percentage">
            <text:p>0.55%</text:p>
          </table:table-cell>
          <table:table-cell table:style-name="ce227" table:formula="of:=1-([.U18]/[.$F18])" office:value-type="percentage" office:value="0.00456621004566216" calcext:value-type="percentage">
            <text:p>0.46%</text:p>
          </table:table-cell>
          <table:table-cell table:style-name="ce227" table:formula="of:=1-([.V18]/[.$F18])" office:value-type="percentage" office:value="0.00228310502283102" calcext:value-type="percentage">
            <text:p>0.23%</text:p>
          </table:table-cell>
          <table:table-cell table:style-name="ce227" table:formula="of:=1-([.W18]/[.$F18])" office:value-type="percentage" office:value="0.00456621004566216" calcext:value-type="percentage">
            <text:p>0.46%</text:p>
          </table:table-cell>
          <table:table-cell table:style-name="ce227" table:formula="of:=1-([.X18]/[.$F18])" office:value-type="percentage" office:value="0.0036529680365297" calcext:value-type="percentage">
            <text:p>0.37%</text:p>
          </table:table-cell>
          <table:table-cell table:number-columns-repeated="98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25-03-24" calcext:value-type="date">
            <text:p>03/24</text:p>
          </table:table-cell>
          <table:table-cell office:value-type="date" office:date-value="2025-05-07" calcext:value-type="date">
            <text:p>05/07</text:p>
          </table:table-cell>
          <table:table-cell office:value-type="float" office:value="3328" calcext:value-type="float">
            <text:p>3328</text:p>
          </table:table-cell>
          <table:table-cell table:style-name="ce203" table:formula="of:=IF(TODAY()-[.C19]&gt;0;&quot;■&quot;;&quot;&quot;)" office:value-type="string" office:string-value="■" calcext:value-type="string">
            <text:p>■</text:p>
          </table:table-cell>
          <table:table-cell office:value-type="float" office:value="4000" calcext:value-type="float">
            <text:p>400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" calcext:value-type="float">
            <text:p>1</text:p>
          </table:table-cell>
          <table:table-cell table:formula="of:=([.F19]-[.U19])*ROUNDDOWN((25000000/[.F19]);-2)" office:value-type="float" office:value="93000" calcext:value-type="float">
            <text:p>93000</text:p>
          </table:table-cell>
          <table:table-cell table:formula="of:=ROUNDDOWN(26000000/[.U19];-2)" office:value-type="float" office:value="6500" calcext:value-type="float">
            <text:p>6500</text:p>
          </table:table-cell>
          <table:table-cell table:number-columns-repeated="2"/>
          <table:table-cell office:value-type="float" office:value="3990" calcext:value-type="float">
            <text:p>3990</text:p>
          </table:table-cell>
          <table:table-cell office:value-type="float" office:value="3995" calcext:value-type="float">
            <text:p>3995</text:p>
          </table:table-cell>
          <table:table-cell table:number-columns-repeated="3" office:value-type="float" office:value="3990" calcext:value-type="float">
            <text:p>3990</text:p>
          </table:table-cell>
          <table:table-cell office:value-type="float" office:value="3995" calcext:value-type="float">
            <text:p>3995</text:p>
          </table:table-cell>
          <table:table-cell table:number-columns-repeated="2" office:value-type="float" office:value="3985" calcext:value-type="float">
            <text:p>3985</text:p>
          </table:table-cell>
          <table:table-cell table:style-name="ce165" office:value-type="float" office:value="3985" calcext:value-type="float">
            <text:p>3985</text:p>
          </table:table-cell>
          <table:table-cell table:style-name="ce165" office:value-type="float" office:value="4000" calcext:value-type="float">
            <text:p>4000</text:p>
          </table:table-cell>
          <table:table-cell table:number-columns-repeated="2" table:style-name="ce165" office:value-type="float" office:value="3985" calcext:value-type="float">
            <text:p>3985</text:p>
          </table:table-cell>
          <table:table-cell table:style-name="ce216" table:formula="of:=([.U19]/[.Q19])-1" office:value-type="percentage" office:value="-0.00125313283208017" calcext:value-type="percentage">
            <text:p>-0.125%</text:p>
          </table:table-cell>
          <table:table-cell table:style-name="ce216" table:formula="of:=([.U19]/[.T19])-1" office:value-type="percentage" office:value="0" calcext:value-type="percentage">
            <text:p>0.000%</text:p>
          </table:table-cell>
          <table:table-cell table:style-name="ce216" table:formula="of:=([.W19]/[.Q19])-1" office:value-type="percentage" office:value="-0.00125313283208017" calcext:value-type="percentage">
            <text:p>-0.125%</text:p>
          </table:table-cell>
          <table:table-cell table:style-name="ce216" table:formula="of:=([.W19]/[.S19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19]/[.$F19])" office:value-type="percentage" office:value="0.00249999999999995" calcext:value-type="percentage">
            <text:p>0.25%</text:p>
          </table:table-cell>
          <table:table-cell table:style-name="ce220" table:formula="of:=1-([.N19]/[.$F19])" office:value-type="percentage" office:value="0.00124999999999997" calcext:value-type="percentage">
            <text:p>0.12%</text:p>
          </table:table-cell>
          <table:table-cell table:style-name="ce220" table:formula="of:=1-([.O19]/[.$F19])" office:value-type="percentage" office:value="0.00249999999999995" calcext:value-type="percentage">
            <text:p>0.25%</text:p>
          </table:table-cell>
          <table:table-cell table:style-name="ce220" table:formula="of:=1-([.P19]/[.$F19])" office:value-type="percentage" office:value="0.00249999999999995" calcext:value-type="percentage">
            <text:p>0.25%</text:p>
          </table:table-cell>
          <table:table-cell table:style-name="ce224" table:formula="of:=1-([.Q19]/[.$F19])" office:value-type="percentage" office:value="0.00249999999999995" calcext:value-type="percentage">
            <text:p>0.25%</text:p>
          </table:table-cell>
          <table:table-cell table:style-name="ce224" table:formula="of:=1-([.R19]/[.$F19])" office:value-type="percentage" office:value="0.00124999999999997" calcext:value-type="percentage">
            <text:p>0.12%</text:p>
          </table:table-cell>
          <table:table-cell table:style-name="ce224" table:formula="of:=1-([.S19]/[.$F19])" office:value-type="percentage" office:value="0.00375000000000003" calcext:value-type="percentage">
            <text:p>0.38%</text:p>
          </table:table-cell>
          <table:table-cell table:style-name="ce224" table:formula="of:=1-([.T19]/[.$F19])" office:value-type="percentage" office:value="0.00375000000000003" calcext:value-type="percentage">
            <text:p>0.38%</text:p>
          </table:table-cell>
          <table:table-cell table:style-name="ce227" table:formula="of:=1-([.U19]/[.$F19])" office:value-type="percentage" office:value="0.00375000000000003" calcext:value-type="percentage">
            <text:p>0.38%</text:p>
          </table:table-cell>
          <table:table-cell table:style-name="ce227" table:formula="of:=1-([.V19]/[.$F19])" office:value-type="percentage" office:value="0" calcext:value-type="percentage">
            <text:p>0.00%</text:p>
          </table:table-cell>
          <table:table-cell table:style-name="ce227" table:formula="of:=1-([.W19]/[.$F19])" office:value-type="percentage" office:value="0.00375000000000003" calcext:value-type="percentage">
            <text:p>0.38%</text:p>
          </table:table-cell>
          <table:table-cell table:style-name="ce227" table:formula="of:=1-([.X19]/[.$F19])" office:value-type="percentage" office:value="0.00375000000000003" calcext:value-type="percentage">
            <text:p>0.38%</text:p>
          </table:table-cell>
          <table:table-cell table:number-columns-repeated="98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5-03-17" calcext:value-type="date">
            <text:p>03/17</text:p>
          </table:table-cell>
          <table:table-cell office:value-type="date" office:date-value="2025-05-15" calcext:value-type="date">
            <text:p>05/15</text:p>
          </table:table-cell>
          <table:table-cell office:value-type="float" office:value="4267" calcext:value-type="float">
            <text:p>4267</text:p>
          </table:table-cell>
          <table:table-cell table:style-name="ce203" table:formula="of:=IF(TODAY()-[.C20]&gt;0;&quot;■&quot;;&quot;&quot;)" office:value-type="string" office:string-value="■" calcext:value-type="string">
            <text:p>■</text:p>
          </table:table-cell>
          <table:table-cell office:value-type="float" office:value="2179" calcext:value-type="float">
            <text:p>2179</text:p>
          </table:table-cell>
          <table:table-cell table:style-name="ce204" office:value-type="float" office:value="6" calcext:value-type="float">
            <text:p>6</text:p>
          </table:table-cell>
          <table:table-cell table:style-name="ce205" office:value-type="float" office:value="0" calcext:value-type="float">
            <text:p>0</text:p>
          </table:table-cell>
          <table:table-cell table:formula="of:=([.F20]-[.U20])*ROUNDDOWN((25000000/[.F20]);-2)" office:value-type="float" office:value="34200" calcext:value-type="float">
            <text:p>34200</text:p>
          </table:table-cell>
          <table:table-cell table:formula="of:=ROUNDDOWN(26000000/[.U20];-2)" office:value-type="float" office:value="11900" calcext:value-type="float">
            <text:p>11900</text:p>
          </table:table-cell>
          <table:table-cell table:number-columns-repeated="2"/>
          <table:table-cell office:value-type="float" office:value="2176" calcext:value-type="float">
            <text:p>2176</text:p>
          </table:table-cell>
          <table:table-cell office:value-type="float" office:value="2180" calcext:value-type="float">
            <text:p>2180</text:p>
          </table:table-cell>
          <table:table-cell table:number-columns-repeated="3" office:value-type="float" office:value="2176" calcext:value-type="float">
            <text:p>2176</text:p>
          </table:table-cell>
          <table:table-cell office:value-type="float" office:value="2177" calcext:value-type="float">
            <text:p>2177</text:p>
          </table:table-cell>
          <table:table-cell table:number-columns-repeated="2" office:value-type="float" office:value="2176" calcext:value-type="float">
            <text:p>2176</text:p>
          </table:table-cell>
          <table:table-cell table:number-columns-repeated="2" table:style-name="ce165" office:value-type="float" office:value="2176" calcext:value-type="float">
            <text:p>2176</text:p>
          </table:table-cell>
          <table:table-cell table:style-name="ce165" office:value-type="float" office:value="2171" calcext:value-type="float">
            <text:p>2171</text:p>
          </table:table-cell>
          <table:table-cell table:style-name="ce165" office:value-type="float" office:value="2174" calcext:value-type="float">
            <text:p>2174</text:p>
          </table:table-cell>
          <table:table-cell table:style-name="ce216" table:formula="of:=([.U20]/[.Q20])-1" office:value-type="percentage" office:value="0" calcext:value-type="percentage">
            <text:p>0.000%</text:p>
          </table:table-cell>
          <table:table-cell table:style-name="ce216" table:formula="of:=([.U20]/[.T20])-1" office:value-type="percentage" office:value="0" calcext:value-type="percentage">
            <text:p>0.000%</text:p>
          </table:table-cell>
          <table:table-cell table:style-name="ce216" table:formula="of:=([.W20]/[.Q20])-1" office:value-type="percentage" office:value="-0.00229779411764708" calcext:value-type="percentage">
            <text:p>-0.230%</text:p>
          </table:table-cell>
          <table:table-cell table:style-name="ce216" table:formula="of:=([.W20]/[.S20])-1" office:value-type="percentage" office:value="-0.00229779411764708" calcext:value-type="percentage">
            <text:p>-0.230%</text:p>
          </table:table-cell>
          <table:table-cell table:style-name="ce218"/>
          <table:table-cell table:style-name="ce220" table:formula="of:=1-([.M20]/[.$F20])" office:value-type="percentage" office:value="0.00137677833868743" calcext:value-type="percentage">
            <text:p>0.14%</text:p>
          </table:table-cell>
          <table:table-cell table:style-name="ce220" table:formula="of:=1-([.N20]/[.$F20])" office:value-type="percentage" office:value="-0.000458926112895774" calcext:value-type="percentage">
            <text:p>-0.05%</text:p>
          </table:table-cell>
          <table:table-cell table:style-name="ce220" table:formula="of:=1-([.O20]/[.$F20])" office:value-type="percentage" office:value="0.00137677833868743" calcext:value-type="percentage">
            <text:p>0.14%</text:p>
          </table:table-cell>
          <table:table-cell table:style-name="ce220" table:formula="of:=1-([.P20]/[.$F20])" office:value-type="percentage" office:value="0.00137677833868743" calcext:value-type="percentage">
            <text:p>0.14%</text:p>
          </table:table-cell>
          <table:table-cell table:style-name="ce224" table:formula="of:=1-([.Q20]/[.$F20])" office:value-type="percentage" office:value="0.00137677833868743" calcext:value-type="percentage">
            <text:p>0.14%</text:p>
          </table:table-cell>
          <table:table-cell table:style-name="ce224" table:formula="of:=1-([.R20]/[.$F20])" office:value-type="percentage" office:value="0.00091785222579166" calcext:value-type="percentage">
            <text:p>0.09%</text:p>
          </table:table-cell>
          <table:table-cell table:style-name="ce224" table:formula="of:=1-([.S20]/[.$F20])" office:value-type="percentage" office:value="0.00137677833868743" calcext:value-type="percentage">
            <text:p>0.14%</text:p>
          </table:table-cell>
          <table:table-cell table:style-name="ce224" table:formula="of:=1-([.T20]/[.$F20])" office:value-type="percentage" office:value="0.00137677833868743" calcext:value-type="percentage">
            <text:p>0.14%</text:p>
          </table:table-cell>
          <table:table-cell table:style-name="ce227" table:formula="of:=1-([.U20]/[.$F20])" office:value-type="percentage" office:value="0.00137677833868743" calcext:value-type="percentage">
            <text:p>0.14%</text:p>
          </table:table-cell>
          <table:table-cell table:style-name="ce227" table:formula="of:=1-([.V20]/[.$F20])" office:value-type="percentage" office:value="0.00137677833868743" calcext:value-type="percentage">
            <text:p>0.14%</text:p>
          </table:table-cell>
          <table:table-cell table:style-name="ce227" table:formula="of:=1-([.W20]/[.$F20])" office:value-type="percentage" office:value="0.00367140890316664" calcext:value-type="percentage">
            <text:p>0.37%</text:p>
          </table:table-cell>
          <table:table-cell table:style-name="ce227" table:formula="of:=1-([.X20]/[.$F20])" office:value-type="percentage" office:value="0.00229463056447909" calcext:value-type="percentage">
            <text:p>0.23%</text:p>
          </table:table-cell>
          <table:table-cell table:number-columns-repeated="98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5-04-21" calcext:value-type="date">
            <text:p>04/21</text:p>
          </table:table-cell>
          <table:table-cell office:value-type="date" office:date-value="2025-05-21" calcext:value-type="date">
            <text:p>05/21</text:p>
          </table:table-cell>
          <table:table-cell office:value-type="float" office:value="7408" calcext:value-type="float">
            <text:p>7408</text:p>
          </table:table-cell>
          <table:table-cell table:style-name="ce203" table:formula="of:=IF(TODAY()-[.C21]&gt;0;&quot;■&quot;;&quot;&quot;)" office:value-type="string" office:string-value="■" calcext:value-type="string">
            <text:p>■</text:p>
          </table:table-cell>
          <table:table-cell office:value-type="float" office:value="1800" calcext:value-type="float">
            <text:p>1800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2" calcext:value-type="float">
            <text:p>2</text:p>
          </table:table-cell>
          <table:table-cell table:formula="of:=([.F21]-[.U21])*ROUNDDOWN((25000000/[.F21]);-2)" office:value-type="float" office:value="220800" calcext:value-type="float">
            <text:p>220800</text:p>
          </table:table-cell>
          <table:table-cell table:formula="of:=ROUNDDOWN(26000000/[.U21];-2)" office:value-type="float" office:value="14500" calcext:value-type="float">
            <text:p>14500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office:value-type="float" office:value="1794" calcext:value-type="float">
            <text:p>1794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1789" calcext:value-type="float">
            <text:p>1789</text:p>
          </table:table-cell>
          <table:table-cell office:value-type="float" office:value="1791" calcext:value-type="float">
            <text:p>1791</text:p>
          </table:table-cell>
          <table:table-cell office:value-type="float" office:value="1782" calcext:value-type="float">
            <text:p>1782</text:p>
          </table:table-cell>
          <table:table-cell office:value-type="float" office:value="1785" calcext:value-type="float">
            <text:p>1785</text:p>
          </table:table-cell>
          <table:table-cell table:style-name="ce165" office:value-type="float" office:value="1784" calcext:value-type="float">
            <text:p>1784</text:p>
          </table:table-cell>
          <table:table-cell table:style-name="ce165" office:value-type="float" office:value="1787" calcext:value-type="float">
            <text:p>1787</text:p>
          </table:table-cell>
          <table:table-cell table:style-name="ce165" office:value-type="float" office:value="1783" calcext:value-type="float">
            <text:p>1783</text:p>
          </table:table-cell>
          <table:table-cell table:style-name="ce165" office:value-type="float" office:value="1784" calcext:value-type="float">
            <text:p>1784</text:p>
          </table:table-cell>
          <table:table-cell table:style-name="ce216" table:formula="of:=([.U21]/[.Q21])-1" office:value-type="percentage" office:value="-0.00279485746226937" calcext:value-type="percentage">
            <text:p>-0.279%</text:p>
          </table:table-cell>
          <table:table-cell table:style-name="ce216" table:formula="of:=([.U21]/[.T21])-1" office:value-type="percentage" office:value="-0.000560224089635852" calcext:value-type="percentage">
            <text:p>-0.056%</text:p>
          </table:table-cell>
          <table:table-cell table:style-name="ce216" table:formula="of:=([.W21]/[.Q21])-1" office:value-type="percentage" office:value="-0.00335382895472336" calcext:value-type="percentage">
            <text:p>-0.335%</text:p>
          </table:table-cell>
          <table:table-cell table:style-name="ce216" table:formula="of:=([.W21]/[.S21])-1" office:value-type="percentage" office:value="0.000561167227833836" calcext:value-type="percentage">
            <text:p>0.056%</text:p>
          </table:table-cell>
          <table:table-cell table:style-name="ce218"/>
          <table:table-cell table:style-name="ce220" table:formula="of:=1-([.M21]/[.$F21])" office:value-type="percentage" office:value="0.00611111111111107" calcext:value-type="percentage">
            <text:p>0.61%</text:p>
          </table:table-cell>
          <table:table-cell table:style-name="ce220" table:formula="of:=1-([.N21]/[.$F21])" office:value-type="percentage" office:value="0.0033333333333333" calcext:value-type="percentage">
            <text:p>0.33%</text:p>
          </table:table-cell>
          <table:table-cell table:style-name="ce222" table:formula="of:=1-([.O21]/[.$F21])" office:value-type="percentage" office:value="0.00666666666666671" calcext:value-type="percentage">
            <text:p>0.67%</text:p>
          </table:table-cell>
          <table:table-cell table:style-name="ce220" table:formula="of:=1-([.P21]/[.$F21])" office:value-type="percentage" office:value="0.00611111111111107" calcext:value-type="percentage">
            <text:p>0.61%</text:p>
          </table:table-cell>
          <table:table-cell table:style-name="ce224" table:formula="of:=1-([.Q21]/[.$F21])" office:value-type="percentage" office:value="0.00611111111111107" calcext:value-type="percentage">
            <text:p>0.61%</text:p>
          </table:table-cell>
          <table:table-cell table:style-name="ce224" table:formula="of:=1-([.R21]/[.$F21])" office:value-type="percentage" office:value="0.005" calcext:value-type="percentage">
            <text:p>0.50%</text:p>
          </table:table-cell>
          <table:table-cell table:style-name="ce224" table:formula="of:=1-([.S21]/[.$F21])" office:value-type="percentage" office:value="0.01" calcext:value-type="percentage">
            <text:p>1.00%</text:p>
          </table:table-cell>
          <table:table-cell table:style-name="ce224" table:formula="of:=1-([.T21]/[.$F21])" office:value-type="percentage" office:value="0.0083333333333333" calcext:value-type="percentage">
            <text:p>0.83%</text:p>
          </table:table-cell>
          <table:table-cell table:style-name="ce227" table:formula="of:=1-([.U21]/[.$F21])" office:value-type="percentage" office:value="0.00888888888888884" calcext:value-type="percentage">
            <text:p>0.89%</text:p>
          </table:table-cell>
          <table:table-cell table:style-name="ce227" table:formula="of:=1-([.V21]/[.$F21])" office:value-type="percentage" office:value="0.00722222222222224" calcext:value-type="percentage">
            <text:p>0.72%</text:p>
          </table:table-cell>
          <table:table-cell table:style-name="ce227" table:formula="of:=1-([.W21]/[.$F21])" office:value-type="percentage" office:value="0.00944444444444448" calcext:value-type="percentage">
            <text:p>0.94%</text:p>
          </table:table-cell>
          <table:table-cell table:style-name="ce227" table:formula="of:=1-([.X21]/[.$F21])" office:value-type="percentage" office:value="0.00888888888888884" calcext:value-type="percentage">
            <text:p>0.89%</text:p>
          </table:table-cell>
          <table:table-cell table:number-columns-repeated="98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5-04-11" calcext:value-type="date">
            <text:p>04/11</text:p>
          </table:table-cell>
          <table:table-cell office:value-type="date" office:date-value="2025-05-27" calcext:value-type="date">
            <text:p>05/27</text:p>
          </table:table-cell>
          <table:table-cell office:value-type="float" office:value="8886" calcext:value-type="float">
            <text:p>8886</text:p>
          </table:table-cell>
          <table:table-cell table:style-name="ce203" table:formula="of:=IF(TODAY()-[.C22]&gt;0;&quot;■&quot;;&quot;&quot;)" office:value-type="string" office:string-value="■" calcext:value-type="string">
            <text:p>■</text:p>
          </table:table-cell>
          <table:table-cell office:value-type="float" office:value="1720" calcext:value-type="float">
            <text:p>1720</text:p>
          </table:table-cell>
          <table:table-cell table:style-name="ce205" office:value-type="float" office:value="0" calcext:value-type="float">
            <text:p>0</text:p>
          </table:table-cell>
          <table:table-cell table:style-name="ce204" office:value-type="float" office:value="2" calcext:value-type="float">
            <text:p>2</text:p>
          </table:table-cell>
          <table:table-cell table:formula="of:=([.F22]-[.U22])*ROUNDDOWN((25000000/[.F22]);-2)" office:value-type="float" office:value="174000" calcext:value-type="float">
            <text:p>174000</text:p>
          </table:table-cell>
          <table:table-cell table:formula="of:=ROUNDDOWN(26000000/[.U22];-2)" office:value-type="float" office:value="15200" calcext:value-type="float">
            <text:p>15200</text:p>
          </table:table-cell>
          <table:table-cell table:number-columns-repeated="2"/>
          <table:table-cell table:number-columns-repeated="2" office:value-type="float" office:value="1715" calcext:value-type="float">
            <text:p>1715</text:p>
          </table:table-cell>
          <table:table-cell table:number-columns-repeated="2"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1708" calcext:value-type="float">
            <text:p>1708</text:p>
          </table:table-cell>
          <table:table-cell table:style-name="ce165" office:value-type="float" office:value="1708" calcext:value-type="float">
            <text:p>1708</text:p>
          </table:table-cell>
          <table:table-cell table:style-name="ce165" office:value-type="float" office:value="1709" calcext:value-type="float">
            <text:p>1709</text:p>
          </table:table-cell>
          <table:table-cell table:number-columns-repeated="2" table:style-name="ce165" office:value-type="float" office:value="1707" calcext:value-type="float">
            <text:p>1707</text:p>
          </table:table-cell>
          <table:table-cell table:style-name="ce216" table:formula="of:=([.U22]/[.Q22])-1" office:value-type="percentage" office:value="0" calcext:value-type="percentage">
            <text:p>0.000%</text:p>
          </table:table-cell>
          <table:table-cell table:style-name="ce216" table:formula="of:=([.U22]/[.T22])-1" office:value-type="percentage" office:value="0" calcext:value-type="percentage">
            <text:p>0.000%</text:p>
          </table:table-cell>
          <table:table-cell table:style-name="ce216" table:formula="of:=([.W22]/[.Q22])-1" office:value-type="percentage" office:value="-0.00058548009367676" calcext:value-type="percentage">
            <text:p>-0.059%</text:p>
          </table:table-cell>
          <table:table-cell table:style-name="ce216" table:formula="of:=([.W22]/[.S22])-1" office:value-type="percentage" office:value="-0.00058548009367676" calcext:value-type="percentage">
            <text:p>-0.059%</text:p>
          </table:table-cell>
          <table:table-cell table:style-name="ce218"/>
          <table:table-cell table:style-name="ce220" table:formula="of:=1-([.M22]/[.$F22])" office:value-type="percentage" office:value="0.00290697674418605" calcext:value-type="percentage">
            <text:p>0.29%</text:p>
          </table:table-cell>
          <table:table-cell table:style-name="ce220" table:formula="of:=1-([.N22]/[.$F22])" office:value-type="percentage" office:value="0.00290697674418605" calcext:value-type="percentage">
            <text:p>0.29%</text:p>
          </table:table-cell>
          <table:table-cell table:style-name="ce220" table:formula="of:=1-([.O22]/[.$F22])" office:value-type="percentage" office:value="0.00755813953488371" calcext:value-type="percentage">
            <text:p>0.76%</text:p>
          </table:table-cell>
          <table:table-cell table:style-name="ce220" table:formula="of:=1-([.P22]/[.$F22])" office:value-type="percentage" office:value="0.00755813953488371" calcext:value-type="percentage">
            <text:p>0.76%</text:p>
          </table:table-cell>
          <table:table-cell table:style-name="ce224" table:formula="of:=1-([.Q22]/[.$F22])" office:value-type="percentage" office:value="0.00697674418604655" calcext:value-type="percentage">
            <text:p>0.70%</text:p>
          </table:table-cell>
          <table:table-cell table:style-name="ce224" table:formula="of:=1-([.R22]/[.$F22])" office:value-type="percentage" office:value="0.00406976744186049" calcext:value-type="percentage">
            <text:p>0.41%</text:p>
          </table:table-cell>
          <table:table-cell table:style-name="ce224" table:formula="of:=1-([.S22]/[.$F22])" office:value-type="percentage" office:value="0.00697674418604655" calcext:value-type="percentage">
            <text:p>0.70%</text:p>
          </table:table-cell>
          <table:table-cell table:style-name="ce224" table:formula="of:=1-([.T22]/[.$F22])" office:value-type="percentage" office:value="0.00697674418604655" calcext:value-type="percentage">
            <text:p>0.70%</text:p>
          </table:table-cell>
          <table:table-cell table:style-name="ce227" table:formula="of:=1-([.U22]/[.$F22])" office:value-type="percentage" office:value="0.00697674418604655" calcext:value-type="percentage">
            <text:p>0.70%</text:p>
          </table:table-cell>
          <table:table-cell table:style-name="ce227" table:formula="of:=1-([.V22]/[.$F22])" office:value-type="percentage" office:value="0.00639534883720927" calcext:value-type="percentage">
            <text:p>0.64%</text:p>
          </table:table-cell>
          <table:table-cell table:style-name="ce227" table:formula="of:=1-([.W22]/[.$F22])" office:value-type="percentage" office:value="0.00755813953488371" calcext:value-type="percentage">
            <text:p>0.76%</text:p>
          </table:table-cell>
          <table:table-cell table:style-name="ce227" table:formula="of:=1-([.X22]/[.$F22])" office:value-type="percentage" office:value="0.00755813953488371" calcext:value-type="percentage">
            <text:p>0.76%</text:p>
          </table:table-cell>
          <table:table-cell table:number-columns-repeated="98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25-04-28" calcext:value-type="date">
            <text:p>04/28</text:p>
          </table:table-cell>
          <table:table-cell office:value-type="date" office:date-value="2025-05-28" calcext:value-type="date">
            <text:p>05/28</text:p>
          </table:table-cell>
          <table:table-cell office:value-type="float" office:value="6755" calcext:value-type="float">
            <text:p>6755</text:p>
          </table:table-cell>
          <table:table-cell table:style-name="ce203" table:formula="of:=IF(TODAY()-[.C23]&gt;0;&quot;■&quot;;&quot;&quot;)" office:value-type="string" office:string-value="■" calcext:value-type="string">
            <text:p>■</text:p>
          </table:table-cell>
          <table:table-cell office:value-type="float" office:value="2808" calcext:value-type="float">
            <text:p>280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" calcext:value-type="float">
            <text:p>1</text:p>
          </table:table-cell>
          <table:table-cell table:formula="of:=([.F23]-[.U23])*ROUNDDOWN((25000000/[.F23]);-2)" office:value-type="float" office:value="80100" calcext:value-type="float">
            <text:p>80100</text:p>
          </table:table-cell>
          <table:table-cell table:formula="of:=ROUNDDOWN(26000000/[.U23];-2)" office:value-type="float" office:value="9200" calcext:value-type="float">
            <text:p>9200</text:p>
          </table:table-cell>
          <table:table-cell office:value-type="float" office:value="29700" calcext:value-type="float">
            <text:p>29700</text:p>
          </table:table-cell>
          <table:table-cell table:formula="of:=[.I23]-[.K23]" office:value-type="float" office:value="50400" calcext:value-type="float">
            <text:p>50400</text:p>
          </table:table-cell>
          <table:table-cell office:value-type="float" office:value="2804" calcext:value-type="float">
            <text:p>2804</text:p>
          </table:table-cell>
          <table:table-cell office:value-type="float" office:value="2805" calcext:value-type="float">
            <text:p>2805</text:p>
          </table:table-cell>
          <table:table-cell table:number-columns-repeated="3" office:value-type="float" office:value="2804" calcext:value-type="float">
            <text:p>2804</text:p>
          </table:table-cell>
          <table:table-cell office:value-type="float" office:value="2806" calcext:value-type="float">
            <text:p>2806</text:p>
          </table:table-cell>
          <table:table-cell office:value-type="float" office:value="2795" calcext:value-type="float">
            <text:p>2795</text:p>
          </table:table-cell>
          <table:table-cell office:value-type="float" office:value="2797" calcext:value-type="float">
            <text:p>2797</text:p>
          </table:table-cell>
          <table:table-cell table:style-name="ce165" office:value-type="float" office:value="2799" calcext:value-type="float">
            <text:p>2799</text:p>
          </table:table-cell>
          <table:table-cell table:style-name="ce165" office:value-type="float" office:value="2805" calcext:value-type="float">
            <text:p>2805</text:p>
          </table:table-cell>
          <table:table-cell table:style-name="ce165" office:value-type="float" office:value="2796" calcext:value-type="float">
            <text:p>2796</text:p>
          </table:table-cell>
          <table:table-cell table:style-name="ce165" office:value-type="float" office:value="2797" calcext:value-type="float">
            <text:p>2797</text:p>
          </table:table-cell>
          <table:table-cell table:style-name="ce216" table:formula="of:=([.U23]/[.Q23])-1" office:value-type="percentage" office:value="-0.00178316690442226" calcext:value-type="percentage">
            <text:p>-0.178%</text:p>
          </table:table-cell>
          <table:table-cell table:style-name="ce216" table:formula="of:=([.U23]/[.T23])-1" office:value-type="percentage" office:value="0.000715051841258418" calcext:value-type="percentage">
            <text:p>0.072%</text:p>
          </table:table-cell>
          <table:table-cell table:style-name="ce216" table:formula="of:=([.W23]/[.Q23])-1" office:value-type="percentage" office:value="-0.00285306704707555" calcext:value-type="percentage">
            <text:p>-0.285%</text:p>
          </table:table-cell>
          <table:table-cell table:style-name="ce216" table:formula="of:=([.W23]/[.S23])-1" office:value-type="percentage" office:value="0.000357781753130615" calcext:value-type="percentage">
            <text:p>0.036%</text:p>
          </table:table-cell>
          <table:table-cell table:style-name="ce218"/>
          <table:table-cell table:style-name="ce220" table:formula="of:=1-([.M23]/[.$F23])" office:value-type="percentage" office:value="0.00142450142450146" calcext:value-type="percentage">
            <text:p>0.14%</text:p>
          </table:table-cell>
          <table:table-cell table:style-name="ce220" table:formula="of:=1-([.N23]/[.$F23])" office:value-type="percentage" office:value="0.00106837606837606" calcext:value-type="percentage">
            <text:p>0.11%</text:p>
          </table:table-cell>
          <table:table-cell table:style-name="ce220" table:formula="of:=1-([.O23]/[.$F23])" office:value-type="percentage" office:value="0.00142450142450146" calcext:value-type="percentage">
            <text:p>0.14%</text:p>
          </table:table-cell>
          <table:table-cell table:style-name="ce220" table:formula="of:=1-([.P23]/[.$F23])" office:value-type="percentage" office:value="0.00142450142450146" calcext:value-type="percentage">
            <text:p>0.14%</text:p>
          </table:table-cell>
          <table:table-cell table:style-name="ce224" table:formula="of:=1-([.Q23]/[.$F23])" office:value-type="percentage" office:value="0.00142450142450146" calcext:value-type="percentage">
            <text:p>0.14%</text:p>
          </table:table-cell>
          <table:table-cell table:style-name="ce224" table:formula="of:=1-([.R23]/[.$F23])" office:value-type="percentage" office:value="0.000712250712250673" calcext:value-type="percentage">
            <text:p>0.07%</text:p>
          </table:table-cell>
          <table:table-cell table:style-name="ce224" table:formula="of:=1-([.S23]/[.$F23])" office:value-type="percentage" office:value="0.00462962962962965" calcext:value-type="percentage">
            <text:p>0.46%</text:p>
          </table:table-cell>
          <table:table-cell table:style-name="ce224" table:formula="of:=1-([.T23]/[.$F23])" office:value-type="percentage" office:value="0.00391737891737887" calcext:value-type="percentage">
            <text:p>0.39%</text:p>
          </table:table-cell>
          <table:table-cell table:style-name="ce227" table:formula="of:=1-([.U23]/[.$F23])" office:value-type="percentage" office:value="0.00320512820512819" calcext:value-type="percentage">
            <text:p>0.32%</text:p>
          </table:table-cell>
          <table:table-cell table:style-name="ce227" table:formula="of:=1-([.V23]/[.$F23])" office:value-type="percentage" office:value="0.00106837606837606" calcext:value-type="percentage">
            <text:p>0.11%</text:p>
          </table:table-cell>
          <table:table-cell table:style-name="ce227" table:formula="of:=1-([.W23]/[.$F23])" office:value-type="percentage" office:value="0.00427350427350426" calcext:value-type="percentage">
            <text:p>0.43%</text:p>
          </table:table-cell>
          <table:table-cell table:style-name="ce227" table:formula="of:=1-([.X23]/[.$F23])" office:value-type="percentage" office:value="0.00391737891737887" calcext:value-type="percentage">
            <text:p>0.39%</text:p>
          </table:table-cell>
          <table:table-cell table:number-columns-repeated="98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5-05-12" calcext:value-type="date">
            <text:p>05/12</text:p>
          </table:table-cell>
          <table:table-cell office:value-type="date" office:date-value="2025-06-20" calcext:value-type="date">
            <text:p>06/20</text:p>
          </table:table-cell>
          <table:table-cell office:value-type="float" office:value="6879" calcext:value-type="float">
            <text:p>6879</text:p>
          </table:table-cell>
          <table:table-cell table:style-name="ce203" table:formula="of:=IF(TODAY()-[.C24]&gt;0;&quot;■&quot;;&quot;&quot;)" office:value-type="string" office:string-value="■" calcext:value-type="string">
            <text:p>■</text:p>
          </table:table-cell>
          <table:table-cell office:value-type="float" office:value="795" calcext:value-type="float">
            <text:p>795</text:p>
          </table:table-cell>
          <table:table-cell table:style-name="ce204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formula="of:=([.F24]-[.U24])*ROUNDDOWN((25000000/[.F24]);-2)" office:value-type="float" office:value="94200" calcext:value-type="float">
            <text:p>94200</text:p>
          </table:table-cell>
          <table:table-cell table:formula="of:=ROUNDDOWN(26000000/[.U24];-2)" office:value-type="float" office:value="32800" calcext:value-type="float">
            <text:p>32800</text:p>
          </table:table-cell>
          <table:table-cell office:value-type="float" office:value="29700" calcext:value-type="float">
            <text:p>29700</text:p>
          </table:table-cell>
          <table:table-cell table:formula="of:=[.I24]-[.K24]" office:value-type="float" office:value="64500" calcext:value-type="float">
            <text:p>64500</text:p>
          </table:table-cell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style-name="ce165" office:value-type="float" office:value="792" calcext:value-type="float">
            <text:p>792</text:p>
          </table:table-cell>
          <table:table-cell table:style-name="ce165" office:value-type="float" office:value="793" calcext:value-type="float">
            <text:p>793</text:p>
          </table:table-cell>
          <table:table-cell table:number-columns-repeated="2" table:style-name="ce165" office:value-type="float" office:value="790" calcext:value-type="float">
            <text:p>790</text:p>
          </table:table-cell>
          <table:table-cell table:style-name="ce216" table:formula="of:=([.U24]/[.Q24])-1" office:value-type="percentage" office:value="0" calcext:value-type="percentage">
            <text:p>0.000%</text:p>
          </table:table-cell>
          <table:table-cell table:style-name="ce216" table:formula="of:=([.U24]/[.T24])-1" office:value-type="percentage" office:value="0" calcext:value-type="percentage">
            <text:p>0.000%</text:p>
          </table:table-cell>
          <table:table-cell table:style-name="ce216" table:formula="of:=([.W24]/[.Q24])-1" office:value-type="percentage" office:value="-0.00252525252525249" calcext:value-type="percentage">
            <text:p>-0.253%</text:p>
          </table:table-cell>
          <table:table-cell table:style-name="ce216" table:formula="of:=([.W24]/[.S24])-1" office:value-type="percentage" office:value="-0.00126422250316061" calcext:value-type="percentage">
            <text:p>-0.126%</text:p>
          </table:table-cell>
          <table:table-cell table:style-name="ce218"/>
          <table:table-cell table:style-name="ce220" table:formula="of:=1-([.M24]/[.$F24])" office:value-type="percentage" office:value="0.00377358490566038" calcext:value-type="percentage">
            <text:p>0.38%</text:p>
          </table:table-cell>
          <table:table-cell table:style-name="ce220" table:formula="of:=1-([.N24]/[.$F24])" office:value-type="percentage" office:value="0.00125786163522013" calcext:value-type="percentage">
            <text:p>0.13%</text:p>
          </table:table-cell>
          <table:table-cell table:style-name="ce220" table:formula="of:=1-([.O24]/[.$F24])" office:value-type="percentage" office:value="0.00377358490566038" calcext:value-type="percentage">
            <text:p>0.38%</text:p>
          </table:table-cell>
          <table:table-cell table:style-name="ce220" table:formula="of:=1-([.P24]/[.$F24])" office:value-type="percentage" office:value="0.00251572327044025" calcext:value-type="percentage">
            <text:p>0.25%</text:p>
          </table:table-cell>
          <table:table-cell table:style-name="ce224" table:formula="of:=1-([.Q24]/[.$F24])" office:value-type="percentage" office:value="0.00377358490566038" calcext:value-type="percentage">
            <text:p>0.38%</text:p>
          </table:table-cell>
          <table:table-cell table:style-name="ce224" table:formula="of:=1-([.R24]/[.$F24])" office:value-type="percentage" office:value="0.00251572327044025" calcext:value-type="percentage">
            <text:p>0.25%</text:p>
          </table:table-cell>
          <table:table-cell table:style-name="ce224" table:formula="of:=1-([.S24]/[.$F24])" office:value-type="percentage" office:value="0.0050314465408805" calcext:value-type="percentage">
            <text:p>0.50%</text:p>
          </table:table-cell>
          <table:table-cell table:style-name="ce224" table:formula="of:=1-([.T24]/[.$F24])" office:value-type="percentage" office:value="0.00377358490566038" calcext:value-type="percentage">
            <text:p>0.38%</text:p>
          </table:table-cell>
          <table:table-cell table:style-name="ce227" table:formula="of:=1-([.U24]/[.$F24])" office:value-type="percentage" office:value="0.00377358490566038" calcext:value-type="percentage">
            <text:p>0.38%</text:p>
          </table:table-cell>
          <table:table-cell table:style-name="ce227" table:formula="of:=1-([.V24]/[.$F24])" office:value-type="percentage" office:value="0.00251572327044025" calcext:value-type="percentage">
            <text:p>0.25%</text:p>
          </table:table-cell>
          <table:table-cell table:style-name="ce227" table:formula="of:=1-([.W24]/[.$F24])" office:value-type="percentage" office:value="0.00628930817610063" calcext:value-type="percentage">
            <text:p>0.63%</text:p>
          </table:table-cell>
          <table:table-cell table:style-name="ce227" table:formula="of:=1-([.X24]/[.$F24])" office:value-type="percentage" office:value="0.00628930817610063" calcext:value-type="percentage">
            <text:p>0.63%</text:p>
          </table:table-cell>
          <table:table-cell table:number-columns-repeated="98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25-05-27" calcext:value-type="date">
            <text:p>05/27</text:p>
          </table:table-cell>
          <table:table-cell office:value-type="date" office:date-value="2025-06-23" calcext:value-type="date">
            <text:p>06/23</text:p>
          </table:table-cell>
          <table:table-cell office:value-type="float" office:value="3497" calcext:value-type="float">
            <text:p>3497</text:p>
          </table:table-cell>
          <table:table-cell table:style-name="ce203" table:formula="of:=IF(TODAY()-[.C25]&gt;0;&quot;■&quot;;&quot;&quot;)" office:value-type="string" office:string-value="■" calcext:value-type="string">
            <text:p>■</text:p>
          </table:table-cell>
          <table:table-cell office:value-type="float" office:value="1500" calcext:value-type="float">
            <text:p>1500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" calcext:value-type="float">
            <text:p>1</text:p>
          </table:table-cell>
          <table:table-cell table:formula="of:=([.F25]-[.U25])*ROUNDDOWN((25000000/[.F25]);-2)" office:value-type="float" office:value="99600" calcext:value-type="float">
            <text:p>99600</text:p>
          </table:table-cell>
          <table:table-cell table:formula="of:=ROUNDDOWN(26000000/[.U25];-2)" office:value-type="float" office:value="17400" calcext:value-type="float">
            <text:p>17400</text:p>
          </table:table-cell>
          <table:table-cell office:value-type="float" office:value="29700" calcext:value-type="float">
            <text:p>29700</text:p>
          </table:table-cell>
          <table:table-cell table:formula="of:=[.I25]-[.K25]" office:value-type="float" office:value="69900" calcext:value-type="float">
            <text:p>69900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table:number-columns-repeated="4" office:value-type="float" office:value="1496" calcext:value-type="float">
            <text:p>1496</text:p>
          </table:table-cell>
          <table:table-cell table:number-columns-repeated="2" office:value-type="float" office:value="1494" calcext:value-type="float">
            <text:p>1494</text:p>
          </table:table-cell>
          <table:table-cell table:style-name="ce165" office:value-type="float" office:value="1494" calcext:value-type="float">
            <text:p>1494</text:p>
          </table:table-cell>
          <table:table-cell table:style-name="ce165" office:value-type="float" office:value="1495" calcext:value-type="float">
            <text:p>1495</text:p>
          </table:table-cell>
          <table:table-cell table:number-columns-repeated="2" table:style-name="ce165" office:value-type="float" office:value="1494" calcext:value-type="float">
            <text:p>1494</text:p>
          </table:table-cell>
          <table:table-cell table:style-name="ce216" table:formula="of:=([.U25]/[.Q25])-1" office:value-type="percentage" office:value="-0.00133689839572193" calcext:value-type="percentage">
            <text:p>-0.134%</text:p>
          </table:table-cell>
          <table:table-cell table:style-name="ce216" table:formula="of:=([.U25]/[.T25])-1" office:value-type="percentage" office:value="0" calcext:value-type="percentage">
            <text:p>0.000%</text:p>
          </table:table-cell>
          <table:table-cell table:style-name="ce216" table:formula="of:=([.W25]/[.Q25])-1" office:value-type="percentage" office:value="-0.00133689839572193" calcext:value-type="percentage">
            <text:p>-0.134%</text:p>
          </table:table-cell>
          <table:table-cell table:style-name="ce216" table:formula="of:=([.W25]/[.S25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25]/[.$F25])" office:value-type="percentage" office:value="0.00266666666666671" calcext:value-type="percentage">
            <text:p>0.27%</text:p>
          </table:table-cell>
          <table:table-cell table:style-name="ce220" table:formula="of:=1-([.N25]/[.$F25])" office:value-type="percentage" office:value="0.002" calcext:value-type="percentage">
            <text:p>0.20%</text:p>
          </table:table-cell>
          <table:table-cell table:style-name="ce220" table:formula="of:=1-([.O25]/[.$F25])" office:value-type="percentage" office:value="0.00266666666666671" calcext:value-type="percentage">
            <text:p>0.27%</text:p>
          </table:table-cell>
          <table:table-cell table:style-name="ce220" table:formula="of:=1-([.P25]/[.$F25])" office:value-type="percentage" office:value="0.00266666666666671" calcext:value-type="percentage">
            <text:p>0.27%</text:p>
          </table:table-cell>
          <table:table-cell table:style-name="ce224" table:formula="of:=1-([.Q25]/[.$F25])" office:value-type="percentage" office:value="0.00266666666666671" calcext:value-type="percentage">
            <text:p>0.27%</text:p>
          </table:table-cell>
          <table:table-cell table:style-name="ce224" table:formula="of:=1-([.R25]/[.$F25])" office:value-type="percentage" office:value="0.00266666666666671" calcext:value-type="percentage">
            <text:p>0.27%</text:p>
          </table:table-cell>
          <table:table-cell table:style-name="ce224" table:formula="of:=1-([.S25]/[.$F25])" office:value-type="percentage" office:value="0.004" calcext:value-type="percentage">
            <text:p>0.40%</text:p>
          </table:table-cell>
          <table:table-cell table:style-name="ce224" table:formula="of:=1-([.T25]/[.$F25])" office:value-type="percentage" office:value="0.004" calcext:value-type="percentage">
            <text:p>0.40%</text:p>
          </table:table-cell>
          <table:table-cell table:style-name="ce227" table:formula="of:=1-([.U25]/[.$F25])" office:value-type="percentage" office:value="0.004" calcext:value-type="percentage">
            <text:p>0.40%</text:p>
          </table:table-cell>
          <table:table-cell table:style-name="ce227" table:formula="of:=1-([.V25]/[.$F25])" office:value-type="percentage" office:value="0.0033333333333333" calcext:value-type="percentage">
            <text:p>0.33%</text:p>
          </table:table-cell>
          <table:table-cell table:style-name="ce227" table:formula="of:=1-([.W25]/[.$F25])" office:value-type="percentage" office:value="0.004" calcext:value-type="percentage">
            <text:p>0.40%</text:p>
          </table:table-cell>
          <table:table-cell table:style-name="ce227" table:formula="of:=1-([.X25]/[.$F25])" office:value-type="percentage" office:value="0.004" calcext:value-type="percentage">
            <text:p>0.40%</text:p>
          </table:table-cell>
          <table:table-cell table:number-columns-repeated="98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5-05-15" calcext:value-type="date">
            <text:p>05/15</text:p>
          </table:table-cell>
          <table:table-cell office:value-type="date" office:date-value="2025-06-25" calcext:value-type="date">
            <text:p>06/25</text:p>
          </table:table-cell>
          <table:table-cell office:value-type="float" office:value="1884" calcext:value-type="float">
            <text:p>1884</text:p>
          </table:table-cell>
          <table:table-cell table:style-name="ce203" table:formula="of:=IF(TODAY()-[.C26]&gt;0;&quot;■&quot;;&quot;&quot;)" office:value-type="string" office:string-value="■" calcext:value-type="string">
            <text:p>■</text:p>
          </table:table-cell>
          <table:table-cell office:value-type="float" office:value="2520" calcext:value-type="float">
            <text:p>252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" calcext:value-type="float">
            <text:p>1</text:p>
          </table:table-cell>
          <table:table-cell table:formula="of:=([.F26]-[.U26])*ROUNDDOWN((25000000/[.F26]);-2)" office:value-type="float" office:value="128700" calcext:value-type="float">
            <text:p>128700</text:p>
          </table:table-cell>
          <table:table-cell table:formula="of:=ROUNDDOWN(26000000/[.U26];-2)" office:value-type="float" office:value="10300" calcext:value-type="float">
            <text:p>10300</text:p>
          </table:table-cell>
          <table:table-cell office:value-type="float" office:value="31429" calcext:value-type="float">
            <text:p>31429</text:p>
          </table:table-cell>
          <table:table-cell table:formula="of:=[.I26]-[.K26]" office:value-type="float" office:value="97271" calcext:value-type="float">
            <text:p>97271</text:p>
          </table:table-cell>
          <table:table-cell table:number-columns-repeated="2" office:value-type="float" office:value="2517" calcext:value-type="float">
            <text:p>2517</text:p>
          </table:table-cell>
          <table:table-cell table:number-columns-repeated="2" office:value-type="float" office:value="2515" calcext:value-type="float">
            <text:p>2515</text:p>
          </table:table-cell>
          <table:table-cell office:value-type="float" office:value="2509" calcext:value-type="float">
            <text:p>2509</text:p>
          </table:table-cell>
          <table:table-cell office:value-type="float" office:value="2514" calcext:value-type="float">
            <text:p>2514</text:p>
          </table:table-cell>
          <table:table-cell office:value-type="float" office:value="2504" calcext:value-type="float">
            <text:p>2504</text:p>
          </table:table-cell>
          <table:table-cell office:value-type="float" office:value="2507" calcext:value-type="float">
            <text:p>2507</text:p>
          </table:table-cell>
          <table:table-cell table:style-name="ce165" office:value-type="float" office:value="2507" calcext:value-type="float">
            <text:p>2507</text:p>
          </table:table-cell>
          <table:table-cell table:style-name="ce165" office:value-type="float" office:value="2512" calcext:value-type="float">
            <text:p>2512</text:p>
          </table:table-cell>
          <table:table-cell table:style-name="ce165" office:value-type="float" office:value="2507" calcext:value-type="float">
            <text:p>2507</text:p>
          </table:table-cell>
          <table:table-cell table:style-name="ce165" office:value-type="float" office:value="2510" calcext:value-type="float">
            <text:p>2510</text:p>
          </table:table-cell>
          <table:table-cell table:style-name="ce216" table:formula="of:=([.U26]/[.Q26])-1" office:value-type="percentage" office:value="-0.000797130330809082" calcext:value-type="percentage">
            <text:p>-0.080%</text:p>
          </table:table-cell>
          <table:table-cell table:style-name="ce216" table:formula="of:=([.U26]/[.T26])-1" office:value-type="percentage" office:value="0" calcext:value-type="percentage">
            <text:p>0.000%</text:p>
          </table:table-cell>
          <table:table-cell table:style-name="ce216" table:formula="of:=([.W26]/[.Q26])-1" office:value-type="percentage" office:value="-0.000797130330809082" calcext:value-type="percentage">
            <text:p>-0.080%</text:p>
          </table:table-cell>
          <table:table-cell table:style-name="ce216" table:formula="of:=([.W26]/[.S26])-1" office:value-type="percentage" office:value="0.00119808306709257" calcext:value-type="percentage">
            <text:p>0.120%</text:p>
          </table:table-cell>
          <table:table-cell table:style-name="ce218"/>
          <table:table-cell table:style-name="ce220" table:formula="of:=1-([.M26]/[.$F26])" office:value-type="percentage" office:value="0.00119047619047619" calcext:value-type="percentage">
            <text:p>0.12%</text:p>
          </table:table-cell>
          <table:table-cell table:style-name="ce220" table:formula="of:=1-([.N26]/[.$F26])" office:value-type="percentage" office:value="0.00119047619047619" calcext:value-type="percentage">
            <text:p>0.12%</text:p>
          </table:table-cell>
          <table:table-cell table:style-name="ce220" table:formula="of:=1-([.O26]/[.$F26])" office:value-type="percentage" office:value="0.00198412698412698" calcext:value-type="percentage">
            <text:p>0.20%</text:p>
          </table:table-cell>
          <table:table-cell table:style-name="ce220" table:formula="of:=1-([.P26]/[.$F26])" office:value-type="percentage" office:value="0.00198412698412698" calcext:value-type="percentage">
            <text:p>0.20%</text:p>
          </table:table-cell>
          <table:table-cell table:style-name="ce224" table:formula="of:=1-([.Q26]/[.$F26])" office:value-type="percentage" office:value="0.00436507936507935" calcext:value-type="percentage">
            <text:p>0.44%</text:p>
          </table:table-cell>
          <table:table-cell table:style-name="ce224" table:formula="of:=1-([.R26]/[.$F26])" office:value-type="percentage" office:value="0.00238095238095237" calcext:value-type="percentage">
            <text:p>0.24%</text:p>
          </table:table-cell>
          <table:table-cell table:style-name="ce224" table:formula="of:=1-([.S26]/[.$F26])" office:value-type="percentage" office:value="0.00634920634920633" calcext:value-type="percentage">
            <text:p>0.63%</text:p>
          </table:table-cell>
          <table:table-cell table:style-name="ce224" table:formula="of:=1-([.T26]/[.$F26])" office:value-type="percentage" office:value="0.00515873015873014" calcext:value-type="percentage">
            <text:p>0.52%</text:p>
          </table:table-cell>
          <table:table-cell table:style-name="ce227" table:formula="of:=1-([.U26]/[.$F26])" office:value-type="percentage" office:value="0.00515873015873014" calcext:value-type="percentage">
            <text:p>0.52%</text:p>
          </table:table-cell>
          <table:table-cell table:style-name="ce227" table:formula="of:=1-([.V26]/[.$F26])" office:value-type="percentage" office:value="0.00317460317460316" calcext:value-type="percentage">
            <text:p>0.32%</text:p>
          </table:table-cell>
          <table:table-cell table:style-name="ce227" table:formula="of:=1-([.W26]/[.$F26])" office:value-type="percentage" office:value="0.00515873015873014" calcext:value-type="percentage">
            <text:p>0.52%</text:p>
          </table:table-cell>
          <table:table-cell table:style-name="ce227" table:formula="of:=1-([.X26]/[.$F26])" office:value-type="percentage" office:value="0.00396825396825395" calcext:value-type="percentage">
            <text:p>0.40%</text:p>
          </table:table-cell>
          <table:table-cell table:number-columns-repeated="98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5-05-16" calcext:value-type="date">
            <text:p>05/16</text:p>
          </table:table-cell>
          <table:table-cell office:value-type="date" office:date-value="2025-07-03" calcext:value-type="date">
            <text:p>07/03</text:p>
          </table:table-cell>
          <table:table-cell office:value-type="float" office:value="3319" calcext:value-type="float">
            <text:p>3319</text:p>
          </table:table-cell>
          <table:table-cell table:style-name="ce203" table:formula="of:=IF(TODAY()-[.C27]&gt;0;&quot;■&quot;;&quot;&quot;)" office:value-type="string" office:string-value="■" calcext:value-type="string">
            <text:p>■</text:p>
          </table:table-cell>
          <table:table-cell office:value-type="float" office:value="430" calcext:value-type="float">
            <text:p>43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3" calcext:value-type="float">
            <text:p>3</text:p>
          </table:table-cell>
          <table:table-cell table:formula="of:=([.F27]-[.U27])*ROUNDDOWN((25000000/[.F27]);-2)" office:value-type="float" office:value="290500" calcext:value-type="float">
            <text:p>290500</text:p>
          </table:table-cell>
          <table:table-cell table:formula="of:=ROUNDDOWN(26000000/[.U27];-2)" office:value-type="float" office:value="61100" calcext:value-type="float">
            <text:p>61100</text:p>
          </table:table-cell>
          <table:table-cell office:value-type="float" office:value="31429" calcext:value-type="float">
            <text:p>31429</text:p>
          </table:table-cell>
          <table:table-cell table:formula="of:=[.I27]-[.K27]" office:value-type="float" office:value="259071" calcext:value-type="float">
            <text:p>259071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table:style-name="ce165" office:value-type="float" office:value="425" calcext:value-type="float">
            <text:p>425</text:p>
          </table:table-cell>
          <table:table-cell table:style-name="ce165" office:value-type="float" office:value="426" calcext:value-type="float">
            <text:p>426</text:p>
          </table:table-cell>
          <table:table-cell table:style-name="ce165" office:value-type="float" office:value="424" calcext:value-type="float">
            <text:p>424</text:p>
          </table:table-cell>
          <table:table-cell table:style-name="ce165" office:value-type="float" office:value="425" calcext:value-type="float">
            <text:p>425</text:p>
          </table:table-cell>
          <table:table-cell table:style-name="ce216" table:formula="of:=([.U27]/[.Q27])-1" office:value-type="percentage" office:value="-0.00468384074941453" calcext:value-type="percentage">
            <text:p>-0.468%</text:p>
          </table:table-cell>
          <table:table-cell table:style-name="ce216" table:formula="of:=([.U27]/[.T27])-1" office:value-type="percentage" office:value="-0.00234741784037562" calcext:value-type="percentage">
            <text:p>-0.235%</text:p>
          </table:table-cell>
          <table:table-cell table:style-name="ce216" table:formula="of:=([.W27]/[.Q27])-1" office:value-type="percentage" office:value="-0.00702576112412179" calcext:value-type="percentage">
            <text:p>-0.703%</text:p>
          </table:table-cell>
          <table:table-cell table:style-name="ce216" table:formula="of:=([.W27]/[.S27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27]/[.$F27])" office:value-type="percentage" office:value="0.00465116279069766" calcext:value-type="percentage">
            <text:p>0.47%</text:p>
          </table:table-cell>
          <table:table-cell table:style-name="ce220" table:formula="of:=1-([.N27]/[.$F27])" office:value-type="percentage" office:value="0.00232558139534889" calcext:value-type="percentage">
            <text:p>0.23%</text:p>
          </table:table-cell>
          <table:table-cell table:style-name="ce220" table:formula="of:=1-([.O27]/[.$F27])" office:value-type="percentage" office:value="0.00697674418604655" calcext:value-type="percentage">
            <text:p>0.70%</text:p>
          </table:table-cell>
          <table:table-cell table:style-name="ce220" table:formula="of:=1-([.P27]/[.$F27])" office:value-type="percentage" office:value="0.00697674418604655" calcext:value-type="percentage">
            <text:p>0.70%</text:p>
          </table:table-cell>
          <table:table-cell table:style-name="ce224" table:formula="of:=1-([.Q27]/[.$F27])" office:value-type="percentage" office:value="0.00697674418604655" calcext:value-type="percentage">
            <text:p>0.70%</text:p>
          </table:table-cell>
          <table:table-cell table:style-name="ce224" table:formula="of:=1-([.R27]/[.$F27])" office:value-type="percentage" office:value="0.00697674418604655" calcext:value-type="percentage">
            <text:p>0.70%</text:p>
          </table:table-cell>
          <table:table-cell table:style-name="ce224" table:formula="of:=1-([.S27]/[.$F27])" office:value-type="percentage" office:value="0.013953488372093" calcext:value-type="percentage">
            <text:p>1.40%</text:p>
          </table:table-cell>
          <table:table-cell table:style-name="ce224" table:formula="of:=1-([.T27]/[.$F27])" office:value-type="percentage" office:value="0.00930232558139532" calcext:value-type="percentage">
            <text:p>0.93%</text:p>
          </table:table-cell>
          <table:table-cell table:style-name="ce227" table:formula="of:=1-([.U27]/[.$F27])" office:value-type="percentage" office:value="0.0116279069767442" calcext:value-type="percentage">
            <text:p>1.16%</text:p>
          </table:table-cell>
          <table:table-cell table:style-name="ce227" table:formula="of:=1-([.V27]/[.$F27])" office:value-type="percentage" office:value="0.00930232558139532" calcext:value-type="percentage">
            <text:p>0.93%</text:p>
          </table:table-cell>
          <table:table-cell table:style-name="ce227" table:formula="of:=1-([.W27]/[.$F27])" office:value-type="percentage" office:value="0.013953488372093" calcext:value-type="percentage">
            <text:p>1.40%</text:p>
          </table:table-cell>
          <table:table-cell table:style-name="ce227" table:formula="of:=1-([.X27]/[.$F27])" office:value-type="percentage" office:value="0.0116279069767442" calcext:value-type="percentage">
            <text:p>1.16%</text:p>
          </table:table-cell>
          <table:table-cell table:number-columns-repeated="98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25-05-09" calcext:value-type="date">
            <text:p>05/09</text:p>
          </table:table-cell>
          <table:table-cell office:value-type="date" office:date-value="2025-07-08" calcext:value-type="date">
            <text:p>07/08</text:p>
          </table:table-cell>
          <table:table-cell office:value-type="float" office:value="7451" calcext:value-type="float">
            <text:p>7451</text:p>
          </table:table-cell>
          <table:table-cell table:style-name="ce203" table:formula="of:=IF(TODAY()-[.C28]&gt;0;&quot;■&quot;;&quot;&quot;)" office:value-type="string" office:string-value="■" calcext:value-type="string">
            <text:p>■</text:p>
          </table:table-cell>
          <table:table-cell office:value-type="float" office:value="6340" calcext:value-type="float">
            <text:p>6340</text:p>
          </table:table-cell>
          <table:table-cell table:style-name="ce204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formula="of:=([.F28]-[.U28])*ROUNDDOWN((25000000/[.F28]);-2)" office:value-type="float" office:value="39000" calcext:value-type="float">
            <text:p>39000</text:p>
          </table:table-cell>
          <table:table-cell table:formula="of:=ROUNDDOWN(26000000/[.U28];-2)" office:value-type="float" office:value="4100" calcext:value-type="float">
            <text:p>4100</text:p>
          </table:table-cell>
          <table:table-cell office:value-type="float" office:value="31429" calcext:value-type="float">
            <text:p>31429</text:p>
          </table:table-cell>
          <table:table-cell table:formula="of:=[.I28]-[.K28]" office:value-type="float" office:value="7571" calcext:value-type="float">
            <text:p>7571</text:p>
          </table:table-cell>
          <table:table-cell office:value-type="float" office:value="6320" calcext:value-type="float">
            <text:p>6320</text:p>
          </table:table-cell>
          <table:table-cell office:value-type="float" office:value="6340" calcext:value-type="float">
            <text:p>6340</text:p>
          </table:table-cell>
          <table:table-cell office:value-type="float" office:value="6320" calcext:value-type="float">
            <text:p>6320</text:p>
          </table:table-cell>
          <table:table-cell office:value-type="float" office:value="6340" calcext:value-type="float">
            <text:p>6340</text:p>
          </table:table-cell>
          <table:table-cell office:value-type="float" office:value="6330" calcext:value-type="float">
            <text:p>6330</text:p>
          </table:table-cell>
          <table:table-cell office:value-type="float" office:value="6340" calcext:value-type="float">
            <text:p>6340</text:p>
          </table:table-cell>
          <table:table-cell table:number-columns-repeated="2" office:value-type="float" office:value="6320" calcext:value-type="float">
            <text:p>6320</text:p>
          </table:table-cell>
          <table:table-cell table:style-name="ce165" office:value-type="float" office:value="6330" calcext:value-type="float">
            <text:p>6330</text:p>
          </table:table-cell>
          <table:table-cell table:style-name="ce165" office:value-type="float" office:value="6340" calcext:value-type="float">
            <text:p>6340</text:p>
          </table:table-cell>
          <table:table-cell table:number-columns-repeated="2" table:style-name="ce165" office:value-type="float" office:value="6320" calcext:value-type="float">
            <text:p>6320</text:p>
          </table:table-cell>
          <table:table-cell table:style-name="ce216" table:formula="of:=([.U28]/[.Q28])-1" office:value-type="percentage" office:value="0" calcext:value-type="percentage">
            <text:p>0.000%</text:p>
          </table:table-cell>
          <table:table-cell table:style-name="ce216" table:formula="of:=([.U28]/[.T28])-1" office:value-type="percentage" office:value="0.00158227848101267" calcext:value-type="percentage">
            <text:p>0.158%</text:p>
          </table:table-cell>
          <table:table-cell table:style-name="ce216" table:formula="of:=([.W28]/[.Q28])-1" office:value-type="percentage" office:value="-0.00157977883096372" calcext:value-type="percentage">
            <text:p>-0.158%</text:p>
          </table:table-cell>
          <table:table-cell table:style-name="ce216" table:formula="of:=([.W28]/[.S28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28]/[.$F28])" office:value-type="percentage" office:value="0.00315457413249209" calcext:value-type="percentage">
            <text:p>0.32%</text:p>
          </table:table-cell>
          <table:table-cell table:style-name="ce220" table:formula="of:=1-([.N28]/[.$F28])" office:value-type="percentage" office:value="0" calcext:value-type="percentage">
            <text:p>0.00%</text:p>
          </table:table-cell>
          <table:table-cell table:style-name="ce220" table:formula="of:=1-([.O28]/[.$F28])" office:value-type="percentage" office:value="0.00315457413249209" calcext:value-type="percentage">
            <text:p>0.32%</text:p>
          </table:table-cell>
          <table:table-cell table:style-name="ce220" table:formula="of:=1-([.P28]/[.$F28])" office:value-type="percentage" office:value="0" calcext:value-type="percentage">
            <text:p>0.00%</text:p>
          </table:table-cell>
          <table:table-cell table:style-name="ce224" table:formula="of:=1-([.Q28]/[.$F28])" office:value-type="percentage" office:value="0.00157728706624605" calcext:value-type="percentage">
            <text:p>0.16%</text:p>
          </table:table-cell>
          <table:table-cell table:style-name="ce224" table:formula="of:=1-([.R28]/[.$F28])" office:value-type="percentage" office:value="0" calcext:value-type="percentage">
            <text:p>0.00%</text:p>
          </table:table-cell>
          <table:table-cell table:style-name="ce224" table:formula="of:=1-([.S28]/[.$F28])" office:value-type="percentage" office:value="0.00315457413249209" calcext:value-type="percentage">
            <text:p>0.32%</text:p>
          </table:table-cell>
          <table:table-cell table:style-name="ce224" table:formula="of:=1-([.T28]/[.$F28])" office:value-type="percentage" office:value="0.00315457413249209" calcext:value-type="percentage">
            <text:p>0.32%</text:p>
          </table:table-cell>
          <table:table-cell table:style-name="ce227" table:formula="of:=1-([.U28]/[.$F28])" office:value-type="percentage" office:value="0.00157728706624605" calcext:value-type="percentage">
            <text:p>0.16%</text:p>
          </table:table-cell>
          <table:table-cell table:style-name="ce227" table:formula="of:=1-([.V28]/[.$F28])" office:value-type="percentage" office:value="0" calcext:value-type="percentage">
            <text:p>0.00%</text:p>
          </table:table-cell>
          <table:table-cell table:style-name="ce227" table:formula="of:=1-([.W28]/[.$F28])" office:value-type="percentage" office:value="0.00315457413249209" calcext:value-type="percentage">
            <text:p>0.32%</text:p>
          </table:table-cell>
          <table:table-cell table:style-name="ce227" table:formula="of:=1-([.X28]/[.$F28])" office:value-type="percentage" office:value="0.00315457413249209" calcext:value-type="percentage">
            <text:p>0.32%</text:p>
          </table:table-cell>
          <table:table-cell table:number-columns-repeated="98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5-05-30" calcext:value-type="date">
            <text:p>05/30</text:p>
          </table:table-cell>
          <table:table-cell office:value-type="date" office:date-value="2025-07-10" calcext:value-type="date">
            <text:p>07/10</text:p>
          </table:table-cell>
          <table:table-cell office:value-type="float" office:value="7163" calcext:value-type="float">
            <text:p>7163</text:p>
          </table:table-cell>
          <table:table-cell table:style-name="ce203" table:formula="of:=IF(TODAY()-[.C29]&gt;0;&quot;■&quot;;&quot;&quot;)" office:value-type="string" office:string-value="■" calcext:value-type="string">
            <text:p>■</text:p>
          </table:table-cell>
          <table:table-cell office:value-type="float" office:value="4900" calcext:value-type="float">
            <text:p>490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29]-[.U29])*ROUNDDOWN((25000000/[.F29]);-2)" office:value-type="float" office:value="127500" calcext:value-type="float">
            <text:p>127500</text:p>
          </table:table-cell>
          <table:table-cell table:formula="of:=ROUNDDOWN(26000000/[.U29];-2)" office:value-type="float" office:value="5300" calcext:value-type="float">
            <text:p>5300</text:p>
          </table:table-cell>
          <table:table-cell office:value-type="float" office:value="29700" calcext:value-type="float">
            <text:p>29700</text:p>
          </table:table-cell>
          <table:table-cell table:formula="of:=[.I29]-[.K29]" office:value-type="float" office:value="97800" calcext:value-type="float">
            <text:p>97800</text:p>
          </table:table-cell>
          <table:table-cell table:number-columns-repeated="2" office:value-type="float" office:value="4890" calcext:value-type="float">
            <text:p>4890</text:p>
          </table:table-cell>
          <table:table-cell table:number-columns-repeated="2" office:value-type="float" office:value="4885" calcext:value-type="float">
            <text:p>4885</text:p>
          </table:table-cell>
          <table:table-cell office:value-type="float" office:value="4880" calcext:value-type="float">
            <text:p>4880</text:p>
          </table:table-cell>
          <table:table-cell office:value-type="float" office:value="4885" calcext:value-type="float">
            <text:p>4885</text:p>
          </table:table-cell>
          <table:table-cell table:number-columns-repeated="2" office:value-type="float" office:value="4875" calcext:value-type="float">
            <text:p>4875</text:p>
          </table:table-cell>
          <table:table-cell table:style-name="ce165" office:value-type="float" office:value="4875" calcext:value-type="float">
            <text:p>4875</text:p>
          </table:table-cell>
          <table:table-cell table:style-name="ce165" office:value-type="float" office:value="4880" calcext:value-type="float">
            <text:p>4880</text:p>
          </table:table-cell>
          <table:table-cell table:number-columns-repeated="2" table:style-name="ce165" office:value-type="float" office:value="4870" calcext:value-type="float">
            <text:p>4870</text:p>
          </table:table-cell>
          <table:table-cell table:style-name="ce216" table:formula="of:=([.U29]/[.Q29])-1" office:value-type="percentage" office:value="-0.00102459016393441" calcext:value-type="percentage">
            <text:p>-0.102%</text:p>
          </table:table-cell>
          <table:table-cell table:style-name="ce216" table:formula="of:=([.U29]/[.T29])-1" office:value-type="percentage" office:value="0" calcext:value-type="percentage">
            <text:p>0.000%</text:p>
          </table:table-cell>
          <table:table-cell table:style-name="ce216" table:formula="of:=([.W29]/[.Q29])-1" office:value-type="percentage" office:value="-0.00204918032786883" calcext:value-type="percentage">
            <text:p>-0.205%</text:p>
          </table:table-cell>
          <table:table-cell table:style-name="ce216" table:formula="of:=([.W29]/[.S29])-1" office:value-type="percentage" office:value="-0.00102564102564107" calcext:value-type="percentage">
            <text:p>-0.103%</text:p>
          </table:table-cell>
          <table:table-cell table:style-name="ce218"/>
          <table:table-cell table:style-name="ce220" table:formula="of:=1-([.M29]/[.$F29])" office:value-type="percentage" office:value="0.00204081632653064" calcext:value-type="percentage">
            <text:p>0.20%</text:p>
          </table:table-cell>
          <table:table-cell table:style-name="ce220" table:formula="of:=1-([.N29]/[.$F29])" office:value-type="percentage" office:value="0.00204081632653064" calcext:value-type="percentage">
            <text:p>0.20%</text:p>
          </table:table-cell>
          <table:table-cell table:style-name="ce220" table:formula="of:=1-([.O29]/[.$F29])" office:value-type="percentage" office:value="0.00306122448979596" calcext:value-type="percentage">
            <text:p>0.31%</text:p>
          </table:table-cell>
          <table:table-cell table:style-name="ce220" table:formula="of:=1-([.P29]/[.$F29])" office:value-type="percentage" office:value="0.00306122448979596" calcext:value-type="percentage">
            <text:p>0.31%</text:p>
          </table:table-cell>
          <table:table-cell table:style-name="ce224" table:formula="of:=1-([.Q29]/[.$F29])" office:value-type="percentage" office:value="0.00408163265306127" calcext:value-type="percentage">
            <text:p>0.41%</text:p>
          </table:table-cell>
          <table:table-cell table:style-name="ce224" table:formula="of:=1-([.R29]/[.$F29])" office:value-type="percentage" office:value="0.00306122448979596" calcext:value-type="percentage">
            <text:p>0.31%</text:p>
          </table:table-cell>
          <table:table-cell table:style-name="ce224" table:formula="of:=1-([.S29]/[.$F29])" office:value-type="percentage" office:value="0.00510204081632648" calcext:value-type="percentage">
            <text:p>0.51%</text:p>
          </table:table-cell>
          <table:table-cell table:style-name="ce224" table:formula="of:=1-([.T29]/[.$F29])" office:value-type="percentage" office:value="0.00510204081632648" calcext:value-type="percentage">
            <text:p>0.51%</text:p>
          </table:table-cell>
          <table:table-cell table:style-name="ce227" table:formula="of:=1-([.U29]/[.$F29])" office:value-type="percentage" office:value="0.00510204081632648" calcext:value-type="percentage">
            <text:p>0.51%</text:p>
          </table:table-cell>
          <table:table-cell table:style-name="ce227" table:formula="of:=1-([.V29]/[.$F29])" office:value-type="percentage" office:value="0.00408163265306127" calcext:value-type="percentage">
            <text:p>0.41%</text:p>
          </table:table-cell>
          <table:table-cell table:style-name="ce227" table:formula="of:=1-([.W29]/[.$F29])" office:value-type="percentage" office:value="0.0061224489795918" calcext:value-type="percentage">
            <text:p>0.61%</text:p>
          </table:table-cell>
          <table:table-cell table:style-name="ce227" table:formula="of:=1-([.X29]/[.$F29])" office:value-type="percentage" office:value="0.0061224489795918" calcext:value-type="percentage">
            <text:p>0.61%</text:p>
          </table:table-cell>
          <table:table-cell table:number-columns-repeated="98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5-05-13" calcext:value-type="date">
            <text:p>05/13</text:p>
          </table:table-cell>
          <table:table-cell office:value-type="date" office:date-value="2025-07-14" calcext:value-type="date">
            <text:p>07/14</text:p>
          </table:table-cell>
          <table:table-cell office:value-type="float" office:value="9066" calcext:value-type="float">
            <text:p>9066</text:p>
          </table:table-cell>
          <table:table-cell table:style-name="ce203" table:formula="of:=IF(TODAY()-[.C30]&gt;0;&quot;■&quot;;&quot;&quot;)" office:value-type="string" office:string-value="■" calcext:value-type="string">
            <text:p>■</text:p>
          </table:table-cell>
          <table:table-cell office:value-type="float" office:value="8100" calcext:value-type="float">
            <text:p>8100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0" calcext:value-type="float">
            <text:p>0</text:p>
          </table:table-cell>
          <table:table-cell table:formula="of:=([.F30]-[.U30])*ROUNDDOWN((25000000/[.F30]);-2)" office:value-type="float" office:value="0" calcext:value-type="float">
            <text:p>0</text:p>
          </table:table-cell>
          <table:table-cell table:formula="of:=ROUNDDOWN(26000000/[.U30];-2)" office:value-type="float" office:value="3200" calcext:value-type="float">
            <text:p>3200</text:p>
          </table:table-cell>
          <table:table-cell office:value-type="float" office:value="29700" calcext:value-type="float">
            <text:p>29700</text:p>
          </table:table-cell>
          <table:table-cell table:formula="of:=[.I30]-[.K30]" office:value-type="float" office:value="-29700" calcext:value-type="float">
            <text:p>-29700</text:p>
          </table:table-cell>
          <table:table-cell office:value-type="float" office:value="8080" calcext:value-type="float">
            <text:p>8080</text:p>
          </table:table-cell>
          <table:table-cell office:value-type="float" office:value="8090" calcext:value-type="float">
            <text:p>8090</text:p>
          </table:table-cell>
          <table:table-cell office:value-type="float" office:value="8070" calcext:value-type="float">
            <text:p>8070</text:p>
          </table:table-cell>
          <table:table-cell table:number-columns-repeated="2" office:value-type="float" office:value="8080" calcext:value-type="float">
            <text:p>8080</text:p>
          </table:table-cell>
          <table:table-cell office:value-type="float" office:value="8100" calcext:value-type="float">
            <text:p>8100</text:p>
          </table:table-cell>
          <table:table-cell office:value-type="float" office:value="8070" calcext:value-type="float">
            <text:p>8070</text:p>
          </table:table-cell>
          <table:table-cell office:value-type="float" office:value="8100" calcext:value-type="float">
            <text:p>8100</text:p>
          </table:table-cell>
          <table:table-cell table:number-columns-repeated="2" table:style-name="ce165" office:value-type="float" office:value="8100" calcext:value-type="float">
            <text:p>8100</text:p>
          </table:table-cell>
          <table:table-cell table:number-columns-repeated="2" table:style-name="ce165" office:value-type="float" office:value="8050" calcext:value-type="float">
            <text:p>8050</text:p>
          </table:table-cell>
          <table:table-cell table:style-name="ce216" table:formula="of:=([.U30]/[.Q30])-1" office:value-type="percentage" office:value="0.00247524752475248" calcext:value-type="percentage">
            <text:p>0.248%</text:p>
          </table:table-cell>
          <table:table-cell table:style-name="ce216" table:formula="of:=([.U30]/[.T30])-1" office:value-type="percentage" office:value="0" calcext:value-type="percentage">
            <text:p>0.000%</text:p>
          </table:table-cell>
          <table:table-cell table:style-name="ce216" table:formula="of:=([.W30]/[.Q30])-1" office:value-type="percentage" office:value="-0.00371287128712872" calcext:value-type="percentage">
            <text:p>-0.371%</text:p>
          </table:table-cell>
          <table:table-cell table:style-name="ce216" table:formula="of:=([.W30]/[.S30])-1" office:value-type="percentage" office:value="-0.00247831474597271" calcext:value-type="percentage">
            <text:p>-0.248%</text:p>
          </table:table-cell>
          <table:table-cell table:style-name="ce218"/>
          <table:table-cell table:style-name="ce220" table:formula="of:=1-([.M30]/[.$F30])" office:value-type="percentage" office:value="0.0024691358024691" calcext:value-type="percentage">
            <text:p>0.25%</text:p>
          </table:table-cell>
          <table:table-cell table:style-name="ce220" table:formula="of:=1-([.N30]/[.$F30])" office:value-type="percentage" office:value="0.00123456790123455" calcext:value-type="percentage">
            <text:p>0.12%</text:p>
          </table:table-cell>
          <table:table-cell table:style-name="ce220" table:formula="of:=1-([.O30]/[.$F30])" office:value-type="percentage" office:value="0.00370370370370365" calcext:value-type="percentage">
            <text:p>0.37%</text:p>
          </table:table-cell>
          <table:table-cell table:style-name="ce220" table:formula="of:=1-([.P30]/[.$F30])" office:value-type="percentage" office:value="0.0024691358024691" calcext:value-type="percentage">
            <text:p>0.25%</text:p>
          </table:table-cell>
          <table:table-cell table:style-name="ce224" table:formula="of:=1-([.Q30]/[.$F30])" office:value-type="percentage" office:value="0.0024691358024691" calcext:value-type="percentage">
            <text:p>0.25%</text:p>
          </table:table-cell>
          <table:table-cell table:style-name="ce224" table:formula="of:=1-([.R30]/[.$F30])" office:value-type="percentage" office:value="0" calcext:value-type="percentage">
            <text:p>0.00%</text:p>
          </table:table-cell>
          <table:table-cell table:style-name="ce224" table:formula="of:=1-([.S30]/[.$F30])" office:value-type="percentage" office:value="0.00370370370370365" calcext:value-type="percentage">
            <text:p>0.37%</text:p>
          </table:table-cell>
          <table:table-cell table:style-name="ce224" table:formula="of:=1-([.T30]/[.$F30])" office:value-type="percentage" office:value="0" calcext:value-type="percentage">
            <text:p>0.00%</text:p>
          </table:table-cell>
          <table:table-cell table:style-name="ce227" table:formula="of:=1-([.U30]/[.$F30])" office:value-type="percentage" office:value="0" calcext:value-type="percentage">
            <text:p>0.00%</text:p>
          </table:table-cell>
          <table:table-cell table:style-name="ce227" table:formula="of:=1-([.V30]/[.$F30])" office:value-type="percentage" office:value="0" calcext:value-type="percentage">
            <text:p>0.00%</text:p>
          </table:table-cell>
          <table:table-cell table:style-name="ce227" table:formula="of:=1-([.W30]/[.$F30])" office:value-type="percentage" office:value="0.00617283950617287" calcext:value-type="percentage">
            <text:p>0.62%</text:p>
          </table:table-cell>
          <table:table-cell table:style-name="ce227" table:formula="of:=1-([.X30]/[.$F30])" office:value-type="percentage" office:value="0.00617283950617287" calcext:value-type="percentage">
            <text:p>0.62%</text:p>
          </table:table-cell>
          <table:table-cell table:number-columns-repeated="98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5-06-10" calcext:value-type="date">
            <text:p>06/10</text:p>
          </table:table-cell>
          <table:table-cell office:value-type="date" office:date-value="2025-07-22" calcext:value-type="date">
            <text:p>07/22</text:p>
          </table:table-cell>
          <table:table-cell office:value-type="float" office:value="9696" calcext:value-type="float">
            <text:p>9696</text:p>
          </table:table-cell>
          <table:table-cell table:style-name="ce203" table:formula="of:=IF(TODAY()-[.C31]&gt;0;&quot;■&quot;;&quot;&quot;)" office:value-type="string" office:string-value="■" calcext:value-type="string">
            <text:p>■</text:p>
          </table:table-cell>
          <table:table-cell office:value-type="float" office:value="3237" calcext:value-type="float">
            <text:p>3237</text:p>
          </table:table-cell>
          <table:table-cell table:style-name="ce204" office:value-type="float" office:value="7" calcext:value-type="float">
            <text:p>7</text:p>
          </table:table-cell>
          <table:table-cell table:style-name="ce205" office:value-type="float" office:value="0" calcext:value-type="float">
            <text:p>0</text:p>
          </table:table-cell>
          <table:table-cell table:formula="of:=([.F31]-[.U31])*ROUNDDOWN((25000000/[.F31]);-2)" office:value-type="float" office:value="92400" calcext:value-type="float">
            <text:p>92400</text:p>
          </table:table-cell>
          <table:table-cell table:formula="of:=ROUNDDOWN(26000000/[.U31];-2)" office:value-type="float" office:value="8000" calcext:value-type="float">
            <text:p>8000</text:p>
          </table:table-cell>
          <table:table-cell table:number-columns-repeated="2"/>
          <table:table-cell table:number-columns-repeated="4" office:value-type="float" office:value="3230" calcext:value-type="float">
            <text:p>3230</text:p>
          </table:table-cell>
          <table:table-cell office:value-type="float" office:value="3225" calcext:value-type="float">
            <text:p>3225</text:p>
          </table:table-cell>
          <table:table-cell office:value-type="float" office:value="3230" calcext:value-type="float">
            <text:p>3230</text:p>
          </table:table-cell>
          <table:table-cell office:value-type="float" office:value="3225" calcext:value-type="float">
            <text:p>3225</text:p>
          </table:table-cell>
          <table:table-cell office:value-type="float" office:value="3230" calcext:value-type="float">
            <text:p>3230</text:p>
          </table:table-cell>
          <table:table-cell table:style-name="ce165" office:value-type="float" office:value="3225" calcext:value-type="float">
            <text:p>3225</text:p>
          </table:table-cell>
          <table:table-cell table:style-name="ce165" office:value-type="float" office:value="3230" calcext:value-type="float">
            <text:p>3230</text:p>
          </table:table-cell>
          <table:table-cell table:style-name="ce165" office:value-type="float" office:value="3225" calcext:value-type="float">
            <text:p>3225</text:p>
          </table:table-cell>
          <table:table-cell table:style-name="ce165" office:value-type="float" office:value="3230" calcext:value-type="float">
            <text:p>3230</text:p>
          </table:table-cell>
          <table:table-cell table:style-name="ce216" table:formula="of:=([.U31]/[.Q31])-1" office:value-type="percentage" office:value="0" calcext:value-type="percentage">
            <text:p>0.000%</text:p>
          </table:table-cell>
          <table:table-cell table:style-name="ce216" table:formula="of:=([.U31]/[.T31])-1" office:value-type="percentage" office:value="-0.00154798761609909" calcext:value-type="percentage">
            <text:p>-0.155%</text:p>
          </table:table-cell>
          <table:table-cell table:style-name="ce216" table:formula="of:=([.W31]/[.Q31])-1" office:value-type="percentage" office:value="0" calcext:value-type="percentage">
            <text:p>0.000%</text:p>
          </table:table-cell>
          <table:table-cell table:style-name="ce216" table:formula="of:=([.W31]/[.S31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31]/[.$F31])" office:value-type="percentage" office:value="0.00216249613839981" calcext:value-type="percentage">
            <text:p>0.22%</text:p>
          </table:table-cell>
          <table:table-cell table:style-name="ce220" table:formula="of:=1-([.N31]/[.$F31])" office:value-type="percentage" office:value="0.00216249613839981" calcext:value-type="percentage">
            <text:p>0.22%</text:p>
          </table:table-cell>
          <table:table-cell table:style-name="ce220" table:formula="of:=1-([.O31]/[.$F31])" office:value-type="percentage" office:value="0.00216249613839981" calcext:value-type="percentage">
            <text:p>0.22%</text:p>
          </table:table-cell>
          <table:table-cell table:style-name="ce220" table:formula="of:=1-([.P31]/[.$F31])" office:value-type="percentage" office:value="0.00216249613839981" calcext:value-type="percentage">
            <text:p>0.22%</text:p>
          </table:table-cell>
          <table:table-cell table:style-name="ce224" table:formula="of:=1-([.Q31]/[.$F31])" office:value-type="percentage" office:value="0.00370713623725671" calcext:value-type="percentage">
            <text:p>0.37%</text:p>
          </table:table-cell>
          <table:table-cell table:style-name="ce224" table:formula="of:=1-([.R31]/[.$F31])" office:value-type="percentage" office:value="0.00216249613839981" calcext:value-type="percentage">
            <text:p>0.22%</text:p>
          </table:table-cell>
          <table:table-cell table:style-name="ce224" table:formula="of:=1-([.S31]/[.$F31])" office:value-type="percentage" office:value="0.00370713623725671" calcext:value-type="percentage">
            <text:p>0.37%</text:p>
          </table:table-cell>
          <table:table-cell table:style-name="ce224" table:formula="of:=1-([.T31]/[.$F31])" office:value-type="percentage" office:value="0.00216249613839981" calcext:value-type="percentage">
            <text:p>0.22%</text:p>
          </table:table-cell>
          <table:table-cell table:style-name="ce227" table:formula="of:=1-([.U31]/[.$F31])" office:value-type="percentage" office:value="0.00370713623725671" calcext:value-type="percentage">
            <text:p>0.37%</text:p>
          </table:table-cell>
          <table:table-cell table:style-name="ce227" table:formula="of:=1-([.V31]/[.$F31])" office:value-type="percentage" office:value="0.00216249613839981" calcext:value-type="percentage">
            <text:p>0.22%</text:p>
          </table:table-cell>
          <table:table-cell table:style-name="ce227" table:formula="of:=1-([.W31]/[.$F31])" office:value-type="percentage" office:value="0.00370713623725671" calcext:value-type="percentage">
            <text:p>0.37%</text:p>
          </table:table-cell>
          <table:table-cell table:style-name="ce227" table:formula="of:=1-([.X31]/[.$F31])" office:value-type="percentage" office:value="0.00216249613839981" calcext:value-type="percentage">
            <text:p>0.22%</text:p>
          </table:table-cell>
          <table:table-cell table:number-columns-repeated="98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5-06-09" calcext:value-type="date">
            <text:p>06/09</text:p>
          </table:table-cell>
          <table:table-cell office:value-type="date" office:date-value="2025-07-22" calcext:value-type="date">
            <text:p>07/22</text:p>
          </table:table-cell>
          <table:table-cell office:value-type="float" office:value="7605" calcext:value-type="float">
            <text:p>7605</text:p>
          </table:table-cell>
          <table:table-cell table:style-name="ce203" table:formula="of:=IF(TODAY()-[.C32]&gt;0;&quot;■&quot;;&quot;&quot;)" office:value-type="string" office:string-value="■" calcext:value-type="string">
            <text:p>■</text:p>
          </table:table-cell>
          <table:table-cell office:value-type="float" office:value="2830" calcext:value-type="float">
            <text:p>283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" calcext:value-type="float">
            <text:p>1</text:p>
          </table:table-cell>
          <table:table-cell table:formula="of:=([.F32]-[.U32])*ROUNDDOWN((25000000/[.F32]);-2)" office:value-type="float" office:value="96800" calcext:value-type="float">
            <text:p>96800</text:p>
          </table:table-cell>
          <table:table-cell table:formula="of:=ROUNDDOWN(26000000/[.U32];-2)" office:value-type="float" office:value="9200" calcext:value-type="float">
            <text:p>9200</text:p>
          </table:table-cell>
          <table:table-cell office:value-type="float" office:value="29700" calcext:value-type="float">
            <text:p>29700</text:p>
          </table:table-cell>
          <table:table-cell table:formula="of:=[.I32]-[.K32]" office:value-type="float" office:value="67100" calcext:value-type="float">
            <text:p>67100</text:p>
          </table:table-cell>
          <table:table-cell office:value-type="float" office:value="2826" calcext:value-type="float">
            <text:p>2826</text:p>
          </table:table-cell>
          <table:table-cell office:value-type="float" office:value="2828" calcext:value-type="float">
            <text:p>2828</text:p>
          </table:table-cell>
          <table:table-cell table:number-columns-repeated="2" office:value-type="float" office:value="2825" calcext:value-type="float">
            <text:p>2825</text:p>
          </table:table-cell>
          <table:table-cell office:value-type="float" office:value="2822" calcext:value-type="float">
            <text:p>2822</text:p>
          </table:table-cell>
          <table:table-cell office:value-type="float" office:value="2824" calcext:value-type="float">
            <text:p>2824</text:p>
          </table:table-cell>
          <table:table-cell table:number-columns-repeated="2" office:value-type="float" office:value="2819" calcext:value-type="float">
            <text:p>2819</text:p>
          </table:table-cell>
          <table:table-cell table:style-name="ce165" office:value-type="float" office:value="2819" calcext:value-type="float">
            <text:p>2819</text:p>
          </table:table-cell>
          <table:table-cell table:style-name="ce165" office:value-type="float" office:value="2821" calcext:value-type="float">
            <text:p>2821</text:p>
          </table:table-cell>
          <table:table-cell table:style-name="ce165" office:value-type="float" office:value="2818" calcext:value-type="float">
            <text:p>2818</text:p>
          </table:table-cell>
          <table:table-cell table:style-name="ce165" office:value-type="float" office:value="2819" calcext:value-type="float">
            <text:p>2819</text:p>
          </table:table-cell>
          <table:table-cell table:style-name="ce216" table:formula="of:=([.U32]/[.Q32])-1" office:value-type="percentage" office:value="-0.00106307583274279" calcext:value-type="percentage">
            <text:p>-0.106%</text:p>
          </table:table-cell>
          <table:table-cell table:style-name="ce216" table:formula="of:=([.U32]/[.T32])-1" office:value-type="percentage" office:value="0" calcext:value-type="percentage">
            <text:p>0.000%</text:p>
          </table:table-cell>
          <table:table-cell table:style-name="ce216" table:formula="of:=([.W32]/[.Q32])-1" office:value-type="percentage" office:value="-0.00141743444365694" calcext:value-type="percentage">
            <text:p>-0.142%</text:p>
          </table:table-cell>
          <table:table-cell table:style-name="ce216" table:formula="of:=([.W32]/[.S32])-1" office:value-type="percentage" office:value="-0.000354735721887156" calcext:value-type="percentage">
            <text:p>-0.035%</text:p>
          </table:table-cell>
          <table:table-cell table:style-name="ce218"/>
          <table:table-cell table:style-name="ce220" table:formula="of:=1-([.M32]/[.$F32])" office:value-type="percentage" office:value="0.00141342756183749" calcext:value-type="percentage">
            <text:p>0.14%</text:p>
          </table:table-cell>
          <table:table-cell table:style-name="ce220" table:formula="of:=1-([.N32]/[.$F32])" office:value-type="percentage" office:value="0.000706713780918689" calcext:value-type="percentage">
            <text:p>0.07%</text:p>
          </table:table-cell>
          <table:table-cell table:style-name="ce220" table:formula="of:=1-([.O32]/[.$F32])" office:value-type="percentage" office:value="0.00176678445229683" calcext:value-type="percentage">
            <text:p>0.18%</text:p>
          </table:table-cell>
          <table:table-cell table:style-name="ce220" table:formula="of:=1-([.P32]/[.$F32])" office:value-type="percentage" office:value="0.00176678445229683" calcext:value-type="percentage">
            <text:p>0.18%</text:p>
          </table:table-cell>
          <table:table-cell table:style-name="ce224" table:formula="of:=1-([.Q32]/[.$F32])" office:value-type="percentage" office:value="0.00282685512367487" calcext:value-type="percentage">
            <text:p>0.28%</text:p>
          </table:table-cell>
          <table:table-cell table:style-name="ce224" table:formula="of:=1-([.R32]/[.$F32])" office:value-type="percentage" office:value="0.00212014134275618" calcext:value-type="percentage">
            <text:p>0.21%</text:p>
          </table:table-cell>
          <table:table-cell table:style-name="ce224" table:formula="of:=1-([.S32]/[.$F32])" office:value-type="percentage" office:value="0.00388692579505301" calcext:value-type="percentage">
            <text:p>0.39%</text:p>
          </table:table-cell>
          <table:table-cell table:style-name="ce224" table:formula="of:=1-([.T32]/[.$F32])" office:value-type="percentage" office:value="0.00388692579505301" calcext:value-type="percentage">
            <text:p>0.39%</text:p>
          </table:table-cell>
          <table:table-cell table:style-name="ce227" table:formula="of:=1-([.U32]/[.$F32])" office:value-type="percentage" office:value="0.00388692579505301" calcext:value-type="percentage">
            <text:p>0.39%</text:p>
          </table:table-cell>
          <table:table-cell table:style-name="ce227" table:formula="of:=1-([.V32]/[.$F32])" office:value-type="percentage" office:value="0.00318021201413432" calcext:value-type="percentage">
            <text:p>0.32%</text:p>
          </table:table-cell>
          <table:table-cell table:style-name="ce227" table:formula="of:=1-([.W32]/[.$F32])" office:value-type="percentage" office:value="0.00424028268551235" calcext:value-type="percentage">
            <text:p>0.42%</text:p>
          </table:table-cell>
          <table:table-cell table:style-name="ce227" table:formula="of:=1-([.X32]/[.$F32])" office:value-type="percentage" office:value="0.00388692579505301" calcext:value-type="percentage">
            <text:p>0.39%</text:p>
          </table:table-cell>
          <table:table-cell table:number-columns-repeated="98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5-06-11" calcext:value-type="date">
            <text:p>06/11</text:p>
          </table:table-cell>
          <table:table-cell office:value-type="date" office:date-value="2025-07-23" calcext:value-type="date">
            <text:p>07/23</text:p>
          </table:table-cell>
          <table:table-cell office:value-type="float" office:value="9164" calcext:value-type="float">
            <text:p>9164</text:p>
          </table:table-cell>
          <table:table-cell table:style-name="ce203" table:formula="of:=IF(TODAY()-[.C33]&gt;0;&quot;■&quot;;&quot;&quot;)" office:value-type="string" office:string-value="■" calcext:value-type="string">
            <text:p>■</text:p>
          </table:table-cell>
          <table:table-cell office:value-type="float" office:value="880" calcext:value-type="float">
            <text:p>88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33]-[.U33])*ROUNDDOWN((25000000/[.F33]);-2)" office:value-type="float" office:value="85200" calcext:value-type="float">
            <text:p>85200</text:p>
          </table:table-cell>
          <table:table-cell table:formula="of:=ROUNDDOWN(26000000/[.U33];-2)" office:value-type="float" office:value="29600" calcext:value-type="float">
            <text:p>29600</text:p>
          </table:table-cell>
          <table:table-cell office:value-type="float" office:value="31429" calcext:value-type="float">
            <text:p>31429</text:p>
          </table:table-cell>
          <table:table-cell table:formula="of:=[.I33]-[.K33]" office:value-type="float" office:value="53771" calcext:value-type="float">
            <text:p>53771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879" calcext:value-type="float">
            <text:p>879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table:style-name="ce165" office:value-type="float" office:value="877" calcext:value-type="float">
            <text:p>877</text:p>
          </table:table-cell>
          <table:table-cell table:style-name="ce165" office:value-type="float" office:value="878" calcext:value-type="float">
            <text:p>878</text:p>
          </table:table-cell>
          <table:table-cell table:style-name="ce165" office:value-type="float" office:value="875" calcext:value-type="float">
            <text:p>875</text:p>
          </table:table-cell>
          <table:table-cell table:style-name="ce165" office:value-type="float" office:value="876" calcext:value-type="float">
            <text:p>876</text:p>
          </table:table-cell>
          <table:table-cell table:style-name="ce216" table:formula="of:=([.U33]/[.Q33])-1" office:value-type="percentage" office:value="0" calcext:value-type="percentage">
            <text:p>0.000%</text:p>
          </table:table-cell>
          <table:table-cell table:style-name="ce216" table:formula="of:=([.U33]/[.T33])-1" office:value-type="percentage" office:value="0" calcext:value-type="percentage">
            <text:p>0.000%</text:p>
          </table:table-cell>
          <table:table-cell table:style-name="ce216" table:formula="of:=([.W33]/[.Q33])-1" office:value-type="percentage" office:value="-0.0022805017103763" calcext:value-type="percentage">
            <text:p>-0.228%</text:p>
          </table:table-cell>
          <table:table-cell table:style-name="ce216" table:formula="of:=([.W33]/[.S33])-1" office:value-type="percentage" office:value="0.00574712643678166" calcext:value-type="percentage">
            <text:p>0.575%</text:p>
          </table:table-cell>
          <table:table-cell table:style-name="ce218"/>
          <table:table-cell table:style-name="ce220" table:formula="of:=1-([.M33]/[.$F33])" office:value-type="percentage" office:value="0.0011363636363636" calcext:value-type="percentage">
            <text:p>0.11%</text:p>
          </table:table-cell>
          <table:table-cell table:style-name="ce220" table:formula="of:=1-([.N33]/[.$F33])" office:value-type="percentage" office:value="0" calcext:value-type="percentage">
            <text:p>0.00%</text:p>
          </table:table-cell>
          <table:table-cell table:style-name="ce220" table:formula="of:=1-([.O33]/[.$F33])" office:value-type="percentage" office:value="0.0011363636363636" calcext:value-type="percentage">
            <text:p>0.11%</text:p>
          </table:table-cell>
          <table:table-cell table:style-name="ce220" table:formula="of:=1-([.P33]/[.$F33])" office:value-type="percentage" office:value="0.0011363636363636" calcext:value-type="percentage">
            <text:p>0.11%</text:p>
          </table:table-cell>
          <table:table-cell table:style-name="ce224" table:formula="of:=1-([.Q33]/[.$F33])" office:value-type="percentage" office:value="0.00340909090909092" calcext:value-type="percentage">
            <text:p>0.34%</text:p>
          </table:table-cell>
          <table:table-cell table:style-name="ce224" table:formula="of:=1-([.R33]/[.$F33])" office:value-type="percentage" office:value="0.00227272727272732" calcext:value-type="percentage">
            <text:p>0.23%</text:p>
          </table:table-cell>
          <table:table-cell table:style-name="ce224" table:formula="of:=1-([.S33]/[.$F33])" office:value-type="percentage" office:value="0.0113636363636364" calcext:value-type="percentage">
            <text:p>1.14%</text:p>
          </table:table-cell>
          <table:table-cell table:style-name="ce224" table:formula="of:=1-([.T33]/[.$F33])" office:value-type="percentage" office:value="0.00340909090909092" calcext:value-type="percentage">
            <text:p>0.34%</text:p>
          </table:table-cell>
          <table:table-cell table:style-name="ce227" table:formula="of:=1-([.U33]/[.$F33])" office:value-type="percentage" office:value="0.00340909090909092" calcext:value-type="percentage">
            <text:p>0.34%</text:p>
          </table:table-cell>
          <table:table-cell table:style-name="ce227" table:formula="of:=1-([.V33]/[.$F33])" office:value-type="percentage" office:value="0.00227272727272732" calcext:value-type="percentage">
            <text:p>0.23%</text:p>
          </table:table-cell>
          <table:table-cell table:style-name="ce227" table:formula="of:=1-([.W33]/[.$F33])" office:value-type="percentage" office:value="0.00568181818181823" calcext:value-type="percentage">
            <text:p>0.57%</text:p>
          </table:table-cell>
          <table:table-cell table:style-name="ce227" table:formula="of:=1-([.X33]/[.$F33])" office:value-type="percentage" office:value="0.00454545454545452" calcext:value-type="percentage">
            <text:p>0.45%</text:p>
          </table:table-cell>
          <table:table-cell table:number-columns-repeated="98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5-06-17" calcext:value-type="date">
            <text:p>06/17</text:p>
          </table:table-cell>
          <table:table-cell office:value-type="date" office:date-value="2025-07-29" calcext:value-type="date">
            <text:p>07/29</text:p>
          </table:table-cell>
          <table:table-cell office:value-type="float" office:value="6411" calcext:value-type="float">
            <text:p>6411</text:p>
          </table:table-cell>
          <table:table-cell table:style-name="ce203" table:formula="of:=IF(TODAY()-[.C34]&gt;0;&quot;■&quot;;&quot;&quot;)" office:value-type="string" office:string-value="■" calcext:value-type="string">
            <text:p>■</text:p>
          </table:table-cell>
          <table:table-cell office:value-type="float" office:value="7900" calcext:value-type="float">
            <text:p>790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" calcext:value-type="float">
            <text:p>1</text:p>
          </table:table-cell>
          <table:table-cell table:formula="of:=([.F34]-[.U34])*ROUNDDOWN((25000000/[.F34]);-2)" office:value-type="float" office:value="124000" calcext:value-type="float">
            <text:p>124000</text:p>
          </table:table-cell>
          <table:table-cell table:formula="of:=ROUNDDOWN(26000000/[.U34];-2)" office:value-type="float" office:value="3300" calcext:value-type="float">
            <text:p>3300</text:p>
          </table:table-cell>
          <table:table-cell table:number-columns-repeated="2"/>
          <table:table-cell office:value-type="float" office:value="7880" calcext:value-type="float">
            <text:p>7880</text:p>
          </table:table-cell>
          <table:table-cell office:value-type="float" office:value="7890" calcext:value-type="float">
            <text:p>7890</text:p>
          </table:table-cell>
          <table:table-cell table:number-columns-repeated="2" office:value-type="float" office:value="7880" calcext:value-type="float">
            <text:p>7880</text:p>
          </table:table-cell>
          <table:table-cell table:number-columns-repeated="2" office:value-type="float" office:value="7860" calcext:value-type="float">
            <text:p>7860</text:p>
          </table:table-cell>
          <table:table-cell office:value-type="float" office:value="7850" calcext:value-type="float">
            <text:p>7850</text:p>
          </table:table-cell>
          <table:table-cell office:value-type="float" office:value="7860" calcext:value-type="float">
            <text:p>7860</text:p>
          </table:table-cell>
          <table:table-cell table:style-name="ce165" office:value-type="float" office:value="7860" calcext:value-type="float">
            <text:p>7860</text:p>
          </table:table-cell>
          <table:table-cell table:style-name="ce165" office:value-type="float" office:value="7870" calcext:value-type="float">
            <text:p>7870</text:p>
          </table:table-cell>
          <table:table-cell table:style-name="ce165" office:value-type="float" office:value="7850" calcext:value-type="float">
            <text:p>7850</text:p>
          </table:table-cell>
          <table:table-cell table:style-name="ce165" office:value-type="float" office:value="7860" calcext:value-type="float">
            <text:p>7860</text:p>
          </table:table-cell>
          <table:table-cell table:style-name="ce216" table:formula="of:=([.U34]/[.Q34])-1" office:value-type="percentage" office:value="0" calcext:value-type="percentage">
            <text:p>0.000%</text:p>
          </table:table-cell>
          <table:table-cell table:style-name="ce216" table:formula="of:=([.U34]/[.T34])-1" office:value-type="percentage" office:value="0" calcext:value-type="percentage">
            <text:p>0.000%</text:p>
          </table:table-cell>
          <table:table-cell table:style-name="ce216" table:formula="of:=([.W34]/[.Q34])-1" office:value-type="percentage" office:value="-0.00127226463104324" calcext:value-type="percentage">
            <text:p>-0.127%</text:p>
          </table:table-cell>
          <table:table-cell table:style-name="ce216" table:formula="of:=([.W34]/[.S34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34]/[.$F34])" office:value-type="percentage" office:value="0.00253164556962027" calcext:value-type="percentage">
            <text:p>0.25%</text:p>
          </table:table-cell>
          <table:table-cell table:style-name="ce220" table:formula="of:=1-([.N34]/[.$F34])" office:value-type="percentage" office:value="0.00126582278481013" calcext:value-type="percentage">
            <text:p>0.13%</text:p>
          </table:table-cell>
          <table:table-cell table:style-name="ce220" table:formula="of:=1-([.O34]/[.$F34])" office:value-type="percentage" office:value="0.00253164556962027" calcext:value-type="percentage">
            <text:p>0.25%</text:p>
          </table:table-cell>
          <table:table-cell table:style-name="ce220" table:formula="of:=1-([.P34]/[.$F34])" office:value-type="percentage" office:value="0.00253164556962027" calcext:value-type="percentage">
            <text:p>0.25%</text:p>
          </table:table-cell>
          <table:table-cell table:style-name="ce224" table:formula="of:=1-([.Q34]/[.$F34])" office:value-type="percentage" office:value="0.00506329113924053" calcext:value-type="percentage">
            <text:p>0.51%</text:p>
          </table:table-cell>
          <table:table-cell table:style-name="ce224" table:formula="of:=1-([.R34]/[.$F34])" office:value-type="percentage" office:value="0.00506329113924053" calcext:value-type="percentage">
            <text:p>0.51%</text:p>
          </table:table-cell>
          <table:table-cell table:style-name="ce224" table:formula="of:=1-([.S34]/[.$F34])" office:value-type="percentage" office:value="0.00632911392405067" calcext:value-type="percentage">
            <text:p>0.63%</text:p>
          </table:table-cell>
          <table:table-cell table:style-name="ce224" table:formula="of:=1-([.T34]/[.$F34])" office:value-type="percentage" office:value="0.00506329113924053" calcext:value-type="percentage">
            <text:p>0.51%</text:p>
          </table:table-cell>
          <table:table-cell table:style-name="ce227" table:formula="of:=1-([.U34]/[.$F34])" office:value-type="percentage" office:value="0.00506329113924053" calcext:value-type="percentage">
            <text:p>0.51%</text:p>
          </table:table-cell>
          <table:table-cell table:style-name="ce227" table:formula="of:=1-([.V34]/[.$F34])" office:value-type="percentage" office:value="0.0037974683544304" calcext:value-type="percentage">
            <text:p>0.38%</text:p>
          </table:table-cell>
          <table:table-cell table:style-name="ce227" table:formula="of:=1-([.W34]/[.$F34])" office:value-type="percentage" office:value="0.00632911392405067" calcext:value-type="percentage">
            <text:p>0.63%</text:p>
          </table:table-cell>
          <table:table-cell table:style-name="ce227" table:formula="of:=1-([.X34]/[.$F34])" office:value-type="percentage" office:value="0.00506329113924053" calcext:value-type="percentage">
            <text:p>0.51%</text:p>
          </table:table-cell>
          <table:table-cell table:number-columns-repeated="98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5-06-17" calcext:value-type="date">
            <text:p>06/17</text:p>
          </table:table-cell>
          <table:table-cell office:value-type="date" office:date-value="2025-07-29" calcext:value-type="date">
            <text:p>07/29</text:p>
          </table:table-cell>
          <table:table-cell office:value-type="float" office:value="6297" calcext:value-type="float">
            <text:p>6297</text:p>
          </table:table-cell>
          <table:table-cell table:style-name="ce203" table:formula="of:=IF(TODAY()-[.C35]&gt;0;&quot;■&quot;;&quot;&quot;)" office:value-type="string" office:string-value="■" calcext:value-type="string">
            <text:p>■</text:p>
          </table:table-cell>
          <table:table-cell office:value-type="float" office:value="764" calcext:value-type="float">
            <text:p>764</text:p>
          </table:table-cell>
          <table:table-cell table:style-name="ce204" office:value-type="float" office:value="7" calcext:value-type="float">
            <text:p>7</text:p>
          </table:table-cell>
          <table:table-cell table:style-name="ce205" office:value-type="float" office:value="0" calcext:value-type="float">
            <text:p>0</text:p>
          </table:table-cell>
          <table:table-cell table:formula="of:=([.F35]-[.U35])*ROUNDDOWN((25000000/[.F35]);-2)" office:value-type="float" office:value="98100" calcext:value-type="float">
            <text:p>98100</text:p>
          </table:table-cell>
          <table:table-cell table:formula="of:=ROUNDDOWN(26000000/[.U35];-2)" office:value-type="float" office:value="34100" calcext:value-type="float">
            <text:p>34100</text:p>
          </table:table-cell>
          <table:table-cell office:value-type="float" office:value="29700" calcext:value-type="float">
            <text:p>29700</text:p>
          </table:table-cell>
          <table:table-cell table:formula="of:=[.I35]-[.K35]" office:value-type="float" office:value="68400" calcext:value-type="float">
            <text:p>68400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762" calcext:value-type="float">
            <text:p>762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65" office:value-type="float" office:value="761" calcext:value-type="float">
            <text:p>761</text:p>
          </table:table-cell>
          <table:table-cell table:style-name="ce165" office:value-type="float" office:value="762" calcext:value-type="float">
            <text:p>762</text:p>
          </table:table-cell>
          <table:table-cell table:number-columns-repeated="2" table:style-name="ce165" office:value-type="float" office:value="758" calcext:value-type="float">
            <text:p>758</text:p>
          </table:table-cell>
          <table:table-cell table:style-name="ce216" table:formula="of:=([.U35]/[.Q35])-1" office:value-type="percentage" office:value="0" calcext:value-type="percentage">
            <text:p>0.000%</text:p>
          </table:table-cell>
          <table:table-cell table:style-name="ce216" table:formula="of:=([.U35]/[.T35])-1" office:value-type="percentage" office:value="0" calcext:value-type="percentage">
            <text:p>0.000%</text:p>
          </table:table-cell>
          <table:table-cell table:style-name="ce216" table:formula="of:=([.W35]/[.Q35])-1" office:value-type="percentage" office:value="-0.00394218134034163" calcext:value-type="percentage">
            <text:p>-0.394%</text:p>
          </table:table-cell>
          <table:table-cell table:style-name="ce216" table:formula="of:=([.W35]/[.S35])-1" office:value-type="percentage" office:value="-0.00263157894736843" calcext:value-type="percentage">
            <text:p>-0.263%</text:p>
          </table:table-cell>
          <table:table-cell table:style-name="ce218"/>
          <table:table-cell table:style-name="ce220" table:formula="of:=1-([.M35]/[.$F35])" office:value-type="percentage" office:value="0.00261780104712039" calcext:value-type="percentage">
            <text:p>0.26%</text:p>
          </table:table-cell>
          <table:table-cell table:style-name="ce220" table:formula="of:=1-([.N35]/[.$F35])" office:value-type="percentage" office:value="0.00130890052356025" calcext:value-type="percentage">
            <text:p>0.13%</text:p>
          </table:table-cell>
          <table:table-cell table:style-name="ce220" table:formula="of:=1-([.O35]/[.$F35])" office:value-type="percentage" office:value="0.00261780104712039" calcext:value-type="percentage">
            <text:p>0.26%</text:p>
          </table:table-cell>
          <table:table-cell table:style-name="ce220" table:formula="of:=1-([.P35]/[.$F35])" office:value-type="percentage" office:value="0.00261780104712039" calcext:value-type="percentage">
            <text:p>0.26%</text:p>
          </table:table-cell>
          <table:table-cell table:style-name="ce224" table:formula="of:=1-([.Q35]/[.$F35])" office:value-type="percentage" office:value="0.00392670157068065" calcext:value-type="percentage">
            <text:p>0.39%</text:p>
          </table:table-cell>
          <table:table-cell table:style-name="ce224" table:formula="of:=1-([.R35]/[.$F35])" office:value-type="percentage" office:value="0.00261780104712039" calcext:value-type="percentage">
            <text:p>0.26%</text:p>
          </table:table-cell>
          <table:table-cell table:style-name="ce224" table:formula="of:=1-([.S35]/[.$F35])" office:value-type="percentage" office:value="0.00523560209424079" calcext:value-type="percentage">
            <text:p>0.52%</text:p>
          </table:table-cell>
          <table:table-cell table:style-name="ce224" table:formula="of:=1-([.T35]/[.$F35])" office:value-type="percentage" office:value="0.00392670157068065" calcext:value-type="percentage">
            <text:p>0.39%</text:p>
          </table:table-cell>
          <table:table-cell table:style-name="ce227" table:formula="of:=1-([.U35]/[.$F35])" office:value-type="percentage" office:value="0.00392670157068065" calcext:value-type="percentage">
            <text:p>0.39%</text:p>
          </table:table-cell>
          <table:table-cell table:style-name="ce227" table:formula="of:=1-([.V35]/[.$F35])" office:value-type="percentage" office:value="0.00261780104712039" calcext:value-type="percentage">
            <text:p>0.26%</text:p>
          </table:table-cell>
          <table:table-cell table:style-name="ce227" table:formula="of:=1-([.W35]/[.$F35])" office:value-type="percentage" office:value="0.00785340314136129" calcext:value-type="percentage">
            <text:p>0.79%</text:p>
          </table:table-cell>
          <table:table-cell table:style-name="ce227" table:formula="of:=1-([.X35]/[.$F35])" office:value-type="percentage" office:value="0.00785340314136129" calcext:value-type="percentage">
            <text:p>0.79%</text:p>
          </table:table-cell>
          <table:table-cell table:number-columns-repeated="98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5-06-17" calcext:value-type="date">
            <text:p>06/17</text:p>
          </table:table-cell>
          <table:table-cell office:value-type="date" office:date-value="2025-08-04" calcext:value-type="date">
            <text:p>08/04</text:p>
          </table:table-cell>
          <table:table-cell office:value-type="float" office:value="3565" calcext:value-type="float">
            <text:p>3565</text:p>
          </table:table-cell>
          <table:table-cell table:style-name="ce203" table:formula="of:=IF(TODAY()-[.C36]&gt;0;&quot;■&quot;;&quot;&quot;)" office:value-type="string" office:string-value="■" calcext:value-type="string">
            <text:p>■</text:p>
          </table:table-cell>
          <table:table-cell office:value-type="float" office:value="1680" calcext:value-type="float">
            <text:p>1680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2" calcext:value-type="float">
            <text:p>2</text:p>
          </table:table-cell>
          <table:table-cell table:formula="of:=([.F36]-[.U36])*ROUNDDOWN((25000000/[.F36]);-2)" office:value-type="float" office:value="177600" calcext:value-type="float">
            <text:p>177600</text:p>
          </table:table-cell>
          <table:table-cell table:formula="of:=ROUNDDOWN(26000000/[.U36];-2)" office:value-type="float" office:value="15500" calcext:value-type="float">
            <text:p>15500</text:p>
          </table:table-cell>
          <table:table-cell table:number-columns-repeated="2"/>
          <table:table-cell office:value-type="float" office:value="1685" calcext:value-type="float">
            <text:p>1685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float" office:value="1678" calcext:value-type="float">
            <text:p>1678</text:p>
          </table:table-cell>
          <table:table-cell office:value-type="float" office:value="1671" calcext:value-type="float">
            <text:p>1671</text:p>
          </table:table-cell>
          <table:table-cell office:value-type="float" office:value="1678" calcext:value-type="float">
            <text:p>1678</text:p>
          </table:table-cell>
          <table:table-cell office:value-type="float" office:value="1665" calcext:value-type="float">
            <text:p>1665</text:p>
          </table:table-cell>
          <table:table-cell office:value-type="float" office:value="1673" calcext:value-type="float">
            <text:p>1673</text:p>
          </table:table-cell>
          <table:table-cell table:style-name="ce165" office:value-type="float" office:value="1668" calcext:value-type="float">
            <text:p>1668</text:p>
          </table:table-cell>
          <table:table-cell table:style-name="ce165" office:value-type="float" office:value="1675" calcext:value-type="float">
            <text:p>1675</text:p>
          </table:table-cell>
          <table:table-cell table:style-name="ce165" office:value-type="float" office:value="1668" calcext:value-type="float">
            <text:p>1668</text:p>
          </table:table-cell>
          <table:table-cell table:style-name="ce165" office:value-type="float" office:value="1669" calcext:value-type="float">
            <text:p>1669</text:p>
          </table:table-cell>
          <table:table-cell table:style-name="ce216" table:formula="of:=([.U36]/[.Q36])-1" office:value-type="percentage" office:value="-0.00179533213644523" calcext:value-type="percentage">
            <text:p>-0.180%</text:p>
          </table:table-cell>
          <table:table-cell table:style-name="ce216" table:formula="of:=([.U36]/[.T36])-1" office:value-type="percentage" office:value="-0.00298864315600722" calcext:value-type="percentage">
            <text:p>-0.299%</text:p>
          </table:table-cell>
          <table:table-cell table:style-name="ce216" table:formula="of:=([.W36]/[.Q36])-1" office:value-type="percentage" office:value="-0.00179533213644523" calcext:value-type="percentage">
            <text:p>-0.180%</text:p>
          </table:table-cell>
          <table:table-cell table:style-name="ce216" table:formula="of:=([.W36]/[.S36])-1" office:value-type="percentage" office:value="0.00180180180180178" calcext:value-type="percentage">
            <text:p>0.180%</text:p>
          </table:table-cell>
          <table:table-cell table:style-name="ce218"/>
          <table:table-cell table:style-name="ce220" table:formula="of:=1-([.M36]/[.$F36])" office:value-type="percentage" office:value="-0.00297619047619047" calcext:value-type="percentage">
            <text:p>-0.30%</text:p>
          </table:table-cell>
          <table:table-cell table:style-name="ce220" table:formula="of:=1-([.N36]/[.$F36])" office:value-type="percentage" office:value="-0.00476190476190475" calcext:value-type="percentage">
            <text:p>-0.48%</text:p>
          </table:table-cell>
          <table:table-cell table:style-name="ce220" table:formula="of:=1-([.O36]/[.$F36])" office:value-type="percentage" office:value="0.00119047619047619" calcext:value-type="percentage">
            <text:p>0.12%</text:p>
          </table:table-cell>
          <table:table-cell table:style-name="ce220" table:formula="of:=1-([.P36]/[.$F36])" office:value-type="percentage" office:value="0.00119047619047619" calcext:value-type="percentage">
            <text:p>0.12%</text:p>
          </table:table-cell>
          <table:table-cell table:style-name="ce224" table:formula="of:=1-([.Q36]/[.$F36])" office:value-type="percentage" office:value="0.00535714285714284" calcext:value-type="percentage">
            <text:p>0.54%</text:p>
          </table:table-cell>
          <table:table-cell table:style-name="ce224" table:formula="of:=1-([.R36]/[.$F36])" office:value-type="percentage" office:value="0.00119047619047619" calcext:value-type="percentage">
            <text:p>0.12%</text:p>
          </table:table-cell>
          <table:table-cell table:style-name="ce224" table:formula="of:=1-([.S36]/[.$F36])" office:value-type="percentage" office:value="0.0089285714285714" calcext:value-type="percentage">
            <text:p>0.89%</text:p>
          </table:table-cell>
          <table:table-cell table:style-name="ce224" table:formula="of:=1-([.T36]/[.$F36])" office:value-type="percentage" office:value="0.00416666666666665" calcext:value-type="percentage">
            <text:p>0.42%</text:p>
          </table:table-cell>
          <table:table-cell table:style-name="ce227" table:formula="of:=1-([.U36]/[.$F36])" office:value-type="percentage" office:value="0.00714285714285712" calcext:value-type="percentage">
            <text:p>0.71%</text:p>
          </table:table-cell>
          <table:table-cell table:style-name="ce227" table:formula="of:=1-([.V36]/[.$F36])" office:value-type="percentage" office:value="0.00297619047619047" calcext:value-type="percentage">
            <text:p>0.30%</text:p>
          </table:table-cell>
          <table:table-cell table:style-name="ce227" table:formula="of:=1-([.W36]/[.$F36])" office:value-type="percentage" office:value="0.00714285714285712" calcext:value-type="percentage">
            <text:p>0.71%</text:p>
          </table:table-cell>
          <table:table-cell table:style-name="ce227" table:formula="of:=1-([.X36]/[.$F36])" office:value-type="percentage" office:value="0.00654761904761902" calcext:value-type="percentage">
            <text:p>0.65%</text:p>
          </table:table-cell>
          <table:table-cell table:number-columns-repeated="98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5-07-15" calcext:value-type="date">
            <text:p>07/15</text:p>
          </table:table-cell>
          <table:table-cell office:value-type="date" office:date-value="2025-08-27" calcext:value-type="date">
            <text:p>08/27</text:p>
          </table:table-cell>
          <table:table-cell office:value-type="float" office:value="3073" calcext:value-type="float">
            <text:p>3073</text:p>
          </table:table-cell>
          <table:table-cell table:style-name="ce203" table:formula="of:=IF(TODAY()-[.C37]&gt;0;&quot;■&quot;;&quot;&quot;)" office:value-type="string" office:string-value="■" calcext:value-type="string">
            <text:p>■</text:p>
          </table:table-cell>
          <table:table-cell office:value-type="float" office:value="1700" calcext:value-type="float">
            <text:p>1700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" calcext:value-type="float">
            <text:p>1</text:p>
          </table:table-cell>
          <table:table-cell table:formula="of:=([.F37]-[.U37])*ROUNDDOWN((25000000/[.F37]);-2)" office:value-type="float" office:value="294000" calcext:value-type="float">
            <text:p>294000</text:p>
          </table:table-cell>
          <table:table-cell table:formula="of:=ROUNDDOWN(26000000/[.U37];-2)" office:value-type="float" office:value="15400" calcext:value-type="float">
            <text:p>15400</text:p>
          </table:table-cell>
          <table:table-cell table:number-columns-repeated="2"/>
          <table:table-cell office:value-type="float" office:value="1693" calcext:value-type="float">
            <text:p>1693</text:p>
          </table:table-cell>
          <table:table-cell office:value-type="float" office:value="1695" calcext:value-type="float">
            <text:p>1695</text:p>
          </table:table-cell>
          <table:table-cell office:value-type="float" office:value="1691" calcext:value-type="float">
            <text:p>1691</text:p>
          </table:table-cell>
          <table:table-cell office:value-type="float" office:value="1695" calcext:value-type="float">
            <text:p>1695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610" calcext:value-type="float">
            <text:p>1610</text:p>
          </table:table-cell>
          <table:table-cell office:value-type="float" office:value="1679" calcext:value-type="float">
            <text:p>1679</text:p>
          </table:table-cell>
          <table:table-cell table:style-name="ce165" office:value-type="float" office:value="1680" calcext:value-type="float">
            <text:p>1680</text:p>
          </table:table-cell>
          <table:table-cell table:style-name="ce165" office:value-type="float" office:value="1689" calcext:value-type="float">
            <text:p>1689</text:p>
          </table:table-cell>
          <table:table-cell table:number-columns-repeated="2" table:style-name="ce165" office:value-type="float" office:value="1679" calcext:value-type="float">
            <text:p>1679</text:p>
          </table:table-cell>
          <table:table-cell table:style-name="ce216" table:formula="of:=([.U37]/[.Q37])-1" office:value-type="percentage" office:value="-0.00591715976331364" calcext:value-type="percentage">
            <text:p>-0.592%</text:p>
          </table:table-cell>
          <table:table-cell table:style-name="ce216" table:formula="of:=([.U37]/[.T37])-1" office:value-type="percentage" office:value="0.000595592614651475" calcext:value-type="percentage">
            <text:p>0.060%</text:p>
          </table:table-cell>
          <table:table-cell table:style-name="ce216" table:formula="of:=([.W37]/[.Q37])-1" office:value-type="percentage" office:value="-0.00650887573964498" calcext:value-type="percentage">
            <text:p>-0.651%</text:p>
          </table:table-cell>
          <table:table-cell table:style-name="ce216" table:formula="of:=([.W37]/[.S37])-1" office:value-type="percentage" office:value="0.0428571428571429" calcext:value-type="percentage">
            <text:p>4.286%</text:p>
          </table:table-cell>
          <table:table-cell table:style-name="ce218"/>
          <table:table-cell table:style-name="ce220" table:formula="of:=1-([.M37]/[.$F37])" office:value-type="percentage" office:value="0.00411764705882356" calcext:value-type="percentage">
            <text:p>0.41%</text:p>
          </table:table-cell>
          <table:table-cell table:style-name="ce220" table:formula="of:=1-([.N37]/[.$F37])" office:value-type="percentage" office:value="0.00294117647058823" calcext:value-type="percentage">
            <text:p>0.29%</text:p>
          </table:table-cell>
          <table:table-cell table:style-name="ce220" table:formula="of:=1-([.O37]/[.$F37])" office:value-type="percentage" office:value="0.00529411764705878" calcext:value-type="percentage">
            <text:p>0.53%</text:p>
          </table:table-cell>
          <table:table-cell table:style-name="ce220" table:formula="of:=1-([.P37]/[.$F37])" office:value-type="percentage" office:value="0.00294117647058823" calcext:value-type="percentage">
            <text:p>0.29%</text:p>
          </table:table-cell>
          <table:table-cell table:style-name="ce224" table:formula="of:=1-([.Q37]/[.$F37])" office:value-type="percentage" office:value="0.00588235294117645" calcext:value-type="percentage">
            <text:p>0.59%</text:p>
          </table:table-cell>
          <table:table-cell table:style-name="ce224" table:formula="of:=1-([.R37]/[.$F37])" office:value-type="percentage" office:value="0.00529411764705878" calcext:value-type="percentage">
            <text:p>0.53%</text:p>
          </table:table-cell>
          <table:table-cell table:style-name="ce224" table:formula="of:=1-([.S37]/[.$F37])" office:value-type="percentage" office:value="0.0529411764705883" calcext:value-type="percentage">
            <text:p>5.29%</text:p>
          </table:table-cell>
          <table:table-cell table:style-name="ce224" table:formula="of:=1-([.T37]/[.$F37])" office:value-type="percentage" office:value="0.0123529411764706" calcext:value-type="percentage">
            <text:p>1.24%</text:p>
          </table:table-cell>
          <table:table-cell table:style-name="ce227" table:formula="of:=1-([.U37]/[.$F37])" office:value-type="percentage" office:value="0.0117647058823529" calcext:value-type="percentage">
            <text:p>1.18%</text:p>
          </table:table-cell>
          <table:table-cell table:style-name="ce227" table:formula="of:=1-([.V37]/[.$F37])" office:value-type="percentage" office:value="0.00647058823529412" calcext:value-type="percentage">
            <text:p>0.65%</text:p>
          </table:table-cell>
          <table:table-cell table:style-name="ce227" table:formula="of:=1-([.W37]/[.$F37])" office:value-type="percentage" office:value="0.0123529411764706" calcext:value-type="percentage">
            <text:p>1.24%</text:p>
          </table:table-cell>
          <table:table-cell table:style-name="ce227" table:formula="of:=1-([.X37]/[.$F37])" office:value-type="percentage" office:value="0.0123529411764706" calcext:value-type="percentage">
            <text:p>1.24%</text:p>
          </table:table-cell>
          <table:table-cell table:number-columns-repeated="98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5-08-08" calcext:value-type="date">
            <text:p>08/08</text:p>
          </table:table-cell>
          <table:table-cell office:value-type="date" office:date-value="2025-09-08" calcext:value-type="date">
            <text:p>09/08</text:p>
          </table:table-cell>
          <table:table-cell office:value-type="float" office:value="6937" calcext:value-type="float">
            <text:p>6937</text:p>
          </table:table-cell>
          <table:table-cell table:style-name="ce203" table:formula="of:=IF(TODAY()-[.C38]&gt;0;&quot;■&quot;;&quot;&quot;)" office:value-type="string" office:string-value="■" calcext:value-type="string">
            <text:p>■</text:p>
          </table:table-cell>
          <table:table-cell office:value-type="float" office:value="1400" calcext:value-type="float">
            <text:p>140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38]-[.U38])*ROUNDDOWN((25000000/[.F38]);-2)" office:value-type="float" office:value="106800" calcext:value-type="float">
            <text:p>106800</text:p>
          </table:table-cell>
          <table:table-cell table:formula="of:=ROUNDDOWN(26000000/[.U38];-2)" office:value-type="float" office:value="18600" calcext:value-type="float">
            <text:p>18600</text:p>
          </table:table-cell>
          <table:table-cell table:number-columns-repeated="2"/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table:number-columns-repeated="2" office:value-type="float" office:value="1398" calcext:value-type="float">
            <text:p>1398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table:style-name="ce165" office:value-type="float" office:value="1394" calcext:value-type="float">
            <text:p>1394</text:p>
          </table:table-cell>
          <table:table-cell table:style-name="ce165" office:value-type="float" office:value="1395" calcext:value-type="float">
            <text:p>1395</text:p>
          </table:table-cell>
          <table:table-cell table:style-name="ce165" office:value-type="float" office:value="1393" calcext:value-type="float">
            <text:p>1393</text:p>
          </table:table-cell>
          <table:table-cell table:style-name="ce165" office:value-type="float" office:value="1395" calcext:value-type="float">
            <text:p>1395</text:p>
          </table:table-cell>
          <table:table-cell table:style-name="ce216" table:formula="of:=([.U38]/[.Q38])-1" office:value-type="percentage" office:value="-0.00214745884037226" calcext:value-type="percentage">
            <text:p>-0.215%</text:p>
          </table:table-cell>
          <table:table-cell table:style-name="ce216" table:formula="of:=([.U38]/[.T38])-1" office:value-type="percentage" office:value="0" calcext:value-type="percentage">
            <text:p>0.000%</text:p>
          </table:table-cell>
          <table:table-cell table:style-name="ce216" table:formula="of:=([.W38]/[.Q38])-1" office:value-type="percentage" office:value="-0.00286327845382961" calcext:value-type="percentage">
            <text:p>-0.286%</text:p>
          </table:table-cell>
          <table:table-cell table:style-name="ce216" table:formula="of:=([.W38]/[.S38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38]/[.$F38])" office:value-type="percentage" office:value="0.00142857142857145" calcext:value-type="percentage">
            <text:p>0.14%</text:p>
          </table:table-cell>
          <table:table-cell table:style-name="ce220" table:formula="of:=1-([.N38]/[.$F38])" office:value-type="percentage" office:value="0.000714285714285667" calcext:value-type="percentage">
            <text:p>0.07%</text:p>
          </table:table-cell>
          <table:table-cell table:style-name="ce220" table:formula="of:=1-([.O38]/[.$F38])" office:value-type="percentage" office:value="0.00142857142857145" calcext:value-type="percentage">
            <text:p>0.14%</text:p>
          </table:table-cell>
          <table:table-cell table:style-name="ce220" table:formula="of:=1-([.P38]/[.$F38])" office:value-type="percentage" office:value="0.00142857142857145" calcext:value-type="percentage">
            <text:p>0.14%</text:p>
          </table:table-cell>
          <table:table-cell table:style-name="ce224" table:formula="of:=1-([.Q38]/[.$F38])" office:value-type="percentage" office:value="0.00214285714285711" calcext:value-type="percentage">
            <text:p>0.21%</text:p>
          </table:table-cell>
          <table:table-cell table:style-name="ce224" table:formula="of:=1-([.R38]/[.$F38])" office:value-type="percentage" office:value="0.00214285714285711" calcext:value-type="percentage">
            <text:p>0.21%</text:p>
          </table:table-cell>
          <table:table-cell table:style-name="ce224" table:formula="of:=1-([.S38]/[.$F38])" office:value-type="percentage" office:value="0.005" calcext:value-type="percentage">
            <text:p>0.50%</text:p>
          </table:table-cell>
          <table:table-cell table:style-name="ce224" table:formula="of:=1-([.T38]/[.$F38])" office:value-type="percentage" office:value="0.00428571428571434" calcext:value-type="percentage">
            <text:p>0.43%</text:p>
          </table:table-cell>
          <table:table-cell table:style-name="ce227" table:formula="of:=1-([.U38]/[.$F38])" office:value-type="percentage" office:value="0.00428571428571434" calcext:value-type="percentage">
            <text:p>0.43%</text:p>
          </table:table-cell>
          <table:table-cell table:style-name="ce227" table:formula="of:=1-([.V38]/[.$F38])" office:value-type="percentage" office:value="0.00357142857142856" calcext:value-type="percentage">
            <text:p>0.36%</text:p>
          </table:table-cell>
          <table:table-cell table:style-name="ce227" table:formula="of:=1-([.W38]/[.$F38])" office:value-type="percentage" office:value="0.005" calcext:value-type="percentage">
            <text:p>0.50%</text:p>
          </table:table-cell>
          <table:table-cell table:style-name="ce227" table:formula="of:=1-([.X38]/[.$F38])" office:value-type="percentage" office:value="0.00357142857142856" calcext:value-type="percentage">
            <text:p>0.36%</text:p>
          </table:table-cell>
          <table:table-cell table:number-columns-repeated="98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5-07-29" calcext:value-type="date">
            <text:p>07/29</text:p>
          </table:table-cell>
          <table:table-cell office:value-type="date" office:date-value="2025-09-10" calcext:value-type="date">
            <text:p>09/10</text:p>
          </table:table-cell>
          <table:table-cell office:value-type="float" office:value="7732" calcext:value-type="float">
            <text:p>7732</text:p>
          </table:table-cell>
          <table:table-cell table:style-name="ce203" table:formula="of:=IF(TODAY()-[.C39]&gt;0;&quot;■&quot;;&quot;&quot;)" office:value-type="string" office:string-value="■" calcext:value-type="string">
            <text:p>■</text:p>
          </table:table-cell>
          <table:table-cell office:value-type="float" office:value="3300" calcext:value-type="float">
            <text:p>3300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" calcext:value-type="float">
            <text:p>1</text:p>
          </table:table-cell>
          <table:table-cell table:formula="of:=([.F39]-[.U39])*ROUNDDOWN((25000000/[.F39]);-2)" office:value-type="float" office:value="75000" calcext:value-type="float">
            <text:p>75000</text:p>
          </table:table-cell>
          <table:table-cell table:formula="of:=ROUNDDOWN(26000000/[.U39];-2)" office:value-type="float" office:value="7900" calcext:value-type="float">
            <text:p>7900</text:p>
          </table:table-cell>
          <table:table-cell office:value-type="float" office:value="33000" calcext:value-type="float">
            <text:p>33000</text:p>
          </table:table-cell>
          <table:table-cell table:formula="of:=[.I39]-[.K39]" office:value-type="float" office:value="42000" calcext:value-type="float">
            <text:p>42000</text:p>
          </table:table-cell>
          <table:table-cell office:value-type="float" office:value="3295" calcext:value-type="float">
            <text:p>3295</text:p>
          </table:table-cell>
          <table:table-cell office:value-type="float" office:value="3296" calcext:value-type="float">
            <text:p>3296</text:p>
          </table:table-cell>
          <table:table-cell table:number-columns-repeated="2" office:value-type="float" office:value="3294" calcext:value-type="float">
            <text:p>3294</text:p>
          </table:table-cell>
          <table:table-cell office:value-type="float" office:value="3296" calcext:value-type="float">
            <text:p>3296</text:p>
          </table:table-cell>
          <table:table-cell office:value-type="float" office:value="3300" calcext:value-type="float">
            <text:p>3300</text:p>
          </table:table-cell>
          <table:table-cell office:value-type="float" office:value="3284" calcext:value-type="float">
            <text:p>3284</text:p>
          </table:table-cell>
          <table:table-cell office:value-type="float" office:value="3286" calcext:value-type="float">
            <text:p>3286</text:p>
          </table:table-cell>
          <table:table-cell table:number-columns-repeated="2" table:style-name="ce165" office:value-type="float" office:value="3290" calcext:value-type="float">
            <text:p>3290</text:p>
          </table:table-cell>
          <table:table-cell table:style-name="ce165" office:value-type="float" office:value="3283" calcext:value-type="float">
            <text:p>3283</text:p>
          </table:table-cell>
          <table:table-cell table:style-name="ce165" office:value-type="float" office:value="3284" calcext:value-type="float">
            <text:p>3284</text:p>
          </table:table-cell>
          <table:table-cell table:style-name="ce216" table:formula="of:=([.U39]/[.Q39])-1" office:value-type="percentage" office:value="-0.00182038834951459" calcext:value-type="percentage">
            <text:p>-0.182%</text:p>
          </table:table-cell>
          <table:table-cell table:style-name="ce216" table:formula="of:=([.U39]/[.T39])-1" office:value-type="percentage" office:value="0.00121728545343891" calcext:value-type="percentage">
            <text:p>0.122%</text:p>
          </table:table-cell>
          <table:table-cell table:style-name="ce216" table:formula="of:=([.W39]/[.Q39])-1" office:value-type="percentage" office:value="-0.00394417475728159" calcext:value-type="percentage">
            <text:p>-0.394%</text:p>
          </table:table-cell>
          <table:table-cell table:style-name="ce216" table:formula="of:=([.W39]/[.S39])-1" office:value-type="percentage" office:value="-0.000304506699147389" calcext:value-type="percentage">
            <text:p>-0.030%</text:p>
          </table:table-cell>
          <table:table-cell table:style-name="ce218"/>
          <table:table-cell table:style-name="ce220" table:formula="of:=1-([.M39]/[.$F39])" office:value-type="percentage" office:value="0.00151515151515147" calcext:value-type="percentage">
            <text:p>0.15%</text:p>
          </table:table-cell>
          <table:table-cell table:style-name="ce220" table:formula="of:=1-([.N39]/[.$F39])" office:value-type="percentage" office:value="0.00121212121212122" calcext:value-type="percentage">
            <text:p>0.12%</text:p>
          </table:table-cell>
          <table:table-cell table:style-name="ce220" table:formula="of:=1-([.O39]/[.$F39])" office:value-type="percentage" office:value="0.00181818181818183" calcext:value-type="percentage">
            <text:p>0.18%</text:p>
          </table:table-cell>
          <table:table-cell table:style-name="ce220" table:formula="of:=1-([.P39]/[.$F39])" office:value-type="percentage" office:value="0.00181818181818183" calcext:value-type="percentage">
            <text:p>0.18%</text:p>
          </table:table-cell>
          <table:table-cell table:style-name="ce224" table:formula="of:=1-([.Q39]/[.$F39])" office:value-type="percentage" office:value="0.00121212121212122" calcext:value-type="percentage">
            <text:p>0.12%</text:p>
          </table:table-cell>
          <table:table-cell table:style-name="ce224" table:formula="of:=1-([.R39]/[.$F39])" office:value-type="percentage" office:value="0" calcext:value-type="percentage">
            <text:p>0.00%</text:p>
          </table:table-cell>
          <table:table-cell table:style-name="ce224" table:formula="of:=1-([.S39]/[.$F39])" office:value-type="percentage" office:value="0.00484848484848488" calcext:value-type="percentage">
            <text:p>0.48%</text:p>
          </table:table-cell>
          <table:table-cell table:style-name="ce224" table:formula="of:=1-([.T39]/[.$F39])" office:value-type="percentage" office:value="0.00424242424242427" calcext:value-type="percentage">
            <text:p>0.42%</text:p>
          </table:table-cell>
          <table:table-cell table:style-name="ce227" table:formula="of:=1-([.U39]/[.$F39])" office:value-type="percentage" office:value="0.00303030303030305" calcext:value-type="percentage">
            <text:p>0.30%</text:p>
          </table:table-cell>
          <table:table-cell table:style-name="ce227" table:formula="of:=1-([.V39]/[.$F39])" office:value-type="percentage" office:value="0.00303030303030305" calcext:value-type="percentage">
            <text:p>0.30%</text:p>
          </table:table-cell>
          <table:table-cell table:style-name="ce227" table:formula="of:=1-([.W39]/[.$F39])" office:value-type="percentage" office:value="0.00515151515151513" calcext:value-type="percentage">
            <text:p>0.52%</text:p>
          </table:table-cell>
          <table:table-cell table:style-name="ce227" table:formula="of:=1-([.X39]/[.$F39])" office:value-type="percentage" office:value="0.00484848484848488" calcext:value-type="percentage">
            <text:p>0.48%</text:p>
          </table:table-cell>
          <table:table-cell table:number-columns-repeated="98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5-08-18" calcext:value-type="date">
            <text:p>08/18</text:p>
          </table:table-cell>
          <table:table-cell office:value-type="date" office:date-value="2025-09-16" calcext:value-type="date">
            <text:p>09/16</text:p>
          </table:table-cell>
          <table:table-cell office:value-type="float" office:value="3688" calcext:value-type="float">
            <text:p>3688</text:p>
          </table:table-cell>
          <table:table-cell table:style-name="ce203" table:formula="of:=IF(TODAY()-[.C40]&gt;0;&quot;■&quot;;&quot;&quot;)" office:value-type="string" office:string-value="■" calcext:value-type="string">
            <text:p>■</text:p>
          </table:table-cell>
          <table:table-cell office:value-type="float" office:value="2100" calcext:value-type="float">
            <text:p>210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40]-[.U40])*ROUNDDOWN((25000000/[.F40]);-2)" office:value-type="float" office:value="249900" calcext:value-type="float">
            <text:p>249900</text:p>
          </table:table-cell>
          <table:table-cell table:formula="of:=ROUNDDOWN(26000000/[.U40];-2)" office:value-type="float" office:value="12500" calcext:value-type="float">
            <text:p>12500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097" calcext:value-type="float">
            <text:p>2097</text:p>
          </table:table-cell>
          <table:table-cell table:number-columns-repeated="2" office:value-type="float" office:value="2096" calcext:value-type="float">
            <text:p>2096</text:p>
          </table:table-cell>
          <table:table-cell office:value-type="float" office:value="2091" calcext:value-type="float">
            <text:p>2091</text:p>
          </table:table-cell>
          <table:table-cell office:value-type="float" office:value="2095" calcext:value-type="float">
            <text:p>2095</text:p>
          </table:table-cell>
          <table:table-cell office:value-type="float" office:value="2086" calcext:value-type="float">
            <text:p>2086</text:p>
          </table:table-cell>
          <table:table-cell office:value-type="float" office:value="2091" calcext:value-type="float">
            <text:p>2091</text:p>
          </table:table-cell>
          <table:table-cell table:style-name="ce165" office:value-type="float" office:value="2079" calcext:value-type="float">
            <text:p>2079</text:p>
          </table:table-cell>
          <table:table-cell table:style-name="ce165" office:value-type="float" office:value="2090" calcext:value-type="float">
            <text:p>2090</text:p>
          </table:table-cell>
          <table:table-cell table:style-name="ce165" office:value-type="float" office:value="2079" calcext:value-type="float">
            <text:p>2079</text:p>
          </table:table-cell>
          <table:table-cell table:style-name="ce165" office:value-type="float" office:value="2086" calcext:value-type="float">
            <text:p>2086</text:p>
          </table:table-cell>
          <table:table-cell table:style-name="ce216" table:formula="of:=([.U40]/[.Q40])-1" office:value-type="percentage" office:value="-0.00573888091822095" calcext:value-type="percentage">
            <text:p>-0.574%</text:p>
          </table:table-cell>
          <table:table-cell table:style-name="ce216" table:formula="of:=([.U40]/[.T40])-1" office:value-type="percentage" office:value="-0.00573888091822095" calcext:value-type="percentage">
            <text:p>-0.574%</text:p>
          </table:table-cell>
          <table:table-cell table:style-name="ce216" table:formula="of:=([.W40]/[.Q40])-1" office:value-type="percentage" office:value="-0.00573888091822095" calcext:value-type="percentage">
            <text:p>-0.574%</text:p>
          </table:table-cell>
          <table:table-cell table:style-name="ce216" table:formula="of:=([.W40]/[.S40])-1" office:value-type="percentage" office:value="-0.00335570469798663" calcext:value-type="percentage">
            <text:p>-0.336%</text:p>
          </table:table-cell>
          <table:table-cell table:style-name="ce218"/>
          <table:table-cell table:style-name="ce220" table:formula="of:=1-([.M40]/[.$F40])" office:value-type="percentage" office:value="0.00190476190476185" calcext:value-type="percentage">
            <text:p>0.19%</text:p>
          </table:table-cell>
          <table:table-cell table:style-name="ce220" table:formula="of:=1-([.N40]/[.$F40])" office:value-type="percentage" office:value="0.00142857142857145" calcext:value-type="percentage">
            <text:p>0.14%</text:p>
          </table:table-cell>
          <table:table-cell table:style-name="ce220" table:formula="of:=1-([.O40]/[.$F40])" office:value-type="percentage" office:value="0.00190476190476185" calcext:value-type="percentage">
            <text:p>0.19%</text:p>
          </table:table-cell>
          <table:table-cell table:style-name="ce220" table:formula="of:=1-([.P40]/[.$F40])" office:value-type="percentage" office:value="0.00190476190476185" calcext:value-type="percentage">
            <text:p>0.19%</text:p>
          </table:table-cell>
          <table:table-cell table:style-name="ce224" table:formula="of:=1-([.Q40]/[.$F40])" office:value-type="percentage" office:value="0.00428571428571434" calcext:value-type="percentage">
            <text:p>0.43%</text:p>
          </table:table-cell>
          <table:table-cell table:style-name="ce224" table:formula="of:=1-([.R40]/[.$F40])" office:value-type="percentage" office:value="0.00238095238095237" calcext:value-type="percentage">
            <text:p>0.24%</text:p>
          </table:table-cell>
          <table:table-cell table:style-name="ce224" table:formula="of:=1-([.S40]/[.$F40])" office:value-type="percentage" office:value="0.00666666666666671" calcext:value-type="percentage">
            <text:p>0.67%</text:p>
          </table:table-cell>
          <table:table-cell table:style-name="ce224" table:formula="of:=1-([.T40]/[.$F40])" office:value-type="percentage" office:value="0.00428571428571434" calcext:value-type="percentage">
            <text:p>0.43%</text:p>
          </table:table-cell>
          <table:table-cell table:style-name="ce227" table:formula="of:=1-([.U40]/[.$F40])" office:value-type="percentage" office:value="0.01" calcext:value-type="percentage">
            <text:p>1.00%</text:p>
          </table:table-cell>
          <table:table-cell table:style-name="ce227" table:formula="of:=1-([.V40]/[.$F40])" office:value-type="percentage" office:value="0.00476190476190475" calcext:value-type="percentage">
            <text:p>0.48%</text:p>
          </table:table-cell>
          <table:table-cell table:style-name="ce227" table:formula="of:=1-([.W40]/[.$F40])" office:value-type="percentage" office:value="0.01" calcext:value-type="percentage">
            <text:p>1.00%</text:p>
          </table:table-cell>
          <table:table-cell table:style-name="ce227" table:formula="of:=1-([.X40]/[.$F40])" office:value-type="percentage" office:value="0.00666666666666671" calcext:value-type="percentage">
            <text:p>0.67%</text:p>
          </table:table-cell>
          <table:table-cell table:number-columns-repeated="98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5-08-06" calcext:value-type="date">
            <text:p>08/06</text:p>
          </table:table-cell>
          <table:table-cell office:value-type="date" office:date-value="2025-09-18" calcext:value-type="date">
            <text:p>09/18</text:p>
          </table:table-cell>
          <table:table-cell office:value-type="float" office:value="1821" calcext:value-type="float">
            <text:p>1821</text:p>
          </table:table-cell>
          <table:table-cell table:style-name="ce203" table:formula="of:=IF(TODAY()-[.C41]&gt;0;&quot;■&quot;;&quot;&quot;)" office:value-type="string" office:string-value="■" calcext:value-type="string">
            <text:p>■</text:p>
          </table:table-cell>
          <table:table-cell office:value-type="float" office:value="600" calcext:value-type="float">
            <text:p>600</text:p>
          </table:table-cell>
          <table:table-cell table:style-name="ce204" office:value-type="float" office:value="3" calcext:value-type="float">
            <text:p>3</text:p>
          </table:table-cell>
          <table:table-cell table:style-name="ce205" office:value-type="float" office:value="0" calcext:value-type="float">
            <text:p>0</text:p>
          </table:table-cell>
          <table:table-cell table:formula="of:=([.F41]-[.U41])*ROUNDDOWN((25000000/[.F41]);-2)" office:value-type="float" office:value="83200" calcext:value-type="float">
            <text:p>83200</text:p>
          </table:table-cell>
          <table:table-cell table:formula="of:=ROUNDDOWN(26000000/[.U41];-2)" office:value-type="float" office:value="43400" calcext:value-type="float">
            <text:p>43400</text:p>
          </table:table-cell>
          <table:table-cell office:value-type="float" office:value="29700" calcext:value-type="float">
            <text:p>29700</text:p>
          </table:table-cell>
          <table:table-cell table:formula="of:=[.I41]-[.K41]" office:value-type="float" office:value="53500" calcext:value-type="float">
            <text:p>535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598" calcext:value-type="float">
            <text:p>598</text:p>
          </table:table-cell>
          <table:table-cell table:style-name="ce165" office:value-type="float" office:value="598" calcext:value-type="float">
            <text:p>598</text:p>
          </table:table-cell>
          <table:table-cell table:style-name="ce165" office:value-type="float" office:value="599" calcext:value-type="float">
            <text:p>599</text:p>
          </table:table-cell>
          <table:table-cell table:number-columns-repeated="2" table:style-name="ce165" office:value-type="float" office:value="598" calcext:value-type="float">
            <text:p>598</text:p>
          </table:table-cell>
          <table:table-cell table:style-name="ce216" table:formula="of:=([.U41]/[.Q41])-1" office:value-type="percentage" office:value="0" calcext:value-type="percentage">
            <text:p>0.000%</text:p>
          </table:table-cell>
          <table:table-cell table:style-name="ce216" table:formula="of:=([.U41]/[.T41])-1" office:value-type="percentage" office:value="0" calcext:value-type="percentage">
            <text:p>0.000%</text:p>
          </table:table-cell>
          <table:table-cell table:style-name="ce216" table:formula="of:=([.W41]/[.Q41])-1" office:value-type="percentage" office:value="0" calcext:value-type="percentage">
            <text:p>0.000%</text:p>
          </table:table-cell>
          <table:table-cell table:style-name="ce216" table:formula="of:=([.W41]/[.S41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41]/[.$F41])" office:value-type="percentage" office:value="0.0033333333333333" calcext:value-type="percentage">
            <text:p>0.33%</text:p>
          </table:table-cell>
          <table:table-cell table:style-name="ce220" table:formula="of:=1-([.N41]/[.$F41])" office:value-type="percentage" office:value="0" calcext:value-type="percentage">
            <text:p>0.00%</text:p>
          </table:table-cell>
          <table:table-cell table:style-name="ce220" table:formula="of:=1-([.O41]/[.$F41])" office:value-type="percentage" office:value="0.0033333333333333" calcext:value-type="percentage">
            <text:p>0.33%</text:p>
          </table:table-cell>
          <table:table-cell table:style-name="ce220" table:formula="of:=1-([.P41]/[.$F41])" office:value-type="percentage" office:value="0" calcext:value-type="percentage">
            <text:p>0.00%</text:p>
          </table:table-cell>
          <table:table-cell table:style-name="ce224" table:formula="of:=1-([.Q41]/[.$F41])" office:value-type="percentage" office:value="0.0033333333333333" calcext:value-type="percentage">
            <text:p>0.33%</text:p>
          </table:table-cell>
          <table:table-cell table:style-name="ce224" table:formula="of:=1-([.R41]/[.$F41])" office:value-type="percentage" office:value="0.00166666666666671" calcext:value-type="percentage">
            <text:p>0.17%</text:p>
          </table:table-cell>
          <table:table-cell table:style-name="ce224" table:formula="of:=1-([.S41]/[.$F41])" office:value-type="percentage" office:value="0.0033333333333333" calcext:value-type="percentage">
            <text:p>0.33%</text:p>
          </table:table-cell>
          <table:table-cell table:style-name="ce224" table:formula="of:=1-([.T41]/[.$F41])" office:value-type="percentage" office:value="0.0033333333333333" calcext:value-type="percentage">
            <text:p>0.33%</text:p>
          </table:table-cell>
          <table:table-cell table:style-name="ce227" table:formula="of:=1-([.U41]/[.$F41])" office:value-type="percentage" office:value="0.0033333333333333" calcext:value-type="percentage">
            <text:p>0.33%</text:p>
          </table:table-cell>
          <table:table-cell table:style-name="ce227" table:formula="of:=1-([.V41]/[.$F41])" office:value-type="percentage" office:value="0.00166666666666671" calcext:value-type="percentage">
            <text:p>0.17%</text:p>
          </table:table-cell>
          <table:table-cell table:style-name="ce227" table:formula="of:=1-([.W41]/[.$F41])" office:value-type="percentage" office:value="0.0033333333333333" calcext:value-type="percentage">
            <text:p>0.33%</text:p>
          </table:table-cell>
          <table:table-cell table:style-name="ce227" table:formula="of:=1-([.X41]/[.$F41])" office:value-type="percentage" office:value="0.0033333333333333" calcext:value-type="percentage">
            <text:p>0.33%</text:p>
          </table:table-cell>
          <table:table-cell table:number-columns-repeated="98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5-08-06" calcext:value-type="date">
            <text:p>08/06</text:p>
          </table:table-cell>
          <table:table-cell office:value-type="date" office:date-value="2025-09-18" calcext:value-type="date">
            <text:p>09/18</text:p>
          </table:table-cell>
          <table:table-cell office:value-type="float" office:value="1743" calcext:value-type="float">
            <text:p>1743</text:p>
          </table:table-cell>
          <table:table-cell table:style-name="ce203" table:formula="of:=IF(TODAY()-[.C42]&gt;0;&quot;■&quot;;&quot;&quot;)" office:value-type="string" office:string-value="■" calcext:value-type="string">
            <text:p>■</text:p>
          </table:table-cell>
          <table:table-cell office:value-type="float" office:value="1840" calcext:value-type="float">
            <text:p>1840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" calcext:value-type="float">
            <text:p>1</text:p>
          </table:table-cell>
          <table:table-cell table:formula="of:=([.F42]-[.U42])*ROUNDDOWN((25000000/[.F42]);-2)" office:value-type="float" office:value="162000" calcext:value-type="float">
            <text:p>162000</text:p>
          </table:table-cell>
          <table:table-cell table:formula="of:=ROUNDDOWN(26000000/[.U42];-2)" office:value-type="float" office:value="14200" calcext:value-type="float">
            <text:p>14200</text:p>
          </table:table-cell>
          <table:table-cell office:value-type="float" office:value="29700" calcext:value-type="float">
            <text:p>29700</text:p>
          </table:table-cell>
          <table:table-cell table:formula="of:=[.I42]-[.K42]" office:value-type="float" office:value="132300" calcext:value-type="float">
            <text:p>132300</text:p>
          </table:table-cell>
          <table:table-cell office:value-type="float" office:value="1835" calcext:value-type="float">
            <text:p>1835</text:p>
          </table:table-cell>
          <table:table-cell office:value-type="float" office:value="1837" calcext:value-type="float">
            <text:p>1837</text:p>
          </table:table-cell>
          <table:table-cell office:value-type="float" office:value="1834" calcext:value-type="float">
            <text:p>1834</text:p>
          </table:table-cell>
          <table:table-cell office:value-type="float" office:value="1837" calcext:value-type="float">
            <text:p>1837</text:p>
          </table:table-cell>
          <table:table-cell office:value-type="float" office:value="1832" calcext:value-type="float">
            <text:p>1832</text:p>
          </table:table-cell>
          <table:table-cell office:value-type="float" office:value="1834" calcext:value-type="float">
            <text:p>1834</text:p>
          </table:table-cell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table:style-name="ce165" office:value-type="float" office:value="1828" calcext:value-type="float">
            <text:p>1828</text:p>
          </table:table-cell>
          <table:table-cell table:style-name="ce165" office:value-type="float" office:value="1829" calcext:value-type="float">
            <text:p>1829</text:p>
          </table:table-cell>
          <table:table-cell table:number-columns-repeated="2" table:style-name="ce165" office:value-type="float" office:value="1819" calcext:value-type="float">
            <text:p>1819</text:p>
          </table:table-cell>
          <table:table-cell table:style-name="ce216" table:formula="of:=([.U42]/[.Q42])-1" office:value-type="percentage" office:value="-0.00218340611353707" calcext:value-type="percentage">
            <text:p>-0.218%</text:p>
          </table:table-cell>
          <table:table-cell table:style-name="ce216" table:formula="of:=([.U42]/[.T42])-1" office:value-type="percentage" office:value="-0.0016384489350082" calcext:value-type="percentage">
            <text:p>-0.164%</text:p>
          </table:table-cell>
          <table:table-cell table:style-name="ce216" table:formula="of:=([.W42]/[.Q42])-1" office:value-type="percentage" office:value="-0.00709606986899558" calcext:value-type="percentage">
            <text:p>-0.710%</text:p>
          </table:table-cell>
          <table:table-cell table:style-name="ce216" table:formula="of:=([.W42]/[.S42])-1" office:value-type="percentage" office:value="-0.0060109289617486" calcext:value-type="percentage">
            <text:p>-0.601%</text:p>
          </table:table-cell>
          <table:table-cell table:style-name="ce218"/>
          <table:table-cell table:style-name="ce220" table:formula="of:=1-([.M42]/[.$F42])" office:value-type="percentage" office:value="0.00271739130434778" calcext:value-type="percentage">
            <text:p>0.27%</text:p>
          </table:table-cell>
          <table:table-cell table:style-name="ce220" table:formula="of:=1-([.N42]/[.$F42])" office:value-type="percentage" office:value="0.00163043478260871" calcext:value-type="percentage">
            <text:p>0.16%</text:p>
          </table:table-cell>
          <table:table-cell table:style-name="ce220" table:formula="of:=1-([.O42]/[.$F42])" office:value-type="percentage" office:value="0.00326086956521743" calcext:value-type="percentage">
            <text:p>0.33%</text:p>
          </table:table-cell>
          <table:table-cell table:style-name="ce220" table:formula="of:=1-([.P42]/[.$F42])" office:value-type="percentage" office:value="0.00163043478260871" calcext:value-type="percentage">
            <text:p>0.16%</text:p>
          </table:table-cell>
          <table:table-cell table:style-name="ce224" table:formula="of:=1-([.Q42]/[.$F42])" office:value-type="percentage" office:value="0.0043478260869565" calcext:value-type="percentage">
            <text:p>0.43%</text:p>
          </table:table-cell>
          <table:table-cell table:style-name="ce224" table:formula="of:=1-([.R42]/[.$F42])" office:value-type="percentage" office:value="0.00326086956521743" calcext:value-type="percentage">
            <text:p>0.33%</text:p>
          </table:table-cell>
          <table:table-cell table:style-name="ce224" table:formula="of:=1-([.S42]/[.$F42])" office:value-type="percentage" office:value="0.00543478260869568" calcext:value-type="percentage">
            <text:p>0.54%</text:p>
          </table:table-cell>
          <table:table-cell table:style-name="ce224" table:formula="of:=1-([.T42]/[.$F42])" office:value-type="percentage" office:value="0.00489130434782614" calcext:value-type="percentage">
            <text:p>0.49%</text:p>
          </table:table-cell>
          <table:table-cell table:style-name="ce227" table:formula="of:=1-([.U42]/[.$F42])" office:value-type="percentage" office:value="0.00652173913043475" calcext:value-type="percentage">
            <text:p>0.65%</text:p>
          </table:table-cell>
          <table:table-cell table:style-name="ce227" table:formula="of:=1-([.V42]/[.$F42])" office:value-type="percentage" office:value="0.00597826086956521" calcext:value-type="percentage">
            <text:p>0.60%</text:p>
          </table:table-cell>
          <table:table-cell table:style-name="ce227" table:formula="of:=1-([.W42]/[.$F42])" office:value-type="percentage" office:value="0.0114130434782609" calcext:value-type="percentage">
            <text:p>1.14%</text:p>
          </table:table-cell>
          <table:table-cell table:style-name="ce227" table:formula="of:=1-([.X42]/[.$F42])" office:value-type="percentage" office:value="0.0114130434782609" calcext:value-type="percentage">
            <text:p>1.14%</text:p>
          </table:table-cell>
          <table:table-cell table:number-columns-repeated="98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5-08-07" calcext:value-type="date">
            <text:p>08/07</text:p>
          </table:table-cell>
          <table:table-cell office:value-type="date" office:date-value="2025-09-19" calcext:value-type="date">
            <text:p>09/19</text:p>
          </table:table-cell>
          <table:table-cell office:value-type="float" office:value="4319" calcext:value-type="float">
            <text:p>4319</text:p>
          </table:table-cell>
          <table:table-cell table:style-name="ce203" table:formula="of:=IF(TODAY()-[.C43]&gt;0;&quot;■&quot;;&quot;&quot;)" office:value-type="string" office:string-value="■" calcext:value-type="string">
            <text:p>■</text:p>
          </table:table-cell>
          <table:table-cell office:value-type="float" office:value="350" calcext:value-type="float">
            <text:p>350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" calcext:value-type="float">
            <text:p>1</text:p>
          </table:table-cell>
          <table:table-cell table:formula="of:=([.F43]-[.U43])*ROUNDDOWN((25000000/[.F43]);-2)" office:value-type="float" office:value="285600" calcext:value-type="float">
            <text:p>285600</text:p>
          </table:table-cell>
          <table:table-cell table:formula="of:=ROUNDDOWN(26000000/[.U43];-2)" office:value-type="float" office:value="75100" calcext:value-type="float">
            <text:p>75100</text:p>
          </table:table-cell>
          <table:table-cell office:value-type="float" office:value="29700" calcext:value-type="float">
            <text:p>29700</text:p>
          </table:table-cell>
          <table:table-cell table:formula="of:=[.I43]-[.K43]" office:value-type="float" office:value="255900" calcext:value-type="float">
            <text:p>255900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4" office:value-type="float" office:value="348" calcext:value-type="float">
            <text:p>348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4" table:style-name="ce165" office:value-type="float" office:value="346" calcext:value-type="float">
            <text:p>346</text:p>
          </table:table-cell>
          <table:table-cell table:style-name="ce216" table:formula="of:=([.U43]/[.Q43])-1" office:value-type="percentage" office:value="-0.00574712643678166" calcext:value-type="percentage">
            <text:p>-0.575%</text:p>
          </table:table-cell>
          <table:table-cell table:style-name="ce216" table:formula="of:=([.U43]/[.T43])-1" office:value-type="percentage" office:value="0" calcext:value-type="percentage">
            <text:p>0.000%</text:p>
          </table:table-cell>
          <table:table-cell table:style-name="ce216" table:formula="of:=([.W43]/[.Q43])-1" office:value-type="percentage" office:value="-0.00574712643678166" calcext:value-type="percentage">
            <text:p>-0.575%</text:p>
          </table:table-cell>
          <table:table-cell table:style-name="ce216" table:formula="of:=([.W43]/[.S43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43]/[.$F43])" office:value-type="percentage" office:value="0.00285714285714289" calcext:value-type="percentage">
            <text:p>0.29%</text:p>
          </table:table-cell>
          <table:table-cell table:style-name="ce220" table:formula="of:=1-([.N43]/[.$F43])" office:value-type="percentage" office:value="0.00285714285714289" calcext:value-type="percentage">
            <text:p>0.29%</text:p>
          </table:table-cell>
          <table:table-cell table:style-name="ce220" table:formula="of:=1-([.O43]/[.$F43])" office:value-type="percentage" office:value="0.00571428571428567" calcext:value-type="percentage">
            <text:p>0.57%</text:p>
          </table:table-cell>
          <table:table-cell table:style-name="ce220" table:formula="of:=1-([.P43]/[.$F43])" office:value-type="percentage" office:value="0.00571428571428567" calcext:value-type="percentage">
            <text:p>0.57%</text:p>
          </table:table-cell>
          <table:table-cell table:style-name="ce224" table:formula="of:=1-([.Q43]/[.$F43])" office:value-type="percentage" office:value="0.00571428571428567" calcext:value-type="percentage">
            <text:p>0.57%</text:p>
          </table:table-cell>
          <table:table-cell table:style-name="ce224" table:formula="of:=1-([.R43]/[.$F43])" office:value-type="percentage" office:value="0.00571428571428567" calcext:value-type="percentage">
            <text:p>0.57%</text:p>
          </table:table-cell>
          <table:table-cell table:style-name="ce224" table:formula="of:=1-([.S43]/[.$F43])" office:value-type="percentage" office:value="0.0114285714285715" calcext:value-type="percentage">
            <text:p>1.14%</text:p>
          </table:table-cell>
          <table:table-cell table:style-name="ce224" table:formula="of:=1-([.T43]/[.$F43])" office:value-type="percentage" office:value="0.0114285714285715" calcext:value-type="percentage">
            <text:p>1.14%</text:p>
          </table:table-cell>
          <table:table-cell table:style-name="ce227" table:formula="of:=1-([.U43]/[.$F43])" office:value-type="percentage" office:value="0.0114285714285715" calcext:value-type="percentage">
            <text:p>1.14%</text:p>
          </table:table-cell>
          <table:table-cell table:style-name="ce227" table:formula="of:=1-([.V43]/[.$F43])" office:value-type="percentage" office:value="0.0114285714285715" calcext:value-type="percentage">
            <text:p>1.14%</text:p>
          </table:table-cell>
          <table:table-cell table:style-name="ce227" table:formula="of:=1-([.W43]/[.$F43])" office:value-type="percentage" office:value="0.0114285714285715" calcext:value-type="percentage">
            <text:p>1.14%</text:p>
          </table:table-cell>
          <table:table-cell table:style-name="ce227" table:formula="of:=1-([.X43]/[.$F43])" office:value-type="percentage" office:value="0.0114285714285715" calcext:value-type="percentage">
            <text:p>1.14%</text:p>
          </table:table-cell>
          <table:table-cell table:number-columns-repeated="98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5-08-12" calcext:value-type="date">
            <text:p>08/12</text:p>
          </table:table-cell>
          <table:table-cell office:value-type="date" office:date-value="2025-09-24" calcext:value-type="date">
            <text:p>09/24</text:p>
          </table:table-cell>
          <table:table-cell office:value-type="float" office:value="1890" calcext:value-type="float">
            <text:p>1890</text:p>
          </table:table-cell>
          <table:table-cell table:style-name="ce203" table:formula="of:=IF(TODAY()-[.C44]&gt;0;&quot;■&quot;;&quot;&quot;)" office:value-type="string" office:string-value="■" calcext:value-type="string">
            <text:p>■</text:p>
          </table:table-cell>
          <table:table-cell office:value-type="float" office:value="1750" calcext:value-type="float">
            <text:p>1750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formula="of:=([.F44]-[.U44])*ROUNDDOWN((25000000/[.F44]);-2)" office:value-type="float" office:value="213000" calcext:value-type="float">
            <text:p>213000</text:p>
          </table:table-cell>
          <table:table-cell table:formula="of:=ROUNDDOWN(26000000/[.U44];-2)" office:value-type="float" office:value="14900" calcext:value-type="float">
            <text:p>14900</text:p>
          </table:table-cell>
          <table:table-cell table:number-columns-repeated="2"/>
          <table:table-cell office:value-type="float" office:value="1747" calcext:value-type="float">
            <text:p>1747</text:p>
          </table:table-cell>
          <table:table-cell office:value-type="float" office:value="1749" calcext:value-type="float">
            <text:p>1749</text:p>
          </table:table-cell>
          <table:table-cell office:value-type="float" office:value="1747" calcext:value-type="float">
            <text:p>1747</text:p>
          </table:table-cell>
          <table:table-cell office:value-type="float" office:value="1749" calcext:value-type="float">
            <text:p>1749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626" calcext:value-type="float">
            <text:p>1626</text:p>
          </table:table-cell>
          <table:table-cell office:value-type="float" office:value="1628" calcext:value-type="float">
            <text:p>1628</text:p>
          </table:table-cell>
          <table:table-cell table:style-name="ce165" office:value-type="float" office:value="1735" calcext:value-type="float">
            <text:p>1735</text:p>
          </table:table-cell>
          <table:table-cell table:style-name="ce165" office:value-type="float" office:value="1737" calcext:value-type="float">
            <text:p>1737</text:p>
          </table:table-cell>
          <table:table-cell table:number-columns-repeated="2" table:style-name="ce165" office:value-type="float" office:value="1731" calcext:value-type="float">
            <text:p>1731</text:p>
          </table:table-cell>
          <table:table-cell table:style-name="ce216" table:formula="of:=([.U44]/[.Q44])-1" office:value-type="percentage" office:value="-0.00516055045871555" calcext:value-type="percentage">
            <text:p>-0.516%</text:p>
          </table:table-cell>
          <table:table-cell table:style-name="ce216" table:formula="of:=([.U44]/[.T44])-1" office:value-type="percentage" office:value="0.0657248157248158" calcext:value-type="percentage">
            <text:p>6.572%</text:p>
          </table:table-cell>
          <table:table-cell table:style-name="ce216" table:formula="of:=([.W44]/[.Q44])-1" office:value-type="percentage" office:value="-0.00745412844036697" calcext:value-type="percentage">
            <text:p>-0.745%</text:p>
          </table:table-cell>
          <table:table-cell table:style-name="ce216" table:formula="of:=([.W44]/[.S44])-1" office:value-type="percentage" office:value="0.0645756457564575" calcext:value-type="percentage">
            <text:p>6.458%</text:p>
          </table:table-cell>
          <table:table-cell table:style-name="ce218"/>
          <table:table-cell table:style-name="ce220" table:formula="of:=1-([.M44]/[.$F44])" office:value-type="percentage" office:value="0.00171428571428567" calcext:value-type="percentage">
            <text:p>0.17%</text:p>
          </table:table-cell>
          <table:table-cell table:style-name="ce220" table:formula="of:=1-([.N44]/[.$F44])" office:value-type="percentage" office:value="0.000571428571428556" calcext:value-type="percentage">
            <text:p>0.06%</text:p>
          </table:table-cell>
          <table:table-cell table:style-name="ce220" table:formula="of:=1-([.O44]/[.$F44])" office:value-type="percentage" office:value="0.00171428571428567" calcext:value-type="percentage">
            <text:p>0.17%</text:p>
          </table:table-cell>
          <table:table-cell table:style-name="ce220" table:formula="of:=1-([.P44]/[.$F44])" office:value-type="percentage" office:value="0.000571428571428556" calcext:value-type="percentage">
            <text:p>0.06%</text:p>
          </table:table-cell>
          <table:table-cell table:style-name="ce224" table:formula="of:=1-([.Q44]/[.$F44])" office:value-type="percentage" office:value="0.00342857142857145" calcext:value-type="percentage">
            <text:p>0.34%</text:p>
          </table:table-cell>
          <table:table-cell table:style-name="ce224" table:formula="of:=1-([.R44]/[.$F44])" office:value-type="percentage" office:value="0.00285714285714289" calcext:value-type="percentage">
            <text:p>0.29%</text:p>
          </table:table-cell>
          <table:table-cell table:style-name="ce224" table:formula="of:=1-([.S44]/[.$F44])" office:value-type="percentage" office:value="0.0708571428571428" calcext:value-type="percentage">
            <text:p>7.09%</text:p>
          </table:table-cell>
          <table:table-cell table:style-name="ce224" table:formula="of:=1-([.T44]/[.$F44])" office:value-type="percentage" office:value="0.0697142857142857" calcext:value-type="percentage">
            <text:p>6.97%</text:p>
          </table:table-cell>
          <table:table-cell table:style-name="ce227" table:formula="of:=1-([.U44]/[.$F44])" office:value-type="percentage" office:value="0.00857142857142856" calcext:value-type="percentage">
            <text:p>0.86%</text:p>
          </table:table-cell>
          <table:table-cell table:style-name="ce227" table:formula="of:=1-([.V44]/[.$F44])" office:value-type="percentage" office:value="0.00742857142857145" calcext:value-type="percentage">
            <text:p>0.74%</text:p>
          </table:table-cell>
          <table:table-cell table:style-name="ce227" table:formula="of:=1-([.W44]/[.$F44])" office:value-type="percentage" office:value="0.0108571428571429" calcext:value-type="percentage">
            <text:p>1.09%</text:p>
          </table:table-cell>
          <table:table-cell table:style-name="ce227" table:formula="of:=1-([.X44]/[.$F44])" office:value-type="percentage" office:value="0.0108571428571429" calcext:value-type="percentage">
            <text:p>1.09%</text:p>
          </table:table-cell>
          <table:table-cell table:number-columns-repeated="98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5-08-12" calcext:value-type="date">
            <text:p>08/12</text:p>
          </table:table-cell>
          <table:table-cell office:value-type="date" office:date-value="2025-09-24" calcext:value-type="date">
            <text:p>09/24</text:p>
          </table:table-cell>
          <table:table-cell office:value-type="float" office:value="6416" calcext:value-type="float">
            <text:p>6416</text:p>
          </table:table-cell>
          <table:table-cell table:style-name="ce203" table:formula="of:=IF(TODAY()-[.C45]&gt;0;&quot;■&quot;;&quot;&quot;)" office:value-type="string" office:string-value="■" calcext:value-type="string">
            <text:p>■</text:p>
          </table:table-cell>
          <table:table-cell office:value-type="float" office:value="960" calcext:value-type="float">
            <text:p>960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2" calcext:value-type="float">
            <text:p>2</text:p>
          </table:table-cell>
          <table:table-cell table:formula="of:=([.F45]-[.U45])*ROUNDDOWN((25000000/[.F45]);-2)" office:value-type="float" office:value="312000" calcext:value-type="float">
            <text:p>312000</text:p>
          </table:table-cell>
          <table:table-cell table:formula="of:=ROUNDDOWN(26000000/[.U45];-2)" office:value-type="float" office:value="27400" calcext:value-type="float">
            <text:p>27400</text:p>
          </table:table-cell>
          <table:table-cell table:number-columns-repeated="2"/>
          <table:table-cell table:number-columns-repeated="2" office:value-type="float" office:value="955" calcext:value-type="float">
            <text:p>955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47" calcext:value-type="float">
            <text:p>947</text:p>
          </table:table-cell>
          <table:table-cell office:value-type="float" office:value="952" calcext:value-type="float">
            <text:p>952</text:p>
          </table:table-cell>
          <table:table-cell table:style-name="ce165" office:value-type="float" office:value="948" calcext:value-type="float">
            <text:p>948</text:p>
          </table:table-cell>
          <table:table-cell table:style-name="ce165" office:value-type="float" office:value="950" calcext:value-type="float">
            <text:p>950</text:p>
          </table:table-cell>
          <table:table-cell table:style-name="ce165" office:value-type="float" office:value="948" calcext:value-type="float">
            <text:p>948</text:p>
          </table:table-cell>
          <table:table-cell table:style-name="ce165" office:value-type="float" office:value="949" calcext:value-type="float">
            <text:p>949</text:p>
          </table:table-cell>
          <table:table-cell table:style-name="ce216" table:formula="of:=([.U45]/[.Q45])-1" office:value-type="percentage" office:value="-0.00420168067226889" calcext:value-type="percentage">
            <text:p>-0.420%</text:p>
          </table:table-cell>
          <table:table-cell table:style-name="ce216" table:formula="of:=([.U45]/[.T45])-1" office:value-type="percentage" office:value="-0.00420168067226889" calcext:value-type="percentage">
            <text:p>-0.420%</text:p>
          </table:table-cell>
          <table:table-cell table:style-name="ce216" table:formula="of:=([.W45]/[.Q45])-1" office:value-type="percentage" office:value="-0.00420168067226889" calcext:value-type="percentage">
            <text:p>-0.420%</text:p>
          </table:table-cell>
          <table:table-cell table:style-name="ce216" table:formula="of:=([.W45]/[.S45])-1" office:value-type="percentage" office:value="0.00105596620908122" calcext:value-type="percentage">
            <text:p>0.106%</text:p>
          </table:table-cell>
          <table:table-cell table:style-name="ce218"/>
          <table:table-cell table:style-name="ce220" table:formula="of:=1-([.M45]/[.$F45])" office:value-type="percentage" office:value="0.00520833333333337" calcext:value-type="percentage">
            <text:p>0.52%</text:p>
          </table:table-cell>
          <table:table-cell table:style-name="ce220" table:formula="of:=1-([.N45]/[.$F45])" office:value-type="percentage" office:value="0.00520833333333337" calcext:value-type="percentage">
            <text:p>0.52%</text:p>
          </table:table-cell>
          <table:table-cell table:style-name="ce220" table:formula="of:=1-([.O45]/[.$F45])" office:value-type="percentage" office:value="0.0072916666666667" calcext:value-type="percentage">
            <text:p>0.73%</text:p>
          </table:table-cell>
          <table:table-cell table:style-name="ce220" table:formula="of:=1-([.P45]/[.$F45])" office:value-type="percentage" office:value="0.0072916666666667" calcext:value-type="percentage">
            <text:p>0.73%</text:p>
          </table:table-cell>
          <table:table-cell table:style-name="ce224" table:formula="of:=1-([.Q45]/[.$F45])" office:value-type="percentage" office:value="0.0083333333333333" calcext:value-type="percentage">
            <text:p>0.83%</text:p>
          </table:table-cell>
          <table:table-cell table:style-name="ce224" table:formula="of:=1-([.R45]/[.$F45])" office:value-type="percentage" office:value="0.0072916666666667" calcext:value-type="percentage">
            <text:p>0.73%</text:p>
          </table:table-cell>
          <table:table-cell table:style-name="ce224" table:formula="of:=1-([.S45]/[.$F45])" office:value-type="percentage" office:value="0.0135416666666667" calcext:value-type="percentage">
            <text:p>1.35%</text:p>
          </table:table-cell>
          <table:table-cell table:style-name="ce224" table:formula="of:=1-([.T45]/[.$F45])" office:value-type="percentage" office:value="0.0083333333333333" calcext:value-type="percentage">
            <text:p>0.83%</text:p>
          </table:table-cell>
          <table:table-cell table:style-name="ce227" table:formula="of:=1-([.U45]/[.$F45])" office:value-type="percentage" office:value="0.0125" calcext:value-type="percentage">
            <text:p>1.25%</text:p>
          </table:table-cell>
          <table:table-cell table:style-name="ce227" table:formula="of:=1-([.V45]/[.$F45])" office:value-type="percentage" office:value="0.0104166666666666" calcext:value-type="percentage">
            <text:p>1.04%</text:p>
          </table:table-cell>
          <table:table-cell table:style-name="ce227" table:formula="of:=1-([.W45]/[.$F45])" office:value-type="percentage" office:value="0.0125" calcext:value-type="percentage">
            <text:p>1.25%</text:p>
          </table:table-cell>
          <table:table-cell table:style-name="ce227" table:formula="of:=1-([.X45]/[.$F45])" office:value-type="percentage" office:value="0.0114583333333333" calcext:value-type="percentage">
            <text:p>1.15%</text:p>
          </table:table-cell>
          <table:table-cell table:number-columns-repeated="98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5-08-12" calcext:value-type="date">
            <text:p>08/12</text:p>
          </table:table-cell>
          <table:table-cell office:value-type="date" office:date-value="2025-09-24" calcext:value-type="date">
            <text:p>09/24</text:p>
          </table:table-cell>
          <table:table-cell office:value-type="float" office:value="3847" calcext:value-type="float">
            <text:p>3847</text:p>
          </table:table-cell>
          <table:table-cell table:style-name="ce203" table:formula="of:=IF(TODAY()-[.C46]&gt;0;&quot;■&quot;;&quot;&quot;)" office:value-type="string" office:string-value="■" calcext:value-type="string">
            <text:p>■</text:p>
          </table:table-cell>
          <table:table-cell office:value-type="float" office:value="6850" calcext:value-type="float">
            <text:p>6850</text:p>
          </table:table-cell>
          <table:table-cell table:style-name="ce204" office:value-type="float" office:value="3" calcext:value-type="float">
            <text:p>3</text:p>
          </table:table-cell>
          <table:table-cell table:style-name="ce205" office:value-type="float" office:value="0" calcext:value-type="float">
            <text:p>0</text:p>
          </table:table-cell>
          <table:table-cell table:formula="of:=([.F46]-[.U46])*ROUNDDOWN((25000000/[.F46]);-2)" office:value-type="float" office:value="36000" calcext:value-type="float">
            <text:p>36000</text:p>
          </table:table-cell>
          <table:table-cell table:formula="of:=ROUNDDOWN(26000000/[.U46];-2)" office:value-type="float" office:value="3800" calcext:value-type="float">
            <text:p>3800</text:p>
          </table:table-cell>
          <table:table-cell table:number-columns-repeated="2"/>
          <table:table-cell table:number-columns-repeated="2" office:value-type="float" office:value="6840" calcext:value-type="float">
            <text:p>6840</text:p>
          </table:table-cell>
          <table:table-cell office:value-type="float" office:value="6830" calcext:value-type="float">
            <text:p>6830</text:p>
          </table:table-cell>
          <table:table-cell office:value-type="float" office:value="6840" calcext:value-type="float">
            <text:p>6840</text:p>
          </table:table-cell>
          <table:table-cell office:value-type="float" office:value="6820" calcext:value-type="float">
            <text:p>6820</text:p>
          </table:table-cell>
          <table:table-cell office:value-type="float" office:value="6840" calcext:value-type="float">
            <text:p>6840</text:p>
          </table:table-cell>
          <table:table-cell office:value-type="float" office:value="6790" calcext:value-type="float">
            <text:p>6790</text:p>
          </table:table-cell>
          <table:table-cell office:value-type="float" office:value="6840" calcext:value-type="float">
            <text:p>6840</text:p>
          </table:table-cell>
          <table:table-cell table:style-name="ce165" office:value-type="float" office:value="6840" calcext:value-type="float">
            <text:p>6840</text:p>
          </table:table-cell>
          <table:table-cell table:style-name="ce165" office:value-type="float" office:value="7200" calcext:value-type="float">
            <text:p>7200</text:p>
          </table:table-cell>
          <table:table-cell table:style-name="ce165" office:value-type="float" office:value="6790" calcext:value-type="float">
            <text:p>6790</text:p>
          </table:table-cell>
          <table:table-cell table:style-name="ce165" office:value-type="float" office:value="6800" calcext:value-type="float">
            <text:p>6800</text:p>
          </table:table-cell>
          <table:table-cell table:style-name="ce216" table:formula="of:=([.U46]/[.Q46])-1" office:value-type="percentage" office:value="0.00293255131964809" calcext:value-type="percentage">
            <text:p>0.293%</text:p>
          </table:table-cell>
          <table:table-cell table:style-name="ce216" table:formula="of:=([.U46]/[.T46])-1" office:value-type="percentage" office:value="0" calcext:value-type="percentage">
            <text:p>0.000%</text:p>
          </table:table-cell>
          <table:table-cell table:style-name="ce216" table:formula="of:=([.W46]/[.Q46])-1" office:value-type="percentage" office:value="-0.00439882697947214" calcext:value-type="percentage">
            <text:p>-0.440%</text:p>
          </table:table-cell>
          <table:table-cell table:style-name="ce216" table:formula="of:=([.W46]/[.S46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46]/[.$F46])" office:value-type="percentage" office:value="0.00145985401459858" calcext:value-type="percentage">
            <text:p>0.15%</text:p>
          </table:table-cell>
          <table:table-cell table:style-name="ce220" table:formula="of:=1-([.N46]/[.$F46])" office:value-type="percentage" office:value="0.00145985401459858" calcext:value-type="percentage">
            <text:p>0.15%</text:p>
          </table:table-cell>
          <table:table-cell table:style-name="ce220" table:formula="of:=1-([.O46]/[.$F46])" office:value-type="percentage" office:value="0.00291970802919705" calcext:value-type="percentage">
            <text:p>0.29%</text:p>
          </table:table-cell>
          <table:table-cell table:style-name="ce220" table:formula="of:=1-([.P46]/[.$F46])" office:value-type="percentage" office:value="0.00145985401459858" calcext:value-type="percentage">
            <text:p>0.15%</text:p>
          </table:table-cell>
          <table:table-cell table:style-name="ce224" table:formula="of:=1-([.Q46]/[.$F46])" office:value-type="percentage" office:value="0.00437956204379564" calcext:value-type="percentage">
            <text:p>0.44%</text:p>
          </table:table-cell>
          <table:table-cell table:style-name="ce224" table:formula="of:=1-([.R46]/[.$F46])" office:value-type="percentage" office:value="0.00145985401459858" calcext:value-type="percentage">
            <text:p>0.15%</text:p>
          </table:table-cell>
          <table:table-cell table:style-name="ce224" table:formula="of:=1-([.S46]/[.$F46])" office:value-type="percentage" office:value="0.00875912408759128" calcext:value-type="percentage">
            <text:p>0.88%</text:p>
          </table:table-cell>
          <table:table-cell table:style-name="ce224" table:formula="of:=1-([.T46]/[.$F46])" office:value-type="percentage" office:value="0.00145985401459858" calcext:value-type="percentage">
            <text:p>0.15%</text:p>
          </table:table-cell>
          <table:table-cell table:style-name="ce227" table:formula="of:=1-([.U46]/[.$F46])" office:value-type="percentage" office:value="0.00145985401459858" calcext:value-type="percentage">
            <text:p>0.15%</text:p>
          </table:table-cell>
          <table:table-cell table:style-name="ce227" table:formula="of:=1-([.V46]/[.$F46])" office:value-type="percentage" office:value="-0.051094890510949" calcext:value-type="percentage">
            <text:p>-5.11%</text:p>
          </table:table-cell>
          <table:table-cell table:style-name="ce227" table:formula="of:=1-([.W46]/[.$F46])" office:value-type="percentage" office:value="0.00875912408759128" calcext:value-type="percentage">
            <text:p>0.88%</text:p>
          </table:table-cell>
          <table:table-cell table:style-name="ce227" table:formula="of:=1-([.X46]/[.$F46])" office:value-type="percentage" office:value="0.00729927007299269" calcext:value-type="percentage">
            <text:p>0.73%</text:p>
          </table:table-cell>
          <table:table-cell table:number-columns-repeated="98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5-08-07" calcext:value-type="date">
            <text:p>08/07</text:p>
          </table:table-cell>
          <table:table-cell office:value-type="date" office:date-value="2025-09-24" calcext:value-type="date">
            <text:p>09/24</text:p>
          </table:table-cell>
          <table:table-cell office:value-type="float" office:value="6028" calcext:value-type="float">
            <text:p>6028</text:p>
          </table:table-cell>
          <table:table-cell table:style-name="ce203" table:formula="of:=IF(TODAY()-[.C47]&gt;0;&quot;■&quot;;&quot;&quot;)" office:value-type="string" office:string-value="■" calcext:value-type="string">
            <text:p>■</text:p>
          </table:table-cell>
          <table:table-cell office:value-type="float" office:value="4870" calcext:value-type="float">
            <text:p>4870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6" calcext:value-type="float">
            <text:p>6</text:p>
          </table:table-cell>
          <table:table-cell table:formula="of:=([.F47]-[.U47])*ROUNDDOWN((25000000/[.F47]);-2)" office:value-type="float" office:value="316200" calcext:value-type="float">
            <text:p>316200</text:p>
          </table:table-cell>
          <table:table-cell table:formula="of:=ROUNDDOWN(26000000/[.U47];-2)" office:value-type="float" office:value="5400" calcext:value-type="float">
            <text:p>5400</text:p>
          </table:table-cell>
          <table:table-cell office:value-type="float" office:value="31429" calcext:value-type="float">
            <text:p>31429</text:p>
          </table:table-cell>
          <table:table-cell table:formula="of:=[.I47]-[.K47]" office:value-type="float" office:value="284771" calcext:value-type="float">
            <text:p>284771</text:p>
          </table:table-cell>
          <table:table-cell office:value-type="float" office:value="4816" calcext:value-type="float">
            <text:p>4816</text:p>
          </table:table-cell>
          <table:table-cell office:value-type="float" office:value="4822" calcext:value-type="float">
            <text:p>4822</text:p>
          </table:table-cell>
          <table:table-cell table:number-columns-repeated="2" office:value-type="float" office:value="4803" calcext:value-type="float">
            <text:p>4803</text:p>
          </table:table-cell>
          <table:table-cell office:value-type="float" office:value="4810" calcext:value-type="float">
            <text:p>4810</text:p>
          </table:table-cell>
          <table:table-cell office:value-type="float" office:value="4816" calcext:value-type="float">
            <text:p>4816</text:p>
          </table:table-cell>
          <table:table-cell office:value-type="float" office:value="4806" calcext:value-type="float">
            <text:p>4806</text:p>
          </table:table-cell>
          <table:table-cell office:value-type="float" office:value="4809" calcext:value-type="float">
            <text:p>4809</text:p>
          </table:table-cell>
          <table:table-cell table:style-name="ce165" office:value-type="float" office:value="4808" calcext:value-type="float">
            <text:p>4808</text:p>
          </table:table-cell>
          <table:table-cell table:style-name="ce165" office:value-type="float" office:value="4824" calcext:value-type="float">
            <text:p>4824</text:p>
          </table:table-cell>
          <table:table-cell table:style-name="ce165" office:value-type="float" office:value="4806" calcext:value-type="float">
            <text:p>4806</text:p>
          </table:table-cell>
          <table:table-cell table:style-name="ce165" office:value-type="float" office:value="4824" calcext:value-type="float">
            <text:p>4824</text:p>
          </table:table-cell>
          <table:table-cell table:style-name="ce216" table:formula="of:=([.U47]/[.Q47])-1" office:value-type="percentage" office:value="-0.00041580041580036" calcext:value-type="percentage">
            <text:p>-0.042%</text:p>
          </table:table-cell>
          <table:table-cell table:style-name="ce216" table:formula="of:=([.U47]/[.T47])-1" office:value-type="percentage" office:value="-0.000207943439384461" calcext:value-type="percentage">
            <text:p>-0.021%</text:p>
          </table:table-cell>
          <table:table-cell table:style-name="ce216" table:formula="of:=([.W47]/[.Q47])-1" office:value-type="percentage" office:value="-0.000831600831600832" calcext:value-type="percentage">
            <text:p>-0.083%</text:p>
          </table:table-cell>
          <table:table-cell table:style-name="ce216" table:formula="of:=([.W47]/[.S47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47]/[.$F47])" office:value-type="percentage" office:value="0.0110882956878851" calcext:value-type="percentage">
            <text:p>1.11%</text:p>
          </table:table-cell>
          <table:table-cell table:style-name="ce220" table:formula="of:=1-([.N47]/[.$F47])" office:value-type="percentage" office:value="0.00985626283367558" calcext:value-type="percentage">
            <text:p>0.99%</text:p>
          </table:table-cell>
          <table:table-cell table:style-name="ce220" table:formula="of:=1-([.O47]/[.$F47])" office:value-type="percentage" office:value="0.0137577002053388" calcext:value-type="percentage">
            <text:p>1.38%</text:p>
          </table:table-cell>
          <table:table-cell table:style-name="ce220" table:formula="of:=1-([.P47]/[.$F47])" office:value-type="percentage" office:value="0.0137577002053388" calcext:value-type="percentage">
            <text:p>1.38%</text:p>
          </table:table-cell>
          <table:table-cell table:style-name="ce224" table:formula="of:=1-([.Q47]/[.$F47])" office:value-type="percentage" office:value="0.0123203285420944" calcext:value-type="percentage">
            <text:p>1.23%</text:p>
          </table:table-cell>
          <table:table-cell table:style-name="ce224" table:formula="of:=1-([.R47]/[.$F47])" office:value-type="percentage" office:value="0.0110882956878851" calcext:value-type="percentage">
            <text:p>1.11%</text:p>
          </table:table-cell>
          <table:table-cell table:style-name="ce224" table:formula="of:=1-([.S47]/[.$F47])" office:value-type="percentage" office:value="0.0131416837782341" calcext:value-type="percentage">
            <text:p>1.31%</text:p>
          </table:table-cell>
          <table:table-cell table:style-name="ce224" table:formula="of:=1-([.T47]/[.$F47])" office:value-type="percentage" office:value="0.0125256673511294" calcext:value-type="percentage">
            <text:p>1.25%</text:p>
          </table:table-cell>
          <table:table-cell table:style-name="ce227" table:formula="of:=1-([.U47]/[.$F47])" office:value-type="percentage" office:value="0.0127310061601643" calcext:value-type="percentage">
            <text:p>1.27%</text:p>
          </table:table-cell>
          <table:table-cell table:style-name="ce227" table:formula="of:=1-([.V47]/[.$F47])" office:value-type="percentage" office:value="0.00944558521560579" calcext:value-type="percentage">
            <text:p>0.94%</text:p>
          </table:table-cell>
          <table:table-cell table:style-name="ce227" table:formula="of:=1-([.W47]/[.$F47])" office:value-type="percentage" office:value="0.0131416837782341" calcext:value-type="percentage">
            <text:p>1.31%</text:p>
          </table:table-cell>
          <table:table-cell table:style-name="ce227" table:formula="of:=1-([.X47]/[.$F47])" office:value-type="percentage" office:value="0.00944558521560579" calcext:value-type="percentage">
            <text:p>0.94%</text:p>
          </table:table-cell>
          <table:table-cell table:number-columns-repeated="98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5-08-14" calcext:value-type="date">
            <text:p>08/14</text:p>
          </table:table-cell>
          <table:table-cell office:value-type="date" office:date-value="2025-09-29" calcext:value-type="date">
            <text:p>09/29</text:p>
          </table:table-cell>
          <table:table-cell office:value-type="float" office:value="2150" calcext:value-type="float">
            <text:p>2150</text:p>
          </table:table-cell>
          <table:table-cell table:style-name="ce203" table:formula="of:=IF(TODAY()-[.C48]&gt;0;&quot;■&quot;;&quot;&quot;)" office:value-type="string" office:string-value="■" calcext:value-type="string">
            <text:p>■</text:p>
          </table:table-cell>
          <table:table-cell office:value-type="float" office:value="1130" calcext:value-type="float">
            <text:p>113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48]-[.U48])*ROUNDDOWN((25000000/[.F48]);-2)" office:value-type="float" office:value="375700" calcext:value-type="float">
            <text:p>375700</text:p>
          </table:table-cell>
          <table:table-cell table:formula="of:=ROUNDDOWN(26000000/[.U48];-2)" office:value-type="float" office:value="23300" calcext:value-type="float">
            <text:p>23300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2" office:value-type="float" office:value="1121" calcext:value-type="float">
            <text:p>1121</text:p>
          </table:table-cell>
          <table:table-cell office:value-type="float" office:value="1076" calcext:value-type="float">
            <text:p>1076</text:p>
          </table:table-cell>
          <table:table-cell office:value-type="float" office:value="1114" calcext:value-type="float">
            <text:p>1114</text:p>
          </table:table-cell>
          <table:table-cell table:style-name="ce165" office:value-type="float" office:value="1113" calcext:value-type="float">
            <text:p>1113</text:p>
          </table:table-cell>
          <table:table-cell table:style-name="ce165" office:value-type="float" office:value="1119" calcext:value-type="float">
            <text:p>1119</text:p>
          </table:table-cell>
          <table:table-cell table:style-name="ce165" office:value-type="float" office:value="1110" calcext:value-type="float">
            <text:p>1110</text:p>
          </table:table-cell>
          <table:table-cell table:style-name="ce165" office:value-type="float" office:value="1115" calcext:value-type="float">
            <text:p>1115</text:p>
          </table:table-cell>
          <table:table-cell table:style-name="ce216" table:formula="of:=([.U48]/[.Q48])-1" office:value-type="percentage" office:value="-0.00713648528099908" calcext:value-type="percentage">
            <text:p>-0.714%</text:p>
          </table:table-cell>
          <table:table-cell table:style-name="ce216" table:formula="of:=([.U48]/[.T48])-1" office:value-type="percentage" office:value="-0.000897666068222613" calcext:value-type="percentage">
            <text:p>-0.090%</text:p>
          </table:table-cell>
          <table:table-cell table:style-name="ce216" table:formula="of:=([.W48]/[.Q48])-1" office:value-type="percentage" office:value="-0.00981266726137375" calcext:value-type="percentage">
            <text:p>-0.981%</text:p>
          </table:table-cell>
          <table:table-cell table:style-name="ce216" table:formula="of:=([.W48]/[.S48])-1" office:value-type="percentage" office:value="0.0315985130111525" calcext:value-type="percentage">
            <text:p>3.160%</text:p>
          </table:table-cell>
          <table:table-cell table:style-name="ce218"/>
          <table:table-cell table:style-name="ce220" table:formula="of:=1-([.M48]/[.$F48])" office:value-type="percentage" office:value="0.00265486725663722" calcext:value-type="percentage">
            <text:p>0.27%</text:p>
          </table:table-cell>
          <table:table-cell table:style-name="ce220" table:formula="of:=1-([.N48]/[.$F48])" office:value-type="percentage" office:value="0.00176991150442474" calcext:value-type="percentage">
            <text:p>0.18%</text:p>
          </table:table-cell>
          <table:table-cell table:style-name="ce220" table:formula="of:=1-([.O48]/[.$F48])" office:value-type="percentage" office:value="0.00353982300884959" calcext:value-type="percentage">
            <text:p>0.35%</text:p>
          </table:table-cell>
          <table:table-cell table:style-name="ce220" table:formula="of:=1-([.P48]/[.$F48])" office:value-type="percentage" office:value="0.00353982300884959" calcext:value-type="percentage">
            <text:p>0.35%</text:p>
          </table:table-cell>
          <table:table-cell table:style-name="ce224" table:formula="of:=1-([.Q48]/[.$F48])" office:value-type="percentage" office:value="0.00796460176991154" calcext:value-type="percentage">
            <text:p>0.80%</text:p>
          </table:table-cell>
          <table:table-cell table:style-name="ce224" table:formula="of:=1-([.R48]/[.$F48])" office:value-type="percentage" office:value="0.00796460176991154" calcext:value-type="percentage">
            <text:p>0.80%</text:p>
          </table:table-cell>
          <table:table-cell table:style-name="ce224" table:formula="of:=1-([.S48]/[.$F48])" office:value-type="percentage" office:value="0.047787610619469" calcext:value-type="percentage">
            <text:p>4.78%</text:p>
          </table:table-cell>
          <table:table-cell table:style-name="ce224" table:formula="of:=1-([.T48]/[.$F48])" office:value-type="percentage" office:value="0.0141592920353982" calcext:value-type="percentage">
            <text:p>1.42%</text:p>
          </table:table-cell>
          <table:table-cell table:style-name="ce227" table:formula="of:=1-([.U48]/[.$F48])" office:value-type="percentage" office:value="0.0150442477876106" calcext:value-type="percentage">
            <text:p>1.50%</text:p>
          </table:table-cell>
          <table:table-cell table:style-name="ce227" table:formula="of:=1-([.V48]/[.$F48])" office:value-type="percentage" office:value="0.00973451327433628" calcext:value-type="percentage">
            <text:p>0.97%</text:p>
          </table:table-cell>
          <table:table-cell table:style-name="ce227" table:formula="of:=1-([.W48]/[.$F48])" office:value-type="percentage" office:value="0.0176991150442478" calcext:value-type="percentage">
            <text:p>1.77%</text:p>
          </table:table-cell>
          <table:table-cell table:style-name="ce227" table:formula="of:=1-([.X48]/[.$F48])" office:value-type="percentage" office:value="0.0132743362831859" calcext:value-type="percentage">
            <text:p>1.33%</text:p>
          </table:table-cell>
          <table:table-cell table:number-columns-repeated="98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5-08-15" calcext:value-type="date">
            <text:p>08/15</text:p>
          </table:table-cell>
          <table:table-cell office:value-type="date" office:date-value="2025-09-29" calcext:value-type="date">
            <text:p>09/29</text:p>
          </table:table-cell>
          <table:table-cell office:value-type="float" office:value="5577" calcext:value-type="float">
            <text:p>5577</text:p>
          </table:table-cell>
          <table:table-cell table:style-name="ce203" table:formula="of:=IF(TODAY()-[.C49]&gt;0;&quot;■&quot;;&quot;&quot;)" office:value-type="string" office:string-value="■" calcext:value-type="string">
            <text:p>■</text:p>
          </table:table-cell>
          <table:table-cell office:value-type="float" office:value="1450" calcext:value-type="float">
            <text:p>1450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formula="of:=([.F49]-[.U49])*ROUNDDOWN((25000000/[.F49]);-2)" office:value-type="float" office:value="258000" calcext:value-type="float">
            <text:p>258000</text:p>
          </table:table-cell>
          <table:table-cell table:formula="of:=ROUNDDOWN(26000000/[.U49];-2)" office:value-type="float" office:value="18100" calcext:value-type="float">
            <text:p>18100</text:p>
          </table:table-cell>
          <table:table-cell office:value-type="float" office:value="33000" calcext:value-type="float">
            <text:p>33000</text:p>
          </table:table-cell>
          <table:table-cell table:formula="of:=[.I49]-[.K49]" office:value-type="float" office:value="225000" calcext:value-type="float">
            <text:p>225000</text:p>
          </table:table-cell>
          <table:table-cell table:number-columns-repeated="2" office:value-type="float" office:value="1447" calcext:value-type="float">
            <text:p>1447</text:p>
          </table:table-cell>
          <table:table-cell table:number-columns-repeated="2" office:value-type="float" office:value="1446" calcext:value-type="float">
            <text:p>1446</text:p>
          </table:table-cell>
          <table:table-cell office:value-type="float" office:value="1438" calcext:value-type="float">
            <text:p>1438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5" calcext:value-type="float">
            <text:p>1435</text:p>
          </table:table-cell>
          <table:table-cell table:style-name="ce165" office:value-type="float" office:value="1435" calcext:value-type="float">
            <text:p>1435</text:p>
          </table:table-cell>
          <table:table-cell table:style-name="ce165" office:value-type="float" office:value="1439" calcext:value-type="float">
            <text:p>1439</text:p>
          </table:table-cell>
          <table:table-cell table:style-name="ce165" office:value-type="float" office:value="1435" calcext:value-type="float">
            <text:p>1435</text:p>
          </table:table-cell>
          <table:table-cell table:style-name="ce165" office:value-type="float" office:value="1437" calcext:value-type="float">
            <text:p>1437</text:p>
          </table:table-cell>
          <table:table-cell table:style-name="ce216" table:formula="of:=([.U49]/[.Q49])-1" office:value-type="percentage" office:value="-0.00208623087621695" calcext:value-type="percentage">
            <text:p>-0.209%</text:p>
          </table:table-cell>
          <table:table-cell table:style-name="ce216" table:formula="of:=([.U49]/[.T49])-1" office:value-type="percentage" office:value="0" calcext:value-type="percentage">
            <text:p>0.000%</text:p>
          </table:table-cell>
          <table:table-cell table:style-name="ce216" table:formula="of:=([.W49]/[.Q49])-1" office:value-type="percentage" office:value="-0.00208623087621695" calcext:value-type="percentage">
            <text:p>-0.209%</text:p>
          </table:table-cell>
          <table:table-cell table:style-name="ce216" table:formula="of:=([.W49]/[.S49])-1" office:value-type="percentage" office:value="0.00139567341242142" calcext:value-type="percentage">
            <text:p>0.140%</text:p>
          </table:table-cell>
          <table:table-cell table:style-name="ce218"/>
          <table:table-cell table:style-name="ce220" table:formula="of:=1-([.M49]/[.$F49])" office:value-type="percentage" office:value="0.00206896551724134" calcext:value-type="percentage">
            <text:p>0.21%</text:p>
          </table:table-cell>
          <table:table-cell table:style-name="ce220" table:formula="of:=1-([.N49]/[.$F49])" office:value-type="percentage" office:value="0.00206896551724134" calcext:value-type="percentage">
            <text:p>0.21%</text:p>
          </table:table-cell>
          <table:table-cell table:style-name="ce220" table:formula="of:=1-([.O49]/[.$F49])" office:value-type="percentage" office:value="0.00275862068965516" calcext:value-type="percentage">
            <text:p>0.28%</text:p>
          </table:table-cell>
          <table:table-cell table:style-name="ce220" table:formula="of:=1-([.P49]/[.$F49])" office:value-type="percentage" office:value="0.00275862068965516" calcext:value-type="percentage">
            <text:p>0.28%</text:p>
          </table:table-cell>
          <table:table-cell table:style-name="ce224" table:formula="of:=1-([.Q49]/[.$F49])" office:value-type="percentage" office:value="0.00827586206896547" calcext:value-type="percentage">
            <text:p>0.83%</text:p>
          </table:table-cell>
          <table:table-cell table:style-name="ce224" table:formula="of:=1-([.R49]/[.$F49])" office:value-type="percentage" office:value="0.0124137931034483" calcext:value-type="percentage">
            <text:p>1.24%</text:p>
          </table:table-cell>
          <table:table-cell table:style-name="ce224" table:formula="of:=1-([.S49]/[.$F49])" office:value-type="percentage" office:value="0.0117241379310344" calcext:value-type="percentage">
            <text:p>1.17%</text:p>
          </table:table-cell>
          <table:table-cell table:style-name="ce224" table:formula="of:=1-([.T49]/[.$F49])" office:value-type="percentage" office:value="0.0103448275862069" calcext:value-type="percentage">
            <text:p>1.03%</text:p>
          </table:table-cell>
          <table:table-cell table:style-name="ce227" table:formula="of:=1-([.U49]/[.$F49])" office:value-type="percentage" office:value="0.0103448275862069" calcext:value-type="percentage">
            <text:p>1.03%</text:p>
          </table:table-cell>
          <table:table-cell table:style-name="ce227" table:formula="of:=1-([.V49]/[.$F49])" office:value-type="percentage" office:value="0.00758620689655176" calcext:value-type="percentage">
            <text:p>0.76%</text:p>
          </table:table-cell>
          <table:table-cell table:style-name="ce227" table:formula="of:=1-([.W49]/[.$F49])" office:value-type="percentage" office:value="0.0103448275862069" calcext:value-type="percentage">
            <text:p>1.03%</text:p>
          </table:table-cell>
          <table:table-cell table:style-name="ce227" table:formula="of:=1-([.X49]/[.$F49])" office:value-type="percentage" office:value="0.00896551724137928" calcext:value-type="percentage">
            <text:p>0.90%</text:p>
          </table:table-cell>
          <table:table-cell table:number-columns-repeated="98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5-08-08" calcext:value-type="date">
            <text:p>08/08</text:p>
          </table:table-cell>
          <table:table-cell office:value-type="date" office:date-value="2025-10-06" calcext:value-type="date">
            <text:p>10/06</text:p>
          </table:table-cell>
          <table:table-cell office:value-type="float" office:value="3540" calcext:value-type="float">
            <text:p>3540</text:p>
          </table:table-cell>
          <table:table-cell table:style-name="ce203" table:formula="of:=IF(TODAY()-[.C50]&gt;0;&quot;■&quot;;&quot;&quot;)" office:value-type="string" office:string-value="■" calcext:value-type="string">
            <text:p>■</text:p>
          </table:table-cell>
          <table:table-cell office:value-type="float" office:value="1500" calcext:value-type="float">
            <text:p>150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0" calcext:value-type="float">
            <text:p>0</text:p>
          </table:table-cell>
          <table:table-cell table:formula="of:=([.F50]-[.U50])*ROUNDDOWN((25000000/[.F50]);-2)" office:value-type="float" office:value="49800" calcext:value-type="float">
            <text:p>49800</text:p>
          </table:table-cell>
          <table:table-cell table:formula="of:=ROUNDDOWN(26000000/[.U50];-2)" office:value-type="float" office:value="17300" calcext:value-type="float">
            <text:p>17300</text:p>
          </table:table-cell>
          <table:table-cell table:number-columns-repeated="2"/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office:value-type="float" office:value="1497" calcext:value-type="float">
            <text:p>1497</text:p>
          </table:table-cell>
          <table:table-cell office:value-type="float" office:value="1499" calcext:value-type="float">
            <text:p>1499</text:p>
          </table:table-cell>
          <table:table-cell office:value-type="float" office:value="1497" calcext:value-type="float">
            <text:p>1497</text:p>
          </table:table-cell>
          <table:table-cell office:value-type="float" office:value="1499" calcext:value-type="float">
            <text:p>1499</text:p>
          </table:table-cell>
          <table:table-cell office:value-type="float" office:value="1492" calcext:value-type="float">
            <text:p>1492</text:p>
          </table:table-cell>
          <table:table-cell office:value-type="float" office:value="1497" calcext:value-type="float">
            <text:p>1497</text:p>
          </table:table-cell>
          <table:table-cell table:number-columns-repeated="2" table:style-name="ce165" office:value-type="float" office:value="1497" calcext:value-type="float">
            <text:p>1497</text:p>
          </table:table-cell>
          <table:table-cell table:number-columns-repeated="2" table:style-name="ce165" office:value-type="float" office:value="1487" calcext:value-type="float">
            <text:p>1487</text:p>
          </table:table-cell>
          <table:table-cell table:style-name="ce216" table:formula="of:=([.U50]/[.Q50])-1" office:value-type="percentage" office:value="0" calcext:value-type="percentage">
            <text:p>0.000%</text:p>
          </table:table-cell>
          <table:table-cell table:style-name="ce216" table:formula="of:=([.U50]/[.T50])-1" office:value-type="percentage" office:value="0" calcext:value-type="percentage">
            <text:p>0.000%</text:p>
          </table:table-cell>
          <table:table-cell table:style-name="ce216" table:formula="of:=([.W50]/[.Q50])-1" office:value-type="percentage" office:value="-0.00668002672010692" calcext:value-type="percentage">
            <text:p>-0.668%</text:p>
          </table:table-cell>
          <table:table-cell table:style-name="ce216" table:formula="of:=([.W50]/[.S50])-1" office:value-type="percentage" office:value="-0.0033512064343163" calcext:value-type="percentage">
            <text:p>-0.335%</text:p>
          </table:table-cell>
          <table:table-cell table:style-name="ce218"/>
          <table:table-cell table:style-name="ce220" table:formula="of:=1-([.M50]/[.$F50])" office:value-type="percentage" office:value="0.0013333333333333" calcext:value-type="percentage">
            <text:p>0.13%</text:p>
          </table:table-cell>
          <table:table-cell table:style-name="ce220" table:formula="of:=1-([.N50]/[.$F50])" office:value-type="percentage" office:value="0.000666666666666704" calcext:value-type="percentage">
            <text:p>0.07%</text:p>
          </table:table-cell>
          <table:table-cell table:style-name="ce220" table:formula="of:=1-([.O50]/[.$F50])" office:value-type="percentage" office:value="0.002" calcext:value-type="percentage">
            <text:p>0.20%</text:p>
          </table:table-cell>
          <table:table-cell table:style-name="ce220" table:formula="of:=1-([.P50]/[.$F50])" office:value-type="percentage" office:value="0.000666666666666704" calcext:value-type="percentage">
            <text:p>0.07%</text:p>
          </table:table-cell>
          <table:table-cell table:style-name="ce224" table:formula="of:=1-([.Q50]/[.$F50])" office:value-type="percentage" office:value="0.002" calcext:value-type="percentage">
            <text:p>0.20%</text:p>
          </table:table-cell>
          <table:table-cell table:style-name="ce224" table:formula="of:=1-([.R50]/[.$F50])" office:value-type="percentage" office:value="0.000666666666666704" calcext:value-type="percentage">
            <text:p>0.07%</text:p>
          </table:table-cell>
          <table:table-cell table:style-name="ce224" table:formula="of:=1-([.S50]/[.$F50])" office:value-type="percentage" office:value="0.0053333333333333" calcext:value-type="percentage">
            <text:p>0.53%</text:p>
          </table:table-cell>
          <table:table-cell table:style-name="ce224" table:formula="of:=1-([.T50]/[.$F50])" office:value-type="percentage" office:value="0.002" calcext:value-type="percentage">
            <text:p>0.20%</text:p>
          </table:table-cell>
          <table:table-cell table:style-name="ce227" table:formula="of:=1-([.U50]/[.$F50])" office:value-type="percentage" office:value="0.002" calcext:value-type="percentage">
            <text:p>0.20%</text:p>
          </table:table-cell>
          <table:table-cell table:style-name="ce227" table:formula="of:=1-([.V50]/[.$F50])" office:value-type="percentage" office:value="0.002" calcext:value-type="percentage">
            <text:p>0.20%</text:p>
          </table:table-cell>
          <table:table-cell table:style-name="ce227" table:formula="of:=1-([.W50]/[.$F50])" office:value-type="percentage" office:value="0.00866666666666671" calcext:value-type="percentage">
            <text:p>0.87%</text:p>
          </table:table-cell>
          <table:table-cell table:style-name="ce227" table:formula="of:=1-([.X50]/[.$F50])" office:value-type="percentage" office:value="0.00866666666666671" calcext:value-type="percentage">
            <text:p>0.87%</text:p>
          </table:table-cell>
          <table:table-cell table:number-columns-repeated="98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5-07-15" calcext:value-type="date">
            <text:p>07/15</text:p>
          </table:table-cell>
          <table:table-cell office:value-type="date" office:date-value="2025-10-14" calcext:value-type="date">
            <text:p>10/14</text:p>
          </table:table-cell>
          <table:table-cell office:value-type="float" office:value="6312" calcext:value-type="float">
            <text:p>6312</text:p>
          </table:table-cell>
          <table:table-cell table:style-name="ce203" table:formula="of:=IF(TODAY()-[.C51]&gt;0;&quot;■&quot;;&quot;&quot;)" office:value-type="string" office:string-value="■" calcext:value-type="string">
            <text:p>■</text:p>
          </table:table-cell>
          <table:table-cell office:value-type="float" office:value="1085" calcext:value-type="float">
            <text:p>1085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0" calcext:value-type="float">
            <text:p>0</text:p>
          </table:table-cell>
          <table:table-cell table:formula="of:=([.F51]-[.U51])*ROUNDDOWN((25000000/[.F51]);-2)" office:value-type="float" office:value="115000" calcext:value-type="float">
            <text:p>115000</text:p>
          </table:table-cell>
          <table:table-cell table:formula="of:=ROUNDDOWN(26000000/[.U51];-2)" office:value-type="float" office:value="24000" calcext:value-type="float">
            <text:p>24000</text:p>
          </table:table-cell>
          <table:table-cell office:value-type="float" office:value="29700" calcext:value-type="float">
            <text:p>29700</text:p>
          </table:table-cell>
          <table:table-cell table:formula="of:=[.I51]-[.K51]" office:value-type="float" office:value="85300" calcext:value-type="float">
            <text:p>85300</text:p>
          </table:table-cell>
          <table:table-cell table:number-columns-repeated="2" office:value-type="float" office:value="1081" calcext:value-type="float">
            <text:p>1081</text:p>
          </table:table-cell>
          <table:table-cell office:value-type="float" office:value="1078" calcext:value-type="float">
            <text:p>1078</text:p>
          </table:table-cell>
          <table:table-cell office:value-type="float" office:value="1080" calcext:value-type="float">
            <text:p>1080</text:p>
          </table:table-cell>
          <table:table-cell office:value-type="float" office:value="1078" calcext:value-type="float">
            <text:p>1078</text:p>
          </table:table-cell>
          <table:table-cell office:value-type="float" office:value="1080" calcext:value-type="float">
            <text:p>1080</text:p>
          </table:table-cell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table:number-columns-repeated="2" table:style-name="ce165" office:value-type="float" office:value="1080" calcext:value-type="float">
            <text:p>1080</text:p>
          </table:table-cell>
          <table:table-cell table:number-columns-repeated="2" table:style-name="ce165" office:value-type="float" office:value="1076" calcext:value-type="float">
            <text:p>1076</text:p>
          </table:table-cell>
          <table:table-cell table:style-name="ce216" table:formula="of:=([.U51]/[.Q51])-1" office:value-type="percentage" office:value="0.00185528756957321" calcext:value-type="percentage">
            <text:p>0.186%</text:p>
          </table:table-cell>
          <table:table-cell table:style-name="ce216" table:formula="of:=([.U51]/[.T51])-1" office:value-type="percentage" office:value="0" calcext:value-type="percentage">
            <text:p>0.000%</text:p>
          </table:table-cell>
          <table:table-cell table:style-name="ce216" table:formula="of:=([.W51]/[.Q51])-1" office:value-type="percentage" office:value="-0.00185528756957332" calcext:value-type="percentage">
            <text:p>-0.186%</text:p>
          </table:table-cell>
          <table:table-cell table:style-name="ce216" table:formula="of:=([.W51]/[.S51])-1" office:value-type="percentage" office:value="0.00186219739292359" calcext:value-type="percentage">
            <text:p>0.186%</text:p>
          </table:table-cell>
          <table:table-cell table:style-name="ce218"/>
          <table:table-cell table:style-name="ce220" table:formula="of:=1-([.M51]/[.$F51])" office:value-type="percentage" office:value="0.00368663594470042" calcext:value-type="percentage">
            <text:p>0.37%</text:p>
          </table:table-cell>
          <table:table-cell table:style-name="ce220" table:formula="of:=1-([.N51]/[.$F51])" office:value-type="percentage" office:value="0.00368663594470042" calcext:value-type="percentage">
            <text:p>0.37%</text:p>
          </table:table-cell>
          <table:table-cell table:style-name="ce220" table:formula="of:=1-([.O51]/[.$F51])" office:value-type="percentage" office:value="0.00645161290322582" calcext:value-type="percentage">
            <text:p>0.65%</text:p>
          </table:table-cell>
          <table:table-cell table:style-name="ce220" table:formula="of:=1-([.P51]/[.$F51])" office:value-type="percentage" office:value="0.00460829493087556" calcext:value-type="percentage">
            <text:p>0.46%</text:p>
          </table:table-cell>
          <table:table-cell table:style-name="ce224" table:formula="of:=1-([.Q51]/[.$F51])" office:value-type="percentage" office:value="0.00645161290322582" calcext:value-type="percentage">
            <text:p>0.65%</text:p>
          </table:table-cell>
          <table:table-cell table:style-name="ce224" table:formula="of:=1-([.R51]/[.$F51])" office:value-type="percentage" office:value="0.00460829493087556" calcext:value-type="percentage">
            <text:p>0.46%</text:p>
          </table:table-cell>
          <table:table-cell table:style-name="ce224" table:formula="of:=1-([.S51]/[.$F51])" office:value-type="percentage" office:value="0.0101382488479262" calcext:value-type="percentage">
            <text:p>1.01%</text:p>
          </table:table-cell>
          <table:table-cell table:style-name="ce224" table:formula="of:=1-([.T51]/[.$F51])" office:value-type="percentage" office:value="0.00460829493087556" calcext:value-type="percentage">
            <text:p>0.46%</text:p>
          </table:table-cell>
          <table:table-cell table:style-name="ce227" table:formula="of:=1-([.U51]/[.$F51])" office:value-type="percentage" office:value="0.00460829493087556" calcext:value-type="percentage">
            <text:p>0.46%</text:p>
          </table:table-cell>
          <table:table-cell table:style-name="ce227" table:formula="of:=1-([.V51]/[.$F51])" office:value-type="percentage" office:value="0.00460829493087556" calcext:value-type="percentage">
            <text:p>0.46%</text:p>
          </table:table-cell>
          <table:table-cell table:style-name="ce227" table:formula="of:=1-([.W51]/[.$F51])" office:value-type="percentage" office:value="0.00829493087557609" calcext:value-type="percentage">
            <text:p>0.83%</text:p>
          </table:table-cell>
          <table:table-cell table:style-name="ce227" table:formula="of:=1-([.X51]/[.$F51])" office:value-type="percentage" office:value="0.00829493087557609" calcext:value-type="percentage">
            <text:p>0.83%</text:p>
          </table:table-cell>
          <table:table-cell table:number-columns-repeated="98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5-09-01" calcext:value-type="date">
            <text:p>09/01</text:p>
          </table:table-cell>
          <table:table-cell office:value-type="date" office:date-value="2025-10-15" calcext:value-type="date">
            <text:p>10/15</text:p>
          </table:table-cell>
          <table:table-cell office:value-type="float" office:value="7523" calcext:value-type="float">
            <text:p>7523</text:p>
          </table:table-cell>
          <table:table-cell table:style-name="ce203" table:formula="of:=IF(TODAY()-[.C52]&gt;0;&quot;■&quot;;&quot;&quot;)" office:value-type="string" office:string-value="■" calcext:value-type="string">
            <text:p>■</text:p>
          </table:table-cell>
          <table:table-cell office:value-type="float" office:value="1670" calcext:value-type="float">
            <text:p>167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2" calcext:value-type="float">
            <text:p>2</text:p>
          </table:table-cell>
          <table:table-cell table:formula="of:=([.F52]-[.U52])*ROUNDDOWN((25000000/[.F52]);-2)" office:value-type="float" office:value="-74500" calcext:value-type="float">
            <text:p>-74500</text:p>
          </table:table-cell>
          <table:table-cell table:formula="of:=ROUNDDOWN(26000000/[.U52];-2)" office:value-type="float" office:value="15500" calcext:value-type="float">
            <text:p>15500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4" calcext:value-type="float">
            <text:p>1774</text:p>
          </table:table-cell>
          <table:table-cell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office:value-type="float" office:value="1665" calcext:value-type="float">
            <text:p>1665</text:p>
          </table:table-cell>
          <table:table-cell office:value-type="float" office:value="1715" calcext:value-type="float">
            <text:p>1715</text:p>
          </table:table-cell>
          <table:table-cell office:value-type="float" office:value="1665" calcext:value-type="float">
            <text:p>1665</text:p>
          </table:table-cell>
          <table:table-cell office:value-type="float" office:value="1679" calcext:value-type="float">
            <text:p>1679</text:p>
          </table:table-cell>
          <table:table-cell table:style-name="ce165" office:value-type="float" office:value="1675" calcext:value-type="float">
            <text:p>1675</text:p>
          </table:table-cell>
          <table:table-cell table:style-name="ce165" office:value-type="float" office:value="1712" calcext:value-type="float">
            <text:p>1712</text:p>
          </table:table-cell>
          <table:table-cell table:style-name="ce165" office:value-type="float" office:value="1665" calcext:value-type="float">
            <text:p>1665</text:p>
          </table:table-cell>
          <table:table-cell table:style-name="ce165" office:value-type="float" office:value="1686" calcext:value-type="float">
            <text:p>1686</text:p>
          </table:table-cell>
          <table:table-cell table:style-name="ce216" table:formula="of:=([.U52]/[.Q52])-1" office:value-type="percentage" office:value="0.00600600600600609" calcext:value-type="percentage">
            <text:p>0.601%</text:p>
          </table:table-cell>
          <table:table-cell table:style-name="ce216" table:formula="of:=([.U52]/[.T52])-1" office:value-type="percentage" office:value="-0.00238237045860634" calcext:value-type="percentage">
            <text:p>-0.238%</text:p>
          </table:table-cell>
          <table:table-cell table:style-name="ce216" table:formula="of:=([.W52]/[.Q52])-1" office:value-type="percentage" office:value="0" calcext:value-type="percentage">
            <text:p>0.000%</text:p>
          </table:table-cell>
          <table:table-cell table:style-name="ce216" table:formula="of:=([.W52]/[.S52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52]/[.$F52])" office:value-type="percentage" office:value="-0.0592814371257484" calcext:value-type="percentage">
            <text:p>-5.93%</text:p>
          </table:table-cell>
          <table:table-cell table:style-name="ce220" table:formula="of:=1-([.N52]/[.$F52])" office:value-type="percentage" office:value="-0.0622754491017965" calcext:value-type="percentage">
            <text:p>-6.23%</text:p>
          </table:table-cell>
          <table:table-cell table:style-name="ce220" table:formula="of:=1-([.O52]/[.$F52])" office:value-type="percentage" office:value="-0.0586826347305389" calcext:value-type="percentage">
            <text:p>-5.87%</text:p>
          </table:table-cell>
          <table:table-cell table:style-name="ce220" table:formula="of:=1-([.P52]/[.$F52])" office:value-type="percentage" office:value="-0.0592814371257484" calcext:value-type="percentage">
            <text:p>-5.93%</text:p>
          </table:table-cell>
          <table:table-cell table:style-name="ce224" table:formula="of:=1-([.Q52]/[.$F52])" office:value-type="percentage" office:value="0.00299401197604787" calcext:value-type="percentage">
            <text:p>0.30%</text:p>
          </table:table-cell>
          <table:table-cell table:style-name="ce224" table:formula="of:=1-([.R52]/[.$F52])" office:value-type="percentage" office:value="-0.0269461077844311" calcext:value-type="percentage">
            <text:p>-2.69%</text:p>
          </table:table-cell>
          <table:table-cell table:style-name="ce224" table:formula="of:=1-([.S52]/[.$F52])" office:value-type="percentage" office:value="0.00299401197604787" calcext:value-type="percentage">
            <text:p>0.30%</text:p>
          </table:table-cell>
          <table:table-cell table:style-name="ce224" table:formula="of:=1-([.T52]/[.$F52])" office:value-type="percentage" office:value="-0.00538922155688626" calcext:value-type="percentage">
            <text:p>-0.54%</text:p>
          </table:table-cell>
          <table:table-cell table:style-name="ce227" table:formula="of:=1-([.U52]/[.$F52])" office:value-type="percentage" office:value="-0.00299401197604787" calcext:value-type="percentage">
            <text:p>-0.30%</text:p>
          </table:table-cell>
          <table:table-cell table:style-name="ce227" table:formula="of:=1-([.V52]/[.$F52])" office:value-type="percentage" office:value="-0.0251497005988024" calcext:value-type="percentage">
            <text:p>-2.51%</text:p>
          </table:table-cell>
          <table:table-cell table:style-name="ce227" table:formula="of:=1-([.W52]/[.$F52])" office:value-type="percentage" office:value="0.00299401197604787" calcext:value-type="percentage">
            <text:p>0.30%</text:p>
          </table:table-cell>
          <table:table-cell table:style-name="ce227" table:formula="of:=1-([.X52]/[.$F52])" office:value-type="percentage" office:value="-0.00958083832335333" calcext:value-type="percentage">
            <text:p>-0.96%</text:p>
          </table:table-cell>
          <table:table-cell table:number-columns-repeated="98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5-08-12" calcext:value-type="date">
            <text:p>08/12</text:p>
          </table:table-cell>
          <table:table-cell office:value-type="date" office:date-value="2025-10-16" calcext:value-type="date">
            <text:p>10/16</text:p>
          </table:table-cell>
          <table:table-cell office:value-type="float" office:value="3526" calcext:value-type="float">
            <text:p>3526</text:p>
          </table:table-cell>
          <table:table-cell table:style-name="ce203" table:formula="of:=IF(TODAY()-[.C53]&gt;0;&quot;■&quot;;&quot;&quot;)" office:value-type="string" office:string-value="■" calcext:value-type="string">
            <text:p>■</text:p>
          </table:table-cell>
          <table:table-cell office:value-type="float" office:value="4140" calcext:value-type="float">
            <text:p>4140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0" calcext:value-type="float">
            <text:p>0</text:p>
          </table:table-cell>
          <table:table-cell table:formula="of:=([.F53]-[.U53])*ROUNDDOWN((25000000/[.F53]);-2)" office:value-type="float" office:value="-30000" calcext:value-type="float">
            <text:p>-30000</text:p>
          </table:table-cell>
          <table:table-cell table:formula="of:=ROUNDDOWN(26000000/[.U53];-2)" office:value-type="float" office:value="6200" calcext:value-type="float">
            <text:p>6200</text:p>
          </table:table-cell>
          <table:table-cell table:number-columns-repeated="2"/>
          <table:table-cell office:value-type="float" office:value="4135" calcext:value-type="float">
            <text:p>4135</text:p>
          </table:table-cell>
          <table:table-cell office:value-type="float" office:value="4140" calcext:value-type="float">
            <text:p>4140</text:p>
          </table:table-cell>
          <table:table-cell office:value-type="float" office:value="4115" calcext:value-type="float">
            <text:p>4115</text:p>
          </table:table-cell>
          <table:table-cell office:value-type="float" office:value="4130" calcext:value-type="float">
            <text:p>4130</text:p>
          </table:table-cell>
          <table:table-cell office:value-type="float" office:value="4120" calcext:value-type="float">
            <text:p>4120</text:p>
          </table:table-cell>
          <table:table-cell office:value-type="float" office:value="4150" calcext:value-type="float">
            <text:p>4150</text:p>
          </table:table-cell>
          <table:table-cell office:value-type="float" office:value="4120" calcext:value-type="float">
            <text:p>4120</text:p>
          </table:table-cell>
          <table:table-cell office:value-type="float" office:value="4130" calcext:value-type="float">
            <text:p>4130</text:p>
          </table:table-cell>
          <table:table-cell table:style-name="ce165" office:value-type="float" office:value="4145" calcext:value-type="float">
            <text:p>4145</text:p>
          </table:table-cell>
          <table:table-cell table:style-name="ce165" office:value-type="float" office:value="4165" calcext:value-type="float">
            <text:p>4165</text:p>
          </table:table-cell>
          <table:table-cell table:style-name="ce165" office:value-type="float" office:value="4080" calcext:value-type="float">
            <text:p>4080</text:p>
          </table:table-cell>
          <table:table-cell table:style-name="ce165" office:value-type="float" office:value="4115" calcext:value-type="float">
            <text:p>4115</text:p>
          </table:table-cell>
          <table:table-cell table:style-name="ce216" table:formula="of:=([.U53]/[.Q53])-1" office:value-type="percentage" office:value="0.00606796116504849" calcext:value-type="percentage">
            <text:p>0.607%</text:p>
          </table:table-cell>
          <table:table-cell table:style-name="ce216" table:formula="of:=([.U53]/[.T53])-1" office:value-type="percentage" office:value="0.00363196125907983" calcext:value-type="percentage">
            <text:p>0.363%</text:p>
          </table:table-cell>
          <table:table-cell table:style-name="ce216" table:formula="of:=([.W53]/[.Q53])-1" office:value-type="percentage" office:value="-0.00970873786407767" calcext:value-type="percentage">
            <text:p>-0.971%</text:p>
          </table:table-cell>
          <table:table-cell table:style-name="ce216" table:formula="of:=([.W53]/[.S53])-1" office:value-type="percentage" office:value="-0.00970873786407767" calcext:value-type="percentage">
            <text:p>-0.971%</text:p>
          </table:table-cell>
          <table:table-cell table:style-name="ce218"/>
          <table:table-cell table:style-name="ce220" table:formula="of:=1-([.M53]/[.$F53])" office:value-type="percentage" office:value="0.00120772946859904" calcext:value-type="percentage">
            <text:p>0.12%</text:p>
          </table:table-cell>
          <table:table-cell table:style-name="ce220" table:formula="of:=1-([.N53]/[.$F53])" office:value-type="percentage" office:value="0" calcext:value-type="percentage">
            <text:p>0.00%</text:p>
          </table:table-cell>
          <table:table-cell table:style-name="ce220" table:formula="of:=1-([.O53]/[.$F53])" office:value-type="percentage" office:value="0.0060386473429952" calcext:value-type="percentage">
            <text:p>0.60%</text:p>
          </table:table-cell>
          <table:table-cell table:style-name="ce220" table:formula="of:=1-([.P53]/[.$F53])" office:value-type="percentage" office:value="0.00241545893719808" calcext:value-type="percentage">
            <text:p>0.24%</text:p>
          </table:table-cell>
          <table:table-cell table:style-name="ce224" table:formula="of:=1-([.Q53]/[.$F53])" office:value-type="percentage" office:value="0.00483091787439616" calcext:value-type="percentage">
            <text:p>0.48%</text:p>
          </table:table-cell>
          <table:table-cell table:style-name="ce224" table:formula="of:=1-([.R53]/[.$F53])" office:value-type="percentage" office:value="-0.00241545893719808" calcext:value-type="percentage">
            <text:p>-0.24%</text:p>
          </table:table-cell>
          <table:table-cell table:style-name="ce224" table:formula="of:=1-([.S53]/[.$F53])" office:value-type="percentage" office:value="0.00483091787439616" calcext:value-type="percentage">
            <text:p>0.48%</text:p>
          </table:table-cell>
          <table:table-cell table:style-name="ce224" table:formula="of:=1-([.T53]/[.$F53])" office:value-type="percentage" office:value="0.00241545893719808" calcext:value-type="percentage">
            <text:p>0.24%</text:p>
          </table:table-cell>
          <table:table-cell table:style-name="ce227" table:formula="of:=1-([.U53]/[.$F53])" office:value-type="percentage" office:value="-0.00120772946859904" calcext:value-type="percentage">
            <text:p>-0.12%</text:p>
          </table:table-cell>
          <table:table-cell table:style-name="ce227" table:formula="of:=1-([.V53]/[.$F53])" office:value-type="percentage" office:value="-0.0060386473429952" calcext:value-type="percentage">
            <text:p>-0.60%</text:p>
          </table:table-cell>
          <table:table-cell table:style-name="ce227" table:formula="of:=1-([.W53]/[.$F53])" office:value-type="percentage" office:value="0.0144927536231884" calcext:value-type="percentage">
            <text:p>1.45%</text:p>
          </table:table-cell>
          <table:table-cell table:style-name="ce227" table:formula="of:=1-([.X53]/[.$F53])" office:value-type="percentage" office:value="0.0060386473429952" calcext:value-type="percentage">
            <text:p>0.60%</text:p>
          </table:table-cell>
          <table:table-cell table:number-columns-repeated="98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5-05-09" calcext:value-type="date">
            <text:p>05/09</text:p>
          </table:table-cell>
          <table:table-cell office:value-type="date" office:date-value="2025-10-20" calcext:value-type="date">
            <text:p>10/20</text:p>
          </table:table-cell>
          <table:table-cell office:value-type="float" office:value="6957" calcext:value-type="float">
            <text:p>6957</text:p>
          </table:table-cell>
          <table:table-cell table:style-name="ce203" table:formula="of:=IF(TODAY()-[.C54]&gt;0;&quot;■&quot;;&quot;&quot;)" office:value-type="string" office:string-value="■" calcext:value-type="string">
            <text:p>■</text:p>
          </table:table-cell>
          <table:table-cell office:value-type="float" office:value="7130" calcext:value-type="float">
            <text:p>7130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" calcext:value-type="float">
            <text:p>1</text:p>
          </table:table-cell>
          <table:table-cell table:formula="of:=([.F54]-[.U54])*ROUNDDOWN((25000000/[.F54]);-2)" office:value-type="float" office:value="210000" calcext:value-type="float">
            <text:p>210000</text:p>
          </table:table-cell>
          <table:table-cell table:formula="of:=ROUNDDOWN(26000000/[.U54];-2)" office:value-type="float" office:value="3600" calcext:value-type="float">
            <text:p>3600</text:p>
          </table:table-cell>
          <table:table-cell office:value-type="float" office:value="33000" calcext:value-type="float">
            <text:p>33000</text:p>
          </table:table-cell>
          <table:table-cell table:formula="of:=[.I54]-[.K54]" office:value-type="float" office:value="177000" calcext:value-type="float">
            <text:p>177000</text:p>
          </table:table-cell>
          <table:table-cell office:value-type="float" office:value="7120" calcext:value-type="float">
            <text:p>7120</text:p>
          </table:table-cell>
          <table:table-cell office:value-type="float" office:value="7130" calcext:value-type="float">
            <text:p>7130</text:p>
          </table:table-cell>
          <table:table-cell table:number-columns-repeated="2" office:value-type="float" office:value="7120" calcext:value-type="float">
            <text:p>7120</text:p>
          </table:table-cell>
          <table:table-cell office:value-type="float" office:value="7070" calcext:value-type="float">
            <text:p>7070</text:p>
          </table:table-cell>
          <table:table-cell office:value-type="float" office:value="7090" calcext:value-type="float">
            <text:p>7090</text:p>
          </table:table-cell>
          <table:table-cell table:number-columns-repeated="2" office:value-type="float" office:value="7060" calcext:value-type="float">
            <text:p>7060</text:p>
          </table:table-cell>
          <table:table-cell table:style-name="ce165" office:value-type="float" office:value="7070" calcext:value-type="float">
            <text:p>7070</text:p>
          </table:table-cell>
          <table:table-cell table:style-name="ce165" office:value-type="float" office:value="7090" calcext:value-type="float">
            <text:p>7090</text:p>
          </table:table-cell>
          <table:table-cell table:style-name="ce165" office:value-type="float" office:value="7060" calcext:value-type="float">
            <text:p>7060</text:p>
          </table:table-cell>
          <table:table-cell table:style-name="ce165" office:value-type="float" office:value="7080" calcext:value-type="float">
            <text:p>7080</text:p>
          </table:table-cell>
          <table:table-cell table:style-name="ce216" table:formula="of:=([.U54]/[.Q54])-1" office:value-type="percentage" office:value="0" calcext:value-type="percentage">
            <text:p>0.000%</text:p>
          </table:table-cell>
          <table:table-cell table:style-name="ce216" table:formula="of:=([.U54]/[.T54])-1" office:value-type="percentage" office:value="0.00141643059490093" calcext:value-type="percentage">
            <text:p>0.142%</text:p>
          </table:table-cell>
          <table:table-cell table:style-name="ce216" table:formula="of:=([.W54]/[.Q54])-1" office:value-type="percentage" office:value="-0.00141442715700146" calcext:value-type="percentage">
            <text:p>-0.141%</text:p>
          </table:table-cell>
          <table:table-cell table:style-name="ce216" table:formula="of:=([.W54]/[.S54])-1" office:value-type="percentage" office:value="0" calcext:value-type="percentage">
            <text:p>0.000%</text:p>
          </table:table-cell>
          <table:table-cell table:style-name="ce218"/>
          <table:table-cell table:style-name="ce220" table:formula="of:=1-([.M54]/[.$F54])" office:value-type="percentage" office:value="0.00140252454417955" calcext:value-type="percentage">
            <text:p>0.14%</text:p>
          </table:table-cell>
          <table:table-cell table:style-name="ce220" table:formula="of:=1-([.N54]/[.$F54])" office:value-type="percentage" office:value="0" calcext:value-type="percentage">
            <text:p>0.00%</text:p>
          </table:table-cell>
          <table:table-cell table:style-name="ce220" table:formula="of:=1-([.O54]/[.$F54])" office:value-type="percentage" office:value="0.00140252454417955" calcext:value-type="percentage">
            <text:p>0.14%</text:p>
          </table:table-cell>
          <table:table-cell table:style-name="ce220" table:formula="of:=1-([.P54]/[.$F54])" office:value-type="percentage" office:value="0.00140252454417955" calcext:value-type="percentage">
            <text:p>0.14%</text:p>
          </table:table-cell>
          <table:table-cell table:style-name="ce224" table:formula="of:=1-([.Q54]/[.$F54])" office:value-type="percentage" office:value="0.00841514726507719" calcext:value-type="percentage">
            <text:p>0.84%</text:p>
          </table:table-cell>
          <table:table-cell table:style-name="ce224" table:formula="of:=1-([.R54]/[.$F54])" office:value-type="percentage" office:value="0.00561009817671809" calcext:value-type="percentage">
            <text:p>0.56%</text:p>
          </table:table-cell>
          <table:table-cell table:style-name="ce224" table:formula="of:=1-([.S54]/[.$F54])" office:value-type="percentage" office:value="0.00981767180925663" calcext:value-type="percentage">
            <text:p>0.98%</text:p>
          </table:table-cell>
          <table:table-cell table:style-name="ce224" table:formula="of:=1-([.T54]/[.$F54])" office:value-type="percentage" office:value="0.00981767180925663" calcext:value-type="percentage">
            <text:p>0.98%</text:p>
          </table:table-cell>
          <table:table-cell table:style-name="ce227" table:formula="of:=1-([.U54]/[.$F54])" office:value-type="percentage" office:value="0.00841514726507719" calcext:value-type="percentage">
            <text:p>0.84%</text:p>
          </table:table-cell>
          <table:table-cell table:style-name="ce227" table:formula="of:=1-([.V54]/[.$F54])" office:value-type="percentage" office:value="0.00561009817671809" calcext:value-type="percentage">
            <text:p>0.56%</text:p>
          </table:table-cell>
          <table:table-cell table:style-name="ce227" table:formula="of:=1-([.W54]/[.$F54])" office:value-type="percentage" office:value="0.00981767180925663" calcext:value-type="percentage">
            <text:p>0.98%</text:p>
          </table:table-cell>
          <table:table-cell table:style-name="ce227" table:formula="of:=1-([.X54]/[.$F54])" office:value-type="percentage" office:value="0.00701262272089764" calcext:value-type="percentage">
            <text:p>0.70%</text:p>
          </table:table-cell>
          <table:table-cell table:number-columns-repeated="98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date" office:date-value="2025-07-28" calcext:value-type="date">
            <text:p>07/28</text:p>
          </table:table-cell>
          <table:table-cell office:value-type="date" office:date-value="2025-10-23" calcext:value-type="date">
            <text:p>10/23</text:p>
          </table:table-cell>
          <table:table-cell office:value-type="float" office:value="7250" calcext:value-type="float">
            <text:p>7250</text:p>
          </table:table-cell>
          <table:table-cell table:style-name="ce203" table:formula="of:=IF(TODAY()-[.C55]&gt;0;&quot;■&quot;;&quot;&quot;)">
            <text:p/>
          </table:table-cell>
          <table:table-cell office:value-type="float" office:value="2050" calcext:value-type="float">
            <text:p>205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date" office:date-value="2025-09-12" calcext:value-type="date">
            <text:p>09/12</text:p>
          </table:table-cell>
          <table:table-cell office:value-type="date" office:date-value="2025-10-28" calcext:value-type="date">
            <text:p>10/28</text:p>
          </table:table-cell>
          <table:table-cell office:value-type="float" office:value="2389" calcext:value-type="float">
            <text:p>2389</text:p>
          </table:table-cell>
          <table:table-cell table:style-name="ce203" table:formula="of:=IF(TODAY()-[.C56]&gt;0;&quot;■&quot;;&quot;&quot;)">
            <text:p/>
          </table:table-cell>
          <table:table-cell office:value-type="float" office:value="1970" calcext:value-type="float">
            <text:p>197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date" office:date-value="2025-09-12" calcext:value-type="date">
            <text:p>09/12</text:p>
          </table:table-cell>
          <table:table-cell office:value-type="date" office:date-value="2025-10-28" calcext:value-type="date">
            <text:p>10/28</text:p>
          </table:table-cell>
          <table:table-cell office:value-type="float" office:value="5017" calcext:value-type="float">
            <text:p>5017</text:p>
          </table:table-cell>
          <table:table-cell table:style-name="ce203" table:formula="of:=IF(TODAY()-[.C57]&gt;0;&quot;■&quot;;&quot;&quot;)">
            <text:p/>
          </table:table-cell>
          <table:table-cell office:value-type="float" office:value="480" calcext:value-type="float">
            <text:p>48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date" office:date-value="2025-09-26" calcext:value-type="date">
            <text:p>09/26</text:p>
          </table:table-cell>
          <table:table-cell office:value-type="date" office:date-value="2025-11-10" calcext:value-type="date">
            <text:p>11/10</text:p>
          </table:table-cell>
          <table:table-cell office:value-type="float" office:value="4917" calcext:value-type="float">
            <text:p>4917</text:p>
          </table:table-cell>
          <table:table-cell table:style-name="ce203" table:formula="of:=IF(TODAY()-[.C58]&gt;0;&quot;■&quot;;&quot;&quot;)">
            <text:p/>
          </table:table-cell>
          <table:table-cell office:value-type="float" office:value="1960" calcext:value-type="float">
            <text:p>196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2025-09-25" calcext:value-type="date">
            <text:p>09/25</text:p>
          </table:table-cell>
          <table:table-cell office:value-type="date" office:date-value="2025-11-17" calcext:value-type="date">
            <text:p>11/17</text:p>
          </table:table-cell>
          <table:table-cell office:value-type="float" office:value="7817" calcext:value-type="float">
            <text:p>7817</text:p>
          </table:table-cell>
          <table:table-cell table:style-name="ce203" table:formula="of:=IF(TODAY()-[.C59]&gt;0;&quot;■&quot;;&quot;&quot;)">
            <text:p/>
          </table:table-cell>
          <table:table-cell office:value-type="float" office:value="3530" calcext:value-type="float">
            <text:p>353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date" office:date-value="2025-10-03" calcext:value-type="date">
            <text:p>10/03</text:p>
          </table:table-cell>
          <table:table-cell office:value-type="date" office:date-value="2025-11-17" calcext:value-type="date">
            <text:p>11/17</text:p>
          </table:table-cell>
          <table:table-cell office:value-type="float" office:value="9600" calcext:value-type="float">
            <text:p>9600</text:p>
          </table:table-cell>
          <table:table-cell table:style-name="ce203" table:formula="of:=IF(TODAY()-[.C60]&gt;0;&quot;■&quot;;&quot;&quot;)">
            <text:p/>
          </table:table-cell>
          <table:table-cell office:value-type="float" office:value="2530" calcext:value-type="float">
            <text:p>253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date" office:date-value="2025-10-03" calcext:value-type="date">
            <text:p>10/03</text:p>
          </table:table-cell>
          <table:table-cell office:value-type="date" office:date-value="2025-11-17" calcext:value-type="date">
            <text:p>11/17</text:p>
          </table:table-cell>
          <table:table-cell office:value-type="float" office:value="1712" calcext:value-type="float">
            <text:p>1712</text:p>
          </table:table-cell>
          <table:table-cell table:style-name="ce203" table:formula="of:=IF(TODAY()-[.C61]&gt;0;&quot;■&quot;;&quot;&quot;)">
            <text:p/>
          </table:table-cell>
          <table:table-cell office:value-type="float" office:value="1850" calcext:value-type="float">
            <text:p>1850</text:p>
          </table:table-cell>
          <table:table-cell table:number-columns-repeated="14"/>
          <table:table-cell table:style-name="ce165" table:number-columns-repeated="4"/>
          <table:table-cell table:number-columns-repeated="999"/>
        </table:table-row>
        <table:table-row table:style-name="ro2" table:number-rows-repeated="28">
          <table:table-cell table:style-name="ce7" table:number-columns-repeated="20"/>
          <table:table-cell table:style-name="ce213" table:number-columns-repeated="4"/>
          <table:table-cell table:style-name="ce7" table:number-columns-repeated="17"/>
          <table:table-cell table:number-columns-repeated="982"/>
        </table:table-row>
        <table:table-row table:style-name="ro3" table:number-rows-repeated="1048486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E.AD2:A.AO54">
            <calcext:color-scale>
              <calcext:color-scale-entry calcext:value="0" calcext:type="number" calcext:color="#ffffff"/>
              <calcext:color-scale-entry calcext:value="98.5" calcext:type="percentile" calcext:color="#f44336"/>
            </calcext:color-scale>
          </calcext:conditional-format>
          <calcext:conditional-format calcext:target-range-address="E.Y2:A.AB54">
            <calcext:data-bar calcext:gradient="false" calcext:max-length="100" calcext:negative-color="#f44336" calcext:positive-color="#2196f3" calcext:axis-color="#000000">
              <calcext:formatting-entry calcext:value="0" calcext:type="minimum"/>
              <calcext:formatting-entry calcext:value="98.5" calcext:type="percentile"/>
            </calcext:data-bar>
          </calcext:conditional-format>
        </calcext:conditional-formats>
      </table:table>
      <table:table table:name="F" table:style-name="ta1">
        <office:forms form:automatic-focus="false" form:apply-design-mode="false"/>
        <table:table-column table:style-name="co14" table:default-cell-style-name="ce7"/>
        <table:table-column table:style-name="co4" table:number-columns-repeated="3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31"/>
        <table:table-column table:style-name="co14" table:number-columns-repeated="4" table:default-cell-style-name="ce7"/>
        <table:table-column table:style-name="co27" table:default-cell-style-name="ce7"/>
        <table:table-column table:style-name="co7" table:number-columns-repeated="38" table:default-cell-style-name="ce7"/>
        <table:table-column table:style-name="co7" table:number-columns-repeated="3" table:default-cell-style-name="Default"/>
        <table:table-column table:style-name="co7" table:number-columns-repeated="969" table:default-cell-style-name="ce7"/>
        <table:table-row table:style-name="ro1">
          <table:table-cell table:style-name="ce200" office:value-type="string" calcext:value-type="string">
            <text:p>A</text:p>
          </table:table-cell>
          <table:table-cell table:style-name="ce200" office:value-type="string" calcext:value-type="string">
            <text:p>B</text:p>
          </table:table-cell>
          <table:table-cell table:style-name="ce200" office:value-type="string" calcext:value-type="string">
            <text:p>C</text:p>
          </table:table-cell>
          <table:table-cell table:style-name="ce200" office:value-type="string" calcext:value-type="string">
            <text:p>D</text:p>
          </table:table-cell>
          <table:table-cell table:style-name="ce200" office:value-type="string" calcext:value-type="string">
            <text:p>E</text:p>
          </table:table-cell>
          <table:table-cell table:style-name="ce200" office:value-type="string" calcext:value-type="string">
            <text:p>F</text:p>
          </table:table-cell>
          <table:table-cell table:style-name="ce200" office:value-type="string" calcext:value-type="string">
            <text:p>G</text:p>
          </table:table-cell>
          <table:table-cell table:style-name="ce229" office:value-type="string" calcext:value-type="string">
            <text:p>H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J</text:p>
          </table:table-cell>
          <table:table-cell table:style-name="ce187" office:value-type="string" calcext:value-type="string">
            <text:p>K</text:p>
          </table:table-cell>
          <table:table-cell table:style-name="ce187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201" office:value-type="date" office:date-value="2025-02-03" calcext:value-type="date">
            <text:p>02/03</text:p>
          </table:table-cell>
          <table:table-cell table:style-name="ce202" office:value-type="date" office:date-value="2025-03-04" calcext:value-type="date">
            <text:p>03/04</text:p>
          </table:table-cell>
          <table:table-cell table:style-name="ce57" office:value-type="float" office:value="4333" calcext:value-type="float">
            <text:p>4333</text:p>
          </table:table-cell>
          <table:table-cell table:style-name="ce203" table:formula="of:=IF(TODAY()-[.C2]&gt;0;&quot;■&quot;;&quot;&quot;)" office:value-type="string" office:string-value="■" calcext:value-type="string">
            <text:p>■</text:p>
          </table:table-cell>
          <table:table-cell table:style-name="ce57" office:value-type="float" office:value="1184" calcext:value-type="float">
            <text:p>1184</text:p>
          </table:table-cell>
          <table:table-cell table:style-name="ce57" table:formula="of:=([.F2]-[.L2])*ROUNDDOWN(25000000/[.L2];-2)" office:value-type="float" office:value="-332800" calcext:value-type="float">
            <text:p>-332800</text:p>
          </table:table-cell>
          <table:table-cell table:style-name="ce230" office:value-type="float" office:value="6" calcext:value-type="float">
            <text:p>6</text:p>
          </table:table-cell>
          <table:table-cell table:style-name="ce232" office:value-type="float" office:value="1207" calcext:value-type="float">
            <text:p>1207</text:p>
          </table:table-cell>
          <table:table-cell table:style-name="ce232" office:value-type="float" office:value="1209" calcext:value-type="float">
            <text:p>1209</text:p>
          </table:table-cell>
          <table:table-cell table:number-columns-repeated="2" table:style-name="ce232" office:value-type="float" office:value="1200" calcext:value-type="float">
            <text:p>1200</text:p>
          </table:table-cell>
          <table:table-cell table:style-name="ce233" table:formula="of:=1-([.I2]/[.L2])" office:value-type="percentage" office:value="-0.00583333333333336" calcext:value-type="percentage">
            <text:p>-0.583%</text:p>
          </table:table-cell>
          <table:table-cell table:number-columns-repeated="1010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201" office:value-type="date" office:date-value="2025-02-04" calcext:value-type="date">
            <text:p>02/04</text:p>
          </table:table-cell>
          <table:table-cell table:style-name="ce202" office:value-type="date" office:date-value="2025-03-05" calcext:value-type="date">
            <text:p>03/05</text:p>
          </table:table-cell>
          <table:table-cell table:style-name="ce57" office:value-type="float" office:value="9076" calcext:value-type="float">
            <text:p>9076</text:p>
          </table:table-cell>
          <table:table-cell table:style-name="ce203" table:formula="of:=IF(TODAY()-[.C3]&gt;0;&quot;■&quot;;&quot;&quot;)" office:value-type="string" office:string-value="■" calcext:value-type="string">
            <text:p>■</text:p>
          </table:table-cell>
          <table:table-cell table:style-name="ce57" office:value-type="float" office:value="2091" calcext:value-type="float">
            <text:p>2091</text:p>
          </table:table-cell>
          <table:table-cell table:style-name="ce57" table:formula="of:=([.F3]-[.L3])*ROUNDDOWN(25000000/[.L3];-2)" office:value-type="float" office:value="-1433600" calcext:value-type="float">
            <text:p>-1433600</text:p>
          </table:table-cell>
          <table:table-cell table:style-name="ce230" office:value-type="float" office:value="7" calcext:value-type="float">
            <text:p>7</text:p>
          </table:table-cell>
          <table:table-cell table:style-name="ce232" office:value-type="float" office:value="2233" calcext:value-type="float">
            <text:p>2233</text:p>
          </table:table-cell>
          <table:table-cell table:style-name="ce232" office:value-type="float" office:value="2239" calcext:value-type="float">
            <text:p>2239</text:p>
          </table:table-cell>
          <table:table-cell table:style-name="ce232" office:value-type="float" office:value="2218" calcext:value-type="float">
            <text:p>2218</text:p>
          </table:table-cell>
          <table:table-cell table:style-name="ce232" office:value-type="float" office:value="2219" calcext:value-type="float">
            <text:p>2219</text:p>
          </table:table-cell>
          <table:table-cell table:style-name="ce233" table:formula="of:=1-([.I3]/[.L3])" office:value-type="percentage" office:value="-0.00630914826498419" calcext:value-type="percentage">
            <text:p>-0.631%</text:p>
          </table:table-cell>
          <table:table-cell table:number-columns-repeated="1010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201" office:value-type="date" office:date-value="2025-02-04" calcext:value-type="date">
            <text:p>02/04</text:p>
          </table:table-cell>
          <table:table-cell table:style-name="ce202" office:value-type="date" office:date-value="2025-03-05" calcext:value-type="date">
            <text:p>03/05</text:p>
          </table:table-cell>
          <table:table-cell table:style-name="ce57" office:value-type="float" office:value="6023" calcext:value-type="float">
            <text:p>6023</text:p>
          </table:table-cell>
          <table:table-cell table:style-name="ce203" table:formula="of:=IF(TODAY()-[.C4]&gt;0;&quot;■&quot;;&quot;&quot;)" office:value-type="string" office:string-value="■" calcext:value-type="string">
            <text:p>■</text:p>
          </table:table-cell>
          <table:table-cell table:style-name="ce57" office:value-type="float" office:value="1771" calcext:value-type="float">
            <text:p>1771</text:p>
          </table:table-cell>
          <table:table-cell table:style-name="ce57" table:formula="of:=([.F4]-[.L4])*ROUNDDOWN(25000000/[.L4];-2)" office:value-type="float" office:value="443300" calcext:value-type="float">
            <text:p>443300</text:p>
          </table:table-cell>
          <table:table-cell table:style-name="ce230" office:value-type="float" office:value="6" calcext:value-type="float">
            <text:p>6</text:p>
          </table:table-cell>
          <table:table-cell table:style-name="ce232" office:value-type="float" office:value="1777" calcext:value-type="float">
            <text:p>1777</text:p>
          </table:table-cell>
          <table:table-cell table:style-name="ce232" office:value-type="float" office:value="1789" calcext:value-type="float">
            <text:p>1789</text:p>
          </table:table-cell>
          <table:table-cell table:style-name="ce232" office:value-type="float" office:value="1711" calcext:value-type="float">
            <text:p>1711</text:p>
          </table:table-cell>
          <table:table-cell table:style-name="ce232" office:value-type="float" office:value="1740" calcext:value-type="float">
            <text:p>1740</text:p>
          </table:table-cell>
          <table:table-cell table:style-name="ce233" table:formula="of:=1-([.I4]/[.L4])" office:value-type="percentage" office:value="-0.021264367816092" calcext:value-type="percentage">
            <text:p>-2.126%</text:p>
          </table:table-cell>
          <table:table-cell table:number-columns-repeated="1010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201" office:value-type="date" office:date-value="2025-02-07" calcext:value-type="date">
            <text:p>02/07</text:p>
          </table:table-cell>
          <table:table-cell table:style-name="ce202" office:value-type="date" office:date-value="2025-03-10" calcext:value-type="date">
            <text:p>03/10</text:p>
          </table:table-cell>
          <table:table-cell table:style-name="ce57" office:value-type="float" office:value="4615" calcext:value-type="float">
            <text:p>4615</text:p>
          </table:table-cell>
          <table:table-cell table:style-name="ce203" table:formula="of:=IF(TODAY()-[.C5]&gt;0;&quot;■&quot;;&quot;&quot;)" office:value-type="string" office:string-value="■" calcext:value-type="string">
            <text:p>■</text:p>
          </table:table-cell>
          <table:table-cell table:style-name="ce57" office:value-type="float" office:value="90" calcext:value-type="float">
            <text:p>90</text:p>
          </table:table-cell>
          <table:table-cell table:style-name="ce57" table:formula="of:=([.F5]-[.L5])*ROUNDDOWN(25000000/[.L5];-2)" office:value-type="float" office:value="-7822800" calcext:value-type="float">
            <text:p>-7822800</text:p>
          </table:table-cell>
          <table:table-cell table:style-name="ce230" office:value-type="float" office:value="5" calcext:value-type="float">
            <text:p>5</text:p>
          </table:table-cell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134" calcext:value-type="float">
            <text:p>134</text:p>
          </table:table-cell>
          <table:table-cell table:style-name="ce232" office:value-type="float" office:value="130" calcext:value-type="float">
            <text:p>130</text:p>
          </table:table-cell>
          <table:table-cell table:style-name="ce232" office:value-type="float" office:value="131" calcext:value-type="float">
            <text:p>131</text:p>
          </table:table-cell>
          <table:table-cell table:style-name="ce233" table:formula="of:=1-([.I5]/[.L5])" office:value-type="percentage" office:value="-0.0152671755725191" calcext:value-type="percentage">
            <text:p>-1.527%</text:p>
          </table:table-cell>
          <table:table-cell table:number-columns-repeated="1010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201" office:value-type="date" office:date-value="2025-02-13" calcext:value-type="date">
            <text:p>02/13</text:p>
          </table:table-cell>
          <table:table-cell table:style-name="ce202" office:value-type="date" office:date-value="2025-03-13" calcext:value-type="date">
            <text:p>03/13</text:p>
          </table:table-cell>
          <table:table-cell table:style-name="ce57" office:value-type="float" office:value="6955" calcext:value-type="float">
            <text:p>6955</text:p>
          </table:table-cell>
          <table:table-cell table:style-name="ce203" table:formula="of:=IF(TODAY()-[.C6]&gt;0;&quot;■&quot;;&quot;&quot;)" office:value-type="string" office:string-value="■" calcext:value-type="string">
            <text:p>■</text:p>
          </table:table-cell>
          <table:table-cell table:style-name="ce57" office:value-type="float" office:value="435" calcext:value-type="float">
            <text:p>435</text:p>
          </table:table-cell>
          <table:table-cell table:style-name="ce57" table:formula="of:=([.F6]-[.L6])*ROUNDDOWN(25000000/[.L6];-2)" office:value-type="float" office:value="1140000" calcext:value-type="float">
            <text:p>1140000</text:p>
          </table:table-cell>
          <table:table-cell table:style-name="ce230" office:value-type="float" office:value="7" calcext:value-type="float">
            <text:p>7</text:p>
          </table:table-cell>
          <table:table-cell table:style-name="ce232" office:value-type="float" office:value="419" calcext:value-type="float">
            <text:p>419</text:p>
          </table:table-cell>
          <table:table-cell table:style-name="ce232" office:value-type="float" office:value="420" calcext:value-type="float">
            <text:p>420</text:p>
          </table:table-cell>
          <table:table-cell table:style-name="ce232" office:value-type="float" office:value="413" calcext:value-type="float">
            <text:p>413</text:p>
          </table:table-cell>
          <table:table-cell table:style-name="ce232" office:value-type="float" office:value="416" calcext:value-type="float">
            <text:p>416</text:p>
          </table:table-cell>
          <table:table-cell table:style-name="ce233" table:formula="of:=1-([.I6]/[.L6])" office:value-type="percentage" office:value="-0.00721153846153855" calcext:value-type="percentage">
            <text:p>-0.721%</text:p>
          </table:table-cell>
          <table:table-cell table:number-columns-repeated="1010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201" office:value-type="date" office:date-value="2025-02-13" calcext:value-type="date">
            <text:p>02/13</text:p>
          </table:table-cell>
          <table:table-cell table:style-name="ce202" office:value-type="date" office:date-value="2025-03-13" calcext:value-type="date">
            <text:p>03/13</text:p>
          </table:table-cell>
          <table:table-cell table:style-name="ce57" office:value-type="float" office:value="5988" calcext:value-type="float">
            <text:p>5988</text:p>
          </table:table-cell>
          <table:table-cell table:style-name="ce203" table:formula="of:=IF(TODAY()-[.C7]&gt;0;&quot;■&quot;;&quot;&quot;)" office:value-type="string" office:string-value="■" calcext:value-type="string">
            <text:p>■</text:p>
          </table:table-cell>
          <table:table-cell table:style-name="ce57" office:value-type="float" office:value="2497" calcext:value-type="float">
            <text:p>2497</text:p>
          </table:table-cell>
          <table:table-cell table:style-name="ce57" table:formula="of:=([.F7]-[.L7])*ROUNDDOWN(25000000/[.L7];-2)" office:value-type="float" office:value="1375500" calcext:value-type="float">
            <text:p>1375500</text:p>
          </table:table-cell>
          <table:table-cell table:style-name="ce230" office:value-type="float" office:value="1" calcext:value-type="float">
            <text:p>1</text:p>
          </table:table-cell>
          <table:table-cell table:style-name="ce232" office:value-type="float" office:value="2383" calcext:value-type="float">
            <text:p>2383</text:p>
          </table:table-cell>
          <table:table-cell table:style-name="ce232" office:value-type="float" office:value="2405" calcext:value-type="float">
            <text:p>2405</text:p>
          </table:table-cell>
          <table:table-cell table:style-name="ce232" office:value-type="float" office:value="2360" calcext:value-type="float">
            <text:p>2360</text:p>
          </table:table-cell>
          <table:table-cell table:style-name="ce232" office:value-type="float" office:value="2366" calcext:value-type="float">
            <text:p>2366</text:p>
          </table:table-cell>
          <table:table-cell table:style-name="ce233" table:formula="of:=1-([.I7]/[.L7])" office:value-type="percentage" office:value="-0.00718512256973791" calcext:value-type="percentage">
            <text:p>-0.719%</text:p>
          </table:table-cell>
          <table:table-cell table:number-columns-repeated="1010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201" office:value-type="date" office:date-value="2025-02-17" calcext:value-type="date">
            <text:p>02/17</text:p>
          </table:table-cell>
          <table:table-cell table:style-name="ce202" office:value-type="date" office:date-value="2025-03-17" calcext:value-type="date">
            <text:p>03/17</text:p>
          </table:table-cell>
          <table:table-cell table:style-name="ce57" office:value-type="float" office:value="5449" calcext:value-type="float">
            <text:p>5449</text:p>
          </table:table-cell>
          <table:table-cell table:style-name="ce203" table:formula="of:=IF(TODAY()-[.C8]&gt;0;&quot;■&quot;;&quot;&quot;)" office:value-type="string" office:string-value="■" calcext:value-type="string">
            <text:p>■</text:p>
          </table:table-cell>
          <table:table-cell table:style-name="ce57" office:value-type="float" office:value="2450" calcext:value-type="float">
            <text:p>2450</text:p>
          </table:table-cell>
          <table:table-cell table:style-name="ce57" table:formula="of:=([.F8]-[.L8])*ROUNDDOWN(25000000/[.L8];-2)" office:value-type="float" office:value="-3861400" calcext:value-type="float">
            <text:p>-3861400</text:p>
          </table:table-cell>
          <table:table-cell table:style-name="ce230" office:value-type="float" office:value="8" calcext:value-type="float">
            <text:p>8</text:p>
          </table:table-cell>
          <table:table-cell table:style-name="ce232" office:value-type="float" office:value="2793" calcext:value-type="float">
            <text:p>2793</text:p>
          </table:table-cell>
          <table:table-cell table:style-name="ce232" office:value-type="float" office:value="2911" calcext:value-type="float">
            <text:p>2911</text:p>
          </table:table-cell>
          <table:table-cell table:style-name="ce232" office:value-type="float" office:value="2793" calcext:value-type="float">
            <text:p>2793</text:p>
          </table:table-cell>
          <table:table-cell table:style-name="ce232" office:value-type="float" office:value="2899" calcext:value-type="float">
            <text:p>2899</text:p>
          </table:table-cell>
          <table:table-cell table:style-name="ce233" table:formula="of:=1-([.I8]/[.L8])" office:value-type="percentage" office:value="0.0365643325284581" calcext:value-type="percentage">
            <text:p>3.656%</text:p>
          </table:table-cell>
          <table:table-cell table:number-columns-repeated="1010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201" office:value-type="date" office:date-value="2025-02-17" calcext:value-type="date">
            <text:p>02/17</text:p>
          </table:table-cell>
          <table:table-cell table:style-name="ce202" office:value-type="date" office:date-value="2025-03-17" calcext:value-type="date">
            <text:p>03/17</text:p>
          </table:table-cell>
          <table:table-cell table:style-name="ce57" office:value-type="float" office:value="6235" calcext:value-type="float">
            <text:p>6235</text:p>
          </table:table-cell>
          <table:table-cell table:style-name="ce203" table:formula="of:=IF(TODAY()-[.C9]&gt;0;&quot;■&quot;;&quot;&quot;)" office:value-type="string" office:string-value="■" calcext:value-type="string">
            <text:p>■</text:p>
          </table:table-cell>
          <table:table-cell table:style-name="ce57" office:value-type="float" office:value="1658" calcext:value-type="float">
            <text:p>1658</text:p>
          </table:table-cell>
          <table:table-cell table:style-name="ce57" table:formula="of:=([.F9]-[.L9])*ROUNDDOWN(25000000/[.L9];-2)" office:value-type="float" office:value="852500" calcext:value-type="float">
            <text:p>852500</text:p>
          </table:table-cell>
          <table:table-cell table:style-name="ce230" office:value-type="float" office:value="6" calcext:value-type="float">
            <text:p>6</text:p>
          </table:table-cell>
          <table:table-cell table:style-name="ce232" office:value-type="float" office:value="1582" calcext:value-type="float">
            <text:p>1582</text:p>
          </table:table-cell>
          <table:table-cell table:style-name="ce232" office:value-type="float" office:value="1612" calcext:value-type="float">
            <text:p>1612</text:p>
          </table:table-cell>
          <table:table-cell table:style-name="ce232" office:value-type="float" office:value="1582" calcext:value-type="float">
            <text:p>1582</text:p>
          </table:table-cell>
          <table:table-cell table:style-name="ce232" office:value-type="float" office:value="1603" calcext:value-type="float">
            <text:p>1603</text:p>
          </table:table-cell>
          <table:table-cell table:style-name="ce233" table:formula="of:=1-([.I9]/[.L9])" office:value-type="percentage" office:value="0.0131004366812227" calcext:value-type="percentage">
            <text:p>1.310%</text:p>
          </table:table-cell>
          <table:table-cell table:number-columns-repeated="1010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201" office:value-type="date" office:date-value="2025-02-26" calcext:value-type="date">
            <text:p>02/26</text:p>
          </table:table-cell>
          <table:table-cell table:style-name="ce202" office:value-type="date" office:date-value="2025-03-26" calcext:value-type="date">
            <text:p>03/26</text:p>
          </table:table-cell>
          <table:table-cell table:style-name="ce57" office:value-type="float" office:value="7283" calcext:value-type="float">
            <text:p>7283</text:p>
          </table:table-cell>
          <table:table-cell table:style-name="ce203" table:formula="of:=IF(TODAY()-[.C10]&gt;0;&quot;■&quot;;&quot;&quot;)" office:value-type="string" office:string-value="■" calcext:value-type="string">
            <text:p>■</text:p>
          </table:table-cell>
          <table:table-cell table:style-name="ce57" office:value-type="float" office:value="1710" calcext:value-type="float">
            <text:p>1710</text:p>
          </table:table-cell>
          <table:table-cell table:style-name="ce57" table:formula="of:=([.F10]-[.L10])*ROUNDDOWN(25000000/[.L10];-2)" office:value-type="float" office:value="-3059200" calcext:value-type="float">
            <text:p>-3059200</text:p>
          </table:table-cell>
          <table:table-cell table:style-name="ce230" office:value-type="float" office:value="10" calcext:value-type="float">
            <text:p>10</text:p>
          </table:table-cell>
          <table:table-cell table:style-name="ce232" office:value-type="float" office:value="1954" calcext:value-type="float">
            <text:p>1954</text:p>
          </table:table-cell>
          <table:table-cell table:style-name="ce232" office:value-type="float" office:value="1957" calcext:value-type="float">
            <text:p>1957</text:p>
          </table:table-cell>
          <table:table-cell table:style-name="ce232" office:value-type="float" office:value="1885" calcext:value-type="float">
            <text:p>1885</text:p>
          </table:table-cell>
          <table:table-cell table:style-name="ce232" office:value-type="float" office:value="1949" calcext:value-type="float">
            <text:p>1949</text:p>
          </table:table-cell>
          <table:table-cell table:style-name="ce233" table:formula="of:=1-([.I10]/[.L10])" office:value-type="percentage" office:value="-0.00256541816316069" calcext:value-type="percentage">
            <text:p>-0.257%</text:p>
          </table:table-cell>
          <table:table-cell table:number-columns-repeated="1010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201" office:value-type="date" office:date-value="2025-02-17" calcext:value-type="date">
            <text:p>02/17</text:p>
          </table:table-cell>
          <table:table-cell table:style-name="ce202" office:value-type="date" office:date-value="2025-04-03" calcext:value-type="date">
            <text:p>04/03</text:p>
          </table:table-cell>
          <table:table-cell table:style-name="ce57" office:value-type="float" office:value="5845" calcext:value-type="float">
            <text:p>5845</text:p>
          </table:table-cell>
          <table:table-cell table:style-name="ce203" table:formula="of:=IF(TODAY()-[.C11]&gt;0;&quot;■&quot;;&quot;&quot;)" office:value-type="string" office:string-value="■" calcext:value-type="string">
            <text:p>■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table:formula="of:=([.F11]-[.L11])*ROUNDDOWN(25000000/[.L11];-2)" office:value-type="float" office:value="5821200" calcext:value-type="float">
            <text:p>5821200</text:p>
          </table:table-cell>
          <table:table-cell table:style-name="ce230" office:value-type="float" office:value="0" calcext:value-type="float">
            <text:p/>
          </table:table-cell>
          <table:table-cell table:style-name="ce232" office:value-type="float" office:value="816" calcext:value-type="float">
            <text:p>816</text:p>
          </table:table-cell>
          <table:table-cell table:style-name="ce232" office:value-type="float" office:value="841" calcext:value-type="float">
            <text:p>841</text:p>
          </table:table-cell>
          <table:table-cell table:style-name="ce232" office:value-type="float" office:value="807" calcext:value-type="float">
            <text:p>807</text:p>
          </table:table-cell>
          <table:table-cell table:style-name="ce232" office:value-type="float" office:value="811" calcext:value-type="float">
            <text:p>811</text:p>
          </table:table-cell>
          <table:table-cell table:style-name="ce233" table:formula="of:=1-([.I11]/[.L11])" office:value-type="percentage" office:value="-0.00616522811344011" calcext:value-type="percentage">
            <text:p>-0.617%</text:p>
          </table:table-cell>
          <table:table-cell table:number-columns-repeated="1010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201" office:value-type="date" office:date-value="2025-03-13" calcext:value-type="date">
            <text:p>03/13</text:p>
          </table:table-cell>
          <table:table-cell table:style-name="ce202" office:value-type="date" office:date-value="2025-04-10" calcext:value-type="date">
            <text:p>04/10</text:p>
          </table:table-cell>
          <table:table-cell table:style-name="ce57" office:value-type="float" office:value="9075" calcext:value-type="float">
            <text:p>9075</text:p>
          </table:table-cell>
          <table:table-cell table:style-name="ce203" table:formula="of:=IF(TODAY()-[.C12]&gt;0;&quot;■&quot;;&quot;&quot;)" office:value-type="string" office:string-value="■" calcext:value-type="string">
            <text:p>■</text:p>
          </table:table-cell>
          <table:table-cell table:style-name="ce57" office:value-type="float" office:value="3255" calcext:value-type="float">
            <text:p>3255</text:p>
          </table:table-cell>
          <table:table-cell table:style-name="ce57" table:formula="of:=([.F12]-[.L12])*ROUNDDOWN(25000000/[.L12];-2)" office:value-type="float" office:value="-777000" calcext:value-type="float">
            <text:p>-777000</text:p>
          </table:table-cell>
          <table:table-cell table:style-name="ce230" office:value-type="float" office:value="3" calcext:value-type="float">
            <text:p>3</text:p>
          </table:table-cell>
          <table:table-cell table:style-name="ce232" office:value-type="float" office:value="3310" calcext:value-type="float">
            <text:p>3310</text:p>
          </table:table-cell>
          <table:table-cell table:style-name="ce232" office:value-type="float" office:value="3430" calcext:value-type="float">
            <text:p>3430</text:p>
          </table:table-cell>
          <table:table-cell table:style-name="ce232" office:value-type="float" office:value="3285" calcext:value-type="float">
            <text:p>3285</text:p>
          </table:table-cell>
          <table:table-cell table:style-name="ce232" office:value-type="float" office:value="3360" calcext:value-type="float">
            <text:p>3360</text:p>
          </table:table-cell>
          <table:table-cell table:style-name="ce233" table:formula="of:=1-([.I12]/[.L12])" office:value-type="percentage" office:value="0.0148809523809523" calcext:value-type="percentage">
            <text:p>1.488%</text:p>
          </table:table-cell>
          <table:table-cell table:number-columns-repeated="1010"/>
        </table:table-row>
        <table:table-row table:style-name="ro1">
          <table:table-cell table:style-name="ce57" office:value-type="float" office:value="12" calcext:value-type="float">
            <text:p>12</text:p>
          </table:table-cell>
          <table:table-cell table:style-name="ce201" office:value-type="date" office:date-value="2025-03-21" calcext:value-type="date">
            <text:p>03/21</text:p>
          </table:table-cell>
          <table:table-cell table:style-name="ce202" office:value-type="date" office:date-value="2025-04-17" calcext:value-type="date">
            <text:p>04/17</text:p>
          </table:table-cell>
          <table:table-cell table:style-name="ce57" office:value-type="float" office:value="6345" calcext:value-type="float">
            <text:p>6345</text:p>
          </table:table-cell>
          <table:table-cell table:style-name="ce203" table:formula="of:=IF(TODAY()-[.C13]&gt;0;&quot;■&quot;;&quot;&quot;)" office:value-type="string" office:string-value="■" calcext:value-type="string">
            <text:p>■</text:p>
          </table:table-cell>
          <table:table-cell table:style-name="ce57" office:value-type="float" office:value="1283" calcext:value-type="float">
            <text:p>1283</text:p>
          </table:table-cell>
          <table:table-cell table:style-name="ce57" table:formula="of:=([.F13]-[.L13])*ROUNDDOWN(25000000/[.L13];-2)" office:value-type="float" office:value="1573200" calcext:value-type="float">
            <text:p>1573200</text:p>
          </table:table-cell>
          <table:table-cell table:style-name="ce230" office:value-type="float" office:value="6" calcext:value-type="float">
            <text:p>6</text:p>
          </table:table-cell>
          <table:table-cell table:style-name="ce232" office:value-type="float" office:value="1220" calcext:value-type="float">
            <text:p>1220</text:p>
          </table:table-cell>
          <table:table-cell table:style-name="ce232" office:value-type="float" office:value="1227" calcext:value-type="float">
            <text:p>1227</text:p>
          </table:table-cell>
          <table:table-cell table:style-name="ce232" office:value-type="float" office:value="1194" calcext:value-type="float">
            <text:p>1194</text:p>
          </table:table-cell>
          <table:table-cell table:style-name="ce232" office:value-type="float" office:value="1207" calcext:value-type="float">
            <text:p>1207</text:p>
          </table:table-cell>
          <table:table-cell table:style-name="ce233" table:formula="of:=1-([.I13]/[.L13])" office:value-type="percentage" office:value="-0.0107705053852527" calcext:value-type="percentage">
            <text:p>-1.077%</text:p>
          </table:table-cell>
          <table:table-cell table:number-columns-repeated="1010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201" office:value-type="date" office:date-value="2025-04-04" calcext:value-type="date">
            <text:p>04/04</text:p>
          </table:table-cell>
          <table:table-cell table:style-name="ce202" office:value-type="date" office:date-value="2025-05-02" calcext:value-type="date">
            <text:p>05/02</text:p>
          </table:table-cell>
          <table:table-cell table:style-name="ce57" office:value-type="float" office:value="8058" calcext:value-type="float">
            <text:p>8058</text:p>
          </table:table-cell>
          <table:table-cell table:style-name="ce203" table:formula="of:=IF(TODAY()-[.C14]&gt;0;&quot;■&quot;;&quot;&quot;)" office:value-type="string" office:string-value="■" calcext:value-type="string">
            <text:p>■</text:p>
          </table:table-cell>
          <table:table-cell table:style-name="ce57" office:value-type="float" office:value="2291" calcext:value-type="float">
            <text:p>2291</text:p>
          </table:table-cell>
          <table:table-cell table:style-name="ce57" table:formula="of:=([.F14]-[.L14])*ROUNDDOWN(25000000/[.L14];-2)" office:value-type="float" office:value="-1458600" calcext:value-type="float">
            <text:p>-1458600</text:p>
          </table:table-cell>
          <table:table-cell table:style-name="ce230" office:value-type="float" office:value="7" calcext:value-type="float">
            <text:p>7</text:p>
          </table:table-cell>
          <table:table-cell table:style-name="ce232" office:value-type="float" office:value="2476" calcext:value-type="float">
            <text:p>2476</text:p>
          </table:table-cell>
          <table:table-cell table:style-name="ce232" office:value-type="float" office:value="2477" calcext:value-type="float">
            <text:p>2477</text:p>
          </table:table-cell>
          <table:table-cell table:number-columns-repeated="2" table:style-name="ce232" office:value-type="float" office:value="2434" calcext:value-type="float">
            <text:p>2434</text:p>
          </table:table-cell>
          <table:table-cell table:style-name="ce233" table:formula="of:=1-([.I14]/[.L14])" office:value-type="percentage" office:value="-0.0172555464256368" calcext:value-type="percentage">
            <text:p>-1.726%</text:p>
          </table:table-cell>
          <table:table-cell table:number-columns-repeated="1010"/>
        </table:table-row>
        <table:table-row table:style-name="ro1">
          <table:table-cell table:style-name="ce57" office:value-type="float" office:value="14" calcext:value-type="float">
            <text:p>14</text:p>
          </table:table-cell>
          <table:table-cell table:style-name="ce201" office:value-type="date" office:date-value="2025-05-08" calcext:value-type="date">
            <text:p>05/08</text:p>
          </table:table-cell>
          <table:table-cell table:style-name="ce202" office:value-type="date" office:date-value="2025-06-04" calcext:value-type="date">
            <text:p>06/04</text:p>
          </table:table-cell>
          <table:table-cell table:style-name="ce57" office:value-type="float" office:value="4689" calcext:value-type="float">
            <text:p>4689</text:p>
          </table:table-cell>
          <table:table-cell table:style-name="ce203" table:formula="of:=IF(TODAY()-[.C15]&gt;0;&quot;■&quot;;&quot;&quot;)" office:value-type="string" office:string-value="■" calcext:value-type="string">
            <text:p>■</text:p>
          </table:table-cell>
          <table:table-cell table:style-name="ce57" office:value-type="float" office:value="533" calcext:value-type="float">
            <text:p>533</text:p>
          </table:table-cell>
          <table:table-cell table:style-name="ce57" table:formula="of:=ROUNDDOWN(([.F15]-[.L15])*ROUNDDOWN(25000000/[.L15];-2);0)" office:value-type="float" office:value="808280" calcext:value-type="float">
            <text:p>808280</text:p>
          </table:table-cell>
          <table:table-cell table:style-name="ce230" office:value-type="float" office:value="11" calcext:value-type="float">
            <text:p>11</text:p>
          </table:table-cell>
          <table:table-cell table:style-name="ce232" office:value-type="float" office:value="509.1" calcext:value-type="float">
            <text:p>509.1</text:p>
          </table:table-cell>
          <table:table-cell table:style-name="ce232" office:value-type="float" office:value="516.7" calcext:value-type="float">
            <text:p>516.7</text:p>
          </table:table-cell>
          <table:table-cell table:style-name="ce232" office:value-type="float" office:value="505.6" calcext:value-type="float">
            <text:p>505.6</text:p>
          </table:table-cell>
          <table:table-cell table:style-name="ce232" office:value-type="float" office:value="516.3" calcext:value-type="float">
            <text:p>516.3</text:p>
          </table:table-cell>
          <table:table-cell table:style-name="ce233" table:formula="of:=1-([.I15]/[.L15])" office:value-type="percentage" office:value="0.0139453805926786" calcext:value-type="percentage">
            <text:p>1.395%</text:p>
          </table:table-cell>
          <table:table-cell table:number-columns-repeated="1010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201" office:value-type="date" office:date-value="2025-05-12" calcext:value-type="date">
            <text:p>05/12</text:p>
          </table:table-cell>
          <table:table-cell table:style-name="ce202" office:value-type="date" office:date-value="2025-06-06" calcext:value-type="date">
            <text:p>06/06</text:p>
          </table:table-cell>
          <table:table-cell table:style-name="ce57" office:value-type="float" office:value="9441" calcext:value-type="float">
            <text:p>9441</text:p>
          </table:table-cell>
          <table:table-cell table:style-name="ce203" table:formula="of:=IF(TODAY()-[.C16]&gt;0;&quot;■&quot;;&quot;&quot;)" office:value-type="string" office:string-value="■" calcext:value-type="string">
            <text:p>■</text:p>
          </table:table-cell>
          <table:table-cell table:style-name="ce57" office:value-type="float" office:value="1471" calcext:value-type="float">
            <text:p>1471</text:p>
          </table:table-cell>
          <table:table-cell table:style-name="ce57" table:formula="of:=([.F16]-[.L16])*ROUNDDOWN(25000000/[.L16];-2)" office:value-type="float" office:value="-5266800" calcext:value-type="float">
            <text:p>-5266800</text:p>
          </table:table-cell>
          <table:table-cell table:style-name="ce230" office:value-type="float" office:value="3" calcext:value-type="float">
            <text:p>3</text:p>
          </table:table-cell>
          <table:table-cell table:style-name="ce232" office:value-type="float" office:value="1856" calcext:value-type="float">
            <text:p>1856</text:p>
          </table:table-cell>
          <table:table-cell table:style-name="ce232" office:value-type="float" office:value="1861" calcext:value-type="float">
            <text:p>1861</text:p>
          </table:table-cell>
          <table:table-cell table:style-name="ce232" office:value-type="float" office:value="1856" calcext:value-type="float">
            <text:p>1856</text:p>
          </table:table-cell>
          <table:table-cell table:style-name="ce232" office:value-type="float" office:value="1867" calcext:value-type="float">
            <text:p>1867</text:p>
          </table:table-cell>
          <table:table-cell table:style-name="ce233" table:formula="of:=1-([.I16]/[.L16])" office:value-type="percentage" office:value="0.00589180503481523" calcext:value-type="percentage">
            <text:p>0.589%</text:p>
          </table:table-cell>
          <table:table-cell table:number-columns-repeated="1010"/>
        </table:table-row>
        <table:table-row table:style-name="ro1">
          <table:table-cell table:style-name="ce57" office:value-type="float" office:value="16" calcext:value-type="float">
            <text:p>16</text:p>
          </table:table-cell>
          <table:table-cell table:style-name="ce201" office:value-type="date" office:date-value="2025-05-13" calcext:value-type="date">
            <text:p>05/13</text:p>
          </table:table-cell>
          <table:table-cell table:style-name="ce202" office:value-type="date" office:date-value="2025-06-09" calcext:value-type="date">
            <text:p>06/09</text:p>
          </table:table-cell>
          <table:table-cell table:style-name="ce57" office:value-type="float" office:value="8358" calcext:value-type="float">
            <text:p>8358</text:p>
          </table:table-cell>
          <table:table-cell table:style-name="ce203" table:formula="of:=IF(TODAY()-[.C17]&gt;0;&quot;■&quot;;&quot;&quot;)" office:value-type="string" office:string-value="■" calcext:value-type="string">
            <text:p>■</text:p>
          </table:table-cell>
          <table:table-cell table:style-name="ce57" office:value-type="float" office:value="1155" calcext:value-type="float">
            <text:p>1155</text:p>
          </table:table-cell>
          <table:table-cell table:style-name="ce57" table:formula="of:=([.F17]-[.L17])*ROUNDDOWN(25000000/[.L17];-2)" office:value-type="float" office:value="-2541400" calcext:value-type="float">
            <text:p>-2541400</text:p>
          </table:table-cell>
          <table:table-cell table:style-name="ce230" office:value-type="float" office:value="8" calcext:value-type="float">
            <text:p>8</text:p>
          </table:table-cell>
          <table:table-cell table:style-name="ce232" office:value-type="float" office:value="1304" calcext:value-type="float">
            <text:p>1304</text:p>
          </table:table-cell>
          <table:table-cell table:style-name="ce232" office:value-type="float" office:value="1305" calcext:value-type="float">
            <text:p>1305</text:p>
          </table:table-cell>
          <table:table-cell table:number-columns-repeated="2" table:style-name="ce232" office:value-type="float" office:value="1286" calcext:value-type="float">
            <text:p>1286</text:p>
          </table:table-cell>
          <table:table-cell table:style-name="ce233" table:formula="of:=1-([.I17]/[.L17])" office:value-type="percentage" office:value="-0.0139968895800933" calcext:value-type="percentage">
            <text:p>-1.400%</text:p>
          </table:table-cell>
          <table:table-cell table:number-columns-repeated="1010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201" office:value-type="date" office:date-value="2025-05-12" calcext:value-type="date">
            <text:p>05/12</text:p>
          </table:table-cell>
          <table:table-cell table:style-name="ce202" office:value-type="date" office:date-value="2025-06-09" calcext:value-type="date">
            <text:p>06/09</text:p>
          </table:table-cell>
          <table:table-cell table:style-name="ce57" office:value-type="float" office:value="7595" calcext:value-type="float">
            <text:p>7595</text:p>
          </table:table-cell>
          <table:table-cell table:style-name="ce203" table:formula="of:=IF(TODAY()-[.C18]&gt;0;&quot;■&quot;;&quot;&quot;)" office:value-type="string" office:string-value="■" calcext:value-type="string">
            <text:p>■</text:p>
          </table:table-cell>
          <table:table-cell table:style-name="ce57" office:value-type="float" office:value="4475" calcext:value-type="float">
            <text:p>4475</text:p>
          </table:table-cell>
          <table:table-cell table:style-name="ce57" table:formula="of:=([.F18]-[.L18])*ROUNDDOWN(25000000/[.L18];-2)" office:value-type="float" office:value="-2150000" calcext:value-type="float">
            <text:p>-2150000</text:p>
          </table:table-cell>
          <table:table-cell table:style-name="ce230" office:value-type="float" office:value="1" calcext:value-type="float">
            <text:p>1</text:p>
          </table:table-cell>
          <table:table-cell table:style-name="ce232" office:value-type="float" office:value="4995" calcext:value-type="float">
            <text:p>4995</text:p>
          </table:table-cell>
          <table:table-cell table:style-name="ce232" office:value-type="float" office:value="5050" calcext:value-type="float">
            <text:p>5050</text:p>
          </table:table-cell>
          <table:table-cell table:style-name="ce232" office:value-type="float" office:value="4865" calcext:value-type="float">
            <text:p>4865</text:p>
          </table:table-cell>
          <table:table-cell table:style-name="ce232" office:value-type="float" office:value="4905" calcext:value-type="float">
            <text:p>4905</text:p>
          </table:table-cell>
          <table:table-cell table:style-name="ce233" table:formula="of:=1-([.I18]/[.L18])" office:value-type="percentage" office:value="-0.0183486238532109" calcext:value-type="percentage">
            <text:p>-1.835%</text:p>
          </table:table-cell>
          <table:table-cell table:number-columns-repeated="1010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201" office:value-type="date" office:date-value="2025-05-15" calcext:value-type="date">
            <text:p>05/15</text:p>
          </table:table-cell>
          <table:table-cell table:style-name="ce202" office:value-type="date" office:date-value="2025-06-11" calcext:value-type="date">
            <text:p>06/11</text:p>
          </table:table-cell>
          <table:table-cell table:style-name="ce57" office:value-type="float" office:value="1332" calcext:value-type="float">
            <text:p>1332</text:p>
          </table:table-cell>
          <table:table-cell table:style-name="ce203" table:formula="of:=IF(TODAY()-[.C19]&gt;0;&quot;■&quot;;&quot;&quot;)" office:value-type="string" office:string-value="■" calcext:value-type="string">
            <text:p>■</text:p>
          </table:table-cell>
          <table:table-cell table:style-name="ce57" office:value-type="float" office:value="772" calcext:value-type="float">
            <text:p>772</text:p>
          </table:table-cell>
          <table:table-cell table:style-name="ce57" table:formula="of:=([.F19]-[.L19])*ROUNDDOWN(25000000/[.L19];-2)" office:value-type="float" office:value="-1800000" calcext:value-type="float">
            <text:p>-1800000</text:p>
          </table:table-cell>
          <table:table-cell table:style-name="ce230" office:value-type="float" office:value="2" calcext:value-type="float">
            <text:p>2</text:p>
          </table:table-cell>
          <table:table-cell table:style-name="ce232" office:value-type="float" office:value="836" calcext:value-type="float">
            <text:p>836</text:p>
          </table:table-cell>
          <table:table-cell table:style-name="ce232" office:value-type="float" office:value="838" calcext:value-type="float">
            <text:p>838</text:p>
          </table:table-cell>
          <table:table-cell table:number-columns-repeated="2" table:style-name="ce232" office:value-type="float" office:value="832" calcext:value-type="float">
            <text:p>832</text:p>
          </table:table-cell>
          <table:table-cell table:style-name="ce233" table:formula="of:=1-([.I19]/[.L19])" office:value-type="percentage" office:value="-0.00480769230769229" calcext:value-type="percentage">
            <text:p>-0.481%</text:p>
          </table:table-cell>
          <table:table-cell table:number-columns-repeated="1010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201" office:value-type="date" office:date-value="2025-05-15" calcext:value-type="date">
            <text:p>05/15</text:p>
          </table:table-cell>
          <table:table-cell table:style-name="ce202" office:value-type="date" office:date-value="2025-06-11" calcext:value-type="date">
            <text:p>06/11</text:p>
          </table:table-cell>
          <table:table-cell table:style-name="ce57" office:value-type="float" office:value="9433" calcext:value-type="float">
            <text:p>9433</text:p>
          </table:table-cell>
          <table:table-cell table:style-name="ce203" table:formula="of:=IF(TODAY()-[.C20]&gt;0;&quot;■&quot;;&quot;&quot;)" office:value-type="string" office:string-value="■" calcext:value-type="string">
            <text:p>■</text:p>
          </table:table-cell>
          <table:table-cell table:style-name="ce57" office:value-type="float" office:value="2307" calcext:value-type="float">
            <text:p>2307</text:p>
          </table:table-cell>
          <table:table-cell table:style-name="ce57" table:formula="of:=([.F20]-[.L20])*ROUNDDOWN(25000000/[.L20];-2)" office:value-type="float" office:value="-1081500" calcext:value-type="float">
            <text:p>-1081500</text:p>
          </table:table-cell>
          <table:table-cell table:style-name="ce230" office:value-type="float" office:value="4" calcext:value-type="float">
            <text:p>4</text:p>
          </table:table-cell>
          <table:table-cell table:style-name="ce232" office:value-type="float" office:value="2407" calcext:value-type="float">
            <text:p>2407</text:p>
          </table:table-cell>
          <table:table-cell table:style-name="ce232" office:value-type="float" office:value="2412" calcext:value-type="float">
            <text:p>2412</text:p>
          </table:table-cell>
          <table:table-cell table:style-name="ce232" office:value-type="float" office:value="2384" calcext:value-type="float">
            <text:p>2384</text:p>
          </table:table-cell>
          <table:table-cell table:style-name="ce232" office:value-type="float" office:value="2412" calcext:value-type="float">
            <text:p>2412</text:p>
          </table:table-cell>
          <table:table-cell table:style-name="ce233" table:formula="of:=1-([.I20]/[.L20])" office:value-type="percentage" office:value="0.0020729684908789" calcext:value-type="percentage">
            <text:p>0.207%</text:p>
          </table:table-cell>
          <table:table-cell table:number-columns-repeated="1010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201" office:value-type="date" office:date-value="2025-05-27" calcext:value-type="date">
            <text:p>05/27</text:p>
          </table:table-cell>
          <table:table-cell table:style-name="ce202" office:value-type="date" office:date-value="2025-06-23" calcext:value-type="date">
            <text:p>06/23</text:p>
          </table:table-cell>
          <table:table-cell table:style-name="ce57" office:value-type="float" office:value="8793" calcext:value-type="float">
            <text:p>8793</text:p>
          </table:table-cell>
          <table:table-cell table:style-name="ce203" table:formula="of:=IF(TODAY()-[.C21]&gt;0;&quot;■&quot;;&quot;&quot;)" office:value-type="string" office:string-value="■" calcext:value-type="string">
            <text:p>■</text:p>
          </table:table-cell>
          <table:table-cell table:style-name="ce57" office:value-type="float" office:value="3750" calcext:value-type="float">
            <text:p>3750</text:p>
          </table:table-cell>
          <table:table-cell table:style-name="ce57" table:formula="of:=([.F21]-[.L21])*ROUNDDOWN(25000000/[.L21];-2)" office:value-type="float" office:value="234500" calcext:value-type="float">
            <text:p>234500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2" table:style-name="ce232" office:value-type="float" office:value="3740" calcext:value-type="float">
            <text:p>3740</text:p>
          </table:table-cell>
          <table:table-cell table:number-columns-repeated="2" table:style-name="ce232" office:value-type="float" office:value="3715" calcext:value-type="float">
            <text:p>3715</text:p>
          </table:table-cell>
          <table:table-cell table:style-name="ce233" table:formula="of:=1-([.I21]/[.L21])" office:value-type="percentage" office:value="-0.00672947510094213" calcext:value-type="percentage">
            <text:p>-0.673%</text:p>
          </table:table-cell>
          <table:table-cell table:number-columns-repeated="1010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201" office:value-type="date" office:date-value="2025-05-28" calcext:value-type="date">
            <text:p>05/28</text:p>
          </table:table-cell>
          <table:table-cell table:style-name="ce202" office:value-type="date" office:date-value="2025-06-24" calcext:value-type="date">
            <text:p>06/24</text:p>
          </table:table-cell>
          <table:table-cell table:style-name="ce57" office:value-type="float" office:value="8848" calcext:value-type="float">
            <text:p>8848</text:p>
          </table:table-cell>
          <table:table-cell table:style-name="ce203" table:formula="of:=IF(TODAY()-[.C22]&gt;0;&quot;■&quot;;&quot;&quot;)" office:value-type="string" office:string-value="■" calcext:value-type="string">
            <text:p>■</text:p>
          </table:table-cell>
          <table:table-cell table:style-name="ce57" office:value-type="float" office:value="522" calcext:value-type="float">
            <text:p>522</text:p>
          </table:table-cell>
          <table:table-cell table:style-name="ce57" table:formula="of:=([.F22]-[.L22])*ROUNDDOWN(25000000/[.L22];-2)" office:value-type="float" office:value="-2690100" calcext:value-type="float">
            <text:p>-2690100</text:p>
          </table:table-cell>
          <table:table-cell table:style-name="ce230" office:value-type="float" office:value="0" calcext:value-type="float">
            <text:p/>
          </table:table-cell>
          <table:table-cell table:style-name="ce232" office:value-type="float" office:value="594" calcext:value-type="float">
            <text:p>594</text:p>
          </table:table-cell>
          <table:table-cell table:style-name="ce232" office:value-type="float" office:value="601" calcext:value-type="float">
            <text:p>601</text:p>
          </table:table-cell>
          <table:table-cell table:number-columns-repeated="2" table:style-name="ce232" office:value-type="float" office:value="585" calcext:value-type="float">
            <text:p>585</text:p>
          </table:table-cell>
          <table:table-cell table:style-name="ce233" table:formula="of:=1-([.I22]/[.L22])" office:value-type="percentage" office:value="-0.0153846153846153" calcext:value-type="percentage">
            <text:p>-1.538%</text:p>
          </table:table-cell>
          <table:table-cell table:number-columns-repeated="1010"/>
        </table:table-row>
        <table:table-row table:style-name="ro1">
          <table:table-cell table:style-name="ce57" office:value-type="float" office:value="22" calcext:value-type="float">
            <text:p>22</text:p>
          </table:table-cell>
          <table:table-cell table:style-name="ce201" office:value-type="date" office:date-value="2025-05-21" calcext:value-type="date">
            <text:p>05/21</text:p>
          </table:table-cell>
          <table:table-cell table:style-name="ce202" office:value-type="date" office:date-value="2025-06-24" calcext:value-type="date">
            <text:p>06/24</text:p>
          </table:table-cell>
          <table:table-cell table:style-name="ce57" office:value-type="float" office:value="1847" calcext:value-type="float">
            <text:p>1847</text:p>
          </table:table-cell>
          <table:table-cell table:style-name="ce203" table:formula="of:=IF(TODAY()-[.C23]&gt;0;&quot;■&quot;;&quot;&quot;)" office:value-type="string" office:string-value="■" calcext:value-type="string">
            <text:p>■</text:p>
          </table:table-cell>
          <table:table-cell table:style-name="ce57" office:value-type="float" office:value="3500" calcext:value-type="float">
            <text:p>3500</text:p>
          </table:table-cell>
          <table:table-cell table:style-name="ce57" table:formula="of:=([.F23]-[.L23])*ROUNDDOWN(25000000/[.L23];-2)" office:value-type="float" office:value="3604500" calcext:value-type="float">
            <text:p>3604500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2" table:style-name="ce232" office:value-type="float" office:value="3080" calcext:value-type="float">
            <text:p>3080</text:p>
          </table:table-cell>
          <table:table-cell table:style-name="ce232" office:value-type="float" office:value="3050" calcext:value-type="float">
            <text:p>3050</text:p>
          </table:table-cell>
          <table:table-cell table:style-name="ce232" office:value-type="float" office:value="3055" calcext:value-type="float">
            <text:p>3055</text:p>
          </table:table-cell>
          <table:table-cell table:style-name="ce233" table:formula="of:=1-([.I23]/[.L23])" office:value-type="percentage" office:value="-0.00818330605564643" calcext:value-type="percentage">
            <text:p>-0.818%</text:p>
          </table:table-cell>
          <table:table-cell table:number-columns-repeated="1010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201" office:value-type="date" office:date-value="2025-06-18" calcext:value-type="date">
            <text:p>06/18</text:p>
          </table:table-cell>
          <table:table-cell table:style-name="ce202" office:value-type="date" office:date-value="2025-07-15" calcext:value-type="date">
            <text:p>07/15</text:p>
          </table:table-cell>
          <table:table-cell table:style-name="ce57" office:value-type="float" office:value="2782" calcext:value-type="float">
            <text:p>2782</text:p>
          </table:table-cell>
          <table:table-cell table:style-name="ce203" table:formula="of:=IF(TODAY()-[.C24]&gt;0;&quot;■&quot;;&quot;&quot;)" office:value-type="string" office:string-value="■" calcext:value-type="string">
            <text:p>■</text:p>
          </table:table-cell>
          <table:table-cell table:style-name="ce57" office:value-type="float" office:value="2000" calcext:value-type="float">
            <text:p>2000</text:p>
          </table:table-cell>
          <table:table-cell table:style-name="ce57" table:formula="of:=([.F24]-[.L24])*ROUNDDOWN(25000000/[.L24];-2)" office:value-type="float" office:value="-6942000" calcext:value-type="float">
            <text:p>-6942000</text:p>
          </table:table-cell>
          <table:table-cell table:style-name="ce230" office:value-type="float" office:value="7" calcext:value-type="float">
            <text:p>7</text:p>
          </table:table-cell>
          <table:table-cell table:style-name="ce232" office:value-type="float" office:value="2767" calcext:value-type="float">
            <text:p>2767</text:p>
          </table:table-cell>
          <table:table-cell table:style-name="ce232" office:value-type="float" office:value="2805" calcext:value-type="float">
            <text:p>2805</text:p>
          </table:table-cell>
          <table:table-cell table:style-name="ce232" office:value-type="float" office:value="2756" calcext:value-type="float">
            <text:p>2756</text:p>
          </table:table-cell>
          <table:table-cell table:style-name="ce232" office:value-type="float" office:value="2780" calcext:value-type="float">
            <text:p>2780</text:p>
          </table:table-cell>
          <table:table-cell table:style-name="ce233" table:formula="of:=1-([.I24]/[.L24])" office:value-type="percentage" office:value="0.00467625899280577" calcext:value-type="percentage">
            <text:p>0.468%</text:p>
          </table:table-cell>
          <table:table-cell table:number-columns-repeated="1010"/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201" office:value-type="date" office:date-value="2025-08-04" calcext:value-type="date">
            <text:p>08/04</text:p>
          </table:table-cell>
          <table:table-cell table:style-name="ce202" office:value-type="date" office:date-value="2025-09-01" calcext:value-type="date">
            <text:p>09/01</text:p>
          </table:table-cell>
          <table:table-cell table:style-name="ce57" office:value-type="float" office:value="6946" calcext:value-type="float">
            <text:p>6946</text:p>
          </table:table-cell>
          <table:table-cell table:style-name="ce203" table:formula="of:=IF(TODAY()-[.C25]&gt;0;&quot;■&quot;;&quot;&quot;)" office:value-type="string" office:string-value="■" calcext:value-type="string">
            <text:p>■</text:p>
          </table:table-cell>
          <table:table-cell table:style-name="ce57" office:value-type="float" office:value="3314" calcext:value-type="float">
            <text:p>3314</text:p>
          </table:table-cell>
          <table:table-cell table:style-name="ce57" table:formula="of:=([.F25]-[.L25])*ROUNDDOWN(25000000/[.L25];-2)" office:value-type="float" office:value="-6221600" calcext:value-type="float">
            <text:p>-6221600</text:p>
          </table:table-cell>
          <table:table-cell table:style-name="ce230" office:value-type="float" office:value="0" calcext:value-type="float">
            <text:p/>
          </table:table-cell>
          <table:table-cell table:style-name="ce232" office:value-type="float" office:value="4400" calcext:value-type="float">
            <text:p>4400</text:p>
          </table:table-cell>
          <table:table-cell table:style-name="ce232" office:value-type="float" office:value="4540" calcext:value-type="float">
            <text:p>4540</text:p>
          </table:table-cell>
          <table:table-cell table:style-name="ce232" office:value-type="float" office:value="4340" calcext:value-type="float">
            <text:p>4340</text:p>
          </table:table-cell>
          <table:table-cell table:style-name="ce232" office:value-type="float" office:value="4425" calcext:value-type="float">
            <text:p>4425</text:p>
          </table:table-cell>
          <table:table-cell table:style-name="ce233" table:formula="of:=1-([.I25]/[.L25])" office:value-type="percentage" office:value="0.00564971751412424" calcext:value-type="percentage">
            <text:p>0.565%</text:p>
          </table:table-cell>
          <table:table-cell table:number-columns-repeated="1010"/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style-name="ce201" office:value-type="date" office:date-value="2025-08-01" calcext:value-type="date">
            <text:p>08/01</text:p>
          </table:table-cell>
          <table:table-cell table:style-name="ce202" office:value-type="date" office:date-value="2025-09-01" calcext:value-type="date">
            <text:p>09/01</text:p>
          </table:table-cell>
          <table:table-cell table:style-name="ce57" office:value-type="float" office:value="8053" calcext:value-type="float">
            <text:p>8053</text:p>
          </table:table-cell>
          <table:table-cell table:style-name="ce203" table:formula="of:=IF(TODAY()-[.C26]&gt;0;&quot;■&quot;;&quot;&quot;)" office:value-type="string" office:string-value="■" calcext:value-type="string">
            <text:p>■</text:p>
          </table:table-cell>
          <table:table-cell table:style-name="ce57" office:value-type="float" office:value="3380" calcext:value-type="float">
            <text:p>3380</text:p>
          </table:table-cell>
          <table:table-cell table:style-name="ce57" table:formula="of:=([.F26]-[.L26])*ROUNDDOWN(25000000/[.L26];-2)" office:value-type="float" office:value="-3999000" calcext:value-type="float">
            <text:p>-3999000</text:p>
          </table:table-cell>
          <table:table-cell table:style-name="ce230" office:value-type="float" office:value="7" calcext:value-type="float">
            <text:p>7</text:p>
          </table:table-cell>
          <table:table-cell table:style-name="ce232" office:value-type="float" office:value="4056" calcext:value-type="float">
            <text:p>4056</text:p>
          </table:table-cell>
          <table:table-cell table:style-name="ce232" office:value-type="float" office:value="4058" calcext:value-type="float">
            <text:p>4058</text:p>
          </table:table-cell>
          <table:table-cell table:style-name="ce232" office:value-type="float" office:value="4001" calcext:value-type="float">
            <text:p>4001</text:p>
          </table:table-cell>
          <table:table-cell table:style-name="ce232" office:value-type="float" office:value="4025" calcext:value-type="float">
            <text:p>4025</text:p>
          </table:table-cell>
          <table:table-cell table:style-name="ce233" table:formula="of:=1-([.I26]/[.L26])" office:value-type="percentage" office:value="-0.00770186335403733" calcext:value-type="percentage">
            <text:p>-0.770%</text:p>
          </table:table-cell>
          <table:table-cell table:number-columns-repeated="1010"/>
        </table:table-row>
        <table:table-row table:style-name="ro1">
          <table:table-cell table:style-name="ce57" office:value-type="float" office:value="26" calcext:value-type="float">
            <text:p>26</text:p>
          </table:table-cell>
          <table:table-cell table:style-name="ce201" office:value-type="date" office:date-value="2025-07-01" calcext:value-type="date">
            <text:p>07/01</text:p>
          </table:table-cell>
          <table:table-cell table:style-name="ce202" office:value-type="date" office:date-value="2025-09-18" calcext:value-type="date">
            <text:p>09/18</text:p>
          </table:table-cell>
          <table:table-cell table:style-name="ce57" office:value-type="float" office:value="9284" calcext:value-type="float">
            <text:p>9284</text:p>
          </table:table-cell>
          <table:table-cell table:style-name="ce203" table:formula="of:=IF(TODAY()-[.C27]&gt;0;&quot;■&quot;;&quot;&quot;)" office:value-type="string" office:string-value="■" calcext:value-type="string">
            <text:p>■</text:p>
          </table:table-cell>
          <table:table-cell table:style-name="ce57" office:value-type="float" office:value="89930" calcext:value-type="float">
            <text:p>89930</text:p>
          </table:table-cell>
          <table:table-cell table:style-name="ce57" table:formula="of:=([.F27]-[.L27])*ROUNDDOWN(25000000/[.L27];-2)" office:value-type="float" office:value="686000" calcext:value-type="float">
            <text:p>686000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2" table:style-name="ce232" office:value-type="float" office:value="87800" calcext:value-type="float">
            <text:p>87800</text:p>
          </table:table-cell>
          <table:table-cell table:style-name="ce232" office:value-type="float" office:value="86400" calcext:value-type="float">
            <text:p>86400</text:p>
          </table:table-cell>
          <table:table-cell table:style-name="ce232" office:value-type="float" office:value="86500" calcext:value-type="float">
            <text:p>86500</text:p>
          </table:table-cell>
          <table:table-cell table:style-name="ce233" table:formula="of:=1-([.I27]/[.L27])" office:value-type="percentage" office:value="-0.0150289017341041" calcext:value-type="percentage">
            <text:p>-1.503%</text:p>
          </table:table-cell>
          <table:table-cell table:number-columns-repeated="1010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style-name="ce201" office:value-type="date" office:date-value="2025-09-08" calcext:value-type="date">
            <text:p>09/08</text:p>
          </table:table-cell>
          <table:table-cell table:style-name="ce202" office:value-type="date" office:date-value="2025-10-07" calcext:value-type="date">
            <text:p>10/07</text:p>
          </table:table-cell>
          <table:table-cell table:style-name="ce57" office:value-type="float" office:value="5186" calcext:value-type="float">
            <text:p>5186</text:p>
          </table:table-cell>
          <table:table-cell table:style-name="ce203" table:formula="of:=IF(TODAY()-[.C28]&gt;0;&quot;■&quot;;&quot;&quot;)" office:value-type="string" office:string-value="■" calcext:value-type="string">
            <text:p>■</text:p>
          </table:table-cell>
          <table:table-cell table:style-name="ce57" office:value-type="float" office:value="3650" calcext:value-type="float">
            <text:p>3650</text:p>
          </table:table-cell>
          <table:table-cell table:style-name="ce57" table:formula="of:=([.F28]-[.L28])*ROUNDDOWN(25000000/[.L28];-2)" office:value-type="float" office:value="-2108000" calcext:value-type="float">
            <text:p>-2108000</text:p>
          </table:table-cell>
          <table:table-cell table:style-name="ce230" office:value-type="float" office:value="3" calcext:value-type="float">
            <text:p>3</text:p>
          </table:table-cell>
          <table:table-cell table:style-name="ce232" office:value-type="float" office:value="4050" calcext:value-type="float">
            <text:p>4050</text:p>
          </table:table-cell>
          <table:table-cell table:style-name="ce232" office:value-type="float" office:value="4075" calcext:value-type="float">
            <text:p>4075</text:p>
          </table:table-cell>
          <table:table-cell table:style-name="ce232" office:value-type="float" office:value="3950" calcext:value-type="float">
            <text:p>3950</text:p>
          </table:table-cell>
          <table:table-cell table:style-name="ce232" office:value-type="float" office:value="3990" calcext:value-type="float">
            <text:p>3990</text:p>
          </table:table-cell>
          <table:table-cell table:style-name="ce233" table:formula="of:=1-([.I28]/[.L28])" office:value-type="percentage" office:value="-0.0150375939849625" calcext:value-type="percentage">
            <text:p>-1.504%</text:p>
          </table:table-cell>
          <table:table-cell table:number-columns-repeated="1010"/>
        </table:table-row>
        <table:table-row table:style-name="ro3">
          <table:table-cell table:style-name="ce57" office:value-type="float" office:value="28" calcext:value-type="float">
            <text:p>28</text:p>
          </table:table-cell>
          <table:table-cell table:style-name="ce201" office:value-type="date" office:date-value="2025-10-08" calcext:value-type="date">
            <text:p>10/08</text:p>
          </table:table-cell>
          <table:table-cell table:style-name="ce202" office:value-type="date" office:date-value="2025-11-06" calcext:value-type="date">
            <text:p>11/06</text:p>
          </table:table-cell>
          <table:table-cell table:style-name="ce57" office:value-type="float" office:value="1377" calcext:value-type="float">
            <text:p>1377</text:p>
          </table:table-cell>
          <table:table-cell table:style-name="ce203" table:formula="of:=IF(TODAY()-[.C29]&gt;0;&quot;■&quot;;&quot;&quot;)">
            <text:p/>
          </table:table-cell>
          <table:table-cell table:style-name="ce57" office:value-type="float" office:value="3285" calcext:value-type="float">
            <text:p>3285</text:p>
          </table:table-cell>
          <table:table-cell/>
          <table:table-cell table:style-name="ce230"/>
          <table:table-cell table:style-name="ce210" table:number-columns-repeated="4"/>
          <table:table-cell table:number-columns-repeated="1011"/>
        </table:table-row>
        <table:table-row table:style-name="ro3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F.I2:F.L28">
            <calcext:condition calcext:apply-style-name="赤字" calcext:value="formula-is([.$F2]&gt;[.I2])" calcext:base-cell-address="F.I2"/>
            <calcext:condition calcext:apply-style-name="黒字" calcext:value="formula-is([.$F2]=&lt;[.I2])" calcext:base-cell-address="F.I2"/>
          </calcext:conditional-format>
        </calcext:conditional-formats>
      </table:table>
      <table:named-expressions/>
      <table:database-ranges>
        <table:database-range table:name="__Anonymous_Sheet_DB__0" table:target-range-address="A.A1:A.L1048576" table:display-filter-buttons="true"/>
        <table:database-range table:name="__Anonymous_Sheet_DB__3" table:target-range-address="D.A1:D.W16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E.A1:E.AO61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F.A1:F.M2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 UI" svg:font-family="'Meiryo UI'" style:font-adornments="標準" style:font-family-generic="modern" style:font-pitch="variable"/>
    <style:font-face style:name="Noto Sans JP" svg:font-family="'Noto Sans JP'" style:font-family-generic="modern" style:font-pitch="variable"/>
    <style:font-face style:name="Noto Sans JP1" svg:font-family="'Noto Sans JP'" style:font-adornments="太字" style:font-family-generic="modern" style:font-pitch="variable"/>
    <style:font-face style:name="Noto Sans JP2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2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date-style style:name="N113">
      <number:day-of-week number:calendar="gengou"/>
    </number:date-style>
    <number:date-style style:name="N114">
      <number:month/>
      <number:text>/</number:text>
      <number:day/>
    </number:date-style>
    <number:number-style style:name="N115">
      <number:number number:min-integer-digits="1"/>
      <number:text>日</number:text>
    </number:number-style>
    <number:number-style style:name="N116">
      <number:number number:decimal-places="0" number:min-decimal-places="0" number:min-integer-digits="1"/>
      <number:text>日</number:text>
    </number:number-style>
    <number:date-style style:name="N117">
      <number:month number:style="long"/>
      <number:text>/</number:text>
      <number:day number:style="long"/>
    </number:date-style>
    <number:number-style style:name="N118">
      <number:number number:decimal-places="0" number:min-decimal-places="0" number:min-integer-digits="0"/>
      <number:text>万円まで</number:text>
    </number:number-style>
    <number:number-style style:name="N119">
      <number:number number:decimal-places="0" number:min-decimal-places="0" number:min-integer-digits="0"/>
      <number:text>日前</number:text>
    </number:number-style>
    <number:number-style style:name="N120">
      <number:text>～</number:text>
      <number:number number:decimal-places="0" number:min-decimal-places="0" number:min-integer-digits="0"/>
      <number:text>万</number:text>
    </number:number-style>
    <number:percentage-style style:name="N121">
      <number:number number:decimal-places="3" number:min-decimal-places="3" number:min-integer-digits="1"/>
      <number:text>%</number:text>
    </number:percentage-style>
    <number:number-style style:name="N122">
      <number:number number:decimal-places="3" number:min-decimal-places="3" number:min-integer-digits="1"/>
    </number:number-style>
    <number:percentage-style style:name="N123">
      <number:number number:decimal-places="4" number:min-decimal-places="4" number:min-integer-digits="1"/>
      <number:text>%</number:text>
    </number:percentage-style>
    <number:number-style style:name="N124">
      <number:text>～</number:text>
      <number:number number:decimal-places="0" number:min-decimal-places="0" number:min-integer-digits="0"/>
    </number:number-style>
    <number:number-style style:name="N125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3"/>
    <style:style style:name="除外" style:family="table-cell" style:parent-style-name="Default">
      <style:text-properties fo:color="#bdbdbd" style:font-name="Meiryo UI" fo:font-family="'Meiryo UI'" style:font-style-name="標準" style:font-family-generic="modern" style:font-pitch="variable" style:font-name-asian="Meiryo UI" style:font-family-asian="'Meiryo UI'" style:font-style-name-asian="標準" style:font-family-generic-asian="modern" style:font-pitch-asian="variable"/>
    </style:style>
    <style:style style:name="赤字" style:family="table-cell" style:parent-style-name="Default">
      <style:text-properties fo:color="#f44336" style:font-name="Noto Sans JP1" fo:font-family="'Noto Sans JP'" style:font-style-name="太字" style:font-family-generic="modern" style:font-pitch="variable" fo:font-weight="normal" style:font-name-asian="Noto Sans JP1" style:font-family-asian="'Noto Sans JP'" style:font-style-name-asian="太字" style:font-family-generic-asian="modern" style:font-pitch-asian="variable" style:font-weight-asian="normal"/>
    </style:style>
    <style:style style:name="黒字" style:family="table-cell" style:parent-style-name="Default">
      <style:text-properties fo:color="#bdbdbd" style:font-name="Noto Sans JP1" fo:font-family="'Noto Sans JP'" style:font-style-name="太字" style:font-family-generic="modern" style:font-pitch="variable" fo:font-weight="normal" style:font-name-asian="Noto Sans JP1" style:font-family-asian="'Noto Sans JP'" style:font-style-name-asian="太字" style:font-family-generic-asian="modern" style:font-pitch-asian="variable" style:font-weight-asian="normal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00/00/00</text:date>, <text:time style:data-style-name="N2" text:time-value="20:44:06.641255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1T20:52:49.737809300</dc:date>
    <meta:editing-duration>P5DT7H25M7S</meta:editing-duration>
    <meta:editing-cycles>701</meta:editing-cycles>
    <meta:generator>LibreOffice/25.8.2.2$Windows_X86_64 LibreOffice_project/d401f2107ccab8f924a8e2df40f573aab7605b6f</meta:generator>
    <meta:document-statistic meta:table-count="6" meta:cell-count="3814" meta:object-count="0"/>
  </office:meta>
</office:document-meta>
</file>